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16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4701in"/>
    </style:style>
    <style:style style:name="co6" style:family="table-column">
      <style:table-column-properties fo:break-before="auto" style:column-width="1.8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6071in"/>
    </style:style>
    <style:style style:name="co10" style:family="table-column">
      <style:table-column-properties fo:break-before="auto" style:column-width="0.4618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0.3917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9925in"/>
    </style:style>
    <style:style style:name="co17" style:family="table-column">
      <style:table-column-properties fo:break-before="auto" style:column-width="0.5327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1.0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"/>
  </office:automatic-styles>
  <office:body>
    <office:spreadsheet>
      <table:table table:name="CouchDB reduce sums, detector ba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mt_s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sqr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59681709280.367" calcext:value-type="float">
            <text:p>159681709280.367</text:p>
          </table:table-cell>
          <table:table-cell office:value-type="float" office:value="365" calcext:value-type="float">
            <text:p>365</text:p>
          </table:table-cell>
          <table:table-cell office:value-type="float" office:value="95387288.1813" calcext:value-type="float">
            <text:p>95387288.1813</text:p>
          </table:table-cell>
          <table:table-cell office:value-type="float" office:value="828443891.2953" calcext:value-type="float">
            <text:p>828443891.2953</text:p>
          </table:table-cell>
          <table:table-cell office:value-type="float" office:value="7.55355329811445E+019" calcext:value-type="float">
            <text:p>75535532981144500000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06498038832.033" calcext:value-type="float">
            <text:p>206498038832.033</text:p>
          </table:table-cell>
          <table:table-cell office:value-type="float" office:value="366" calcext:value-type="float">
            <text:p>366</text:p>
          </table:table-cell>
          <table:table-cell office:value-type="float" office:value="299789291.9911" calcext:value-type="float">
            <text:p>299789291.9911</text:p>
          </table:table-cell>
          <table:table-cell office:value-type="float" office:value="776954529.565" calcext:value-type="float">
            <text:p>776954529.565</text:p>
          </table:table-cell>
          <table:table-cell office:value-type="float" office:value="1.19211405387261E+020" calcext:value-type="float">
            <text:p>119211405387261000000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53426671489.099" calcext:value-type="float">
            <text:p>153426671489.099</text:p>
          </table:table-cell>
          <table:table-cell office:value-type="float" office:value="365" calcext:value-type="float">
            <text:p>365</text:p>
          </table:table-cell>
          <table:table-cell office:value-type="float" office:value="55003881.4392" calcext:value-type="float">
            <text:p>55003881.4392</text:p>
          </table:table-cell>
          <table:table-cell office:value-type="float" office:value="548490185.3774" calcext:value-type="float">
            <text:p>548490185.3774</text:p>
          </table:table-cell>
          <table:table-cell office:value-type="float" office:value="6.53432250719118E+019" calcext:value-type="float">
            <text:p>6534322507191180000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464729342199.2" calcext:value-type="float">
            <text:p>1464729342199.2</text:p>
          </table:table-cell>
          <table:table-cell office:value-type="float" office:value="365" calcext:value-type="float">
            <text:p>365</text:p>
          </table:table-cell>
          <table:table-cell office:value-type="float" office:value="1798718400" calcext:value-type="float">
            <text:p>1798718400</text:p>
          </table:table-cell>
          <table:table-cell office:value-type="float" office:value="4984545600" calcext:value-type="float">
            <text:p>4984545600</text:p>
          </table:table-cell>
          <table:table-cell office:value-type="float" office:value="6.04181165874191E+021" calcext:value-type="float">
            <text:p>6041811658741910000000</text:p>
          </table:table-cell>
        </table:table-row>
        <table:table-row table:style-name="ro1">
          <table:table-cell office:value-type="string" calcext:value-type="string">
            <text:p>BUTT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416079705010.4" calcext:value-type="float">
            <text:p>1416079705010.4</text:p>
          </table:table-cell>
          <table:table-cell office:value-type="float" office:value="366" calcext:value-type="float">
            <text:p>366</text:p>
          </table:table-cell>
          <table:table-cell office:value-type="float" office:value="1787443200" calcext:value-type="float">
            <text:p>1787443200</text:p>
          </table:table-cell>
          <table:table-cell office:value-type="float" office:value="5305629600" calcext:value-type="float">
            <text:p>5305629600</text:p>
          </table:table-cell>
          <table:table-cell office:value-type="float" office:value="5.63803745829213E+021" calcext:value-type="float">
            <text:p>5638037458292130000000</text:p>
          </table:table-cell>
        </table:table-row>
        <table:table-row table:style-name="ro1">
          <table:table-cell office:value-type="string" calcext:value-type="string">
            <text:p>BUT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580886605353.6" calcext:value-type="float">
            <text:p>580886605353.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4670200800" calcext:value-type="float">
            <text:p>4670200800</text:p>
          </table:table-cell>
          <table:table-cell office:value-type="float" office:value="2.30725313917224E+021" calcext:value-type="float">
            <text:p>2307253139172240000000</text:p>
          </table:table-cell>
        </table:table-row>
        <table:table-row table:style-name="ro1">
          <table:table-cell office:value-type="string" calcext:value-type="string">
            <text:p>CALAVER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VER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AVE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S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9878678598.4193" calcext:value-type="float">
            <text:p>19878678598.4193</text:p>
          </table:table-cell>
          <table:table-cell office:value-type="float" office:value="365" calcext:value-type="float">
            <text:p>365</text:p>
          </table:table-cell>
          <table:table-cell office:value-type="float" office:value="14024377.9083" calcext:value-type="float">
            <text:p>14024377.9083</text:p>
          </table:table-cell>
          <table:table-cell office:value-type="float" office:value="83560245.2246" calcext:value-type="float">
            <text:p>83560245.2246</text:p>
          </table:table-cell>
          <table:table-cell office:value-type="float" office:value="1.13251757519004E+018" calcext:value-type="float">
            <text:p>1132517575190040000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8123554966.8736" calcext:value-type="float">
            <text:p>28123554966.8736</text:p>
          </table:table-cell>
          <table:table-cell office:value-type="float" office:value="366" calcext:value-type="float">
            <text:p>366</text:p>
          </table:table-cell>
          <table:table-cell office:value-type="float" office:value="40553861.7394" calcext:value-type="float">
            <text:p>40553861.7394</text:p>
          </table:table-cell>
          <table:table-cell office:value-type="float" office:value="137844815.5804" calcext:value-type="float">
            <text:p>137844815.5804</text:p>
          </table:table-cell>
          <table:table-cell office:value-type="float" office:value="2.30221280071347E+018" calcext:value-type="float">
            <text:p>2302212800713470000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3716933396.4957" calcext:value-type="float">
            <text:p>23716933396.4957</text:p>
          </table:table-cell>
          <table:table-cell office:value-type="float" office:value="365" calcext:value-type="float">
            <text:p>365</text:p>
          </table:table-cell>
          <table:table-cell office:value-type="float" office:value="3136311.7756" calcext:value-type="float">
            <text:p>3136311.7756</text:p>
          </table:table-cell>
          <table:table-cell office:value-type="float" office:value="79192833.1965" calcext:value-type="float">
            <text:p>79192833.1965</text:p>
          </table:table-cell>
          <table:table-cell office:value-type="float" office:value="1.56005386032846E+018" calcext:value-type="float">
            <text:p>1560053860328460000</text:p>
          </table:table-cell>
        </table:table-row>
        <table:table-row table:style-name="ro1">
          <table:table-cell office:value-type="string" calcext:value-type="string">
            <text:p>DEL NOR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 NORT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 NOR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33381836585.291" calcext:value-type="float">
            <text:p>33381836585.291</text:p>
          </table:table-cell>
          <table:table-cell office:value-type="float" office:value="365" calcext:value-type="float">
            <text:p>365</text:p>
          </table:table-cell>
          <table:table-cell office:value-type="float" office:value="1339846.2619" calcext:value-type="float">
            <text:p>1339846.2619</text:p>
          </table:table-cell>
          <table:table-cell office:value-type="float" office:value="232446611.6036" calcext:value-type="float">
            <text:p>232446611.6036</text:p>
          </table:table-cell>
          <table:table-cell office:value-type="float" office:value="4.85136839311454E+018" calcext:value-type="float">
            <text:p>4851368393114540000</text:p>
          </table:table-cell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4708410760.0873" calcext:value-type="float">
            <text:p>14708410760.0873</text:p>
          </table:table-cell>
          <table:table-cell office:value-type="float" office:value="366" calcext:value-type="float">
            <text:p>366</text:p>
          </table:table-cell>
          <table:table-cell office:value-type="float" office:value="1428469.6609" calcext:value-type="float">
            <text:p>1428469.6609</text:p>
          </table:table-cell>
          <table:table-cell office:value-type="float" office:value="216195368.0116" calcext:value-type="float">
            <text:p>216195368.0116</text:p>
          </table:table-cell>
          <table:table-cell office:value-type="float" office:value="2.44156882447953E+018" calcext:value-type="float">
            <text:p>2441568824479530000</text:p>
          </table:table-cell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72016148319.5869" calcext:value-type="float">
            <text:p>72016148319.5869</text:p>
          </table:table-cell>
          <table:table-cell office:value-type="float" office:value="365" calcext:value-type="float">
            <text:p>365</text:p>
          </table:table-cell>
          <table:table-cell office:value-type="float" office:value="16461099.1002" calcext:value-type="float">
            <text:p>16461099.1002</text:p>
          </table:table-cell>
          <table:table-cell office:value-type="float" office:value="274091722.876" calcext:value-type="float">
            <text:p>274091722.876</text:p>
          </table:table-cell>
          <table:table-cell office:value-type="float" office:value="1.43899651883285E+019" calcext:value-type="float">
            <text:p>14389965188328500000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212879010910.07" calcext:value-type="float">
            <text:p>1212879010910.07</text:p>
          </table:table-cell>
          <table:table-cell office:value-type="float" office:value="365" calcext:value-type="float">
            <text:p>365</text:p>
          </table:table-cell>
          <table:table-cell office:value-type="float" office:value="2122728212.9132" calcext:value-type="float">
            <text:p>2122728212.9132</text:p>
          </table:table-cell>
          <table:table-cell office:value-type="float" office:value="4331895884.657" calcext:value-type="float">
            <text:p>4331895884.657</text:p>
          </table:table-cell>
          <table:table-cell office:value-type="float" office:value="4.12030776861553E+021" calcext:value-type="float">
            <text:p>4120307768615530000000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789337014801.17" calcext:value-type="float">
            <text:p>1789337014801.17</text:p>
          </table:table-cell>
          <table:table-cell office:value-type="float" office:value="366" calcext:value-type="float">
            <text:p>366</text:p>
          </table:table-cell>
          <table:table-cell office:value-type="float" office:value="3136799369.7207" calcext:value-type="float">
            <text:p>3136799369.7207</text:p>
          </table:table-cell>
          <table:table-cell office:value-type="float" office:value="6030397982.6197" calcext:value-type="float">
            <text:p>6030397982.6197</text:p>
          </table:table-cell>
          <table:table-cell office:value-type="float" office:value="8.90456269633236E+021" calcext:value-type="float">
            <text:p>8904562696332360000000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549612224077.384" calcext:value-type="float">
            <text:p>549612224077.384</text:p>
          </table:table-cell>
          <table:table-cell office:value-type="float" office:value="365" calcext:value-type="float">
            <text:p>365</text:p>
          </table:table-cell>
          <table:table-cell office:value-type="float" office:value="66446271.7936" calcext:value-type="float">
            <text:p>66446271.7936</text:p>
          </table:table-cell>
          <table:table-cell office:value-type="float" office:value="5563032341.2539" calcext:value-type="float">
            <text:p>5563032341.2539</text:p>
          </table:table-cell>
          <table:table-cell office:value-type="float" office:value="1.33086495032158E+021" calcext:value-type="float">
            <text:p>1330864950321580000000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432538553973.6" calcext:value-type="float">
            <text:p>432538553973.6</text:p>
          </table:table-cell>
          <table:table-cell office:value-type="float" office:value="365" calcext:value-type="float">
            <text:p>365</text:p>
          </table:table-cell>
          <table:table-cell office:value-type="float" office:value="803001600" calcext:value-type="float">
            <text:p>803001600</text:p>
          </table:table-cell>
          <table:table-cell office:value-type="float" office:value="2029708800" calcext:value-type="float">
            <text:p>2029708800</text:p>
          </table:table-cell>
          <table:table-cell office:value-type="float" office:value="5.29046445355151E+020" calcext:value-type="float">
            <text:p>529046445355151000000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402355231418.4" calcext:value-type="float">
            <text:p>402355231418.4</text:p>
          </table:table-cell>
          <table:table-cell office:value-type="float" office:value="366" calcext:value-type="float">
            <text:p>366</text:p>
          </table:table-cell>
          <table:table-cell office:value-type="float" office:value="724075200" calcext:value-type="float">
            <text:p>724075200</text:p>
          </table:table-cell>
          <table:table-cell office:value-type="float" office:value="1996185600" calcext:value-type="float">
            <text:p>1996185600</text:p>
          </table:table-cell>
          <table:table-cell office:value-type="float" office:value="4.53767751945425E+020" calcext:value-type="float">
            <text:p>453767751945425000000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52653089412.8" calcext:value-type="float">
            <text:p>152653089412.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756296000" calcext:value-type="float">
            <text:p>1756296000</text:p>
          </table:table-cell>
          <table:table-cell office:value-type="float" office:value="1.58815812385747E+020" calcext:value-type="float">
            <text:p>158815812385747000000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378970556679.45" calcext:value-type="float">
            <text:p>378970556679.45</text:p>
          </table:table-cell>
          <table:table-cell office:value-type="float" office:value="365" calcext:value-type="float">
            <text:p>365</text:p>
          </table:table-cell>
          <table:table-cell office:value-type="float" office:value="589172400" calcext:value-type="float">
            <text:p>589172400</text:p>
          </table:table-cell>
          <table:table-cell office:value-type="float" office:value="1404667757.7" calcext:value-type="float">
            <text:p>1404667757.7</text:p>
          </table:table-cell>
          <table:table-cell office:value-type="float" office:value="4.01671545280097E+020" calcext:value-type="float">
            <text:p>401671545280097000000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343103148621.9" calcext:value-type="float">
            <text:p>343103148621.9</text:p>
          </table:table-cell>
          <table:table-cell office:value-type="float" office:value="366" calcext:value-type="float">
            <text:p>366</text:p>
          </table:table-cell>
          <table:table-cell office:value-type="float" office:value="503798400" calcext:value-type="float">
            <text:p>503798400</text:p>
          </table:table-cell>
          <table:table-cell office:value-type="float" office:value="1318457319.15" calcext:value-type="float">
            <text:p>1318457319.15</text:p>
          </table:table-cell>
          <table:table-cell office:value-type="float" office:value="3.28157139779731E+020" calcext:value-type="float">
            <text:p>328157139779731000000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37934134328.6" calcext:value-type="float">
            <text:p>137934134328.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160346325.95" calcext:value-type="float">
            <text:p>1160346325.95</text:p>
          </table:table-cell>
          <table:table-cell office:value-type="float" office:value="1.29616875799601E+020" calcext:value-type="float">
            <text:p>129616875799601000000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468711782526.178" calcext:value-type="float">
            <text:p>468711782526.178</text:p>
          </table:table-cell>
          <table:table-cell office:value-type="float" office:value="365" calcext:value-type="float">
            <text:p>365</text:p>
          </table:table-cell>
          <table:table-cell office:value-type="float" office:value="69995817.4923" calcext:value-type="float">
            <text:p>69995817.4923</text:p>
          </table:table-cell>
          <table:table-cell office:value-type="float" office:value="2091308287.779" calcext:value-type="float">
            <text:p>2091308287.779</text:p>
          </table:table-cell>
          <table:table-cell office:value-type="float" office:value="6.21589717883494E+020" calcext:value-type="float">
            <text:p>621589717883494000000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462946903906.716" calcext:value-type="float">
            <text:p>462946903906.716</text:p>
          </table:table-cell>
          <table:table-cell office:value-type="float" office:value="366" calcext:value-type="float">
            <text:p>366</text:p>
          </table:table-cell>
          <table:table-cell office:value-type="float" office:value="970064176.24" calcext:value-type="float">
            <text:p>970064176.24</text:p>
          </table:table-cell>
          <table:table-cell office:value-type="float" office:value="2123771400" calcext:value-type="float">
            <text:p>2123771400</text:p>
          </table:table-cell>
          <table:table-cell office:value-type="float" office:value="5.99063156919162E+020" calcext:value-type="float">
            <text:p>599063156919162000000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71003545868.259" calcext:value-type="float">
            <text:p>171003545868.25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781859600" calcext:value-type="float">
            <text:p>1781859600</text:p>
          </table:table-cell>
          <table:table-cell office:value-type="float" office:value="2.14332665470348E+020" calcext:value-type="float">
            <text:p>214332665470348000000</text:p>
          </table:table-cell>
        </table:table-row>
        <table:table-row table:style-name="ro1">
          <table:table-cell office:value-type="string" calcext:value-type="string">
            <text:p>INY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Y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Y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702285991632" calcext:value-type="float">
            <text:p>70228599163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5315544000" calcext:value-type="float">
            <text:p>5315544000</text:p>
          </table:table-cell>
          <table:table-cell office:value-type="float" office:value="1.50399285928393E+021" calcext:value-type="float">
            <text:p>1503992859283930000000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278814672127" calcext:value-type="float">
            <text:p>2278814672127</text:p>
          </table:table-cell>
          <table:table-cell office:value-type="float" office:value="366" calcext:value-type="float">
            <text:p>366</text:p>
          </table:table-cell>
          <table:table-cell office:value-type="float" office:value="3092850000" calcext:value-type="float">
            <text:p>3092850000</text:p>
          </table:table-cell>
          <table:table-cell office:value-type="float" office:value="10515150000" calcext:value-type="float">
            <text:p>10515150000</text:p>
          </table:table-cell>
          <table:table-cell office:value-type="float" office:value="1.44981730367577E+022" calcext:value-type="float">
            <text:p>14498173036757700000000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696193210743.57" calcext:value-type="float">
            <text:p>696193210743.57</text:p>
          </table:table-cell>
          <table:table-cell office:value-type="float" office:value="365" calcext:value-type="float">
            <text:p>365</text:p>
          </table:table-cell>
          <table:table-cell office:value-type="float" office:value="856314.225" calcext:value-type="float">
            <text:p>856314.225</text:p>
          </table:table-cell>
          <table:table-cell office:value-type="float" office:value="7978370400" calcext:value-type="float">
            <text:p>7978370400</text:p>
          </table:table-cell>
          <table:table-cell office:value-type="float" office:value="3.86011796086418E+021" calcext:value-type="float">
            <text:p>3860117960864180000000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S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7185424361.6484" calcext:value-type="float">
            <text:p>7185424361.6484</text:p>
          </table:table-cell>
          <table:table-cell office:value-type="float" office:value="365" calcext:value-type="float">
            <text:p>365</text:p>
          </table:table-cell>
          <table:table-cell office:value-type="float" office:value="10073093.2937" calcext:value-type="float">
            <text:p>10073093.2937</text:p>
          </table:table-cell>
          <table:table-cell office:value-type="float" office:value="32151325.1372" calcext:value-type="float">
            <text:p>32151325.1372</text:p>
          </table:table-cell>
          <table:table-cell office:value-type="float" office:value="1.46153924464508E+017" calcext:value-type="float">
            <text:p>146153924464508000</text:p>
          </table:table-cell>
        </table:table-row>
        <table:table-row table:style-name="ro1">
          <table:table-cell office:value-type="string" calcext:value-type="string">
            <text:p>LASS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6562361809.2914" calcext:value-type="float">
            <text:p>6562361809.2914</text:p>
          </table:table-cell>
          <table:table-cell office:value-type="float" office:value="366" calcext:value-type="float">
            <text:p>366</text:p>
          </table:table-cell>
          <table:table-cell office:value-type="float" office:value="5064778.0897" calcext:value-type="float">
            <text:p>5064778.0897</text:p>
          </table:table-cell>
          <table:table-cell office:value-type="float" office:value="28426819.8176" calcext:value-type="float">
            <text:p>28426819.8176</text:p>
          </table:table-cell>
          <table:table-cell office:value-type="float" office:value="1.22383622236764E+017" calcext:value-type="float">
            <text:p>122383622236764000</text:p>
          </table:table-cell>
        </table:table-row>
        <table:table-row table:style-name="ro1">
          <table:table-cell office:value-type="string" calcext:value-type="string">
            <text:p>LASS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527295432.7464" calcext:value-type="float">
            <text:p>2527295432.746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0817629.9596" calcext:value-type="float">
            <text:p>30817629.9596</text:p>
          </table:table-cell>
          <table:table-cell office:value-type="float" office:value="4.39123980216316E+016" calcext:value-type="float">
            <text:p>43912398021631600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521027753345.515" calcext:value-type="float">
            <text:p>521027753345.515</text:p>
          </table:table-cell>
          <table:table-cell office:value-type="float" office:value="365" calcext:value-type="float">
            <text:p>365</text:p>
          </table:table-cell>
          <table:table-cell office:value-type="float" office:value="930184612.7347" calcext:value-type="float">
            <text:p>930184612.7347</text:p>
          </table:table-cell>
          <table:table-cell office:value-type="float" office:value="19910100788.8027" calcext:value-type="float">
            <text:p>19910100788.8027</text:p>
          </table:table-cell>
          <table:table-cell office:value-type="float" office:value="1.11626424498426E+021" calcext:value-type="float">
            <text:p>1116264244984260000000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606667688054.165" calcext:value-type="float">
            <text:p>606667688054.165</text:p>
          </table:table-cell>
          <table:table-cell office:value-type="float" office:value="366" calcext:value-type="float">
            <text:p>366</text:p>
          </table:table-cell>
          <table:table-cell office:value-type="float" office:value="889072536.3025" calcext:value-type="float">
            <text:p>889072536.3025</text:p>
          </table:table-cell>
          <table:table-cell office:value-type="float" office:value="2228753745.0109" calcext:value-type="float">
            <text:p>2228753745.0109</text:p>
          </table:table-cell>
          <table:table-cell office:value-type="float" office:value="1.02858797517018E+021" calcext:value-type="float">
            <text:p>1028587975170180000000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405088600997.425" calcext:value-type="float">
            <text:p>405088600997.425</text:p>
          </table:table-cell>
          <table:table-cell office:value-type="float" office:value="365" calcext:value-type="float">
            <text:p>365</text:p>
          </table:table-cell>
          <table:table-cell office:value-type="float" office:value="219337377.4062" calcext:value-type="float">
            <text:p>219337377.4062</text:p>
          </table:table-cell>
          <table:table-cell office:value-type="float" office:value="1656248822.6195" calcext:value-type="float">
            <text:p>1656248822.6195</text:p>
          </table:table-cell>
          <table:table-cell office:value-type="float" office:value="4.59452767119154E+020" calcext:value-type="float">
            <text:p>459452767119154000000</text:p>
          </table:table-cell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240273214262.094" calcext:value-type="float">
            <text:p>240273214262.094</text:p>
          </table:table-cell>
          <table:table-cell office:value-type="float" office:value="365" calcext:value-type="float">
            <text:p>365</text:p>
          </table:table-cell>
          <table:table-cell office:value-type="float" office:value="418334495.97" calcext:value-type="float">
            <text:p>418334495.97</text:p>
          </table:table-cell>
          <table:table-cell office:value-type="float" office:value="859183987.185" calcext:value-type="float">
            <text:p>859183987.185</text:p>
          </table:table-cell>
          <table:table-cell office:value-type="float" office:value="1.61696778360464E+020" calcext:value-type="float">
            <text:p>161696778360464000000</text:p>
          </table:table-cell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355649299988.432" calcext:value-type="float">
            <text:p>355649299988.432</text:p>
          </table:table-cell>
          <table:table-cell office:value-type="float" office:value="366" calcext:value-type="float">
            <text:p>366</text:p>
          </table:table-cell>
          <table:table-cell office:value-type="float" office:value="623518472.4912" calcext:value-type="float">
            <text:p>623518472.4912</text:p>
          </table:table-cell>
          <table:table-cell office:value-type="float" office:value="1199475016.115" calcext:value-type="float">
            <text:p>1199475016.115</text:p>
          </table:table-cell>
          <table:table-cell office:value-type="float" office:value="3.51764865012095E+020" calcext:value-type="float">
            <text:p>351764865012095000000</text:p>
          </table:table-cell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34360756073.277" calcext:value-type="float">
            <text:p>134360756073.277</text:p>
          </table:table-cell>
          <table:table-cell office:value-type="float" office:value="365" calcext:value-type="float">
            <text:p>365</text:p>
          </table:table-cell>
          <table:table-cell office:value-type="float" office:value="17015360.8172" calcext:value-type="float">
            <text:p>17015360.8172</text:p>
          </table:table-cell>
          <table:table-cell office:value-type="float" office:value="1105311902.859" calcext:value-type="float">
            <text:p>1105311902.859</text:p>
          </table:table-cell>
          <table:table-cell office:value-type="float" office:value="6.75860010178027E+019" calcext:value-type="float">
            <text:p>67586001017802700000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8599729058.1683" calcext:value-type="float">
            <text:p>8599729058.1683</text:p>
          </table:table-cell>
          <table:table-cell office:value-type="float" office:value="365" calcext:value-type="float">
            <text:p>365</text:p>
          </table:table-cell>
          <table:table-cell office:value-type="float" office:value="8045315.7915" calcext:value-type="float">
            <text:p>8045315.7915</text:p>
          </table:table-cell>
          <table:table-cell office:value-type="float" office:value="105667963.1711" calcext:value-type="float">
            <text:p>105667963.1711</text:p>
          </table:table-cell>
          <table:table-cell office:value-type="float" office:value="2.3783021765487E+017" calcext:value-type="float">
            <text:p>237830217654870000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2631199132.598" calcext:value-type="float">
            <text:p>22631199132.598</text:p>
          </table:table-cell>
          <table:table-cell office:value-type="float" office:value="366" calcext:value-type="float">
            <text:p>366</text:p>
          </table:table-cell>
          <table:table-cell office:value-type="float" office:value="37727045.1802" calcext:value-type="float">
            <text:p>37727045.1802</text:p>
          </table:table-cell>
          <table:table-cell office:value-type="float" office:value="86400413.0093" calcext:value-type="float">
            <text:p>86400413.0093</text:p>
          </table:table-cell>
          <table:table-cell office:value-type="float" office:value="1.43021875020346E+018" calcext:value-type="float">
            <text:p>1430218750203460000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4621671223.377" calcext:value-type="float">
            <text:p>24621671223.377</text:p>
          </table:table-cell>
          <table:table-cell office:value-type="float" office:value="365" calcext:value-type="float">
            <text:p>365</text:p>
          </table:table-cell>
          <table:table-cell office:value-type="float" office:value="9836532.9" calcext:value-type="float">
            <text:p>9836532.9</text:p>
          </table:table-cell>
          <table:table-cell office:value-type="float" office:value="98558987.2245" calcext:value-type="float">
            <text:p>98558987.2245</text:p>
          </table:table-cell>
          <table:table-cell office:value-type="float" office:value="1.68438069030197E+018" calcext:value-type="float">
            <text:p>1684380690301970000</text:p>
          </table:table-cell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09514993372.589" calcext:value-type="float">
            <text:p>109514993372.589</text:p>
          </table:table-cell>
          <table:table-cell office:value-type="float" office:value="365" calcext:value-type="float">
            <text:p>365</text:p>
          </table:table-cell>
          <table:table-cell office:value-type="float" office:value="130145274.4341" calcext:value-type="float">
            <text:p>130145274.4341</text:p>
          </table:table-cell>
          <table:table-cell office:value-type="float" office:value="500542371.0749" calcext:value-type="float">
            <text:p>500542371.0749</text:p>
          </table:table-cell>
          <table:table-cell office:value-type="float" office:value="3.50710689483081E+019" calcext:value-type="float">
            <text:p>35071068948308100000</text:p>
          </table:table-cell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77304638175.521" calcext:value-type="float">
            <text:p>77304638175.521</text:p>
          </table:table-cell>
          <table:table-cell office:value-type="float" office:value="366" calcext:value-type="float">
            <text:p>366</text:p>
          </table:table-cell>
          <table:table-cell office:value-type="float" office:value="158595939.9414" calcext:value-type="float">
            <text:p>158595939.9414</text:p>
          </table:table-cell>
          <table:table-cell office:value-type="float" office:value="287979510.9629" calcext:value-type="float">
            <text:p>287979510.9629</text:p>
          </table:table-cell>
          <table:table-cell office:value-type="float" office:value="1.64682251603275E+019" calcext:value-type="float">
            <text:p>16468225160327500000</text:p>
          </table:table-cell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75797774875.0858" calcext:value-type="float">
            <text:p>75797774875.0858</text:p>
          </table:table-cell>
          <table:table-cell office:value-type="float" office:value="365" calcext:value-type="float">
            <text:p>365</text:p>
          </table:table-cell>
          <table:table-cell office:value-type="float" office:value="32193816.8135" calcext:value-type="float">
            <text:p>32193816.8135</text:p>
          </table:table-cell>
          <table:table-cell office:value-type="float" office:value="353749965.9074" calcext:value-type="float">
            <text:p>353749965.9074</text:p>
          </table:table-cell>
          <table:table-cell office:value-type="float" office:value="1.64294878276879E+019" calcext:value-type="float">
            <text:p>16429487827687900000</text:p>
          </table:table-cell>
        </table:table-row>
        <table:table-row table:style-name="ro1">
          <table:table-cell office:value-type="string" calcext:value-type="string">
            <text:p>MODOC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O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OC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634051085292.3" calcext:value-type="float">
            <text:p>634051085292.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139975800" calcext:value-type="float">
            <text:p>3139975800</text:p>
          </table:table-cell>
          <table:table-cell office:value-type="float" office:value="1.15533599575727E+021" calcext:value-type="float">
            <text:p>1155335995757270000000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622062788064.026" calcext:value-type="float">
            <text:p>622062788064.026</text:p>
          </table:table-cell>
          <table:table-cell office:value-type="float" office:value="366" calcext:value-type="float">
            <text:p>366</text:p>
          </table:table-cell>
          <table:table-cell office:value-type="float" office:value="1155646234.6795" calcext:value-type="float">
            <text:p>1155646234.6795</text:p>
          </table:table-cell>
          <table:table-cell office:value-type="float" office:value="3221775958.5586" calcext:value-type="float">
            <text:p>3221775958.5586</text:p>
          </table:table-cell>
          <table:table-cell office:value-type="float" office:value="1.09082818202321E+021" calcext:value-type="float">
            <text:p>1090828182023210000000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43655905802.722" calcext:value-type="float">
            <text:p>243655905802.722</text:p>
          </table:table-cell>
          <table:table-cell office:value-type="float" office:value="365" calcext:value-type="float">
            <text:p>365</text:p>
          </table:table-cell>
          <table:table-cell office:value-type="float" office:value="38708.9014" calcext:value-type="float">
            <text:p>38708.9014</text:p>
          </table:table-cell>
          <table:table-cell office:value-type="float" office:value="2665119120.3676" calcext:value-type="float">
            <text:p>2665119120.3676</text:p>
          </table:table-cell>
          <table:table-cell office:value-type="float" office:value="4.09295138759994E+020" calcext:value-type="float">
            <text:p>409295138759994000000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4278747539.5637" calcext:value-type="float">
            <text:p>4278747539.5637</text:p>
          </table:table-cell>
          <table:table-cell office:value-type="float" office:value="365" calcext:value-type="float">
            <text:p>365</text:p>
          </table:table-cell>
          <table:table-cell office:value-type="float" office:value="7430570.4718" calcext:value-type="float">
            <text:p>7430570.4718</text:p>
          </table:table-cell>
          <table:table-cell office:value-type="float" office:value="13553902.0357" calcext:value-type="float">
            <text:p>13553902.0357</text:p>
          </table:table-cell>
          <table:table-cell office:value-type="float" office:value="5.03946521912751E+016" calcext:value-type="float">
            <text:p>50394652191275100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87191227.5812" calcext:value-type="float">
            <text:p>187191227.5812</text:p>
          </table:table-cell>
          <table:table-cell office:value-type="float" office:value="366" calcext:value-type="float">
            <text:p>366</text:p>
          </table:table-cell>
          <table:table-cell office:value-type="float" office:value="240262.7994" calcext:value-type="float">
            <text:p>240262.7994</text:p>
          </table:table-cell>
          <table:table-cell office:value-type="float" office:value="9713224.3536" calcext:value-type="float">
            <text:p>9713224.3536</text:p>
          </table:table-cell>
          <table:table-cell office:value-type="float" office:value="185812143512076" calcext:value-type="float">
            <text:p>185812143512076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26761840.4449" calcext:value-type="float">
            <text:p>226761840.4449</text:p>
          </table:table-cell>
          <table:table-cell office:value-type="float" office:value="365" calcext:value-type="float">
            <text:p>365</text:p>
          </table:table-cell>
          <table:table-cell office:value-type="float" office:value="114990.7239" calcext:value-type="float">
            <text:p>114990.7239</text:p>
          </table:table-cell>
          <table:table-cell office:value-type="float" office:value="2796361.4965" calcext:value-type="float">
            <text:p>2796361.4965</text:p>
          </table:table-cell>
          <table:table-cell office:value-type="float" office:value="260194757752262" calcext:value-type="float">
            <text:p>260194757752262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7599934459.4836" calcext:value-type="float">
            <text:p>17599934459.4836</text:p>
          </table:table-cell>
          <table:table-cell office:value-type="float" office:value="365" calcext:value-type="float">
            <text:p>365</text:p>
          </table:table-cell>
          <table:table-cell office:value-type="float" office:value="4837443.564" calcext:value-type="float">
            <text:p>4837443.564</text:p>
          </table:table-cell>
          <table:table-cell office:value-type="float" office:value="114973640.078" calcext:value-type="float">
            <text:p>114973640.078</text:p>
          </table:table-cell>
          <table:table-cell office:value-type="float" office:value="1.35651115001027E+018" calcext:value-type="float">
            <text:p>135651115001027000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5194333289.5054" calcext:value-type="float">
            <text:p>5194333289.5054</text:p>
          </table:table-cell>
          <table:table-cell office:value-type="float" office:value="366" calcext:value-type="float">
            <text:p>366</text:p>
          </table:table-cell>
          <table:table-cell office:value-type="float" office:value="3387988.0408" calcext:value-type="float">
            <text:p>3387988.0408</text:p>
          </table:table-cell>
          <table:table-cell office:value-type="float" office:value="31510678.24" calcext:value-type="float">
            <text:p>31510678.24</text:p>
          </table:table-cell>
          <table:table-cell office:value-type="float" office:value="8.33115467828232E+016" calcext:value-type="float">
            <text:p>8331154678282320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6872206166.0039" calcext:value-type="float">
            <text:p>6872206166.0039</text:p>
          </table:table-cell>
          <table:table-cell office:value-type="float" office:value="365" calcext:value-type="float">
            <text:p>365</text:p>
          </table:table-cell>
          <table:table-cell office:value-type="float" office:value="890100.9598" calcext:value-type="float">
            <text:p>890100.9598</text:p>
          </table:table-cell>
          <table:table-cell office:value-type="float" office:value="34139683.1436" calcext:value-type="float">
            <text:p>34139683.1436</text:p>
          </table:table-cell>
          <table:table-cell office:value-type="float" office:value="1.39461489802335E+017" calcext:value-type="float">
            <text:p>1394614898023350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45755121525.131" calcext:value-type="float">
            <text:p>145755121525.131</text:p>
          </table:table-cell>
          <table:table-cell office:value-type="float" office:value="365" calcext:value-type="float">
            <text:p>365</text:p>
          </table:table-cell>
          <table:table-cell office:value-type="float" office:value="190724146.4127" calcext:value-type="float">
            <text:p>190724146.4127</text:p>
          </table:table-cell>
          <table:table-cell office:value-type="float" office:value="1186526436.6901" calcext:value-type="float">
            <text:p>1186526436.6901</text:p>
          </table:table-cell>
          <table:table-cell office:value-type="float" office:value="8.41577111884713E+019" calcext:value-type="float">
            <text:p>841577111884713000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91090709772.8844" calcext:value-type="float">
            <text:p>91090709772.8844</text:p>
          </table:table-cell>
          <table:table-cell office:value-type="float" office:value="366" calcext:value-type="float">
            <text:p>366</text:p>
          </table:table-cell>
          <table:table-cell office:value-type="float" office:value="168672353.9518" calcext:value-type="float">
            <text:p>168672353.9518</text:p>
          </table:table-cell>
          <table:table-cell office:value-type="float" office:value="1003526741.2881" calcext:value-type="float">
            <text:p>1003526741.2881</text:p>
          </table:table-cell>
          <table:table-cell office:value-type="float" office:value="2.59278364080881E+019" calcext:value-type="float">
            <text:p>259278364080881000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81770059932.5994" calcext:value-type="float">
            <text:p>81770059932.5994</text:p>
          </table:table-cell>
          <table:table-cell office:value-type="float" office:value="365" calcext:value-type="float">
            <text:p>365</text:p>
          </table:table-cell>
          <table:table-cell office:value-type="float" office:value="28563279.5458" calcext:value-type="float">
            <text:p>28563279.5458</text:p>
          </table:table-cell>
          <table:table-cell office:value-type="float" office:value="296782201.1721" calcext:value-type="float">
            <text:p>296782201.1721</text:p>
          </table:table-cell>
          <table:table-cell office:value-type="float" office:value="1.85105665398461E+019" calcext:value-type="float">
            <text:p>185105665398461000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437087514504.467" calcext:value-type="float">
            <text:p>437087514504.467</text:p>
          </table:table-cell>
          <table:table-cell office:value-type="float" office:value="365" calcext:value-type="float">
            <text:p>365</text:p>
          </table:table-cell>
          <table:table-cell office:value-type="float" office:value="145345803.6818" calcext:value-type="float">
            <text:p>145345803.6818</text:p>
          </table:table-cell>
          <table:table-cell office:value-type="float" office:value="2581722846.7545" calcext:value-type="float">
            <text:p>2581722846.7545</text:p>
          </table:table-cell>
          <table:table-cell office:value-type="float" office:value="7.46747148738716E+020" calcext:value-type="float">
            <text:p>7467471487387160000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87563388472.286" calcext:value-type="float">
            <text:p>87563388472.286</text:p>
          </table:table-cell>
          <table:table-cell office:value-type="float" office:value="366" calcext:value-type="float">
            <text:p>366</text:p>
          </table:table-cell>
          <table:table-cell office:value-type="float" office:value="120623461.701" calcext:value-type="float">
            <text:p>120623461.701</text:p>
          </table:table-cell>
          <table:table-cell office:value-type="float" office:value="386373308.8136" calcext:value-type="float">
            <text:p>386373308.8136</text:p>
          </table:table-cell>
          <table:table-cell office:value-type="float" office:value="2.1749561434856E+019" calcext:value-type="float">
            <text:p>217495614348560000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70460787236.1427" calcext:value-type="float">
            <text:p>70460787236.1427</text:p>
          </table:table-cell>
          <table:table-cell office:value-type="float" office:value="365" calcext:value-type="float">
            <text:p>365</text:p>
          </table:table-cell>
          <table:table-cell office:value-type="float" office:value="14314534.9051" calcext:value-type="float">
            <text:p>14314534.9051</text:p>
          </table:table-cell>
          <table:table-cell office:value-type="float" office:value="327290485.2617" calcext:value-type="float">
            <text:p>327290485.2617</text:p>
          </table:table-cell>
          <table:table-cell office:value-type="float" office:value="1.42928707491124E+019" calcext:value-type="float">
            <text:p>14292870749112400000</text:p>
          </table:table-cell>
        </table:table-row>
        <table:table-row table:style-name="ro1">
          <table:table-cell office:value-type="string" calcext:value-type="string">
            <text:p>PLUM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M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M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3578670471277.49" calcext:value-type="float">
            <text:p>3578670471277.49</text:p>
          </table:table-cell>
          <table:table-cell office:value-type="float" office:value="365" calcext:value-type="float">
            <text:p>365</text:p>
          </table:table-cell>
          <table:table-cell office:value-type="float" office:value="7440865135.6811" calcext:value-type="float">
            <text:p>7440865135.6811</text:p>
          </table:table-cell>
          <table:table-cell office:value-type="float" office:value="12193516092.4111" calcext:value-type="float">
            <text:p>12193516092.4111</text:p>
          </table:table-cell>
          <table:table-cell office:value-type="float" office:value="3.52640208023393E+022" calcext:value-type="float">
            <text:p>35264020802339300000000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3339769678394.98" calcext:value-type="float">
            <text:p>3339769678394.98</text:p>
          </table:table-cell>
          <table:table-cell office:value-type="float" office:value="366" calcext:value-type="float">
            <text:p>366</text:p>
          </table:table-cell>
          <table:table-cell office:value-type="float" office:value="7212832165.8009" calcext:value-type="float">
            <text:p>7212832165.8009</text:p>
          </table:table-cell>
          <table:table-cell office:value-type="float" office:value="11015502426.5465" calcext:value-type="float">
            <text:p>11015502426.5465</text:p>
          </table:table-cell>
          <table:table-cell office:value-type="float" office:value="3.06424788597565E+022" calcext:value-type="float">
            <text:p>30642478859756500000000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947110933126.13" calcext:value-type="float">
            <text:p>1947110933126.13</text:p>
          </table:table-cell>
          <table:table-cell office:value-type="float" office:value="365" calcext:value-type="float">
            <text:p>365</text:p>
          </table:table-cell>
          <table:table-cell office:value-type="float" office:value="63674298.2884" calcext:value-type="float">
            <text:p>63674298.2884</text:p>
          </table:table-cell>
          <table:table-cell office:value-type="float" office:value="15077536390.9837" calcext:value-type="float">
            <text:p>15077536390.9837</text:p>
          </table:table-cell>
          <table:table-cell office:value-type="float" office:value="2.27972726462911E+022" calcext:value-type="float">
            <text:p>2279727264629110000000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737330767023.232" calcext:value-type="float">
            <text:p>737330767023.232</text:p>
          </table:table-cell>
          <table:table-cell office:value-type="float" office:value="365" calcext:value-type="float">
            <text:p>365</text:p>
          </table:table-cell>
          <table:table-cell office:value-type="float" office:value="1027247362.0466" calcext:value-type="float">
            <text:p>1027247362.0466</text:p>
          </table:table-cell>
          <table:table-cell office:value-type="float" office:value="2899581912.754" calcext:value-type="float">
            <text:p>2899581912.754</text:p>
          </table:table-cell>
          <table:table-cell office:value-type="float" office:value="1.5406167609765E+021" calcext:value-type="float">
            <text:p>154061676097650000000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530717865335.681" calcext:value-type="float">
            <text:p>530717865335.681</text:p>
          </table:table-cell>
          <table:table-cell office:value-type="float" office:value="366" calcext:value-type="float">
            <text:p>366</text:p>
          </table:table-cell>
          <table:table-cell office:value-type="float" office:value="705420297.5381" calcext:value-type="float">
            <text:p>705420297.5381</text:p>
          </table:table-cell>
          <table:table-cell office:value-type="float" office:value="1882934311.461" calcext:value-type="float">
            <text:p>1882934311.461</text:p>
          </table:table-cell>
          <table:table-cell office:value-type="float" office:value="7.96254231066936E+020" calcext:value-type="float">
            <text:p>79625423106693600000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39522123098.39" calcext:value-type="float">
            <text:p>239522123098.39</text:p>
          </table:table-cell>
          <table:table-cell office:value-type="float" office:value="365" calcext:value-type="float">
            <text:p>365</text:p>
          </table:table-cell>
          <table:table-cell office:value-type="float" office:value="27254266.4638" calcext:value-type="float">
            <text:p>27254266.4638</text:p>
          </table:table-cell>
          <table:table-cell office:value-type="float" office:value="1741571836.5919" calcext:value-type="float">
            <text:p>1741571836.5919</text:p>
          </table:table-cell>
          <table:table-cell office:value-type="float" office:value="2.9077963862484E+020" calcext:value-type="float">
            <text:p>290779638624840000000</text:p>
          </table:table-cell>
        </table:table-row>
        <table:table-row table:style-name="ro1">
          <table:table-cell office:value-type="string" calcext:value-type="string">
            <text:p>SAN BENI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63427203666.1056" calcext:value-type="float">
            <text:p>63427203666.105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32543266.5172" calcext:value-type="float">
            <text:p>232543266.5172</text:p>
          </table:table-cell>
          <table:table-cell office:value-type="float" office:value="1.14996489457838E+019" calcext:value-type="float">
            <text:p>11499648945783800000</text:p>
          </table:table-cell>
        </table:table-row>
        <table:table-row table:style-name="ro1">
          <table:table-cell office:value-type="string" calcext:value-type="string">
            <text:p>SAN BENI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949267454.9943" calcext:value-type="float">
            <text:p>949267454.9943</text:p>
          </table:table-cell>
          <table:table-cell office:value-type="float" office:value="366" calcext:value-type="float">
            <text:p>366</text:p>
          </table:table-cell>
          <table:table-cell office:value-type="float" office:value="1241186.5659" calcext:value-type="float">
            <text:p>1241186.5659</text:p>
          </table:table-cell>
          <table:table-cell office:value-type="float" office:value="4487650.0194" calcext:value-type="float">
            <text:p>4487650.0194</text:p>
          </table:table-cell>
          <table:table-cell office:value-type="float" office:value="2.61598786758035E+015" calcext:value-type="float">
            <text:p>2615987867580350</text:p>
          </table:table-cell>
        </table:table-row>
        <table:table-row table:style-name="ro1">
          <table:table-cell office:value-type="string" calcext:value-type="string">
            <text:p>SAN BENI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544096270.4818" calcext:value-type="float">
            <text:p>2544096270.4818</text:p>
          </table:table-cell>
          <table:table-cell office:value-type="float" office:value="365" calcext:value-type="float">
            <text:p>365</text:p>
          </table:table-cell>
          <table:table-cell office:value-type="float" office:value="727420.3704" calcext:value-type="float">
            <text:p>727420.3704</text:p>
          </table:table-cell>
          <table:table-cell office:value-type="float" office:value="9306744.4224" calcext:value-type="float">
            <text:p>9306744.4224</text:p>
          </table:table-cell>
          <table:table-cell office:value-type="float" office:value="1.80142754059055E+016" calcext:value-type="float">
            <text:p>18014275405905500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367646255314.953" calcext:value-type="float">
            <text:p>367646255314.953</text:p>
          </table:table-cell>
          <table:table-cell office:value-type="float" office:value="365" calcext:value-type="float">
            <text:p>365</text:p>
          </table:table-cell>
          <table:table-cell office:value-type="float" office:value="695199292.0146" calcext:value-type="float">
            <text:p>695199292.0146</text:p>
          </table:table-cell>
          <table:table-cell office:value-type="float" office:value="1470882828.9773" calcext:value-type="float">
            <text:p>1470882828.9773</text:p>
          </table:table-cell>
          <table:table-cell office:value-type="float" office:value="3.76378162631902E+020" calcext:value-type="float">
            <text:p>376378162631902000000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379685889667.346" calcext:value-type="float">
            <text:p>379685889667.346</text:p>
          </table:table-cell>
          <table:table-cell office:value-type="float" office:value="366" calcext:value-type="float">
            <text:p>366</text:p>
          </table:table-cell>
          <table:table-cell office:value-type="float" office:value="711403097.6212" calcext:value-type="float">
            <text:p>711403097.6212</text:p>
          </table:table-cell>
          <table:table-cell office:value-type="float" office:value="1909597922.6997" calcext:value-type="float">
            <text:p>1909597922.6997</text:p>
          </table:table-cell>
          <table:table-cell office:value-type="float" office:value="4.01667011450715E+020" calcext:value-type="float">
            <text:p>401667011450715000000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792811141767.725" calcext:value-type="float">
            <text:p>792811141767.725</text:p>
          </table:table-cell>
          <table:table-cell office:value-type="float" office:value="365" calcext:value-type="float">
            <text:p>365</text:p>
          </table:table-cell>
          <table:table-cell office:value-type="float" office:value="212837946.5739" calcext:value-type="float">
            <text:p>212837946.5739</text:p>
          </table:table-cell>
          <table:table-cell office:value-type="float" office:value="5496214282.4233" calcext:value-type="float">
            <text:p>5496214282.4233</text:p>
          </table:table-cell>
          <table:table-cell office:value-type="float" office:value="2.36796889473785E+021" calcext:value-type="float">
            <text:p>23679688947378500000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827553173373.338" calcext:value-type="float">
            <text:p>827553173373.338</text:p>
          </table:table-cell>
          <table:table-cell office:value-type="float" office:value="365" calcext:value-type="float">
            <text:p>365</text:p>
          </table:table-cell>
          <table:table-cell office:value-type="float" office:value="1067890826.4221" calcext:value-type="float">
            <text:p>1067890826.4221</text:p>
          </table:table-cell>
          <table:table-cell office:value-type="float" office:value="3402644691.9591" calcext:value-type="float">
            <text:p>3402644691.9591</text:p>
          </table:table-cell>
          <table:table-cell office:value-type="float" office:value="1.93287169453115E+021" calcext:value-type="float">
            <text:p>19328716945311500000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756136505829.285" calcext:value-type="float">
            <text:p>756136505829.285</text:p>
          </table:table-cell>
          <table:table-cell office:value-type="float" office:value="366" calcext:value-type="float">
            <text:p>366</text:p>
          </table:table-cell>
          <table:table-cell office:value-type="float" office:value="1171563777.5188" calcext:value-type="float">
            <text:p>1171563777.5188</text:p>
          </table:table-cell>
          <table:table-cell office:value-type="float" office:value="3139728090.8274" calcext:value-type="float">
            <text:p>3139728090.8274</text:p>
          </table:table-cell>
          <table:table-cell office:value-type="float" office:value="1.59319457756677E+021" calcext:value-type="float">
            <text:p>15931945775667700000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522598458602.752" calcext:value-type="float">
            <text:p>522598458602.752</text:p>
          </table:table-cell>
          <table:table-cell office:value-type="float" office:value="365" calcext:value-type="float">
            <text:p>365</text:p>
          </table:table-cell>
          <table:table-cell office:value-type="float" office:value="136625198.1438" calcext:value-type="float">
            <text:p>136625198.1438</text:p>
          </table:table-cell>
          <table:table-cell office:value-type="float" office:value="2943594036.4915" calcext:value-type="float">
            <text:p>2943594036.4915</text:p>
          </table:table-cell>
          <table:table-cell office:value-type="float" office:value="8.99228681765079E+020" calcext:value-type="float">
            <text:p>89922868176507900000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8227401769.0401" calcext:value-type="float">
            <text:p>18227401769.0401</text:p>
          </table:table-cell>
          <table:table-cell office:value-type="float" office:value="365" calcext:value-type="float">
            <text:p>365</text:p>
          </table:table-cell>
          <table:table-cell office:value-type="float" office:value="7380492.3001" calcext:value-type="float">
            <text:p>7380492.3001</text:p>
          </table:table-cell>
          <table:table-cell office:value-type="float" office:value="348270790.366" calcext:value-type="float">
            <text:p>348270790.366</text:p>
          </table:table-cell>
          <table:table-cell office:value-type="float" office:value="2.00228969491553E+018" calcext:value-type="float">
            <text:p>200228969491553000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40350055628.746" calcext:value-type="float">
            <text:p>40350055628.746</text:p>
          </table:table-cell>
          <table:table-cell office:value-type="float" office:value="366" calcext:value-type="float">
            <text:p>366</text:p>
          </table:table-cell>
          <table:table-cell office:value-type="float" office:value="60384375.439" calcext:value-type="float">
            <text:p>60384375.439</text:p>
          </table:table-cell>
          <table:table-cell office:value-type="float" office:value="131354670.05" calcext:value-type="float">
            <text:p>131354670.05</text:p>
          </table:table-cell>
          <table:table-cell office:value-type="float" office:value="4.5252657404709E+018" calcext:value-type="float">
            <text:p>452526574047090000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32043727407.0104" calcext:value-type="float">
            <text:p>32043727407.0104</text:p>
          </table:table-cell>
          <table:table-cell office:value-type="float" office:value="365" calcext:value-type="float">
            <text:p>365</text:p>
          </table:table-cell>
          <table:table-cell office:value-type="float" office:value="12490123.9214" calcext:value-type="float">
            <text:p>12490123.9214</text:p>
          </table:table-cell>
          <table:table-cell office:value-type="float" office:value="132380774.8427" calcext:value-type="float">
            <text:p>132380774.8427</text:p>
          </table:table-cell>
          <table:table-cell office:value-type="float" office:value="2.89686049820979E+018" calcext:value-type="float">
            <text:p>2896860498209790000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470692569038.49" calcext:value-type="float">
            <text:p>1470692569038.49</text:p>
          </table:table-cell>
          <table:table-cell office:value-type="float" office:value="365" calcext:value-type="float">
            <text:p>365</text:p>
          </table:table-cell>
          <table:table-cell office:value-type="float" office:value="1004129146.7747" calcext:value-type="float">
            <text:p>1004129146.7747</text:p>
          </table:table-cell>
          <table:table-cell office:value-type="float" office:value="5257452269.1195" calcext:value-type="float">
            <text:p>5257452269.1195</text:p>
          </table:table-cell>
          <table:table-cell office:value-type="float" office:value="6.0035512551632E+021" calcext:value-type="float">
            <text:p>6003551255163200000000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333972111598.986" calcext:value-type="float">
            <text:p>333972111598.986</text:p>
          </table:table-cell>
          <table:table-cell office:value-type="float" office:value="366" calcext:value-type="float">
            <text:p>366</text:p>
          </table:table-cell>
          <table:table-cell office:value-type="float" office:value="652077922.945" calcext:value-type="float">
            <text:p>652077922.945</text:p>
          </table:table-cell>
          <table:table-cell office:value-type="float" office:value="1189216778.9469" calcext:value-type="float">
            <text:p>1189216778.9469</text:p>
          </table:table-cell>
          <table:table-cell office:value-type="float" office:value="3.08444555688113E+020" calcext:value-type="float">
            <text:p>308444555688113000000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302262802890.16" calcext:value-type="float">
            <text:p>302262802890.16</text:p>
          </table:table-cell>
          <table:table-cell office:value-type="float" office:value="365" calcext:value-type="float">
            <text:p>365</text:p>
          </table:table-cell>
          <table:table-cell office:value-type="float" office:value="41072415.5615" calcext:value-type="float">
            <text:p>41072415.5615</text:p>
          </table:table-cell>
          <table:table-cell office:value-type="float" office:value="2144593566.9407" calcext:value-type="float">
            <text:p>2144593566.9407</text:p>
          </table:table-cell>
          <table:table-cell office:value-type="float" office:value="3.99122215845216E+020" calcext:value-type="float">
            <text:p>399122215845216000000</text:p>
          </table:table-cell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124360787305.93" calcext:value-type="float">
            <text:p>1124360787305.93</text:p>
          </table:table-cell>
          <table:table-cell office:value-type="float" office:value="365" calcext:value-type="float">
            <text:p>365</text:p>
          </table:table-cell>
          <table:table-cell office:value-type="float" office:value="1809990682.584" calcext:value-type="float">
            <text:p>1809990682.584</text:p>
          </table:table-cell>
          <table:table-cell office:value-type="float" office:value="4101944853.288" calcext:value-type="float">
            <text:p>4101944853.288</text:p>
          </table:table-cell>
          <table:table-cell office:value-type="float" office:value="3.50744339379621E+021" calcext:value-type="float">
            <text:p>3507443393796210000000</text:p>
          </table:table-cell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076754182961.05" calcext:value-type="float">
            <text:p>1076754182961.05</text:p>
          </table:table-cell>
          <table:table-cell office:value-type="float" office:value="366" calcext:value-type="float">
            <text:p>366</text:p>
          </table:table-cell>
          <table:table-cell office:value-type="float" office:value="1711152227.096" calcext:value-type="float">
            <text:p>1711152227.096</text:p>
          </table:table-cell>
          <table:table-cell office:value-type="float" office:value="3828787244.552" calcext:value-type="float">
            <text:p>3828787244.552</text:p>
          </table:table-cell>
          <table:table-cell office:value-type="float" office:value="3.20952487272452E+021" calcext:value-type="float">
            <text:p>3209524872724520000000</text:p>
          </table:table-cell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433979746020.904" calcext:value-type="float">
            <text:p>433979746020.90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981859361.904" calcext:value-type="float">
            <text:p>3981859361.904</text:p>
          </table:table-cell>
          <table:table-cell office:value-type="float" office:value="1.27067273335229E+021" calcext:value-type="float">
            <text:p>1270672733352290000000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96650354851.6918" calcext:value-type="float">
            <text:p>96650354851.6918</text:p>
          </table:table-cell>
          <table:table-cell office:value-type="float" office:value="365" calcext:value-type="float">
            <text:p>365</text:p>
          </table:table-cell>
          <table:table-cell office:value-type="float" office:value="24919051.0553" calcext:value-type="float">
            <text:p>24919051.0553</text:p>
          </table:table-cell>
          <table:table-cell office:value-type="float" office:value="360658666.3366" calcext:value-type="float">
            <text:p>360658666.3366</text:p>
          </table:table-cell>
          <table:table-cell office:value-type="float" office:value="2.67936625794098E+019" calcext:value-type="float">
            <text:p>26793662579409800000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75629761417.462" calcext:value-type="float">
            <text:p>275629761417.462</text:p>
          </table:table-cell>
          <table:table-cell office:value-type="float" office:value="366" calcext:value-type="float">
            <text:p>366</text:p>
          </table:table-cell>
          <table:table-cell office:value-type="float" office:value="221899894.9425" calcext:value-type="float">
            <text:p>221899894.9425</text:p>
          </table:table-cell>
          <table:table-cell office:value-type="float" office:value="4497038564.3119" calcext:value-type="float">
            <text:p>4497038564.3119</text:p>
          </table:table-cell>
          <table:table-cell office:value-type="float" office:value="3.10765270146583E+020" calcext:value-type="float">
            <text:p>310765270146583000000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33290470342.63" calcext:value-type="float">
            <text:p>133290470342.63</text:p>
          </table:table-cell>
          <table:table-cell office:value-type="float" office:value="365" calcext:value-type="float">
            <text:p>365</text:p>
          </table:table-cell>
          <table:table-cell office:value-type="float" office:value="25285584.5387" calcext:value-type="float">
            <text:p>25285584.5387</text:p>
          </table:table-cell>
          <table:table-cell office:value-type="float" office:value="551333500.105" calcext:value-type="float">
            <text:p>551333500.105</text:p>
          </table:table-cell>
          <table:table-cell office:value-type="float" office:value="5.30653368777874E+019" calcext:value-type="float">
            <text:p>53065336877787400000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294349384762.196" calcext:value-type="float">
            <text:p>294349384762.196</text:p>
          </table:table-cell>
          <table:table-cell office:value-type="float" office:value="365" calcext:value-type="float">
            <text:p>365</text:p>
          </table:table-cell>
          <table:table-cell office:value-type="float" office:value="405892533.189" calcext:value-type="float">
            <text:p>405892533.189</text:p>
          </table:table-cell>
          <table:table-cell office:value-type="float" office:value="1087992512.816" calcext:value-type="float">
            <text:p>1087992512.816</text:p>
          </table:table-cell>
          <table:table-cell office:value-type="float" office:value="2.40981161162157E+020" calcext:value-type="float">
            <text:p>240981161162157000000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791732060144.652" calcext:value-type="float">
            <text:p>791732060144.652</text:p>
          </table:table-cell>
          <table:table-cell office:value-type="float" office:value="366" calcext:value-type="float">
            <text:p>366</text:p>
          </table:table-cell>
          <table:table-cell office:value-type="float" office:value="1099284019.9" calcext:value-type="float">
            <text:p>1099284019.9</text:p>
          </table:table-cell>
          <table:table-cell office:value-type="float" office:value="2534518542.589" calcext:value-type="float">
            <text:p>2534518542.589</text:p>
          </table:table-cell>
          <table:table-cell office:value-type="float" office:value="1.73379239153383E+021" calcext:value-type="float">
            <text:p>1733792391533830000000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786942798999.104" calcext:value-type="float">
            <text:p>786942798999.104</text:p>
          </table:table-cell>
          <table:table-cell office:value-type="float" office:value="365" calcext:value-type="float">
            <text:p>365</text:p>
          </table:table-cell>
          <table:table-cell office:value-type="float" office:value="115245134.422" calcext:value-type="float">
            <text:p>115245134.422</text:p>
          </table:table-cell>
          <table:table-cell office:value-type="float" office:value="2518141703.759" calcext:value-type="float">
            <text:p>2518141703.759</text:p>
          </table:table-cell>
          <table:table-cell office:value-type="float" office:value="1.71967591199036E+021" calcext:value-type="float">
            <text:p>1719675911990360000000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409658981003.63" calcext:value-type="float">
            <text:p>409658981003.63</text:p>
          </table:table-cell>
          <table:table-cell office:value-type="float" office:value="365" calcext:value-type="float">
            <text:p>365</text:p>
          </table:table-cell>
          <table:table-cell office:value-type="float" office:value="275236146.4622" calcext:value-type="float">
            <text:p>275236146.4622</text:p>
          </table:table-cell>
          <table:table-cell office:value-type="float" office:value="1506071092.6938" calcext:value-type="float">
            <text:p>1506071092.6938</text:p>
          </table:table-cell>
          <table:table-cell office:value-type="float" office:value="4.70111207711279E+020" calcext:value-type="float">
            <text:p>470111207711279000000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08714272880.766" calcext:value-type="float">
            <text:p>108714272880.766</text:p>
          </table:table-cell>
          <table:table-cell office:value-type="float" office:value="366" calcext:value-type="float">
            <text:p>366</text:p>
          </table:table-cell>
          <table:table-cell office:value-type="float" office:value="213603566.7107" calcext:value-type="float">
            <text:p>213603566.7107</text:p>
          </table:table-cell>
          <table:table-cell office:value-type="float" office:value="421129429.9769" calcext:value-type="float">
            <text:p>421129429.9769</text:p>
          </table:table-cell>
          <table:table-cell office:value-type="float" office:value="3.32520338333269E+019" calcext:value-type="float">
            <text:p>33252033833326900000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04900498775.993" calcext:value-type="float">
            <text:p>104900498775.993</text:p>
          </table:table-cell>
          <table:table-cell office:value-type="float" office:value="365" calcext:value-type="float">
            <text:p>365</text:p>
          </table:table-cell>
          <table:table-cell office:value-type="float" office:value="22546794.6662" calcext:value-type="float">
            <text:p>22546794.6662</text:p>
          </table:table-cell>
          <table:table-cell office:value-type="float" office:value="357337049.3913" calcext:value-type="float">
            <text:p>357337049.3913</text:p>
          </table:table-cell>
          <table:table-cell office:value-type="float" office:value="3.06052211333851E+019" calcext:value-type="float">
            <text:p>3060522113338510000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09679936193.591" calcext:value-type="float">
            <text:p>109679936193.591</text:p>
          </table:table-cell>
          <table:table-cell office:value-type="float" office:value="365" calcext:value-type="float">
            <text:p>365</text:p>
          </table:table-cell>
          <table:table-cell office:value-type="float" office:value="87112961.2704" calcext:value-type="float">
            <text:p>87112961.2704</text:p>
          </table:table-cell>
          <table:table-cell office:value-type="float" office:value="389363629.1141" calcext:value-type="float">
            <text:p>389363629.1141</text:p>
          </table:table-cell>
          <table:table-cell office:value-type="float" office:value="3.37072294563007E+019" calcext:value-type="float">
            <text:p>3370722945630070000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41323169979.3249" calcext:value-type="float">
            <text:p>41323169979.3249</text:p>
          </table:table-cell>
          <table:table-cell office:value-type="float" office:value="366" calcext:value-type="float">
            <text:p>366</text:p>
          </table:table-cell>
          <table:table-cell office:value-type="float" office:value="57537046.8652" calcext:value-type="float">
            <text:p>57537046.8652</text:p>
          </table:table-cell>
          <table:table-cell office:value-type="float" office:value="150686157.1631" calcext:value-type="float">
            <text:p>150686157.1631</text:p>
          </table:table-cell>
          <table:table-cell office:value-type="float" office:value="4.72243511916914E+018" calcext:value-type="float">
            <text:p>472243511916914000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42541583667.2374" calcext:value-type="float">
            <text:p>42541583667.2374</text:p>
          </table:table-cell>
          <table:table-cell office:value-type="float" office:value="365" calcext:value-type="float">
            <text:p>365</text:p>
          </table:table-cell>
          <table:table-cell office:value-type="float" office:value="14274859.0025" calcext:value-type="float">
            <text:p>14274859.0025</text:p>
          </table:table-cell>
          <table:table-cell office:value-type="float" office:value="224299331.931" calcext:value-type="float">
            <text:p>224299331.931</text:p>
          </table:table-cell>
          <table:table-cell office:value-type="float" office:value="5.14792347458635E+018" calcext:value-type="float">
            <text:p>5147923474586350000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232586720276.25" calcext:value-type="float">
            <text:p>232586720276.25</text:p>
          </table:table-cell>
          <table:table-cell office:value-type="float" office:value="365" calcext:value-type="float">
            <text:p>365</text:p>
          </table:table-cell>
          <table:table-cell office:value-type="float" office:value="366201000" calcext:value-type="float">
            <text:p>366201000</text:p>
          </table:table-cell>
          <table:table-cell office:value-type="float" office:value="1038015000" calcext:value-type="float">
            <text:p>1038015000</text:p>
          </table:table-cell>
          <table:table-cell office:value-type="float" office:value="1.54473637506855E+020" calcext:value-type="float">
            <text:p>154473637506855000000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682269786756.45" calcext:value-type="float">
            <text:p>682269786756.45</text:p>
          </table:table-cell>
          <table:table-cell office:value-type="float" office:value="366" calcext:value-type="float">
            <text:p>366</text:p>
          </table:table-cell>
          <table:table-cell office:value-type="float" office:value="675902545.2" calcext:value-type="float">
            <text:p>675902545.2</text:p>
          </table:table-cell>
          <table:table-cell office:value-type="float" office:value="3223381500" calcext:value-type="float">
            <text:p>3223381500</text:p>
          </table:table-cell>
          <table:table-cell office:value-type="float" office:value="1.32059251755949E+021" calcext:value-type="float">
            <text:p>1320592517559490000000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48737932518.4" calcext:value-type="float">
            <text:p>248737932518.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2818681200" calcext:value-type="float">
            <text:p>2818681200</text:p>
          </table:table-cell>
          <table:table-cell office:value-type="float" office:value="4.24405474166714E+020" calcext:value-type="float">
            <text:p>424405474166714000000</text:p>
          </table:table-cell>
        </table:table-row>
        <table:table-row table:style-name="ro1">
          <table:table-cell office:value-type="string" calcext:value-type="string">
            <text:p>SIER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9483465.1088" calcext:value-type="float">
            <text:p>19483465.108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26211.0416" calcext:value-type="float">
            <text:p>126211.0416</text:p>
          </table:table-cell>
          <table:table-cell office:value-type="float" office:value="1708232975925.89" calcext:value-type="float">
            <text:p>1708232975925.89</text:p>
          </table:table-cell>
        </table:table-row>
        <table:table-row table:style-name="ro1">
          <table:table-cell office:value-type="string" calcext:value-type="string">
            <text:p>SIER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R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KIYO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873980090653.8" calcext:value-type="float">
            <text:p>873980090653.8</text:p>
          </table:table-cell>
          <table:table-cell office:value-type="float" office:value="365" calcext:value-type="float">
            <text:p>365</text:p>
          </table:table-cell>
          <table:table-cell office:value-type="float" office:value="1191288600" calcext:value-type="float">
            <text:p>1191288600</text:p>
          </table:table-cell>
          <table:table-cell office:value-type="float" office:value="3896078400" calcext:value-type="float">
            <text:p>3896078400</text:p>
          </table:table-cell>
          <table:table-cell office:value-type="float" office:value="2.18558483155013E+021" calcext:value-type="float">
            <text:p>2185584831550130000000</text:p>
          </table:table-cell>
        </table:table-row>
        <table:table-row table:style-name="ro1">
          <table:table-cell office:value-type="string" calcext:value-type="string">
            <text:p>SISKIYO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860068036679.7" calcext:value-type="float">
            <text:p>860068036679.7</text:p>
          </table:table-cell>
          <table:table-cell office:value-type="float" office:value="366" calcext:value-type="float">
            <text:p>366</text:p>
          </table:table-cell>
          <table:table-cell office:value-type="float" office:value="755011800" calcext:value-type="float">
            <text:p>755011800</text:p>
          </table:table-cell>
          <table:table-cell office:value-type="float" office:value="4604933441.1" calcext:value-type="float">
            <text:p>4604933441.1</text:p>
          </table:table-cell>
          <table:table-cell office:value-type="float" office:value="2.13041978346425E+021" calcext:value-type="float">
            <text:p>2130419783464250000000</text:p>
          </table:table-cell>
        </table:table-row>
        <table:table-row table:style-name="ro1">
          <table:table-cell office:value-type="string" calcext:value-type="string">
            <text:p>SISKIYO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99983141809" calcext:value-type="float">
            <text:p>29998314180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297839400" calcext:value-type="float">
            <text:p>3297839400</text:p>
          </table:table-cell>
          <table:table-cell office:value-type="float" office:value="6.23126808438016E+020" calcext:value-type="float">
            <text:p>62312680843801600000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540946405535.286" calcext:value-type="float">
            <text:p>540946405535.286</text:p>
          </table:table-cell>
          <table:table-cell office:value-type="float" office:value="365" calcext:value-type="float">
            <text:p>365</text:p>
          </table:table-cell>
          <table:table-cell office:value-type="float" office:value="379906206.3435" calcext:value-type="float">
            <text:p>379906206.3435</text:p>
          </table:table-cell>
          <table:table-cell office:value-type="float" office:value="3443870159.278" calcext:value-type="float">
            <text:p>3443870159.278</text:p>
          </table:table-cell>
          <table:table-cell office:value-type="float" office:value="1.04244013148709E+021" calcext:value-type="float">
            <text:p>104244013148709000000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12970482069.553" calcext:value-type="float">
            <text:p>212970482069.553</text:p>
          </table:table-cell>
          <table:table-cell office:value-type="float" office:value="366" calcext:value-type="float">
            <text:p>366</text:p>
          </table:table-cell>
          <table:table-cell office:value-type="float" office:value="437212015.5695" calcext:value-type="float">
            <text:p>437212015.5695</text:p>
          </table:table-cell>
          <table:table-cell office:value-type="float" office:value="711881589.0005" calcext:value-type="float">
            <text:p>711881589.0005</text:p>
          </table:table-cell>
          <table:table-cell office:value-type="float" office:value="1.2503412885463E+020" calcext:value-type="float">
            <text:p>12503412885463000000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80241386659.6624" calcext:value-type="float">
            <text:p>80241386659.6624</text:p>
          </table:table-cell>
          <table:table-cell office:value-type="float" office:value="365" calcext:value-type="float">
            <text:p>365</text:p>
          </table:table-cell>
          <table:table-cell office:value-type="float" office:value="19135684.3572" calcext:value-type="float">
            <text:p>19135684.3572</text:p>
          </table:table-cell>
          <table:table-cell office:value-type="float" office:value="494740271.7546" calcext:value-type="float">
            <text:p>494740271.7546</text:p>
          </table:table-cell>
          <table:table-cell office:value-type="float" office:value="2.67919249152849E+019" calcext:value-type="float">
            <text:p>26791924915284900000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10989926180.5306" calcext:value-type="float">
            <text:p>10989926180.530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7379657.0168" calcext:value-type="float">
            <text:p>37379657.0168</text:p>
          </table:table-cell>
          <table:table-cell office:value-type="float" office:value="3.45857250622328E+017" calcext:value-type="float">
            <text:p>345857250622328000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4592194832.0023" calcext:value-type="float">
            <text:p>14592194832.002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46010353.9889" calcext:value-type="float">
            <text:p>46010353.9889</text:p>
          </table:table-cell>
          <table:table-cell office:value-type="float" office:value="5.89246658435752E+017" calcext:value-type="float">
            <text:p>589246658435752000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8423408028.8457" calcext:value-type="float">
            <text:p>8423408028.845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3449727.7766" calcext:value-type="float">
            <text:p>33449727.7766</text:p>
          </table:table-cell>
          <table:table-cell office:value-type="float" office:value="2.03986523926836E+017" calcext:value-type="float">
            <text:p>203986523926836000</text:p>
          </table:table-cell>
        </table:table-row>
        <table:table-row table:style-name="ro1">
          <table:table-cell office:value-type="string" calcext:value-type="string">
            <text:p>STANISLA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230640102649.109" calcext:value-type="float">
            <text:p>230640102649.109</text:p>
          </table:table-cell>
          <table:table-cell office:value-type="float" office:value="365" calcext:value-type="float">
            <text:p>365</text:p>
          </table:table-cell>
          <table:table-cell office:value-type="float" office:value="325612111.6451" calcext:value-type="float">
            <text:p>325612111.6451</text:p>
          </table:table-cell>
          <table:table-cell office:value-type="float" office:value="904499388.8201" calcext:value-type="float">
            <text:p>904499388.8201</text:p>
          </table:table-cell>
          <table:table-cell office:value-type="float" office:value="1.47541228404817E+020" calcext:value-type="float">
            <text:p>147541228404817000000</text:p>
          </table:table-cell>
        </table:table-row>
        <table:table-row table:style-name="ro1">
          <table:table-cell office:value-type="string" calcext:value-type="string">
            <text:p>STANISLAU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64490757208.608" calcext:value-type="float">
            <text:p>264490757208.608</text:p>
          </table:table-cell>
          <table:table-cell office:value-type="float" office:value="366" calcext:value-type="float">
            <text:p>366</text:p>
          </table:table-cell>
          <table:table-cell office:value-type="float" office:value="536466735.0843" calcext:value-type="float">
            <text:p>536466735.0843</text:p>
          </table:table-cell>
          <table:table-cell office:value-type="float" office:value="933768493.9012" calcext:value-type="float">
            <text:p>933768493.9012</text:p>
          </table:table-cell>
          <table:table-cell office:value-type="float" office:value="1.92562562186256E+020" calcext:value-type="float">
            <text:p>192562562186256000000</text:p>
          </table:table-cell>
        </table:table-row>
        <table:table-row table:style-name="ro1">
          <table:table-cell office:value-type="string" calcext:value-type="string">
            <text:p>STANISLAU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48889561971.188" calcext:value-type="float">
            <text:p>248889561971.188</text:p>
          </table:table-cell>
          <table:table-cell office:value-type="float" office:value="365" calcext:value-type="float">
            <text:p>365</text:p>
          </table:table-cell>
          <table:table-cell office:value-type="float" office:value="80893201.8887" calcext:value-type="float">
            <text:p>80893201.8887</text:p>
          </table:table-cell>
          <table:table-cell office:value-type="float" office:value="976080980.4247" calcext:value-type="float">
            <text:p>976080980.4247</text:p>
          </table:table-cell>
          <table:table-cell office:value-type="float" office:value="1.71871194680719E+020" calcext:value-type="float">
            <text:p>171871194680719000000</text:p>
          </table:table-cell>
        </table:table-row>
        <table:table-row table:style-name="ro1">
          <table:table-cell office:value-type="string" calcext:value-type="string">
            <text:p>SUTT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259039592517.6" calcext:value-type="float">
            <text:p>259039592517.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933670800" calcext:value-type="float">
            <text:p>933670800</text:p>
          </table:table-cell>
          <table:table-cell office:value-type="float" office:value="1.89289897267085E+020" calcext:value-type="float">
            <text:p>189289897267085000000</text:p>
          </table:table-cell>
        </table:table-row>
        <table:table-row table:style-name="ro1">
          <table:table-cell office:value-type="string" calcext:value-type="string">
            <text:p>SUTT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01597716691.143" calcext:value-type="float">
            <text:p>201597716691.143</text:p>
          </table:table-cell>
          <table:table-cell office:value-type="float" office:value="366" calcext:value-type="float">
            <text:p>366</text:p>
          </table:table-cell>
          <table:table-cell office:value-type="float" office:value="41157979.7498" calcext:value-type="float">
            <text:p>41157979.7498</text:p>
          </table:table-cell>
          <table:table-cell office:value-type="float" office:value="846401400" calcext:value-type="float">
            <text:p>846401400</text:p>
          </table:table-cell>
          <table:table-cell office:value-type="float" office:value="1.34629618870288E+020" calcext:value-type="float">
            <text:p>134629618870288000000</text:p>
          </table:table-cell>
        </table:table-row>
        <table:table-row table:style-name="ro1">
          <table:table-cell office:value-type="string" calcext:value-type="string">
            <text:p>SUTT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31938030198.3913" calcext:value-type="float">
            <text:p>31938030198.3913</text:p>
          </table:table-cell>
          <table:table-cell office:value-type="float" office:value="365" calcext:value-type="float">
            <text:p>365</text:p>
          </table:table-cell>
          <table:table-cell office:value-type="float" office:value="27662714.161" calcext:value-type="float">
            <text:p>27662714.161</text:p>
          </table:table-cell>
          <table:table-cell office:value-type="float" office:value="778244071.8397" calcext:value-type="float">
            <text:p>778244071.8397</text:p>
          </table:table-cell>
          <table:table-cell office:value-type="float" office:value="5.81540068470624E+018" calcext:value-type="float">
            <text:p>5815400684706240000</text:p>
          </table:table-cell>
        </table:table-row>
        <table:table-row table:style-name="ro1">
          <table:table-cell office:value-type="string" calcext:value-type="string">
            <text:p>TEHA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HA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HA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366682889082.6" calcext:value-type="float">
            <text:p>366682889082.6</text:p>
          </table:table-cell>
          <table:table-cell office:value-type="float" office:value="365" calcext:value-type="float">
            <text:p>365</text:p>
          </table:table-cell>
          <table:table-cell office:value-type="float" office:value="545205600" calcext:value-type="float">
            <text:p>545205600</text:p>
          </table:table-cell>
          <table:table-cell office:value-type="float" office:value="1209308400" calcext:value-type="float">
            <text:p>1209308400</text:p>
          </table:table-cell>
          <table:table-cell office:value-type="float" office:value="3.75047541521044E+020" calcext:value-type="float">
            <text:p>375047541521044000000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358053949384.2" calcext:value-type="float">
            <text:p>358053949384.2</text:p>
          </table:table-cell>
          <table:table-cell office:value-type="float" office:value="366" calcext:value-type="float">
            <text:p>366</text:p>
          </table:table-cell>
          <table:table-cell office:value-type="float" office:value="518497200" calcext:value-type="float">
            <text:p>518497200</text:p>
          </table:table-cell>
          <table:table-cell office:value-type="float" office:value="1251882000" calcext:value-type="float">
            <text:p>1251882000</text:p>
          </table:table-cell>
          <table:table-cell office:value-type="float" office:value="3.57970459093635E+020" calcext:value-type="float">
            <text:p>357970459093635000000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152853768895.2" calcext:value-type="float">
            <text:p>152853768895.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230843600" calcext:value-type="float">
            <text:p>1230843600</text:p>
          </table:table-cell>
          <table:table-cell office:value-type="float" office:value="1.58738131857794E+020" calcext:value-type="float">
            <text:p>158738131857794000000</text:p>
          </table:table-cell>
        </table:table-row>
        <table:table-row table:style-name="ro1">
          <table:table-cell office:value-type="string" calcext:value-type="string">
            <text:p>TUOLUM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56569378581.24" calcext:value-type="float">
            <text:p>56569378581.24</text:p>
          </table:table-cell>
          <table:table-cell office:value-type="float" office:value="365" calcext:value-type="float">
            <text:p>365</text:p>
          </table:table-cell>
          <table:table-cell office:value-type="float" office:value="54288499.59" calcext:value-type="float">
            <text:p>54288499.59</text:p>
          </table:table-cell>
          <table:table-cell office:value-type="float" office:value="234685797.5182" calcext:value-type="float">
            <text:p>234685797.5182</text:p>
          </table:table-cell>
          <table:table-cell office:value-type="float" office:value="9.21252663047711E+018" calcext:value-type="float">
            <text:p>9212526630477110000</text:p>
          </table:table-cell>
        </table:table-row>
        <table:table-row table:style-name="ro1">
          <table:table-cell office:value-type="string" calcext:value-type="string">
            <text:p>TUOLUM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35685511298.7171" calcext:value-type="float">
            <text:p>35685511298.7171</text:p>
          </table:table-cell>
          <table:table-cell office:value-type="float" office:value="366" calcext:value-type="float">
            <text:p>366</text:p>
          </table:table-cell>
          <table:table-cell office:value-type="float" office:value="56405328.7084" calcext:value-type="float">
            <text:p>56405328.7084</text:p>
          </table:table-cell>
          <table:table-cell office:value-type="float" office:value="165266066.3598" calcext:value-type="float">
            <text:p>165266066.3598</text:p>
          </table:table-cell>
          <table:table-cell office:value-type="float" office:value="3.63184571514351E+018" calcext:value-type="float">
            <text:p>3631845715143510000</text:p>
          </table:table-cell>
        </table:table-row>
        <table:table-row table:style-name="ro1">
          <table:table-cell office:value-type="string" calcext:value-type="string">
            <text:p>TUOLUM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42671409970.926" calcext:value-type="float">
            <text:p>42671409970.926</text:p>
          </table:table-cell>
          <table:table-cell office:value-type="float" office:value="365" calcext:value-type="float">
            <text:p>365</text:p>
          </table:table-cell>
          <table:table-cell office:value-type="float" office:value="5892847.5" calcext:value-type="float">
            <text:p>5892847.5</text:p>
          </table:table-cell>
          <table:table-cell office:value-type="float" office:value="270945156.8856" calcext:value-type="float">
            <text:p>270945156.8856</text:p>
          </table:table-cell>
          <table:table-cell office:value-type="float" office:value="5.91058679732927E+018" calcext:value-type="float">
            <text:p>5910586797329270000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260895609073.661" calcext:value-type="float">
            <text:p>260895609073.661</text:p>
          </table:table-cell>
          <table:table-cell office:value-type="float" office:value="365" calcext:value-type="float">
            <text:p>365</text:p>
          </table:table-cell>
          <table:table-cell office:value-type="float" office:value="461781447.8798" calcext:value-type="float">
            <text:p>461781447.8798</text:p>
          </table:table-cell>
          <table:table-cell office:value-type="float" office:value="4264625700" calcext:value-type="float">
            <text:p>4264625700</text:p>
          </table:table-cell>
          <table:table-cell office:value-type="float" office:value="2.02065498188621E+020" calcext:value-type="float">
            <text:p>202065498188621000000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220494999860.189" calcext:value-type="float">
            <text:p>220494999860.189</text:p>
          </table:table-cell>
          <table:table-cell office:value-type="float" office:value="366" calcext:value-type="float">
            <text:p>366</text:p>
          </table:table-cell>
          <table:table-cell office:value-type="float" office:value="422333945.6417" calcext:value-type="float">
            <text:p>422333945.6417</text:p>
          </table:table-cell>
          <table:table-cell office:value-type="float" office:value="757324778.8579" calcext:value-type="float">
            <text:p>757324778.8579</text:p>
          </table:table-cell>
          <table:table-cell office:value-type="float" office:value="1.3395735168347E+020" calcext:value-type="float">
            <text:p>133957351683470000000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260423283122.68" calcext:value-type="float">
            <text:p>260423283122.68</text:p>
          </table:table-cell>
          <table:table-cell office:value-type="float" office:value="365" calcext:value-type="float">
            <text:p>365</text:p>
          </table:table-cell>
          <table:table-cell office:value-type="float" office:value="48597078.6236" calcext:value-type="float">
            <text:p>48597078.6236</text:p>
          </table:table-cell>
          <table:table-cell office:value-type="float" office:value="1305229159.911" calcext:value-type="float">
            <text:p>1305229159.911</text:p>
          </table:table-cell>
          <table:table-cell office:value-type="float" office:value="1.92463836167159E+020" calcext:value-type="float">
            <text:p>192463836167159000000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93891844703.0738" calcext:value-type="float">
            <text:p>93891844703.0738</text:p>
          </table:table-cell>
          <table:table-cell office:value-type="float" office:value="365" calcext:value-type="float">
            <text:p>365</text:p>
          </table:table-cell>
          <table:table-cell office:value-type="float" office:value="120059877.8496" calcext:value-type="float">
            <text:p>120059877.8496</text:p>
          </table:table-cell>
          <table:table-cell office:value-type="float" office:value="1259021291.7036" calcext:value-type="float">
            <text:p>1259021291.7036</text:p>
          </table:table-cell>
          <table:table-cell office:value-type="float" office:value="4.11507852427635E+019" calcext:value-type="float">
            <text:p>41150785242763500000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66977928817.9555" calcext:value-type="float">
            <text:p>66977928817.9555</text:p>
          </table:table-cell>
          <table:table-cell office:value-type="float" office:value="366" calcext:value-type="float">
            <text:p>366</text:p>
          </table:table-cell>
          <table:table-cell office:value-type="float" office:value="123269760.1116" calcext:value-type="float">
            <text:p>123269760.1116</text:p>
          </table:table-cell>
          <table:table-cell office:value-type="float" office:value="236343527.2035" calcext:value-type="float">
            <text:p>236343527.2035</text:p>
          </table:table-cell>
          <table:table-cell office:value-type="float" office:value="1.24712729130396E+019" calcext:value-type="float">
            <text:p>12471272913039600000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44281478927.0953" calcext:value-type="float">
            <text:p>44281478927.0953</text:p>
          </table:table-cell>
          <table:table-cell office:value-type="float" office:value="365" calcext:value-type="float">
            <text:p>365</text:p>
          </table:table-cell>
          <table:table-cell office:value-type="float" office:value="20133156.607" calcext:value-type="float">
            <text:p>20133156.607</text:p>
          </table:table-cell>
          <table:table-cell office:value-type="float" office:value="192145046.0641" calcext:value-type="float">
            <text:p>192145046.0641</text:p>
          </table:table-cell>
          <table:table-cell office:value-type="float" office:value="6.13412004909311E+018" calcext:value-type="float">
            <text:p>6134120049093110000</text:p>
          </table:table-cell>
        </table:table-row>
        <table:table-row table:style-name="ro1">
          <table:table-cell office:value-type="string" calcext:value-type="string">
            <text:p>YUB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etector based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etector based</text:p>
          </table:table-cell>
          <table:table-cell office:value-type="float" office:value="1262405717.2644" calcext:value-type="float">
            <text:p>1262405717.264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7329714.096" calcext:value-type="float">
            <text:p>17329714.096</text:p>
          </table:table-cell>
          <table:table-cell office:value-type="float" office:value="1.80979682652991E+016" calcext:value-type="float">
            <text:p>18097968265299100</text:p>
          </table:table-cell>
        </table:table-row>
        <table:table-row table:style-name="ro1">
          <table:table-cell office:value-type="string" calcext:value-type="string">
            <text:p>YUB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etector based</text:p>
          </table:table-cell>
          <table:table-cell office:value-type="float" office:value="5716365176.552" calcext:value-type="float">
            <text:p>5716365176.552</text:p>
          </table:table-cell>
          <table:table-cell office:value-type="float" office:value="365" calcext:value-type="float">
            <text:p>365</text:p>
          </table:table-cell>
          <table:table-cell office:value-type="float" office:value="1637222.656" calcext:value-type="float">
            <text:p>1637222.656</text:p>
          </table:table-cell>
          <table:table-cell office:value-type="float" office:value="20278515.216" calcext:value-type="float">
            <text:p>20278515.216</text:p>
          </table:table-cell>
          <table:table-cell office:value-type="float" office:value="9.10371608729122E+016" calcext:value-type="float">
            <text:p>91037160872912200</text:p>
          </table:table-cell>
        </table:table-row>
        <table:table-row table:style-name="ro1" table:number-rows-repeated="1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pmd db table sum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19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<text:s/>fips </text:p>
          </table:table-cell>
          <table:table-cell office:value-type="string" calcext:value-type="string">
            <text:p><text:s/>county </text:p>
          </table:table-cell>
          <table:table-cell office:value-type="string" calcext:value-type="string">
            <text:p><text:s/>year </text:p>
          </table:table-cell>
          <table:table-cell office:value-type="string" calcext:value-type="string">
            <text:p><text:s/>ave_daily_vmt </text:p>
          </table:table-cell>
          <table:table-cell office:value-type="string" calcext:value-type="string">
            <text:p><text:s/>total_annual_vmt </text:p>
          </table:table-cell>
          <table:table-cell office:value-type="string" calcext:value-type="string">
            <text:p><text:s/>total_daily_smt </text:p>
          </table:table-cell>
          <table:table-cell office:value-type="string" calcext:value-type="string">
            <text:p><text:s/>total_daily_cmt </text:p>
          </table:table-cell>
          <table:table-cell/>
          <table:table-cell table:style-name="ce2" office:value-type="string" calcext:value-type="string">
            <text:p>% diff SQL DB – CouchDB</text:p>
          </table:table-cell>
          <table:table-cell office:value-type="string" calcext:value-type="string">
            <text:p>Ave day % diff</text:p>
          </table:table-cell>
          <table:table-cell/>
          <table:table-cell office:value-type="string" calcext:value-type="string">
            <text:p>coun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mt_s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sq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LA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37476512" calcext:value-type="float">
            <text:p>37476512</text:p>
          </table:table-cell>
          <table:table-cell table:style-name="ce1" office:value-type="float" office:value="13678926880" calcext:value-type="float">
            <text:p>13,678,926,880</text:p>
          </table:table-cell>
          <table:table-cell office:value-type="float" office:value="546639" calcext:value-type="float">
            <text:p>546639</text:p>
          </table:table-cell>
          <table:table-cell office:value-type="float" office:value="935582" calcext:value-type="float">
            <text:p>935582</text:p>
          </table:table-cell>
          <table:table-cell/>
          <table:table-cell table:style-name="ce3" table:formula="of:=([.E2]-[.O2])/[.E2]" office:value-type="percentage" office:value="0.638695409206125" calcext:value-type="percentage">
            <text:p>64%</text:p>
          </table:table-cell>
          <table:table-cell table:style-name="ce3" table:formula="of:=([.D2]-([.O2]/[.P2]))/[.D2]" office:value-type="percentage" office:value="0.638695409206125" calcext:value-type="percentage">
            <text:p>64%</text:p>
          </table:table-cell>
          <table:table-cell table:style-name="ce3"/>
          <table:table-cell office:value-type="string" calcext:value-type="string">
            <text:p>ALAME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942259078.87773" calcext:value-type="float">
            <text:p>4,942,259,079</text:p>
          </table:table-cell>
          <table:table-cell office:value-type="float" office:value="365" calcext:value-type="float">
            <text:p>365</text:p>
          </table:table-cell>
          <table:table-cell office:value-type="float" office:value="6935373.72352981" calcext:value-type="float">
            <text:p>6935373.72352981</text:p>
          </table:table-cell>
          <table:table-cell office:value-type="float" office:value="17003588.8537689" calcext:value-type="float">
            <text:p>17003588.8537689</text:p>
          </table:table-cell>
          <table:table-cell office:value-type="float" office:value="6.83368821739272E+016" calcext:value-type="float">
            <text:p>68336882173927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LA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38405818" calcext:value-type="float">
            <text:p>38405818</text:p>
          </table:table-cell>
          <table:table-cell table:style-name="ce1" office:value-type="float" office:value="14018123570" calcext:value-type="float">
            <text:p>14,018,123,570</text:p>
          </table:table-cell>
          <table:table-cell office:value-type="float" office:value="631288" calcext:value-type="float">
            <text:p>631288</text:p>
          </table:table-cell>
          <table:table-cell office:value-type="float" office:value="981814" calcext:value-type="float">
            <text:p>981814</text:p>
          </table:table-cell>
          <table:table-cell/>
          <table:table-cell table:style-name="ce3" table:formula="of:=([.E3]-[.O3])/[.E3]" office:value-type="percentage" office:value="0.618995234120385" calcext:value-type="percentage">
            <text:p>62%</text:p>
          </table:table-cell>
          <table:table-cell table:style-name="ce3" table:formula="of:=([.D3]-([.O3]/[.P3]))/[.D3]" office:value-type="percentage" office:value="0.620036230748472" calcext:value-type="percentage">
            <text:p>62%</text:p>
          </table:table-cell>
          <table:table-cell table:style-name="ce3"/>
          <table:table-cell office:value-type="string" calcext:value-type="string">
            <text:p>ALAME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340971888.85936" calcext:value-type="float">
            <text:p>5,340,971,889</text:p>
          </table:table-cell>
          <table:table-cell office:value-type="float" office:value="366" calcext:value-type="float">
            <text:p>366</text:p>
          </table:table-cell>
          <table:table-cell office:value-type="float" office:value="8619322.10129786" calcext:value-type="float">
            <text:p>8619322.10129786</text:p>
          </table:table-cell>
          <table:table-cell office:value-type="float" office:value="143976926.915094" calcext:value-type="float">
            <text:p>143976926.915094</text:p>
          </table:table-cell>
          <table:table-cell office:value-type="float" office:value="1.11893078515636E+017" calcext:value-type="float">
            <text:p>111893078515636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LA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5668487" calcext:value-type="float">
            <text:p>35668487</text:p>
          </table:table-cell>
          <table:table-cell table:style-name="ce1" office:value-type="float" office:value="13018997755" calcext:value-type="float">
            <text:p>13,018,997,755</text:p>
          </table:table-cell>
          <table:table-cell office:value-type="float" office:value="548107" calcext:value-type="float">
            <text:p>548107</text:p>
          </table:table-cell>
          <table:table-cell office:value-type="float" office:value="873398" calcext:value-type="float">
            <text:p>873398</text:p>
          </table:table-cell>
          <table:table-cell/>
          <table:table-cell table:style-name="ce3" table:formula="of:=([.E4]-[.O4])/[.E4]" office:value-type="percentage" office:value="0.640744356667753" calcext:value-type="percentage">
            <text:p>64%</text:p>
          </table:table-cell>
          <table:table-cell table:style-name="ce3" table:formula="of:=([.D4]-([.O4]/[.P4]))/[.D4]" office:value-type="percentage" office:value="0.640744356667753" calcext:value-type="percentage">
            <text:p>64%</text:p>
          </table:table-cell>
          <table:table-cell table:style-name="ce3"/>
          <table:table-cell office:value-type="string" calcext:value-type="string">
            <text:p>ALAME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677148414.0136" calcext:value-type="float">
            <text:p>4,677,148,414</text:p>
          </table:table-cell>
          <table:table-cell office:value-type="float" office:value="365" calcext:value-type="float">
            <text:p>365</text:p>
          </table:table-cell>
          <table:table-cell office:value-type="float" office:value="3600094.54347049" calcext:value-type="float">
            <text:p>3600094.54347049</text:p>
          </table:table-cell>
          <table:table-cell office:value-type="float" office:value="18718510.7981483" calcext:value-type="float">
            <text:p>18718510.7981483</text:p>
          </table:table-cell>
          <table:table-cell office:value-type="float" office:value="6.06593399232684E+016" calcext:value-type="float">
            <text:p>60659339923268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LP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44174" calcext:value-type="float">
            <text:p>144174</text:p>
          </table:table-cell>
          <table:table-cell table:style-name="ce1" office:value-type="float" office:value="52623510" calcext:value-type="float">
            <text:p>52,623,510</text:p>
          </table:table-cell>
          <table:table-cell office:value-type="float" office:value="1068" calcext:value-type="float">
            <text:p>1068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3" table:formula="of:=([.E5]-[.O5])/[.E5]" office:value-type="percentage" office:value="-0.217727676121694" calcext:value-type="percentage">
            <text:p>-22%</text:p>
          </table:table-cell>
          <table:table-cell table:style-name="ce3" table:formula="of:=([.D5]-([.O5]/[.P5]))/[.D5]" office:value-type="percentage" office:value="-0.217727676121694" calcext:value-type="percentage">
            <text:p>-22%</text:p>
          </table:table-cell>
          <table:table-cell table:style-name="ce3"/>
          <table:table-cell office:value-type="string" calcext:value-type="string">
            <text:p>ALPI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4081104.5416667" calcext:value-type="float">
            <text:p>64,081,105</text:p>
          </table:table-cell>
          <table:table-cell office:value-type="float" office:value="365" calcext:value-type="float">
            <text:p>365</text:p>
          </table:table-cell>
          <table:table-cell office:value-type="float" office:value="108489.711789045" calcext:value-type="float">
            <text:p>108489.711789045</text:p>
          </table:table-cell>
          <table:table-cell office:value-type="float" office:value="243564.510092045" calcext:value-type="float">
            <text:p>243564.510092045</text:p>
          </table:table-cell>
          <table:table-cell office:value-type="float" office:value="11447324203549.1" calcext:value-type="float">
            <text:p>11447324203549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LP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68260" calcext:value-type="float">
            <text:p>168260</text:p>
          </table:table-cell>
          <table:table-cell table:style-name="ce1" office:value-type="float" office:value="61414900" calcext:value-type="float">
            <text:p>61,414,900</text:p>
          </table:table-cell>
          <table:table-cell office:value-type="float" office:value="3427" calcext:value-type="float">
            <text:p>3427</text:p>
          </table:table-cell>
          <table:table-cell office:value-type="float" office:value="4870" calcext:value-type="float">
            <text:p>4870</text:p>
          </table:table-cell>
          <table:table-cell/>
          <table:table-cell table:style-name="ce3" table:formula="of:=([.E6]-[.O6])/[.E6]" office:value-type="percentage" office:value="-0.17146185344816" calcext:value-type="percentage">
            <text:p>-17%</text:p>
          </table:table-cell>
          <table:table-cell table:style-name="ce3" table:formula="of:=([.D6]-([.O6]/[.P6]))/[.D6]" office:value-type="percentage" office:value="-0.16826113800158" calcext:value-type="percentage">
            <text:p>-17%</text:p>
          </table:table-cell>
          <table:table-cell table:style-name="ce3"/>
          <table:table-cell office:value-type="string" calcext:value-type="string">
            <text:p>ALPI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71945212.5833334" calcext:value-type="float">
            <text:p>71,945,213</text:p>
          </table:table-cell>
          <table:table-cell office:value-type="float" office:value="366" calcext:value-type="float">
            <text:p>366</text:p>
          </table:table-cell>
          <table:table-cell office:value-type="float" office:value="130985.992705793" calcext:value-type="float">
            <text:p>130985.992705793</text:p>
          </table:table-cell>
          <table:table-cell office:value-type="float" office:value="288334.764075829" calcext:value-type="float">
            <text:p>288334.764075829</text:p>
          </table:table-cell>
          <table:table-cell office:value-type="float" office:value="14405490680902.6" calcext:value-type="float">
            <text:p>1440549068090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LP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53370" calcext:value-type="float">
            <text:p>153370</text:p>
          </table:table-cell>
          <table:table-cell table:style-name="ce1" office:value-type="float" office:value="55980050" calcext:value-type="float">
            <text:p>55,980,050</text:p>
          </table:table-cell>
          <table:table-cell office:value-type="float" office:value="1088" calcext:value-type="float">
            <text:p>1088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3" table:formula="of:=([.E7]-[.O7])/[.E7]" office:value-type="percentage" office:value="-0.261098576635783" calcext:value-type="percentage">
            <text:p>-26%</text:p>
          </table:table-cell>
          <table:table-cell table:style-name="ce3" table:formula="of:=([.D7]-([.O7]/[.P7]))/[.D7]" office:value-type="percentage" office:value="-0.264563133165002" calcext:value-type="percentage">
            <text:p>-26%</text:p>
          </table:table-cell>
          <table:table-cell table:style-name="ce3"/>
          <table:table-cell office:value-type="string" calcext:value-type="string">
            <text:p>ALPI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70596361.375" calcext:value-type="float">
            <text:p>70,596,361</text:p>
          </table:table-cell>
          <table:table-cell office:value-type="float" office:value="364" calcext:value-type="float">
            <text:p>364</text:p>
          </table:table-cell>
          <table:table-cell office:value-type="float" office:value="126360.983301303" calcext:value-type="float">
            <text:p>126360.983301303</text:p>
          </table:table-cell>
          <table:table-cell office:value-type="float" office:value="284933.539054053" calcext:value-type="float">
            <text:p>284933.539054053</text:p>
          </table:table-cell>
          <table:table-cell office:value-type="float" office:value="13970443198081" calcext:value-type="float">
            <text:p>139704431980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MA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106483" calcext:value-type="float">
            <text:p>1106483</text:p>
          </table:table-cell>
          <table:table-cell table:style-name="ce1" office:value-type="float" office:value="403866295" calcext:value-type="float">
            <text:p>403,866,295</text:p>
          </table:table-cell>
          <table:table-cell office:value-type="float" office:value="2420" calcext:value-type="float">
            <text:p>2420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ce3" table:formula="of:=([.E8]-[.O8])/[.E8]" office:value-type="percentage" office:value="0.210994359015938" calcext:value-type="percentage">
            <text:p>21%</text:p>
          </table:table-cell>
          <table:table-cell table:style-name="ce3" table:formula="of:=([.D8]-([.O8]/[.P8]))/[.D8]" office:value-type="percentage" office:value="0.210994359015938" calcext:value-type="percentage">
            <text:p>21%</text:p>
          </table:table-cell>
          <table:table-cell table:style-name="ce3"/>
          <table:table-cell office:value-type="string" calcext:value-type="string">
            <text:p>AMADO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18652784.958333" calcext:value-type="float">
            <text:p>318,652,785</text:p>
          </table:table-cell>
          <table:table-cell office:value-type="float" office:value="365" calcext:value-type="float">
            <text:p>365</text:p>
          </table:table-cell>
          <table:table-cell office:value-type="float" office:value="547544.906583156" calcext:value-type="float">
            <text:p>547544.906583156</text:p>
          </table:table-cell>
          <table:table-cell office:value-type="float" office:value="1222793.86489359" calcext:value-type="float">
            <text:p>1222793.86489359</text:p>
          </table:table-cell>
          <table:table-cell office:value-type="float" office:value="285560870861389" calcext:value-type="float">
            <text:p>285560870861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MA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204861" calcext:value-type="float">
            <text:p>1204861</text:p>
          </table:table-cell>
          <table:table-cell table:style-name="ce1" office:value-type="float" office:value="439774265" calcext:value-type="float">
            <text:p>439,774,265</text:p>
          </table:table-cell>
          <table:table-cell office:value-type="float" office:value="24472" calcext:value-type="float">
            <text:p>24472</text:p>
          </table:table-cell>
          <table:table-cell office:value-type="float" office:value="21836" calcext:value-type="float">
            <text:p>21836</text:p>
          </table:table-cell>
          <table:table-cell/>
          <table:table-cell table:style-name="ce3" table:formula="of:=([.E9]-[.O9])/[.E9]" office:value-type="percentage" office:value="0.249461912579172" calcext:value-type="percentage">
            <text:p>25%</text:p>
          </table:table-cell>
          <table:table-cell table:style-name="ce3" table:formula="of:=([.D9]-([.O9]/[.P9]))/[.D9]" office:value-type="percentage" office:value="0.251512563091251" calcext:value-type="percentage">
            <text:p>25%</text:p>
          </table:table-cell>
          <table:table-cell table:style-name="ce3"/>
          <table:table-cell office:value-type="string" calcext:value-type="string">
            <text:p>AM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30067335.75" calcext:value-type="float">
            <text:p>330,067,336</text:p>
          </table:table-cell>
          <table:table-cell office:value-type="float" office:value="366" calcext:value-type="float">
            <text:p>366</text:p>
          </table:table-cell>
          <table:table-cell office:value-type="float" office:value="580127.614007938" calcext:value-type="float">
            <text:p>580127.614007938</text:p>
          </table:table-cell>
          <table:table-cell office:value-type="float" office:value="1172545.44148517" calcext:value-type="float">
            <text:p>1172545.44148517</text:p>
          </table:table-cell>
          <table:table-cell office:value-type="float" office:value="301341821410546" calcext:value-type="float">
            <text:p>301341821410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MA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083302" calcext:value-type="float">
            <text:p>1083302</text:p>
          </table:table-cell>
          <table:table-cell table:style-name="ce1" office:value-type="float" office:value="395405230" calcext:value-type="float">
            <text:p>395,405,230</text:p>
          </table:table-cell>
          <table:table-cell office:value-type="float" office:value="2321" calcext:value-type="float">
            <text:p>2321</text:p>
          </table:table-cell>
          <table:table-cell office:value-type="float" office:value="1764" calcext:value-type="float">
            <text:p>1764</text:p>
          </table:table-cell>
          <table:table-cell/>
          <table:table-cell table:style-name="ce3" table:formula="of:=([.E10]-[.O10])/[.E10]" office:value-type="percentage" office:value="0.240347551063837" calcext:value-type="percentage">
            <text:p>24%</text:p>
          </table:table-cell>
          <table:table-cell table:style-name="ce3" table:formula="of:=([.D10]-([.O10]/[.P10]))/[.D10]" office:value-type="percentage" office:value="0.240347551063837" calcext:value-type="percentage">
            <text:p>24%</text:p>
          </table:table-cell>
          <table:table-cell table:style-name="ce3"/>
          <table:table-cell office:value-type="string" calcext:value-type="string">
            <text:p>AMAD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00370551.291667" calcext:value-type="float">
            <text:p>300,370,551</text:p>
          </table:table-cell>
          <table:table-cell office:value-type="float" office:value="365" calcext:value-type="float">
            <text:p>365</text:p>
          </table:table-cell>
          <table:table-cell office:value-type="float" office:value="155986.163634188" calcext:value-type="float">
            <text:p>155986.163634188</text:p>
          </table:table-cell>
          <table:table-cell office:value-type="float" office:value="1302245.29737531" calcext:value-type="float">
            <text:p>1302245.29737531</text:p>
          </table:table-cell>
          <table:table-cell office:value-type="float" office:value="257160579788267" calcext:value-type="float">
            <text:p>2571605797882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BUT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4307286" calcext:value-type="float">
            <text:p>4307286</text:p>
          </table:table-cell>
          <table:table-cell table:style-name="ce1" office:value-type="float" office:value="1572159390" calcext:value-type="float">
            <text:p>1,572,159,390</text:p>
          </table:table-cell>
          <table:table-cell office:value-type="float" office:value="66374" calcext:value-type="float">
            <text:p>66374</text:p>
          </table:table-cell>
          <table:table-cell office:value-type="float" office:value="52504" calcext:value-type="float">
            <text:p>52504</text:p>
          </table:table-cell>
          <table:table-cell/>
          <table:table-cell table:style-name="ce3" table:formula="of:=([.E11]-[.O11])/[.E11]" office:value-type="percentage" office:value="-0.0760055188064189" calcext:value-type="percentage">
            <text:p>-8%</text:p>
          </table:table-cell>
          <table:table-cell table:style-name="ce3" table:formula="of:=([.D11]-([.O11]/[.P11]))/[.D11]" office:value-type="percentage" office:value="-0.0760055188064189" calcext:value-type="percentage">
            <text:p>-8%</text:p>
          </table:table-cell>
          <table:table-cell table:style-name="ce3"/>
          <table:table-cell office:value-type="string" calcext:value-type="string">
            <text:p>BUT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91652180.08333" calcext:value-type="float">
            <text:p>1,691,652,180</text:p>
          </table:table-cell>
          <table:table-cell office:value-type="float" office:value="365" calcext:value-type="float">
            <text:p>365</text:p>
          </table:table-cell>
          <table:table-cell office:value-type="float" office:value="3115441.8717561" calcext:value-type="float">
            <text:p>3115441.8717561</text:p>
          </table:table-cell>
          <table:table-cell office:value-type="float" office:value="5670798.81783758" calcext:value-type="float">
            <text:p>5670798.81783758</text:p>
          </table:table-cell>
          <table:table-cell office:value-type="float" office:value="7.91018749040511E+015" calcext:value-type="float">
            <text:p>7910187490405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BUT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4787676" calcext:value-type="float">
            <text:p>4787676</text:p>
          </table:table-cell>
          <table:table-cell table:style-name="ce1" office:value-type="float" office:value="1747501740" calcext:value-type="float">
            <text:p>1,747,501,740</text:p>
          </table:table-cell>
          <table:table-cell office:value-type="float" office:value="92203" calcext:value-type="float">
            <text:p>92203</text:p>
          </table:table-cell>
          <table:table-cell office:value-type="float" office:value="81377" calcext:value-type="float">
            <text:p>81377</text:p>
          </table:table-cell>
          <table:table-cell/>
          <table:table-cell table:style-name="ce3" table:formula="of:=([.E12]-[.O12])/[.E12]" office:value-type="percentage" office:value="0.0327550137613413" calcext:value-type="percentage">
            <text:p>3%</text:p>
          </table:table-cell>
          <table:table-cell table:style-name="ce3" table:formula="of:=([.D12]-([.O12]/[.P12]))/[.D12]" office:value-type="percentage" office:value="0.0353977596253813" calcext:value-type="percentage">
            <text:p>4%</text:p>
          </table:table-cell>
          <table:table-cell table:style-name="ce3"/>
          <table:table-cell office:value-type="string" calcext:value-type="string">
            <text:p>BUTT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90262296.45833" calcext:value-type="float">
            <text:p>1,690,262,296</text:p>
          </table:table-cell>
          <table:table-cell office:value-type="float" office:value="366" calcext:value-type="float">
            <text:p>366</text:p>
          </table:table-cell>
          <table:table-cell office:value-type="float" office:value="3057897.30116631" calcext:value-type="float">
            <text:p>3057897.30116631</text:p>
          </table:table-cell>
          <table:table-cell office:value-type="float" office:value="5720228.66462115" calcext:value-type="float">
            <text:p>5720228.66462115</text:p>
          </table:table-cell>
          <table:table-cell office:value-type="float" office:value="7.88079532495421E+015" calcext:value-type="float">
            <text:p>78807953249542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BUT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957342" calcext:value-type="float">
            <text:p>3957342</text:p>
          </table:table-cell>
          <table:table-cell table:style-name="ce1" office:value-type="float" office:value="1444429830" calcext:value-type="float">
            <text:p>1,444,429,830</text:p>
          </table:table-cell>
          <table:table-cell office:value-type="float" office:value="67899" calcext:value-type="float">
            <text:p>67899</text:p>
          </table:table-cell>
          <table:table-cell office:value-type="float" office:value="52032" calcext:value-type="float">
            <text:p>52032</text:p>
          </table:table-cell>
          <table:table-cell/>
          <table:table-cell table:style-name="ce3" table:formula="of:=([.E13]-[.O13])/[.E13]" office:value-type="percentage" office:value="0.146882549612442" calcext:value-type="percentage">
            <text:p>15%</text:p>
          </table:table-cell>
          <table:table-cell table:style-name="ce3" table:formula="of:=([.D13]-([.O13]/[.P13]))/[.D13]" office:value-type="percentage" office:value="0.146882549612442" calcext:value-type="percentage">
            <text:p>15%</text:p>
          </table:table-cell>
          <table:table-cell table:style-name="ce3"/>
          <table:table-cell office:value-type="string" calcext:value-type="string">
            <text:p>BUT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232268293.83333" calcext:value-type="float">
            <text:p>1,232,268,294</text:p>
          </table:table-cell>
          <table:table-cell office:value-type="float" office:value="365" calcext:value-type="float">
            <text:p>365</text:p>
          </table:table-cell>
          <table:table-cell office:value-type="float" office:value="1544530.18734892" calcext:value-type="float">
            <text:p>1544530.18734892</text:p>
          </table:table-cell>
          <table:table-cell office:value-type="float" office:value="5950173.38600667" calcext:value-type="float">
            <text:p>5950173.38600667</text:p>
          </table:table-cell>
          <table:table-cell office:value-type="float" office:value="4.63551357569739E+015" calcext:value-type="float">
            <text:p>46355135756973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CAL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972745" calcext:value-type="float">
            <text:p>972745</text:p>
          </table:table-cell>
          <table:table-cell table:style-name="ce1" office:value-type="float" office:value="355051925" calcext:value-type="float">
            <text:p>355,051,925</text:p>
          </table:table-cell>
          <table:table-cell office:value-type="float" office:value="921" calcext:value-type="float">
            <text:p>921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3" table:formula="of:=([.E14]-[.O14])/[.E14]" office:value-type="percentage" office:value="-0.601999586046464" calcext:value-type="percentage">
            <text:p>-60%</text:p>
          </table:table-cell>
          <table:table-cell table:style-name="ce3" table:formula="of:=([.D14]-([.O14]/[.P14]))/[.D14]" office:value-type="percentage" office:value="-0.601999586046464" calcext:value-type="percentage">
            <text:p>-60%</text:p>
          </table:table-cell>
          <table:table-cell table:style-name="ce3"/>
          <table:table-cell office:value-type="string" calcext:value-type="string">
            <text:p>CALAVER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68793036.875" calcext:value-type="float">
            <text:p>568,793,037</text:p>
          </table:table-cell>
          <table:table-cell office:value-type="float" office:value="365" calcext:value-type="float">
            <text:p>365</text:p>
          </table:table-cell>
          <table:table-cell office:value-type="float" office:value="1000626.58665174" calcext:value-type="float">
            <text:p>1000626.58665174</text:p>
          </table:table-cell>
          <table:table-cell office:value-type="float" office:value="2052923.26391972" calcext:value-type="float">
            <text:p>2052923.26391972</text:p>
          </table:table-cell>
          <table:table-cell office:value-type="float" office:value="897247132057024" calcext:value-type="float">
            <text:p>897247132057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CAL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111393" calcext:value-type="float">
            <text:p>1111393</text:p>
          </table:table-cell>
          <table:table-cell table:style-name="ce1" office:value-type="float" office:value="405658445" calcext:value-type="float">
            <text:p>405,658,445</text:p>
          </table:table-cell>
          <table:table-cell office:value-type="float" office:value="16035" calcext:value-type="float">
            <text:p>16035</text:p>
          </table:table-cell>
          <table:table-cell office:value-type="float" office:value="15766" calcext:value-type="float">
            <text:p>15766</text:p>
          </table:table-cell>
          <table:table-cell/>
          <table:table-cell table:style-name="ce3" table:formula="of:=([.E15]-[.O15])/[.E15]" office:value-type="percentage" office:value="-0.508982639220868" calcext:value-type="percentage">
            <text:p>-51%</text:p>
          </table:table-cell>
          <table:table-cell table:style-name="ce3" table:formula="of:=([.D15]-([.O15]/[.P15]))/[.D15]" office:value-type="percentage" office:value="-0.504859735835018" calcext:value-type="percentage">
            <text:p>-50%</text:p>
          </table:table-cell>
          <table:table-cell table:style-name="ce3"/>
          <table:table-cell office:value-type="string" calcext:value-type="string">
            <text:p>CALAVER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12131550.958333" calcext:value-type="float">
            <text:p>612,131,551</text:p>
          </table:table-cell>
          <table:table-cell office:value-type="float" office:value="366" calcext:value-type="float">
            <text:p>366</text:p>
          </table:table-cell>
          <table:table-cell office:value-type="float" office:value="1298966.62348575" calcext:value-type="float">
            <text:p>1298966.62348575</text:p>
          </table:table-cell>
          <table:table-cell office:value-type="float" office:value="2768111.91855385" calcext:value-type="float">
            <text:p>2768111.91855385</text:p>
          </table:table-cell>
          <table:table-cell office:value-type="float" office:value="1.05366204323944E+015" calcext:value-type="float">
            <text:p>10536620432394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CAL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972627" calcext:value-type="float">
            <text:p>972627</text:p>
          </table:table-cell>
          <table:table-cell table:style-name="ce1" office:value-type="float" office:value="355008855" calcext:value-type="float">
            <text:p>355,008,855</text:p>
          </table:table-cell>
          <table:table-cell office:value-type="float" office:value="1016" calcext:value-type="float">
            <text:p>1016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3" table:formula="of:=([.E16]-[.O16])/[.E16]" office:value-type="percentage" office:value="-0.646944879961751" calcext:value-type="percentage">
            <text:p>-65%</text:p>
          </table:table-cell>
          <table:table-cell table:style-name="ce3" table:formula="of:=([.D16]-([.O16]/[.P16]))/[.D16]" office:value-type="percentage" office:value="-0.64694487996175" calcext:value-type="percentage">
            <text:p>-65%</text:p>
          </table:table-cell>
          <table:table-cell table:style-name="ce3"/>
          <table:table-cell office:value-type="string" calcext:value-type="string">
            <text:p>CALAVE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84680016.083334" calcext:value-type="float">
            <text:p>584,680,016</text:p>
          </table:table-cell>
          <table:table-cell office:value-type="float" office:value="365" calcext:value-type="float">
            <text:p>365</text:p>
          </table:table-cell>
          <table:table-cell office:value-type="float" office:value="299413.828454741" calcext:value-type="float">
            <text:p>299413.828454741</text:p>
          </table:table-cell>
          <table:table-cell office:value-type="float" office:value="2568614.41716425" calcext:value-type="float">
            <text:p>2568614.41716425</text:p>
          </table:table-cell>
          <table:table-cell office:value-type="float" office:value="967228664251968" calcext:value-type="float">
            <text:p>967228664251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COL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421016" calcext:value-type="float">
            <text:p>1421016</text:p>
          </table:table-cell>
          <table:table-cell table:style-name="ce1" office:value-type="float" office:value="518670840" calcext:value-type="float">
            <text:p>518,670,840</text:p>
          </table:table-cell>
          <table:table-cell office:value-type="float" office:value="18156" calcext:value-type="float">
            <text:p>18156</text:p>
          </table:table-cell>
          <table:table-cell office:value-type="float" office:value="67031" calcext:value-type="float">
            <text:p>67031</text:p>
          </table:table-cell>
          <table:table-cell/>
          <table:table-cell table:style-name="ce3" table:formula="of:=([.E17]-[.O17])/[.E17]" office:value-type="percentage" office:value="-0.0276444689211119" calcext:value-type="percentage">
            <text:p>-3%</text:p>
          </table:table-cell>
          <table:table-cell table:style-name="ce3" table:formula="of:=([.D17]-([.O17]/[.P17]))/[.D17]" office:value-type="percentage" office:value="-0.0276444689211119" calcext:value-type="percentage">
            <text:p>-3%</text:p>
          </table:table-cell>
          <table:table-cell table:style-name="ce3"/>
          <table:table-cell office:value-type="string" calcext:value-type="string">
            <text:p>COLU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33009219.916667" calcext:value-type="float">
            <text:p>533,009,220</text:p>
          </table:table-cell>
          <table:table-cell office:value-type="float" office:value="365" calcext:value-type="float">
            <text:p>365</text:p>
          </table:table-cell>
          <table:table-cell office:value-type="float" office:value="958726.568403575" calcext:value-type="float">
            <text:p>958726.568403575</text:p>
          </table:table-cell>
          <table:table-cell office:value-type="float" office:value="1913579.46637042" calcext:value-type="float">
            <text:p>1913579.46637042</text:p>
          </table:table-cell>
          <table:table-cell office:value-type="float" office:value="788262841443728" calcext:value-type="float">
            <text:p>788262841443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COL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604043" calcext:value-type="float">
            <text:p>1604043</text:p>
          </table:table-cell>
          <table:table-cell table:style-name="ce1" office:value-type="float" office:value="585475695" calcext:value-type="float">
            <text:p>585,475,695</text:p>
          </table:table-cell>
          <table:table-cell office:value-type="float" office:value="37699" calcext:value-type="float">
            <text:p>37699</text:p>
          </table:table-cell>
          <table:table-cell office:value-type="float" office:value="125095" calcext:value-type="float">
            <text:p>125095</text:p>
          </table:table-cell>
          <table:table-cell/>
          <table:table-cell table:style-name="ce3" table:formula="of:=([.E18]-[.O18])/[.E18]" office:value-type="percentage" office:value="0.0292331903148718" calcext:value-type="percentage">
            <text:p>3%</text:p>
          </table:table-cell>
          <table:table-cell table:style-name="ce3" table:formula="of:=([.D18]-([.O18]/[.P18]))/[.D18]" office:value-type="percentage" office:value="0.0318855586473449" calcext:value-type="percentage">
            <text:p>3%</text:p>
          </table:table-cell>
          <table:table-cell table:style-name="ce3"/>
          <table:table-cell office:value-type="string" calcext:value-type="string">
            <text:p>COLUS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68360372.583333" calcext:value-type="float">
            <text:p>568,360,373</text:p>
          </table:table-cell>
          <table:table-cell office:value-type="float" office:value="366" calcext:value-type="float">
            <text:p>366</text:p>
          </table:table-cell>
          <table:table-cell office:value-type="float" office:value="1035678.24122617" calcext:value-type="float">
            <text:p>1035678.24122617</text:p>
          </table:table-cell>
          <table:table-cell office:value-type="float" office:value="1963495.02035615" calcext:value-type="float">
            <text:p>1963495.02035615</text:p>
          </table:table-cell>
          <table:table-cell office:value-type="float" office:value="889110535441793" calcext:value-type="float">
            <text:p>8891105354417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COL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377483" calcext:value-type="float">
            <text:p>1377483</text:p>
          </table:table-cell>
          <table:table-cell table:style-name="ce1" office:value-type="float" office:value="502781295" calcext:value-type="float">
            <text:p>502,781,295</text:p>
          </table:table-cell>
          <table:table-cell office:value-type="float" office:value="14433" calcext:value-type="float">
            <text:p>14433</text:p>
          </table:table-cell>
          <table:table-cell office:value-type="float" office:value="60302" calcext:value-type="float">
            <text:p>60302</text:p>
          </table:table-cell>
          <table:table-cell/>
          <table:table-cell table:style-name="ce3" table:formula="of:=([.E19]-[.O19])/[.E19]" office:value-type="percentage" office:value="-0.0234221713140701" calcext:value-type="percentage">
            <text:p>-2%</text:p>
          </table:table-cell>
          <table:table-cell table:style-name="ce3" table:formula="of:=([.D19]-([.O19]/[.P19]))/[.D19]" office:value-type="percentage" office:value="-0.0234221713140701" calcext:value-type="percentage">
            <text:p>-2%</text:p>
          </table:table-cell>
          <table:table-cell table:style-name="ce3"/>
          <table:table-cell office:value-type="string" calcext:value-type="string">
            <text:p>COLU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14557524.625" calcext:value-type="float">
            <text:p>514,557,525</text:p>
          </table:table-cell>
          <table:table-cell office:value-type="float" office:value="365" calcext:value-type="float">
            <text:p>365</text:p>
          </table:table-cell>
          <table:table-cell office:value-type="float" office:value="231038.78335517" calcext:value-type="float">
            <text:p>231038.78335517</text:p>
          </table:table-cell>
          <table:table-cell office:value-type="float" office:value="2165053.58979938" calcext:value-type="float">
            <text:p>2165053.58979938</text:p>
          </table:table-cell>
          <table:table-cell office:value-type="float" office:value="757349996328228" calcext:value-type="float">
            <text:p>757349996328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C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21081241" calcext:value-type="float">
            <text:p>21081241</text:p>
          </table:table-cell>
          <table:table-cell table:style-name="ce1" office:value-type="float" office:value="7694652965" calcext:value-type="float">
            <text:p>7,694,652,965</text:p>
          </table:table-cell>
          <table:table-cell office:value-type="float" office:value="246459" calcext:value-type="float">
            <text:p>246459</text:p>
          </table:table-cell>
          <table:table-cell office:value-type="float" office:value="255134" calcext:value-type="float">
            <text:p>255134</text:p>
          </table:table-cell>
          <table:table-cell/>
          <table:table-cell table:style-name="ce3" table:formula="of:=([.E20]-[.O20])/[.E20]" office:value-type="percentage" office:value="0.508620461954766" calcext:value-type="percentage">
            <text:p>51%</text:p>
          </table:table-cell>
          <table:table-cell table:style-name="ce3" table:formula="of:=([.D20]-([.O20]/[.P20]))/[.D20]" office:value-type="percentage" office:value="0.508620461954766" calcext:value-type="percentage">
            <text:p>51%</text:p>
          </table:table-cell>
          <table:table-cell table:style-name="ce3"/>
          <table:table-cell office:value-type="string" calcext:value-type="string">
            <text:p>CONTRA COS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780995019.36009" calcext:value-type="float">
            <text:p>3,780,995,019</text:p>
          </table:table-cell>
          <table:table-cell office:value-type="float" office:value="365" calcext:value-type="float">
            <text:p>365</text:p>
          </table:table-cell>
          <table:table-cell office:value-type="float" office:value="3087112.04002337" calcext:value-type="float">
            <text:p>3087112.04002337</text:p>
          </table:table-cell>
          <table:table-cell office:value-type="float" office:value="14232610.2530196" calcext:value-type="float">
            <text:p>14232610.2530196</text:p>
          </table:table-cell>
          <table:table-cell office:value-type="float" office:value="4.05365685054221E+016" calcext:value-type="float">
            <text:p>40536568505422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C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22442644" calcext:value-type="float">
            <text:p>22442644</text:p>
          </table:table-cell>
          <table:table-cell table:style-name="ce1" office:value-type="float" office:value="8191565060" calcext:value-type="float">
            <text:p>8,191,565,060</text:p>
          </table:table-cell>
          <table:table-cell office:value-type="float" office:value="297688" calcext:value-type="float">
            <text:p>297688</text:p>
          </table:table-cell>
          <table:table-cell office:value-type="float" office:value="278465" calcext:value-type="float">
            <text:p>278465</text:p>
          </table:table-cell>
          <table:table-cell/>
          <table:table-cell table:style-name="ce3" table:formula="of:=([.E21]-[.O21])/[.E21]" office:value-type="percentage" office:value="0.522842581970877" calcext:value-type="percentage">
            <text:p>52%</text:p>
          </table:table-cell>
          <table:table-cell table:style-name="ce3" table:formula="of:=([.D21]-([.O21]/[.P21]))/[.D21]" office:value-type="percentage" office:value="0.524146290763306" calcext:value-type="percentage">
            <text:p>52%</text:p>
          </table:table-cell>
          <table:table-cell table:style-name="ce3"/>
          <table:table-cell office:value-type="string" calcext:value-type="string">
            <text:p>CONTRA COS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908666033.64718" calcext:value-type="float">
            <text:p>3,908,666,034</text:p>
          </table:table-cell>
          <table:table-cell office:value-type="float" office:value="366" calcext:value-type="float">
            <text:p>366</text:p>
          </table:table-cell>
          <table:table-cell office:value-type="float" office:value="6009460.86391181" calcext:value-type="float">
            <text:p>6009460.86391181</text:p>
          </table:table-cell>
          <table:table-cell office:value-type="float" office:value="18823399.6370236" calcext:value-type="float">
            <text:p>18823399.6370236</text:p>
          </table:table-cell>
          <table:table-cell office:value-type="float" office:value="4.31183183516083E+016" calcext:value-type="float">
            <text:p>43118318351608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CC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20582425" calcext:value-type="float">
            <text:p>20582425</text:p>
          </table:table-cell>
          <table:table-cell table:style-name="ce1" office:value-type="float" office:value="7512585125" calcext:value-type="float">
            <text:p>7,512,585,125</text:p>
          </table:table-cell>
          <table:table-cell office:value-type="float" office:value="254957" calcext:value-type="float">
            <text:p>254957</text:p>
          </table:table-cell>
          <table:table-cell office:value-type="float" office:value="216738" calcext:value-type="float">
            <text:p>216738</text:p>
          </table:table-cell>
          <table:table-cell/>
          <table:table-cell table:style-name="ce3" table:formula="of:=([.E22]-[.O22])/[.E22]" office:value-type="percentage" office:value="0.540690596406254" calcext:value-type="percentage">
            <text:p>54%</text:p>
          </table:table-cell>
          <table:table-cell table:style-name="ce3" table:formula="of:=([.D22]-([.O22]/[.P22]))/[.D22]" office:value-type="percentage" office:value="0.540690596406254" calcext:value-type="percentage">
            <text:p>54%</text:p>
          </table:table-cell>
          <table:table-cell table:style-name="ce3"/>
          <table:table-cell office:value-type="string" calcext:value-type="string">
            <text:p>CONTRA COS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450600993.211" calcext:value-type="float">
            <text:p>3,450,600,993</text:p>
          </table:table-cell>
          <table:table-cell office:value-type="float" office:value="365" calcext:value-type="float">
            <text:p>365</text:p>
          </table:table-cell>
          <table:table-cell office:value-type="float" office:value="1682037.31071906" calcext:value-type="float">
            <text:p>1682037.31071906</text:p>
          </table:table-cell>
          <table:table-cell office:value-type="float" office:value="13247198.7951256" calcext:value-type="float">
            <text:p>13247198.7951256</text:p>
          </table:table-cell>
          <table:table-cell office:value-type="float" office:value="3.31291635103448E+016" calcext:value-type="float">
            <text:p>33129163510344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N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640658" calcext:value-type="float">
            <text:p>640658</text:p>
          </table:table-cell>
          <table:table-cell table:style-name="ce1" office:value-type="float" office:value="233840170" calcext:value-type="float">
            <text:p>233,840,170</text:p>
          </table:table-cell>
          <table:table-cell office:value-type="float" office:value="15266" calcext:value-type="float">
            <text:p>15266</text:p>
          </table:table-cell>
          <table:table-cell office:value-type="float" office:value="13852" calcext:value-type="float">
            <text:p>13852</text:p>
          </table:table-cell>
          <table:table-cell/>
          <table:table-cell table:style-name="ce3" table:formula="of:=([.E23]-[.O23])/[.E23]" office:value-type="percentage" office:value="-0.44012978038233" calcext:value-type="percentage">
            <text:p>-44%</text:p>
          </table:table-cell>
          <table:table-cell table:style-name="ce3" table:formula="of:=([.D23]-([.O23]/[.P23]))/[.D23]" office:value-type="percentage" office:value="-0.44012978038233" calcext:value-type="percentage">
            <text:p>-44%</text:p>
          </table:table-cell>
          <table:table-cell table:style-name="ce3"/>
          <table:table-cell office:value-type="string" calcext:value-type="string">
            <text:p>DEL NOR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36760192.666667" calcext:value-type="float">
            <text:p>336,760,193</text:p>
          </table:table-cell>
          <table:table-cell office:value-type="float" office:value="365" calcext:value-type="float">
            <text:p>365</text:p>
          </table:table-cell>
          <table:table-cell office:value-type="float" office:value="644403.490202645" calcext:value-type="float">
            <text:p>644403.490202645</text:p>
          </table:table-cell>
          <table:table-cell office:value-type="float" office:value="1883560.79887827" calcext:value-type="float">
            <text:p>1883560.79887827</text:p>
          </table:table-cell>
          <table:table-cell office:value-type="float" office:value="314739982459613" calcext:value-type="float">
            <text:p>3147399824596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N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712355" calcext:value-type="float">
            <text:p>712355</text:p>
          </table:table-cell>
          <table:table-cell table:style-name="ce1" office:value-type="float" office:value="260009575" calcext:value-type="float">
            <text:p>260,009,575</text:p>
          </table:table-cell>
          <table:table-cell office:value-type="float" office:value="24818" calcext:value-type="float">
            <text:p>24818</text:p>
          </table:table-cell>
          <table:table-cell office:value-type="float" office:value="16547" calcext:value-type="float">
            <text:p>16547</text:p>
          </table:table-cell>
          <table:table-cell/>
          <table:table-cell table:style-name="ce3" table:formula="of:=([.E24]-[.O24])/[.E24]" office:value-type="percentage" office:value="-0.296531367482651" calcext:value-type="percentage">
            <text:p>-30%</text:p>
          </table:table-cell>
          <table:table-cell table:style-name="ce3" table:formula="of:=([.D24]-([.O24]/[.P24]))/[.D24]" office:value-type="percentage" office:value="-0.29298893205237" calcext:value-type="percentage">
            <text:p>-29%</text:p>
          </table:table-cell>
          <table:table-cell table:style-name="ce3"/>
          <table:table-cell office:value-type="string" calcext:value-type="string">
            <text:p>DEL NORT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37110569.833333" calcext:value-type="float">
            <text:p>337,110,570</text:p>
          </table:table-cell>
          <table:table-cell office:value-type="float" office:value="366" calcext:value-type="float">
            <text:p>366</text:p>
          </table:table-cell>
          <table:table-cell office:value-type="float" office:value="658901.490174296" calcext:value-type="float">
            <text:p>658901.490174296</text:p>
          </table:table-cell>
          <table:table-cell office:value-type="float" office:value="1856456.17102799" calcext:value-type="float">
            <text:p>1856456.17102799</text:p>
          </table:table-cell>
          <table:table-cell office:value-type="float" office:value="314237614632574" calcext:value-type="float">
            <text:p>3142376146325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N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687387" calcext:value-type="float">
            <text:p>687387</text:p>
          </table:table-cell>
          <table:table-cell table:style-name="ce1" office:value-type="float" office:value="250896255" calcext:value-type="float">
            <text:p>250,896,255</text:p>
          </table:table-cell>
          <table:table-cell office:value-type="float" office:value="16412" calcext:value-type="float">
            <text:p>16412</text:p>
          </table:table-cell>
          <table:table-cell office:value-type="float" office:value="11519" calcext:value-type="float">
            <text:p>11519</text:p>
          </table:table-cell>
          <table:table-cell/>
          <table:table-cell table:style-name="ce3" table:formula="of:=([.E25]-[.O25])/[.E25]" office:value-type="percentage" office:value="-0.516706864888571" calcext:value-type="percentage">
            <text:p>-52%</text:p>
          </table:table-cell>
          <table:table-cell table:style-name="ce3" table:formula="of:=([.D25]-([.O25]/[.P25]))/[.D25]" office:value-type="percentage" office:value="-0.520873641989913" calcext:value-type="percentage">
            <text:p>-52%</text:p>
          </table:table-cell>
          <table:table-cell table:style-name="ce3"/>
          <table:table-cell office:value-type="string" calcext:value-type="string">
            <text:p>DEL NOR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80536072.333333" calcext:value-type="float">
            <text:p>380,536,072</text:p>
          </table:table-cell>
          <table:table-cell office:value-type="float" office:value="364" calcext:value-type="float">
            <text:p>364</text:p>
          </table:table-cell>
          <table:table-cell office:value-type="float" office:value="707449.529606945" calcext:value-type="float">
            <text:p>707449.529606945</text:p>
          </table:table-cell>
          <table:table-cell office:value-type="float" office:value="1306619.66132928" calcext:value-type="float">
            <text:p>1306619.66132928</text:p>
          </table:table-cell>
          <table:table-cell office:value-type="float" office:value="401338236600309" calcext:value-type="float">
            <text:p>4013382366003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ED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3985348" calcext:value-type="float">
            <text:p>3985348</text:p>
          </table:table-cell>
          <table:table-cell table:style-name="ce1" office:value-type="float" office:value="1454652020" calcext:value-type="float">
            <text:p>1,454,652,020</text:p>
          </table:table-cell>
          <table:table-cell office:value-type="float" office:value="39049" calcext:value-type="float">
            <text:p>39049</text:p>
          </table:table-cell>
          <table:table-cell office:value-type="float" office:value="53601" calcext:value-type="float">
            <text:p>53601</text:p>
          </table:table-cell>
          <table:table-cell/>
          <table:table-cell table:style-name="ce3" table:formula="of:=([.E26]-[.O26])/[.E26]" office:value-type="percentage" office:value="0.257534386729137" calcext:value-type="percentage">
            <text:p>26%</text:p>
          </table:table-cell>
          <table:table-cell table:style-name="ce3" table:formula="of:=([.D26]-([.O26]/[.P26]))/[.D26]" office:value-type="percentage" office:value="0.257534386729137" calcext:value-type="percentage">
            <text:p>26%</text:p>
          </table:table-cell>
          <table:table-cell table:style-name="ce3"/>
          <table:table-cell office:value-type="string" calcext:value-type="string">
            <text:p>EL DORA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080029104.125" calcext:value-type="float">
            <text:p>1,080,029,104</text:p>
          </table:table-cell>
          <table:table-cell office:value-type="float" office:value="365" calcext:value-type="float">
            <text:p>365</text:p>
          </table:table-cell>
          <table:table-cell office:value-type="float" office:value="1463266.16678921" calcext:value-type="float">
            <text:p>1463266.16678921</text:p>
          </table:table-cell>
          <table:table-cell office:value-type="float" office:value="4545736.11563173" calcext:value-type="float">
            <text:p>4545736.11563173</text:p>
          </table:table-cell>
          <table:table-cell office:value-type="float" office:value="3.4630054479636E+015" calcext:value-type="float">
            <text:p>3463005447963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ED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4472471" calcext:value-type="float">
            <text:p>4472471</text:p>
          </table:table-cell>
          <table:table-cell table:style-name="ce1" office:value-type="float" office:value="1632451915" calcext:value-type="float">
            <text:p>1,632,451,915</text:p>
          </table:table-cell>
          <table:table-cell office:value-type="float" office:value="66837" calcext:value-type="float">
            <text:p>66837</text:p>
          </table:table-cell>
          <table:table-cell office:value-type="float" office:value="56502" calcext:value-type="float">
            <text:p>56502</text:p>
          </table:table-cell>
          <table:table-cell/>
          <table:table-cell table:style-name="ce3" table:formula="of:=([.E27]-[.O27])/[.E27]" office:value-type="percentage" office:value="0.418008929148152" calcext:value-type="percentage">
            <text:p>42%</text:p>
          </table:table-cell>
          <table:table-cell table:style-name="ce3" table:formula="of:=([.D27]-([.O27]/[.P27]))/[.D27]" office:value-type="percentage" office:value="0.419599068685999" calcext:value-type="percentage">
            <text:p>42%</text:p>
          </table:table-cell>
          <table:table-cell table:style-name="ce3"/>
          <table:table-cell office:value-type="string" calcext:value-type="string">
            <text:p>EL DORAD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50072438.125" calcext:value-type="float">
            <text:p>950,072,438</text:p>
          </table:table-cell>
          <table:table-cell office:value-type="float" office:value="366" calcext:value-type="float">
            <text:p>366</text:p>
          </table:table-cell>
          <table:table-cell office:value-type="float" office:value="1587483.13657664" calcext:value-type="float">
            <text:p>1587483.13657664</text:p>
          </table:table-cell>
          <table:table-cell office:value-type="float" office:value="4080999.14404103" calcext:value-type="float">
            <text:p>4080999.14404103</text:p>
          </table:table-cell>
          <table:table-cell office:value-type="float" office:value="2.54182984094202E+015" calcext:value-type="float">
            <text:p>25418298409420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ED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3857202" calcext:value-type="float">
            <text:p>3857202</text:p>
          </table:table-cell>
          <table:table-cell table:style-name="ce1" office:value-type="float" office:value="1407878730" calcext:value-type="float">
            <text:p>1,407,878,730</text:p>
          </table:table-cell>
          <table:table-cell office:value-type="float" office:value="40328" calcext:value-type="float">
            <text:p>40328</text:p>
          </table:table-cell>
          <table:table-cell office:value-type="float" office:value="47279" calcext:value-type="float">
            <text:p>47279</text:p>
          </table:table-cell>
          <table:table-cell/>
          <table:table-cell table:style-name="ce3" table:formula="of:=([.E28]-[.O28])/[.E28]" office:value-type="percentage" office:value="0.324852815063363" calcext:value-type="percentage">
            <text:p>32%</text:p>
          </table:table-cell>
          <table:table-cell table:style-name="ce3" table:formula="of:=([.D28]-([.O28]/[.P28]))/[.D28]" office:value-type="percentage" office:value="0.324852815063363" calcext:value-type="percentage">
            <text:p>32%</text:p>
          </table:table-cell>
          <table:table-cell table:style-name="ce3"/>
          <table:table-cell office:value-type="string" calcext:value-type="string">
            <text:p>EL DORAD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50525361.291667" calcext:value-type="float">
            <text:p>950,525,361</text:p>
          </table:table-cell>
          <table:table-cell office:value-type="float" office:value="365" calcext:value-type="float">
            <text:p>365</text:p>
          </table:table-cell>
          <table:table-cell office:value-type="float" office:value="221980.561143175" calcext:value-type="float">
            <text:p>221980.561143175</text:p>
          </table:table-cell>
          <table:table-cell office:value-type="float" office:value="3564378.95451038" calcext:value-type="float">
            <text:p>3564378.95451038</text:p>
          </table:table-cell>
          <table:table-cell office:value-type="float" office:value="2.51351186925474E+015" calcext:value-type="float">
            <text:p>25135118692547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FRE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8985549" calcext:value-type="float">
            <text:p>18985549</text:p>
          </table:table-cell>
          <table:table-cell table:style-name="ce1" office:value-type="float" office:value="6929725385" calcext:value-type="float">
            <text:p>6,929,725,385</text:p>
          </table:table-cell>
          <table:table-cell office:value-type="float" office:value="460200" calcext:value-type="float">
            <text:p>460200</text:p>
          </table:table-cell>
          <table:table-cell office:value-type="float" office:value="790084" calcext:value-type="float">
            <text:p>790084</text:p>
          </table:table-cell>
          <table:table-cell/>
          <table:table-cell table:style-name="ce3" table:formula="of:=([.E29]-[.O29])/[.E29]" office:value-type="percentage" office:value="0.319547879939556" calcext:value-type="percentage">
            <text:p>32%</text:p>
          </table:table-cell>
          <table:table-cell table:style-name="ce3" table:formula="of:=([.D29]-([.O29]/[.P29]))/[.D29]" office:value-type="percentage" office:value="0.319547879939556" calcext:value-type="percentage">
            <text:p>32%</text:p>
          </table:table-cell>
          <table:table-cell table:style-name="ce3"/>
          <table:table-cell office:value-type="string" calcext:value-type="string">
            <text:p>FRES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715346329.65993" calcext:value-type="float">
            <text:p>4,715,346,330</text:p>
          </table:table-cell>
          <table:table-cell office:value-type="float" office:value="365" calcext:value-type="float">
            <text:p>365</text:p>
          </table:table-cell>
          <table:table-cell office:value-type="float" office:value="8873438.75846325" calcext:value-type="float">
            <text:p>8873438.75846325</text:p>
          </table:table-cell>
          <table:table-cell office:value-type="float" office:value="17997534.9818534" calcext:value-type="float">
            <text:p>17997534.9818534</text:p>
          </table:table-cell>
          <table:table-cell office:value-type="float" office:value="6.1785724827985E+016" calcext:value-type="float">
            <text:p>61785724827985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FRE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22376094" calcext:value-type="float">
            <text:p>22376094</text:p>
          </table:table-cell>
          <table:table-cell table:style-name="ce1" office:value-type="float" office:value="8167274310" calcext:value-type="float">
            <text:p>8,167,274,310</text:p>
          </table:table-cell>
          <table:table-cell office:value-type="float" office:value="552185" calcext:value-type="float">
            <text:p>552185</text:p>
          </table:table-cell>
          <table:table-cell office:value-type="float" office:value="885967" calcext:value-type="float">
            <text:p>885967</text:p>
          </table:table-cell>
          <table:table-cell/>
          <table:table-cell table:style-name="ce3" table:formula="of:=([.E30]-[.O30])/[.E30]" office:value-type="percentage" office:value="0.401885436269467" calcext:value-type="percentage">
            <text:p>40%</text:p>
          </table:table-cell>
          <table:table-cell table:style-name="ce3" table:formula="of:=([.D30]-([.O30]/[.P30]))/[.D30]" office:value-type="percentage" office:value="0.403519629066545" calcext:value-type="percentage">
            <text:p>40%</text:p>
          </table:table-cell>
          <table:table-cell table:style-name="ce3"/>
          <table:table-cell office:value-type="string" calcext:value-type="string">
            <text:p>FRES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884965710.79324" calcext:value-type="float">
            <text:p>4,884,965,711</text:p>
          </table:table-cell>
          <table:table-cell office:value-type="float" office:value="366" calcext:value-type="float">
            <text:p>366</text:p>
          </table:table-cell>
          <table:table-cell office:value-type="float" office:value="9158363.57239095" calcext:value-type="float">
            <text:p>9158363.57239095</text:p>
          </table:table-cell>
          <table:table-cell office:value-type="float" office:value="16949595.323656" calcext:value-type="float">
            <text:p>16949595.323656</text:p>
          </table:table-cell>
          <table:table-cell office:value-type="float" office:value="6.60705083730223E+016" calcext:value-type="float">
            <text:p>66070508373022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FRE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9058800" calcext:value-type="float">
            <text:p>19058800</text:p>
          </table:table-cell>
          <table:table-cell table:style-name="ce1" office:value-type="float" office:value="6956462000" calcext:value-type="float">
            <text:p>6,956,462,000</text:p>
          </table:table-cell>
          <table:table-cell office:value-type="float" office:value="457107" calcext:value-type="float">
            <text:p>457107</text:p>
          </table:table-cell>
          <table:table-cell office:value-type="float" office:value="704796" calcext:value-type="float">
            <text:p>704796</text:p>
          </table:table-cell>
          <table:table-cell/>
          <table:table-cell table:style-name="ce3" table:formula="of:=([.E31]-[.O31])/[.E31]" office:value-type="percentage" office:value="0.359474592315906" calcext:value-type="percentage">
            <text:p>36%</text:p>
          </table:table-cell>
          <table:table-cell table:style-name="ce3" table:formula="of:=([.D31]-([.O31]/[.P31]))/[.D31]" office:value-type="percentage" office:value="0.359474592315906" calcext:value-type="percentage">
            <text:p>36%</text:p>
          </table:table-cell>
          <table:table-cell table:style-name="ce3"/>
          <table:table-cell office:value-type="string" calcext:value-type="string">
            <text:p>FRES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455790658.58891" calcext:value-type="float">
            <text:p>4,455,790,659</text:p>
          </table:table-cell>
          <table:table-cell office:value-type="float" office:value="365" calcext:value-type="float">
            <text:p>365</text:p>
          </table:table-cell>
          <table:table-cell office:value-type="float" office:value="3188743.46283861" calcext:value-type="float">
            <text:p>3188743.46283861</text:p>
          </table:table-cell>
          <table:table-cell office:value-type="float" office:value="25083362.9076162" calcext:value-type="float">
            <text:p>25083362.9076162</text:p>
          </table:table-cell>
          <table:table-cell office:value-type="float" office:value="5.87519184531651E+016" calcext:value-type="float">
            <text:p>58751918453165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GLE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198727" calcext:value-type="float">
            <text:p>1198727</text:p>
          </table:table-cell>
          <table:table-cell table:style-name="ce1" office:value-type="float" office:value="437535355" calcext:value-type="float">
            <text:p>437,535,355</text:p>
          </table:table-cell>
          <table:table-cell office:value-type="float" office:value="17728" calcext:value-type="float">
            <text:p>17728</text:p>
          </table:table-cell>
          <table:table-cell office:value-type="float" office:value="88170" calcext:value-type="float">
            <text:p>88170</text:p>
          </table:table-cell>
          <table:table-cell/>
          <table:table-cell table:style-name="ce3" table:formula="of:=([.E32]-[.O32])/[.E32]" office:value-type="percentage" office:value="0.0282853023195498" calcext:value-type="percentage">
            <text:p>3%</text:p>
          </table:table-cell>
          <table:table-cell table:style-name="ce3" table:formula="of:=([.D32]-([.O32]/[.P32]))/[.D32]" office:value-type="percentage" office:value="0.0282853023195499" calcext:value-type="percentage">
            <text:p>3%</text:p>
          </table:table-cell>
          <table:table-cell table:style-name="ce3"/>
          <table:table-cell office:value-type="string" calcext:value-type="string">
            <text:p>GLEN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25159535.208333" calcext:value-type="float">
            <text:p>425,159,535</text:p>
          </table:table-cell>
          <table:table-cell office:value-type="float" office:value="365" calcext:value-type="float">
            <text:p>365</text:p>
          </table:table-cell>
          <table:table-cell office:value-type="float" office:value="841527.463446235" calcext:value-type="float">
            <text:p>841527.463446235</text:p>
          </table:table-cell>
          <table:table-cell office:value-type="float" office:value="1772148.66408845" calcext:value-type="float">
            <text:p>1772148.66408845</text:p>
          </table:table-cell>
          <table:table-cell office:value-type="float" office:value="502901124579828" calcext:value-type="float">
            <text:p>5029011245798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GLE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321278" calcext:value-type="float">
            <text:p>1321278</text:p>
          </table:table-cell>
          <table:table-cell table:style-name="ce1" office:value-type="float" office:value="482266470" calcext:value-type="float">
            <text:p>482,266,470</text:p>
          </table:table-cell>
          <table:table-cell office:value-type="float" office:value="28402" calcext:value-type="float">
            <text:p>28402</text:p>
          </table:table-cell>
          <table:table-cell office:value-type="float" office:value="108450" calcext:value-type="float">
            <text:p>108450</text:p>
          </table:table-cell>
          <table:table-cell/>
          <table:table-cell table:style-name="ce3" table:formula="of:=([.E33]-[.O33])/[.E33]" office:value-type="percentage" office:value="0.128259465491488" calcext:value-type="percentage">
            <text:p>13%</text:p>
          </table:table-cell>
          <table:table-cell table:style-name="ce3" table:formula="of:=([.D33]-([.O33]/[.P33]))/[.D33]" office:value-type="percentage" office:value="0.130641270230582" calcext:value-type="percentage">
            <text:p>13%</text:p>
          </table:table-cell>
          <table:table-cell table:style-name="ce3"/>
          <table:table-cell office:value-type="string" calcext:value-type="string">
            <text:p>GLEN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20411230.333333" calcext:value-type="float">
            <text:p>420,411,230</text:p>
          </table:table-cell>
          <table:table-cell office:value-type="float" office:value="366" calcext:value-type="float">
            <text:p>366</text:p>
          </table:table-cell>
          <table:table-cell office:value-type="float" office:value="842826.722491054" calcext:value-type="float">
            <text:p>842826.722491054</text:p>
          </table:table-cell>
          <table:table-cell office:value-type="float" office:value="1806671.57040617" calcext:value-type="float">
            <text:p>1806671.57040617</text:p>
          </table:table-cell>
          <table:table-cell office:value-type="float" office:value="489130600237241" calcext:value-type="float">
            <text:p>4891306002372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GLE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170683" calcext:value-type="float">
            <text:p>1170683</text:p>
          </table:table-cell>
          <table:table-cell table:style-name="ce1" office:value-type="float" office:value="427299295" calcext:value-type="float">
            <text:p>427,299,295</text:p>
          </table:table-cell>
          <table:table-cell office:value-type="float" office:value="18404" calcext:value-type="float">
            <text:p>18404</text:p>
          </table:table-cell>
          <table:table-cell office:value-type="float" office:value="85139" calcext:value-type="float">
            <text:p>85139</text:p>
          </table:table-cell>
          <table:table-cell/>
          <table:table-cell table:style-name="ce3" table:formula="of:=([.E34]-[.O34])/[.E34]" office:value-type="percentage" office:value="0.354483111382932" calcext:value-type="percentage">
            <text:p>35%</text:p>
          </table:table-cell>
          <table:table-cell table:style-name="ce3" table:formula="of:=([.D34]-([.O34]/[.P34]))/[.D34]" office:value-type="percentage" office:value="0.354483111382932" calcext:value-type="percentage">
            <text:p>35%</text:p>
          </table:table-cell>
          <table:table-cell table:style-name="ce3"/>
          <table:table-cell office:value-type="string" calcext:value-type="string">
            <text:p>GLEN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75828911.416666" calcext:value-type="float">
            <text:p>275,828,911</text:p>
          </table:table-cell>
          <table:table-cell office:value-type="float" office:value="365" calcext:value-type="float">
            <text:p>365</text:p>
          </table:table-cell>
          <table:table-cell office:value-type="float" office:value="81026.7447281525" calcext:value-type="float">
            <text:p>81026.7447281525</text:p>
          </table:table-cell>
          <table:table-cell office:value-type="float" office:value="1876383.67266162" calcext:value-type="float">
            <text:p>1876383.67266162</text:p>
          </table:table-cell>
          <table:table-cell office:value-type="float" office:value="269239365246643" calcext:value-type="float">
            <text:p>2692393652466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HUM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3128202" calcext:value-type="float">
            <text:p>3128202</text:p>
          </table:table-cell>
          <table:table-cell table:style-name="ce1" office:value-type="float" office:value="1141793730" calcext:value-type="float">
            <text:p>1,141,793,730</text:p>
          </table:table-cell>
          <table:table-cell office:value-type="float" office:value="48702" calcext:value-type="float">
            <text:p>48702</text:p>
          </table:table-cell>
          <table:table-cell office:value-type="float" office:value="50218" calcext:value-type="float">
            <text:p>50218</text:p>
          </table:table-cell>
          <table:table-cell/>
          <table:table-cell table:style-name="ce3" table:formula="of:=([.E35]-[.O35])/[.E35]" office:value-type="percentage" office:value="-0.443336425317674" calcext:value-type="percentage">
            <text:p>-44%</text:p>
          </table:table-cell>
          <table:table-cell table:style-name="ce3" table:formula="of:=([.D35]-([.O35]/[.P35]))/[.D35]" office:value-type="percentage" office:value="-0.443336425317674" calcext:value-type="percentage">
            <text:p>-44%</text:p>
          </table:table-cell>
          <table:table-cell table:style-name="ce3"/>
          <table:table-cell office:value-type="string" calcext:value-type="string">
            <text:p>HUMBOLD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47992480.70833" calcext:value-type="float">
            <text:p>1,647,992,481</text:p>
          </table:table-cell>
          <table:table-cell office:value-type="float" office:value="365" calcext:value-type="float">
            <text:p>365</text:p>
          </table:table-cell>
          <table:table-cell office:value-type="float" office:value="3143963.99022117" calcext:value-type="float">
            <text:p>3143963.99022117</text:p>
          </table:table-cell>
          <table:table-cell office:value-type="float" office:value="8217614.1355489" calcext:value-type="float">
            <text:p>8217614.1355489</text:p>
          </table:table-cell>
          <table:table-cell office:value-type="float" office:value="7.53549498581146E+015" calcext:value-type="float">
            <text:p>75354949858114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HUM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3387142" calcext:value-type="float">
            <text:p>3387142</text:p>
          </table:table-cell>
          <table:table-cell table:style-name="ce1" office:value-type="float" office:value="1236306830" calcext:value-type="float">
            <text:p>1,236,306,830</text:p>
          </table:table-cell>
          <table:table-cell office:value-type="float" office:value="77835" calcext:value-type="float">
            <text:p>77835</text:p>
          </table:table-cell>
          <table:table-cell office:value-type="float" office:value="70050" calcext:value-type="float">
            <text:p>70050</text:p>
          </table:table-cell>
          <table:table-cell/>
          <table:table-cell table:style-name="ce3" table:formula="of:=([.E36]-[.O36])/[.E36]" office:value-type="percentage" office:value="-0.312024775165778" calcext:value-type="percentage">
            <text:p>-31%</text:p>
          </table:table-cell>
          <table:table-cell table:style-name="ce3" table:formula="of:=([.D36]-([.O36]/[.P36]))/[.D36]" office:value-type="percentage" office:value="-0.308440008020517" calcext:value-type="percentage">
            <text:p>-31%</text:p>
          </table:table-cell>
          <table:table-cell table:style-name="ce3"/>
          <table:table-cell office:value-type="string" calcext:value-type="string">
            <text:p>HUMBOLD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22065190.66667" calcext:value-type="float">
            <text:p>1,622,065,191</text:p>
          </table:table-cell>
          <table:table-cell office:value-type="float" office:value="366" calcext:value-type="float">
            <text:p>366</text:p>
          </table:table-cell>
          <table:table-cell office:value-type="float" office:value="3130321.40563169" calcext:value-type="float">
            <text:p>3130321.40563169</text:p>
          </table:table-cell>
          <table:table-cell office:value-type="float" office:value="8096784.99017648" calcext:value-type="float">
            <text:p>8096784.99017648</text:p>
          </table:table-cell>
          <table:table-cell office:value-type="float" office:value="7.27257290608748E+015" calcext:value-type="float">
            <text:p>7272572906087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HUM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082412" calcext:value-type="float">
            <text:p>3082412</text:p>
          </table:table-cell>
          <table:table-cell table:style-name="ce1" office:value-type="float" office:value="1125080380" calcext:value-type="float">
            <text:p>1,125,080,380</text:p>
          </table:table-cell>
          <table:table-cell office:value-type="float" office:value="50217" calcext:value-type="float">
            <text:p>50217</text:p>
          </table:table-cell>
          <table:table-cell office:value-type="float" office:value="47275" calcext:value-type="float">
            <text:p>47275</text:p>
          </table:table-cell>
          <table:table-cell/>
          <table:table-cell table:style-name="ce3" table:formula="of:=([.E37]-[.O37])/[.E37]" office:value-type="percentage" office:value="-0.288908673944405" calcext:value-type="percentage">
            <text:p>-29%</text:p>
          </table:table-cell>
          <table:table-cell table:style-name="ce3" table:formula="of:=([.D37]-([.O37]/[.P37]))/[.D37]" office:value-type="percentage" office:value="-0.292449631839857" calcext:value-type="percentage">
            <text:p>-29%</text:p>
          </table:table-cell>
          <table:table-cell table:style-name="ce3"/>
          <table:table-cell office:value-type="string" calcext:value-type="string">
            <text:p>HUMBOLD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450125860.66667" calcext:value-type="float">
            <text:p>1,450,125,861</text:p>
          </table:table-cell>
          <table:table-cell office:value-type="float" office:value="364" calcext:value-type="float">
            <text:p>364</text:p>
          </table:table-cell>
          <table:table-cell office:value-type="float" office:value="2470697.07461432" calcext:value-type="float">
            <text:p>2470697.07461432</text:p>
          </table:table-cell>
          <table:table-cell office:value-type="float" office:value="5542010.68258166" calcext:value-type="float">
            <text:p>5542010.68258166</text:p>
          </table:table-cell>
          <table:table-cell office:value-type="float" office:value="5.91690889285757E+015" calcext:value-type="float">
            <text:p>59169088928575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IMP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4871098" calcext:value-type="float">
            <text:p>4871098</text:p>
          </table:table-cell>
          <table:table-cell table:style-name="ce1" office:value-type="float" office:value="1777950770" calcext:value-type="float">
            <text:p>1,777,950,770</text:p>
          </table:table-cell>
          <table:table-cell office:value-type="float" office:value="201084" calcext:value-type="float">
            <text:p>201084</text:p>
          </table:table-cell>
          <table:table-cell office:value-type="float" office:value="334355" calcext:value-type="float">
            <text:p>334355</text:p>
          </table:table-cell>
          <table:table-cell/>
          <table:table-cell table:style-name="ce3" table:formula="of:=([.E38]-[.O38])/[.E38]" office:value-type="percentage" office:value="0.0754382115375049" calcext:value-type="percentage">
            <text:p>8%</text:p>
          </table:table-cell>
          <table:table-cell table:style-name="ce3" table:formula="of:=([.D38]-([.O38]/[.P38]))/[.D38]" office:value-type="percentage" office:value="0.0754382115375049" calcext:value-type="percentage">
            <text:p>8%</text:p>
          </table:table-cell>
          <table:table-cell table:style-name="ce3"/>
          <table:table-cell office:value-type="string" calcext:value-type="string">
            <text:p>IMPERI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43825343.70947" calcext:value-type="float">
            <text:p>1,643,825,344</text:p>
          </table:table-cell>
          <table:table-cell office:value-type="float" office:value="365" calcext:value-type="float">
            <text:p>365</text:p>
          </table:table-cell>
          <table:table-cell office:value-type="float" office:value="3156001.03692256" calcext:value-type="float">
            <text:p>3156001.03692256</text:p>
          </table:table-cell>
          <table:table-cell office:value-type="float" office:value="13306576.4533926" calcext:value-type="float">
            <text:p>13306576.4533926</text:p>
          </table:table-cell>
          <table:table-cell office:value-type="float" office:value="8.13374110555572E+015" calcext:value-type="float">
            <text:p>81337411055557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IMP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5222540" calcext:value-type="float">
            <text:p>5222540</text:p>
          </table:table-cell>
          <table:table-cell table:style-name="ce1" office:value-type="float" office:value="1906227100" calcext:value-type="float">
            <text:p>1,906,227,100</text:p>
          </table:table-cell>
          <table:table-cell office:value-type="float" office:value="295219" calcext:value-type="float">
            <text:p>295219</text:p>
          </table:table-cell>
          <table:table-cell office:value-type="float" office:value="360131" calcext:value-type="float">
            <text:p>360131</text:p>
          </table:table-cell>
          <table:table-cell/>
          <table:table-cell table:style-name="ce3" table:formula="of:=([.E39]-[.O39])/[.E39]" office:value-type="percentage" office:value="0.146007641438245" calcext:value-type="percentage">
            <text:p>15%</text:p>
          </table:table-cell>
          <table:table-cell table:style-name="ce3" table:formula="of:=([.D39]-([.O39]/[.P39]))/[.D39]" office:value-type="percentage" office:value="0.148340953893332" calcext:value-type="percentage">
            <text:p>15%</text:p>
          </table:table-cell>
          <table:table-cell table:style-name="ce3"/>
          <table:table-cell office:value-type="string" calcext:value-type="string">
            <text:p>IMPERIA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27903377.08333" calcext:value-type="float">
            <text:p>1,627,903,377</text:p>
          </table:table-cell>
          <table:table-cell office:value-type="float" office:value="366" calcext:value-type="float">
            <text:p>366</text:p>
          </table:table-cell>
          <table:table-cell office:value-type="float" office:value="3526232.39682919" calcext:value-type="float">
            <text:p>3526232.39682919</text:p>
          </table:table-cell>
          <table:table-cell office:value-type="float" office:value="8273231.92641983" calcext:value-type="float">
            <text:p>8273231.92641983</text:p>
          </table:table-cell>
          <table:table-cell office:value-type="float" office:value="7.38424543256315E+015" calcext:value-type="float">
            <text:p>73842454325631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IMP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4660892" calcext:value-type="float">
            <text:p>4660892</text:p>
          </table:table-cell>
          <table:table-cell table:style-name="ce1" office:value-type="float" office:value="1701225580" calcext:value-type="float">
            <text:p>1,701,225,580</text:p>
          </table:table-cell>
          <table:table-cell office:value-type="float" office:value="198564" calcext:value-type="float">
            <text:p>198564</text:p>
          </table:table-cell>
          <table:table-cell office:value-type="float" office:value="300448" calcext:value-type="float">
            <text:p>300448</text:p>
          </table:table-cell>
          <table:table-cell/>
          <table:table-cell table:style-name="ce3" table:formula="of:=([.E40]-[.O40])/[.E40]" office:value-type="percentage" office:value="0.596566797379561" calcext:value-type="percentage">
            <text:p>60%</text:p>
          </table:table-cell>
          <table:table-cell table:style-name="ce3" table:formula="of:=([.D40]-([.O40]/[.P40]))/[.D40]" office:value-type="percentage" office:value="0.596566797379561" calcext:value-type="percentage">
            <text:p>60%</text:p>
          </table:table-cell>
          <table:table-cell table:style-name="ce3"/>
          <table:table-cell office:value-type="string" calcext:value-type="string">
            <text:p>IMPERI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86330884.119214" calcext:value-type="float">
            <text:p>686,330,884</text:p>
          </table:table-cell>
          <table:table-cell office:value-type="float" office:value="365" calcext:value-type="float">
            <text:p>365</text:p>
          </table:table-cell>
          <table:table-cell office:value-type="float" office:value="81925.9752604984" calcext:value-type="float">
            <text:p>81925.9752604984</text:p>
          </table:table-cell>
          <table:table-cell office:value-type="float" office:value="7613907.15364162" calcext:value-type="float">
            <text:p>7613907.15364162</text:p>
          </table:table-cell>
          <table:table-cell office:value-type="float" office:value="2.97897878827704E+015" calcext:value-type="float">
            <text:p>29789787882770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INY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306844" calcext:value-type="float">
            <text:p>1306844</text:p>
          </table:table-cell>
          <table:table-cell table:style-name="ce1" office:value-type="float" office:value="476998060" calcext:value-type="float">
            <text:p>476,998,060</text:p>
          </table:table-cell>
          <table:table-cell office:value-type="float" office:value="20580" calcext:value-type="float">
            <text:p>20580</text:p>
          </table:table-cell>
          <table:table-cell office:value-type="float" office:value="37828" calcext:value-type="float">
            <text:p>37828</text:p>
          </table:table-cell>
          <table:table-cell/>
          <table:table-cell table:style-name="ce3" table:formula="of:=([.E41]-[.O41])/[.E41]" office:value-type="percentage" office:value="0.0726493451741367" calcext:value-type="percentage">
            <text:p>7%</text:p>
          </table:table-cell>
          <table:table-cell table:style-name="ce3" table:formula="of:=([.D41]-([.O41]/[.P41]))/[.D41]" office:value-type="percentage" office:value="0.0726493451741367" calcext:value-type="percentage">
            <text:p>7%</text:p>
          </table:table-cell>
          <table:table-cell table:style-name="ce3"/>
          <table:table-cell office:value-type="string" calcext:value-type="string">
            <text:p>INY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42344463.291667" calcext:value-type="float">
            <text:p>442,344,463</text:p>
          </table:table-cell>
          <table:table-cell office:value-type="float" office:value="365" calcext:value-type="float">
            <text:p>365</text:p>
          </table:table-cell>
          <table:table-cell office:value-type="float" office:value="774646.036987574" calcext:value-type="float">
            <text:p>774646.036987574</text:p>
          </table:table-cell>
          <table:table-cell office:value-type="float" office:value="1736981.50676075" calcext:value-type="float">
            <text:p>1736981.50676075</text:p>
          </table:table-cell>
          <table:table-cell office:value-type="float" office:value="544557573748064" calcext:value-type="float">
            <text:p>5445575737480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INY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447220" calcext:value-type="float">
            <text:p>1447220</text:p>
          </table:table-cell>
          <table:table-cell table:style-name="ce1" office:value-type="float" office:value="528235300" calcext:value-type="float">
            <text:p>528,235,300</text:p>
          </table:table-cell>
          <table:table-cell office:value-type="float" office:value="29596" calcext:value-type="float">
            <text:p>29596</text:p>
          </table:table-cell>
          <table:table-cell office:value-type="float" office:value="54669" calcext:value-type="float">
            <text:p>54669</text:p>
          </table:table-cell>
          <table:table-cell/>
          <table:table-cell table:style-name="ce3" table:formula="of:=([.E42]-[.O42])/[.E42]" office:value-type="percentage" office:value="0.145599819105236" calcext:value-type="percentage">
            <text:p>15%</text:p>
          </table:table-cell>
          <table:table-cell table:style-name="ce3" table:formula="of:=([.D42]-([.O42]/[.P42]))/[.D42]" office:value-type="percentage" office:value="0.147934245828992" calcext:value-type="percentage">
            <text:p>15%</text:p>
          </table:table-cell>
          <table:table-cell table:style-name="ce3"/>
          <table:table-cell office:value-type="string" calcext:value-type="string">
            <text:p>INY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51324335.875" calcext:value-type="float">
            <text:p>451,324,336</text:p>
          </table:table-cell>
          <table:table-cell office:value-type="float" office:value="366" calcext:value-type="float">
            <text:p>366</text:p>
          </table:table-cell>
          <table:table-cell office:value-type="float" office:value="833357.003334967" calcext:value-type="float">
            <text:p>833357.003334967</text:p>
          </table:table-cell>
          <table:table-cell office:value-type="float" office:value="1650720.33252861" calcext:value-type="float">
            <text:p>1650720.33252861</text:p>
          </table:table-cell>
          <table:table-cell office:value-type="float" office:value="565157307553083" calcext:value-type="float">
            <text:p>5651573075530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INY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277469" calcext:value-type="float">
            <text:p>1277469</text:p>
          </table:table-cell>
          <table:table-cell table:style-name="ce1" office:value-type="float" office:value="466276185" calcext:value-type="float">
            <text:p>466,276,185</text:p>
          </table:table-cell>
          <table:table-cell office:value-type="float" office:value="20284" calcext:value-type="float">
            <text:p>20284</text:p>
          </table:table-cell>
          <table:table-cell office:value-type="float" office:value="37238" calcext:value-type="float">
            <text:p>37238</text:p>
          </table:table-cell>
          <table:table-cell/>
          <table:table-cell table:style-name="ce3" table:formula="of:=([.E43]-[.O43])/[.E43]" office:value-type="percentage" office:value="0.0752191153975979" calcext:value-type="percentage">
            <text:p>8%</text:p>
          </table:table-cell>
          <table:table-cell table:style-name="ce3" table:formula="of:=([.D43]-([.O43]/[.P43]))/[.D43]" office:value-type="percentage" office:value="0.0752191153975979" calcext:value-type="percentage">
            <text:p>8%</text:p>
          </table:table-cell>
          <table:table-cell table:style-name="ce3"/>
          <table:table-cell office:value-type="string" calcext:value-type="string">
            <text:p>INY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31203302.833333" calcext:value-type="float">
            <text:p>431,203,303</text:p>
          </table:table-cell>
          <table:table-cell office:value-type="float" office:value="365" calcext:value-type="float">
            <text:p>365</text:p>
          </table:table-cell>
          <table:table-cell office:value-type="float" office:value="199591.565579261" calcext:value-type="float">
            <text:p>199591.565579261</text:p>
          </table:table-cell>
          <table:table-cell office:value-type="float" office:value="2608870.96929326" calcext:value-type="float">
            <text:p>2608870.96929326</text:p>
          </table:table-cell>
          <table:table-cell office:value-type="float" office:value="569405085731888" calcext:value-type="float">
            <text:p>5694050857318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KER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0509561" calcext:value-type="float">
            <text:p>20509561</text:p>
          </table:table-cell>
          <table:table-cell table:style-name="ce1" office:value-type="float" office:value="7485989765" calcext:value-type="float">
            <text:p>7,485,989,765</text:p>
          </table:table-cell>
          <table:table-cell office:value-type="float" office:value="694453" calcext:value-type="float">
            <text:p>694453</text:p>
          </table:table-cell>
          <table:table-cell office:value-type="float" office:value="1590598" calcext:value-type="float">
            <text:p>1590598</text:p>
          </table:table-cell>
          <table:table-cell/>
          <table:table-cell table:style-name="ce3" table:formula="of:=([.E44]-[.O44])/[.E44]" office:value-type="percentage" office:value="0.114503937621045" calcext:value-type="percentage">
            <text:p>11%</text:p>
          </table:table-cell>
          <table:table-cell table:style-name="ce3" table:formula="of:=([.D44]-([.O44]/[.P44]))/[.D44]" office:value-type="percentage" office:value="0.114503937621045" calcext:value-type="percentage">
            <text:p>11%</text:p>
          </table:table-cell>
          <table:table-cell table:style-name="ce3"/>
          <table:table-cell office:value-type="string" calcext:value-type="string">
            <text:p>KER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628814459.91666" calcext:value-type="float">
            <text:p>6,628,814,460</text:p>
          </table:table-cell>
          <table:table-cell office:value-type="float" office:value="365" calcext:value-type="float">
            <text:p>365</text:p>
          </table:table-cell>
          <table:table-cell office:value-type="float" office:value="9275242.48257878" calcext:value-type="float">
            <text:p>9275242.48257878</text:p>
          </table:table-cell>
          <table:table-cell office:value-type="float" office:value="41584731.8952557" calcext:value-type="float">
            <text:p>41584731.8952557</text:p>
          </table:table-cell>
          <table:table-cell office:value-type="float" office:value="1.27005491962319E+017" calcext:value-type="float">
            <text:p>127005491962319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KER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22217210" calcext:value-type="float">
            <text:p>22217210</text:p>
          </table:table-cell>
          <table:table-cell table:style-name="ce1" office:value-type="float" office:value="8109281650" calcext:value-type="float">
            <text:p>8,109,281,650</text:p>
          </table:table-cell>
          <table:table-cell office:value-type="float" office:value="1031826" calcext:value-type="float">
            <text:p>1031826</text:p>
          </table:table-cell>
          <table:table-cell office:value-type="float" office:value="1927540" calcext:value-type="float">
            <text:p>1927540</text:p>
          </table:table-cell>
          <table:table-cell/>
          <table:table-cell table:style-name="ce3" table:formula="of:=([.E45]-[.O45])/[.E45]" office:value-type="percentage" office:value="0.183912711188379" calcext:value-type="percentage">
            <text:p>18%</text:p>
          </table:table-cell>
          <table:table-cell table:style-name="ce3" table:formula="of:=([.D45]-([.O45]/[.P45]))/[.D45]" office:value-type="percentage" office:value="0.186142457879121" calcext:value-type="percentage">
            <text:p>19%</text:p>
          </table:table-cell>
          <table:table-cell table:style-name="ce3"/>
          <table:table-cell office:value-type="string" calcext:value-type="string">
            <text:p>KER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617881675.95833" calcext:value-type="float">
            <text:p>6,617,881,676</text:p>
          </table:table-cell>
          <table:table-cell office:value-type="float" office:value="366" calcext:value-type="float">
            <text:p>366</text:p>
          </table:table-cell>
          <table:table-cell office:value-type="float" office:value="12216926.4341849" calcext:value-type="float">
            <text:p>12216926.4341849</text:p>
          </table:table-cell>
          <table:table-cell office:value-type="float" office:value="26316520.7629033" calcext:value-type="float">
            <text:p>26316520.7629033</text:p>
          </table:table-cell>
          <table:table-cell office:value-type="float" office:value="1.20909988941987E+017" calcext:value-type="float">
            <text:p>120909988941987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KER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9572329" calcext:value-type="float">
            <text:p>19572329</text:p>
          </table:table-cell>
          <table:table-cell table:style-name="ce1" office:value-type="float" office:value="7143900085" calcext:value-type="float">
            <text:p>7,143,900,085</text:p>
          </table:table-cell>
          <table:table-cell office:value-type="float" office:value="680632" calcext:value-type="float">
            <text:p>680632</text:p>
          </table:table-cell>
          <table:table-cell office:value-type="float" office:value="1431895" calcext:value-type="float">
            <text:p>1431895</text:p>
          </table:table-cell>
          <table:table-cell/>
          <table:table-cell table:style-name="ce3" table:formula="of:=([.E46]-[.O46])/[.E46]" office:value-type="percentage" office:value="0.152359001497709" calcext:value-type="percentage">
            <text:p>15%</text:p>
          </table:table-cell>
          <table:table-cell table:style-name="ce3" table:formula="of:=([.D46]-([.O46]/[.P46]))/[.D46]" office:value-type="percentage" office:value="0.152359001497709" calcext:value-type="percentage">
            <text:p>15%</text:p>
          </table:table-cell>
          <table:table-cell table:style-name="ce3"/>
          <table:table-cell office:value-type="string" calcext:value-type="string">
            <text:p>KER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055462601.25001" calcext:value-type="float">
            <text:p>6,055,462,601</text:p>
          </table:table-cell>
          <table:table-cell office:value-type="float" office:value="365" calcext:value-type="float">
            <text:p>365</text:p>
          </table:table-cell>
          <table:table-cell office:value-type="float" office:value="4161212.56783835" calcext:value-type="float">
            <text:p>4161212.56783835</text:p>
          </table:table-cell>
          <table:table-cell office:value-type="float" office:value="58958630.206412" calcext:value-type="float">
            <text:p>58958630.206412</text:p>
          </table:table-cell>
          <table:table-cell office:value-type="float" office:value="2.26347525143652E+017" calcext:value-type="float">
            <text:p>226347525143652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KIN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3567589" calcext:value-type="float">
            <text:p>3567589</text:p>
          </table:table-cell>
          <table:table-cell table:style-name="ce1" office:value-type="float" office:value="1302169985" calcext:value-type="float">
            <text:p>1,302,169,985</text:p>
          </table:table-cell>
          <table:table-cell office:value-type="float" office:value="113492" calcext:value-type="float">
            <text:p>113492</text:p>
          </table:table-cell>
          <table:table-cell office:value-type="float" office:value="265149" calcext:value-type="float">
            <text:p>265149</text:p>
          </table:table-cell>
          <table:table-cell/>
          <table:table-cell table:style-name="ce3" table:formula="of:=([.E47]-[.O47])/[.E47]" office:value-type="percentage" office:value="0.0125794408733308" calcext:value-type="percentage">
            <text:p>1%</text:p>
          </table:table-cell>
          <table:table-cell table:style-name="ce3" table:formula="of:=([.D47]-([.O47]/[.P47]))/[.D47]" office:value-type="percentage" office:value="0.0125794408733308" calcext:value-type="percentage">
            <text:p>1%</text:p>
          </table:table-cell>
          <table:table-cell table:style-name="ce3"/>
          <table:table-cell office:value-type="string" calcext:value-type="string">
            <text:p>KING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285789414.66667" calcext:value-type="float">
            <text:p>1,285,789,415</text:p>
          </table:table-cell>
          <table:table-cell office:value-type="float" office:value="365" calcext:value-type="float">
            <text:p>365</text:p>
          </table:table-cell>
          <table:table-cell office:value-type="float" office:value="2302925.84823901" calcext:value-type="float">
            <text:p>2302925.84823901</text:p>
          </table:table-cell>
          <table:table-cell office:value-type="float" office:value="4920315.80081645" calcext:value-type="float">
            <text:p>4920315.80081645</text:p>
          </table:table-cell>
          <table:table-cell office:value-type="float" office:value="4.61448159076583E+015" calcext:value-type="float">
            <text:p>46144815907658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KIN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3615685" calcext:value-type="float">
            <text:p>3615685</text:p>
          </table:table-cell>
          <table:table-cell table:style-name="ce1" office:value-type="float" office:value="1319725025" calcext:value-type="float">
            <text:p>1,319,725,025</text:p>
          </table:table-cell>
          <table:table-cell office:value-type="float" office:value="129185" calcext:value-type="float">
            <text:p>129185</text:p>
          </table:table-cell>
          <table:table-cell office:value-type="float" office:value="240133" calcext:value-type="float">
            <text:p>240133</text:p>
          </table:table-cell>
          <table:table-cell/>
          <table:table-cell table:style-name="ce3" table:formula="of:=([.E48]-[.O48])/[.E48]" office:value-type="percentage" office:value="0.103945398240566" calcext:value-type="percentage">
            <text:p>10%</text:p>
          </table:table-cell>
          <table:table-cell table:style-name="ce3" table:formula="of:=([.D48]-([.O48]/[.P48]))/[.D48]" office:value-type="percentage" office:value="0.106393634857395" calcext:value-type="percentage">
            <text:p>11%</text:p>
          </table:table-cell>
          <table:table-cell table:style-name="ce3"/>
          <table:table-cell office:value-type="string" calcext:value-type="string">
            <text:p>KING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82545681.70833" calcext:value-type="float">
            <text:p>1,182,545,682</text:p>
          </table:table-cell>
          <table:table-cell office:value-type="float" office:value="366" calcext:value-type="float">
            <text:p>366</text:p>
          </table:table-cell>
          <table:table-cell office:value-type="float" office:value="2132998.52708738" calcext:value-type="float">
            <text:p>2132998.52708738</text:p>
          </table:table-cell>
          <table:table-cell office:value-type="float" office:value="4249904.08007462" calcext:value-type="float">
            <text:p>4249904.08007462</text:p>
          </table:table-cell>
          <table:table-cell office:value-type="float" office:value="3.88874474219865E+015" calcext:value-type="float">
            <text:p>38887447421986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KIN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323521" calcext:value-type="float">
            <text:p>3323521</text:p>
          </table:table-cell>
          <table:table-cell table:style-name="ce1" office:value-type="float" office:value="1213085165" calcext:value-type="float">
            <text:p>1,213,085,165</text:p>
          </table:table-cell>
          <table:table-cell office:value-type="float" office:value="116494" calcext:value-type="float">
            <text:p>116494</text:p>
          </table:table-cell>
          <table:table-cell office:value-type="float" office:value="240977" calcext:value-type="float">
            <text:p>240977</text:p>
          </table:table-cell>
          <table:table-cell/>
          <table:table-cell table:style-name="ce3" table:formula="of:=([.E49]-[.O49])/[.E49]" office:value-type="percentage" office:value="0.0139128517342527" calcext:value-type="percentage">
            <text:p>1%</text:p>
          </table:table-cell>
          <table:table-cell table:style-name="ce3" table:formula="of:=([.D49]-([.O49]/[.P49]))/[.D49]" office:value-type="percentage" office:value="0.0139128517342527" calcext:value-type="percentage">
            <text:p>1%</text:p>
          </table:table-cell>
          <table:table-cell table:style-name="ce3"/>
          <table:table-cell office:value-type="string" calcext:value-type="string">
            <text:p>KIN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96207690.95833" calcext:value-type="float">
            <text:p>1,196,207,691</text:p>
          </table:table-cell>
          <table:table-cell office:value-type="float" office:value="365" calcext:value-type="float">
            <text:p>365</text:p>
          </table:table-cell>
          <table:table-cell office:value-type="float" office:value="633307.171211787" calcext:value-type="float">
            <text:p>633307.171211787</text:p>
          </table:table-cell>
          <table:table-cell office:value-type="float" office:value="7161677.69700397" calcext:value-type="float">
            <text:p>7161677.69700397</text:p>
          </table:table-cell>
          <table:table-cell office:value-type="float" office:value="4.3047744242823E+015" calcext:value-type="float">
            <text:p>4304774424282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LAK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421512" calcext:value-type="float">
            <text:p>1421512</text:p>
          </table:table-cell>
          <table:table-cell table:style-name="ce1" office:value-type="float" office:value="518851880" calcext:value-type="float">
            <text:p>518,851,880</text:p>
          </table:table-cell>
          <table:table-cell office:value-type="float" office:value="26053" calcext:value-type="float">
            <text:p>26053</text:p>
          </table:table-cell>
          <table:table-cell office:value-type="float" office:value="16076" calcext:value-type="float">
            <text:p>16076</text:p>
          </table:table-cell>
          <table:table-cell/>
          <table:table-cell table:style-name="ce3" table:formula="of:=([.E50]-[.O50])/[.E50]" office:value-type="percentage" office:value="0.108911930462698" calcext:value-type="percentage">
            <text:p>11%</text:p>
          </table:table-cell>
          <table:table-cell table:style-name="ce3" table:formula="of:=([.D50]-([.O50]/[.P50]))/[.D50]" office:value-type="percentage" office:value="0.108911930462698" calcext:value-type="percentage">
            <text:p>11%</text:p>
          </table:table-cell>
          <table:table-cell table:style-name="ce3"/>
          <table:table-cell office:value-type="string" calcext:value-type="string">
            <text:p>LAK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62342720.125" calcext:value-type="float">
            <text:p>462,342,720</text:p>
          </table:table-cell>
          <table:table-cell office:value-type="float" office:value="365" calcext:value-type="float">
            <text:p>365</text:p>
          </table:table-cell>
          <table:table-cell office:value-type="float" office:value="820002.472006272" calcext:value-type="float">
            <text:p>820002.472006272</text:p>
          </table:table-cell>
          <table:table-cell office:value-type="float" office:value="2629915.2340537" calcext:value-type="float">
            <text:p>2629915.2340537</text:p>
          </table:table-cell>
          <table:table-cell office:value-type="float" office:value="593671857981544" calcext:value-type="float">
            <text:p>5936718579815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LAK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745154" calcext:value-type="float">
            <text:p>1745154</text:p>
          </table:table-cell>
          <table:table-cell table:style-name="ce1" office:value-type="float" office:value="636981210" calcext:value-type="float">
            <text:p>636,981,210</text:p>
          </table:table-cell>
          <table:table-cell office:value-type="float" office:value="49289" calcext:value-type="float">
            <text:p>49289</text:p>
          </table:table-cell>
          <table:table-cell office:value-type="float" office:value="23273" calcext:value-type="float">
            <text:p>23273</text:p>
          </table:table-cell>
          <table:table-cell/>
          <table:table-cell table:style-name="ce3" table:formula="of:=([.E51]-[.O51])/[.E51]" office:value-type="percentage" office:value="0.17446442009909" calcext:value-type="percentage">
            <text:p>17%</text:p>
          </table:table-cell>
          <table:table-cell table:style-name="ce3" table:formula="of:=([.D51]-([.O51]/[.P51]))/[.D51]" office:value-type="percentage" office:value="0.176719981792808" calcext:value-type="percentage">
            <text:p>18%</text:p>
          </table:table-cell>
          <table:table-cell table:style-name="ce3"/>
          <table:table-cell office:value-type="string" calcext:value-type="string">
            <text:p>LAK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25850652.583333" calcext:value-type="float">
            <text:p>525,850,653</text:p>
          </table:table-cell>
          <table:table-cell office:value-type="float" office:value="366" calcext:value-type="float">
            <text:p>366</text:p>
          </table:table-cell>
          <table:table-cell office:value-type="float" office:value="1037944.39073929" calcext:value-type="float">
            <text:p>1037944.39073929</text:p>
          </table:table-cell>
          <table:table-cell office:value-type="float" office:value="2917582.77544999" calcext:value-type="float">
            <text:p>2917582.77544999</text:p>
          </table:table-cell>
          <table:table-cell office:value-type="float" office:value="764545244897563" calcext:value-type="float">
            <text:p>7645452448975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LAK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564307" calcext:value-type="float">
            <text:p>1564307</text:p>
          </table:table-cell>
          <table:table-cell table:style-name="ce1" office:value-type="float" office:value="570972055" calcext:value-type="float">
            <text:p>570,972,055</text:p>
          </table:table-cell>
          <table:table-cell office:value-type="float" office:value="23665" calcext:value-type="float">
            <text:p>23665</text:p>
          </table:table-cell>
          <table:table-cell office:value-type="float" office:value="9819" calcext:value-type="float">
            <text:p>9819</text:p>
          </table:table-cell>
          <table:table-cell/>
          <table:table-cell table:style-name="ce3" table:formula="of:=([.E52]-[.O52])/[.E52]" office:value-type="percentage" office:value="0.101845330752075" calcext:value-type="percentage">
            <text:p>10%</text:p>
          </table:table-cell>
          <table:table-cell table:style-name="ce3" table:formula="of:=([.D52]-([.O52]/[.P52]))/[.D52]" office:value-type="percentage" office:value="0.101845330752075" calcext:value-type="percentage">
            <text:p>10%</text:p>
          </table:table-cell>
          <table:table-cell table:style-name="ce3"/>
          <table:table-cell office:value-type="string" calcext:value-type="string">
            <text:p>LAK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12821217.208333" calcext:value-type="float">
            <text:p>512,821,217</text:p>
          </table:table-cell>
          <table:table-cell office:value-type="float" office:value="365" calcext:value-type="float">
            <text:p>365</text:p>
          </table:table-cell>
          <table:table-cell office:value-type="float" office:value="270328.395833645" calcext:value-type="float">
            <text:p>270328.395833645</text:p>
          </table:table-cell>
          <table:table-cell office:value-type="float" office:value="1766535.6560427" calcext:value-type="float">
            <text:p>1766535.6560427</text:p>
          </table:table-cell>
          <table:table-cell office:value-type="float" office:value="728254656844395" calcext:value-type="float">
            <text:p>7282546568443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LAS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196373" calcext:value-type="float">
            <text:p>1196373</text:p>
          </table:table-cell>
          <table:table-cell table:style-name="ce1" office:value-type="float" office:value="436676145" calcext:value-type="float">
            <text:p>436,676,145</text:p>
          </table:table-cell>
          <table:table-cell office:value-type="float" office:value="44774" calcext:value-type="float">
            <text:p>44774</text:p>
          </table:table-cell>
          <table:table-cell office:value-type="float" office:value="42932" calcext:value-type="float">
            <text:p>42932</text:p>
          </table:table-cell>
          <table:table-cell/>
          <table:table-cell table:style-name="ce3" table:formula="of:=([.E53]-[.O53])/[.E53]" office:value-type="percentage" office:value="0.0588356179459571" calcext:value-type="percentage">
            <text:p>6%</text:p>
          </table:table-cell>
          <table:table-cell table:style-name="ce3" table:formula="of:=([.D53]-([.O53]/[.P53]))/[.D53]" office:value-type="percentage" office:value="0.0588356179459572" calcext:value-type="percentage">
            <text:p>6%</text:p>
          </table:table-cell>
          <table:table-cell table:style-name="ce3"/>
          <table:table-cell office:value-type="string" calcext:value-type="string">
            <text:p>LASS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10984034.166667" calcext:value-type="float">
            <text:p>410,984,034</text:p>
          </table:table-cell>
          <table:table-cell office:value-type="float" office:value="365" calcext:value-type="float">
            <text:p>365</text:p>
          </table:table-cell>
          <table:table-cell office:value-type="float" office:value="705516.8116317" calcext:value-type="float">
            <text:p>705516.8116317</text:p>
          </table:table-cell>
          <table:table-cell office:value-type="float" office:value="1537469.8759897" calcext:value-type="float">
            <text:p>1537469.8759897</text:p>
          </table:table-cell>
          <table:table-cell office:value-type="float" office:value="471388670685419" calcext:value-type="float">
            <text:p>4713886706854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LAS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382142" calcext:value-type="float">
            <text:p>1382142</text:p>
          </table:table-cell>
          <table:table-cell table:style-name="ce1" office:value-type="float" office:value="504481830" calcext:value-type="float">
            <text:p>504,481,830</text:p>
          </table:table-cell>
          <table:table-cell office:value-type="float" office:value="47866" calcext:value-type="float">
            <text:p>47866</text:p>
          </table:table-cell>
          <table:table-cell office:value-type="float" office:value="63102" calcext:value-type="float">
            <text:p>63102</text:p>
          </table:table-cell>
          <table:table-cell/>
          <table:table-cell table:style-name="ce3" table:formula="of:=([.E54]-[.O54])/[.E54]" office:value-type="percentage" office:value="0.181226375057618" calcext:value-type="percentage">
            <text:p>18%</text:p>
          </table:table-cell>
          <table:table-cell table:style-name="ce3" table:formula="of:=([.D54]-([.O54]/[.P54]))/[.D54]" office:value-type="percentage" office:value="0.183463461464565" calcext:value-type="percentage">
            <text:p>18%</text:p>
          </table:table-cell>
          <table:table-cell table:style-name="ce3"/>
          <table:table-cell office:value-type="string" calcext:value-type="string">
            <text:p>LASS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13056416.666666" calcext:value-type="float">
            <text:p>413,056,417</text:p>
          </table:table-cell>
          <table:table-cell office:value-type="float" office:value="366" calcext:value-type="float">
            <text:p>366</text:p>
          </table:table-cell>
          <table:table-cell office:value-type="float" office:value="618927.239402902" calcext:value-type="float">
            <text:p>618927.239402902</text:p>
          </table:table-cell>
          <table:table-cell office:value-type="float" office:value="1577967.2514871" calcext:value-type="float">
            <text:p>1577967.2514871</text:p>
          </table:table-cell>
          <table:table-cell office:value-type="float" office:value="476470173513996" calcext:value-type="float">
            <text:p>4764701735139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LAS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195871" calcext:value-type="float">
            <text:p>1195871</text:p>
          </table:table-cell>
          <table:table-cell table:style-name="ce1" office:value-type="float" office:value="436492915" calcext:value-type="float">
            <text:p>436,492,915</text:p>
          </table:table-cell>
          <table:table-cell office:value-type="float" office:value="43764" calcext:value-type="float">
            <text:p>43764</text:p>
          </table:table-cell>
          <table:table-cell office:value-type="float" office:value="43160" calcext:value-type="float">
            <text:p>43160</text:p>
          </table:table-cell>
          <table:table-cell/>
          <table:table-cell table:style-name="ce3" table:formula="of:=([.E55]-[.O55])/[.E55]" office:value-type="percentage" office:value="0.210867428970753" calcext:value-type="percentage">
            <text:p>21%</text:p>
          </table:table-cell>
          <table:table-cell table:style-name="ce3" table:formula="of:=([.D55]-([.O55]/[.P55]))/[.D55]" office:value-type="percentage" office:value="0.210867428970753" calcext:value-type="percentage">
            <text:p>21%</text:p>
          </table:table-cell>
          <table:table-cell table:style-name="ce3"/>
          <table:table-cell office:value-type="string" calcext:value-type="string">
            <text:p>LASS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44450776.25" calcext:value-type="float">
            <text:p>344,450,776</text:p>
          </table:table-cell>
          <table:table-cell office:value-type="float" office:value="365" calcext:value-type="float">
            <text:p>365</text:p>
          </table:table-cell>
          <table:table-cell office:value-type="float" office:value="534698.591528395" calcext:value-type="float">
            <text:p>534698.591528395</text:p>
          </table:table-cell>
          <table:table-cell office:value-type="float" office:value="1870444.11286849" calcext:value-type="float">
            <text:p>1870444.11286849</text:p>
          </table:table-cell>
          <table:table-cell office:value-type="float" office:value="340232037321935" calcext:value-type="float">
            <text:p>3402320373219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LA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207352948" calcext:value-type="float">
            <text:p>207352948</text:p>
          </table:table-cell>
          <table:table-cell table:style-name="ce1" office:value-type="float" office:value="75683826020" calcext:value-type="float">
            <text:p>75,683,826,020</text:p>
          </table:table-cell>
          <table:table-cell office:value-type="float" office:value="2309235" calcext:value-type="float">
            <text:p>2309235</text:p>
          </table:table-cell>
          <table:table-cell office:value-type="float" office:value="2256873" calcext:value-type="float">
            <text:p>2256873</text:p>
          </table:table-cell>
          <table:table-cell/>
          <table:table-cell table:style-name="ce3" table:formula="of:=([.E56]-[.O56])/[.E56]" office:value-type="percentage" office:value="0.528974908861268" calcext:value-type="percentage">
            <text:p>53%</text:p>
          </table:table-cell>
          <table:table-cell table:style-name="ce3" table:formula="of:=([.D56]-([.O56]/[.P56]))/[.D56]" office:value-type="percentage" office:value="0.528974908861268" calcext:value-type="percentage">
            <text:p>53%</text:p>
          </table:table-cell>
          <table:table-cell table:style-name="ce3"/>
          <table:table-cell office:value-type="string" calcext:value-type="string">
            <text:p>LOS ANGEL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5648981048.7984" calcext:value-type="float">
            <text:p>35,648,981,049</text:p>
          </table:table-cell>
          <table:table-cell office:value-type="float" office:value="365" calcext:value-type="float">
            <text:p>365</text:p>
          </table:table-cell>
          <table:table-cell office:value-type="float" office:value="75649044.089369" calcext:value-type="float">
            <text:p>75649044.089369</text:p>
          </table:table-cell>
          <table:table-cell office:value-type="float" office:value="774600562.001311" calcext:value-type="float">
            <text:p>774600562.001311</text:p>
          </table:table-cell>
          <table:table-cell office:value-type="float" office:value="3.99346243801883E+018" calcext:value-type="float">
            <text:p>399346243801883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LA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215116694" calcext:value-type="float">
            <text:p>215116694</text:p>
          </table:table-cell>
          <table:table-cell table:style-name="ce1" office:value-type="float" office:value="78517593310" calcext:value-type="float">
            <text:p>78,517,593,310</text:p>
          </table:table-cell>
          <table:table-cell office:value-type="float" office:value="3316629" calcext:value-type="float">
            <text:p>3316629</text:p>
          </table:table-cell>
          <table:table-cell office:value-type="float" office:value="3372761" calcext:value-type="float">
            <text:p>3372761</text:p>
          </table:table-cell>
          <table:table-cell/>
          <table:table-cell table:style-name="ce3" table:formula="of:=([.E57]-[.O57])/[.E57]" office:value-type="percentage" office:value="0.551289787810457" calcext:value-type="percentage">
            <text:p>55%</text:p>
          </table:table-cell>
          <table:table-cell table:style-name="ce3" table:formula="of:=([.D57]-([.O57]/[.P57]))/[.D57]" office:value-type="percentage" office:value="0.552515771996767" calcext:value-type="percentage">
            <text:p>55%</text:p>
          </table:table-cell>
          <table:table-cell table:style-name="ce3"/>
          <table:table-cell office:value-type="string" calcext:value-type="string">
            <text:p>LOS ANGEL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5231645954.7424" calcext:value-type="float">
            <text:p>35,231,645,955</text:p>
          </table:table-cell>
          <table:table-cell office:value-type="float" office:value="366" calcext:value-type="float">
            <text:p>366</text:p>
          </table:table-cell>
          <table:table-cell office:value-type="float" office:value="78059929.0196804" calcext:value-type="float">
            <text:p>78059929.0196804</text:p>
          </table:table-cell>
          <table:table-cell office:value-type="float" office:value="112727621.112461" calcext:value-type="float">
            <text:p>112727621.112461</text:p>
          </table:table-cell>
          <table:table-cell office:value-type="float" office:value="3.41116990204945E+018" calcext:value-type="float">
            <text:p>341116990204945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LA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203450412" calcext:value-type="float">
            <text:p>203450412</text:p>
          </table:table-cell>
          <table:table-cell table:style-name="ce1" office:value-type="float" office:value="74259400380" calcext:value-type="float">
            <text:p>74,259,400,380</text:p>
          </table:table-cell>
          <table:table-cell office:value-type="float" office:value="2482544" calcext:value-type="float">
            <text:p>2482544</text:p>
          </table:table-cell>
          <table:table-cell office:value-type="float" office:value="2260960" calcext:value-type="float">
            <text:p>2260960</text:p>
          </table:table-cell>
          <table:table-cell/>
          <table:table-cell table:style-name="ce3" table:formula="of:=([.E58]-[.O58])/[.E58]" office:value-type="percentage" office:value="0.539483738071834" calcext:value-type="percentage">
            <text:p>54%</text:p>
          </table:table-cell>
          <table:table-cell table:style-name="ce3" table:formula="of:=([.D58]-([.O58]/[.P58]))/[.D58]" office:value-type="percentage" office:value="0.539483738071834" calcext:value-type="percentage">
            <text:p>54%</text:p>
          </table:table-cell>
          <table:table-cell table:style-name="ce3"/>
          <table:table-cell office:value-type="string" calcext:value-type="string">
            <text:p>LOS ANGEL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4197661476.0247" calcext:value-type="float">
            <text:p>34,197,661,476</text:p>
          </table:table-cell>
          <table:table-cell office:value-type="float" office:value="365" calcext:value-type="float">
            <text:p>365</text:p>
          </table:table-cell>
          <table:table-cell office:value-type="float" office:value="20363114.2132559" calcext:value-type="float">
            <text:p>20363114.2132559</text:p>
          </table:table-cell>
          <table:table-cell office:value-type="float" office:value="132530634.279918" calcext:value-type="float">
            <text:p>132530634.279918</text:p>
          </table:table-cell>
          <table:table-cell office:value-type="float" office:value="3.22764811045912E+018" calcext:value-type="float">
            <text:p>322764811045912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MAD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3811879" calcext:value-type="float">
            <text:p>3811879</text:p>
          </table:table-cell>
          <table:table-cell table:style-name="ce1" office:value-type="float" office:value="1391335835" calcext:value-type="float">
            <text:p>1,391,335,835</text:p>
          </table:table-cell>
          <table:table-cell office:value-type="float" office:value="68298" calcext:value-type="float">
            <text:p>68298</text:p>
          </table:table-cell>
          <table:table-cell office:value-type="float" office:value="163855" calcext:value-type="float">
            <text:p>163855</text:p>
          </table:table-cell>
          <table:table-cell/>
          <table:table-cell table:style-name="ce3" table:formula="of:=([.E59]-[.O59])/[.E59]" office:value-type="percentage" office:value="0.139475388832584" calcext:value-type="percentage">
            <text:p>14%</text:p>
          </table:table-cell>
          <table:table-cell table:style-name="ce3" table:formula="of:=([.D59]-([.O59]/[.P59]))/[.D59]" office:value-type="percentage" office:value="0.139475388832584" calcext:value-type="percentage">
            <text:p>14%</text:p>
          </table:table-cell>
          <table:table-cell table:style-name="ce3"/>
          <table:table-cell office:value-type="string" calcext:value-type="string">
            <text:p>MADE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97278728.41667" calcext:value-type="float">
            <text:p>1,197,278,728</text:p>
          </table:table-cell>
          <table:table-cell office:value-type="float" office:value="365" calcext:value-type="float">
            <text:p>365</text:p>
          </table:table-cell>
          <table:table-cell office:value-type="float" office:value="2299516.18677328" calcext:value-type="float">
            <text:p>2299516.18677328</text:p>
          </table:table-cell>
          <table:table-cell office:value-type="float" office:value="4570351.08340842" calcext:value-type="float">
            <text:p>4570351.08340842</text:p>
          </table:table-cell>
          <table:table-cell office:value-type="float" office:value="3.97874493998404E+015" calcext:value-type="float">
            <text:p>39787449399840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MAD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4170069" calcext:value-type="float">
            <text:p>4170069</text:p>
          </table:table-cell>
          <table:table-cell table:style-name="ce1" office:value-type="float" office:value="1522075185" calcext:value-type="float">
            <text:p>1,522,075,185</text:p>
          </table:table-cell>
          <table:table-cell office:value-type="float" office:value="125857" calcext:value-type="float">
            <text:p>125857</text:p>
          </table:table-cell>
          <table:table-cell office:value-type="float" office:value="234554" calcext:value-type="float">
            <text:p>234554</text:p>
          </table:table-cell>
          <table:table-cell/>
          <table:table-cell table:style-name="ce3" table:formula="of:=([.E60]-[.O60])/[.E60]" office:value-type="percentage" office:value="0.201112167985097" calcext:value-type="percentage">
            <text:p>20%</text:p>
          </table:table-cell>
          <table:table-cell table:style-name="ce3" table:formula="of:=([.D60]-([.O60]/[.P60]))/[.D60]" office:value-type="percentage" office:value="0.203294921624482" calcext:value-type="percentage">
            <text:p>20%</text:p>
          </table:table-cell>
          <table:table-cell table:style-name="ce3"/>
          <table:table-cell office:value-type="string" calcext:value-type="string">
            <text:p>MADE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215967344.70833" calcext:value-type="float">
            <text:p>1,215,967,345</text:p>
          </table:table-cell>
          <table:table-cell office:value-type="float" office:value="366" calcext:value-type="float">
            <text:p>366</text:p>
          </table:table-cell>
          <table:table-cell office:value-type="float" office:value="2326526.65789976" calcext:value-type="float">
            <text:p>2326526.65789976</text:p>
          </table:table-cell>
          <table:table-cell office:value-type="float" office:value="4393389.63312601" calcext:value-type="float">
            <text:p>4393389.63312601</text:p>
          </table:table-cell>
          <table:table-cell office:value-type="float" office:value="4.08685130820956E+015" calcext:value-type="float">
            <text:p>40868513082095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MAD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720950" calcext:value-type="float">
            <text:p>3720950</text:p>
          </table:table-cell>
          <table:table-cell table:style-name="ce1" office:value-type="float" office:value="1358146750" calcext:value-type="float">
            <text:p>1,358,146,750</text:p>
          </table:table-cell>
          <table:table-cell office:value-type="float" office:value="74946" calcext:value-type="float">
            <text:p>74946</text:p>
          </table:table-cell>
          <table:table-cell office:value-type="float" office:value="146597" calcext:value-type="float">
            <text:p>146597</text:p>
          </table:table-cell>
          <table:table-cell/>
          <table:table-cell table:style-name="ce3" table:formula="of:=([.E61]-[.O61])/[.E61]" office:value-type="percentage" office:value="0.163936006180729" calcext:value-type="percentage">
            <text:p>16%</text:p>
          </table:table-cell>
          <table:table-cell table:style-name="ce3" table:formula="of:=([.D61]-([.O61]/[.P61]))/[.D61]" office:value-type="percentage" office:value="0.163936006180729" calcext:value-type="percentage">
            <text:p>16%</text:p>
          </table:table-cell>
          <table:table-cell table:style-name="ce3"/>
          <table:table-cell office:value-type="string" calcext:value-type="string">
            <text:p>MADE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35497595.99766" calcext:value-type="float">
            <text:p>1,135,497,596</text:p>
          </table:table-cell>
          <table:table-cell office:value-type="float" office:value="365" calcext:value-type="float">
            <text:p>365</text:p>
          </table:table-cell>
          <table:table-cell office:value-type="float" office:value="1095682.17115118" calcext:value-type="float">
            <text:p>1095682.17115118</text:p>
          </table:table-cell>
          <table:table-cell office:value-type="float" office:value="4327267.92388537" calcext:value-type="float">
            <text:p>4327267.92388537</text:p>
          </table:table-cell>
          <table:table-cell office:value-type="float" office:value="3.58164868554841E+015" calcext:value-type="float">
            <text:p>35816486855484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MRN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7414607" calcext:value-type="float">
            <text:p>7414607</text:p>
          </table:table-cell>
          <table:table-cell table:style-name="ce1" office:value-type="float" office:value="2706331555" calcext:value-type="float">
            <text:p>2,706,331,555</text:p>
          </table:table-cell>
          <table:table-cell office:value-type="float" office:value="67482" calcext:value-type="float">
            <text:p>67482</text:p>
          </table:table-cell>
          <table:table-cell office:value-type="float" office:value="42570" calcext:value-type="float">
            <text:p>42570</text:p>
          </table:table-cell>
          <table:table-cell/>
          <table:table-cell table:style-name="ce3" table:formula="of:=([.E62]-[.O62])/[.E62]" office:value-type="percentage" office:value="0.382408868042552" calcext:value-type="percentage">
            <text:p>38%</text:p>
          </table:table-cell>
          <table:table-cell table:style-name="ce3" table:formula="of:=([.D62]-([.O62]/[.P62]))/[.D62]" office:value-type="percentage" office:value="0.382408868042552" calcext:value-type="percentage">
            <text:p>38%</text:p>
          </table:table-cell>
          <table:table-cell table:style-name="ce3"/>
          <table:table-cell office:value-type="string" calcext:value-type="string">
            <text:p>MAR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71406368.50461" calcext:value-type="float">
            <text:p>1,671,406,369</text:p>
          </table:table-cell>
          <table:table-cell office:value-type="float" office:value="365" calcext:value-type="float">
            <text:p>365</text:p>
          </table:table-cell>
          <table:table-cell office:value-type="float" office:value="1784004.12905574" calcext:value-type="float">
            <text:p>1784004.12905574</text:p>
          </table:table-cell>
          <table:table-cell office:value-type="float" office:value="7019584.70698304" calcext:value-type="float">
            <text:p>7019584.70698304</text:p>
          </table:table-cell>
          <table:table-cell office:value-type="float" office:value="7.89464774395392E+015" calcext:value-type="float">
            <text:p>78946477439539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MRN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7710198" calcext:value-type="float">
            <text:p>7710198</text:p>
          </table:table-cell>
          <table:table-cell table:style-name="ce1" office:value-type="float" office:value="2814222270" calcext:value-type="float">
            <text:p>2,814,222,270</text:p>
          </table:table-cell>
          <table:table-cell office:value-type="float" office:value="92693" calcext:value-type="float">
            <text:p>92693</text:p>
          </table:table-cell>
          <table:table-cell office:value-type="float" office:value="36423" calcext:value-type="float">
            <text:p>36423</text:p>
          </table:table-cell>
          <table:table-cell/>
          <table:table-cell table:style-name="ce3" table:formula="of:=([.E63]-[.O63])/[.E63]" office:value-type="percentage" office:value="0.329035673344541" calcext:value-type="percentage">
            <text:p>33%</text:p>
          </table:table-cell>
          <table:table-cell table:style-name="ce3" table:formula="of:=([.D63]-([.O63]/[.P63]))/[.D63]" office:value-type="percentage" office:value="0.33086890920972" calcext:value-type="percentage">
            <text:p>33%</text:p>
          </table:table-cell>
          <table:table-cell table:style-name="ce3"/>
          <table:table-cell office:value-type="string" calcext:value-type="string">
            <text:p>MAR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888242750.44935" calcext:value-type="float">
            <text:p>1,888,242,750</text:p>
          </table:table-cell>
          <table:table-cell office:value-type="float" office:value="366" calcext:value-type="float">
            <text:p>366</text:p>
          </table:table-cell>
          <table:table-cell office:value-type="float" office:value="1195179.531417" calcext:value-type="float">
            <text:p>1195179.531417</text:p>
          </table:table-cell>
          <table:table-cell office:value-type="float" office:value="7191539.38817405" calcext:value-type="float">
            <text:p>7191539.38817405</text:p>
          </table:table-cell>
          <table:table-cell office:value-type="float" office:value="1.03017687090992E+016" calcext:value-type="float">
            <text:p>10301768709099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MRN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7132491" calcext:value-type="float">
            <text:p>7132491</text:p>
          </table:table-cell>
          <table:table-cell table:style-name="ce1" office:value-type="float" office:value="2603359215" calcext:value-type="float">
            <text:p>2,603,359,215</text:p>
          </table:table-cell>
          <table:table-cell office:value-type="float" office:value="78492" calcext:value-type="float">
            <text:p>78492</text:p>
          </table:table-cell>
          <table:table-cell office:value-type="float" office:value="31316" calcext:value-type="float">
            <text:p>31316</text:p>
          </table:table-cell>
          <table:table-cell/>
          <table:table-cell table:style-name="ce3" table:formula="of:=([.E64]-[.O64])/[.E64]" office:value-type="percentage" office:value="0.302831888545897" calcext:value-type="percentage">
            <text:p>30%</text:p>
          </table:table-cell>
          <table:table-cell table:style-name="ce3" table:formula="of:=([.D64]-([.O64]/[.P64]))/[.D64]" office:value-type="percentage" office:value="0.302831888545897" calcext:value-type="percentage">
            <text:p>30%</text:p>
          </table:table-cell>
          <table:table-cell table:style-name="ce3"/>
          <table:table-cell office:value-type="string" calcext:value-type="string">
            <text:p>MAR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814979027.35819" calcext:value-type="float">
            <text:p>1,814,979,027</text:p>
          </table:table-cell>
          <table:table-cell office:value-type="float" office:value="365" calcext:value-type="float">
            <text:p>365</text:p>
          </table:table-cell>
          <table:table-cell office:value-type="float" office:value="2174585.48170151" calcext:value-type="float">
            <text:p>2174585.48170151</text:p>
          </table:table-cell>
          <table:table-cell office:value-type="float" office:value="5798155.04406636" calcext:value-type="float">
            <text:p>5798155.04406636</text:p>
          </table:table-cell>
          <table:table-cell office:value-type="float" office:value="9.10308001970688E+015" calcext:value-type="float">
            <text:p>91030800197068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MPA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405963" calcext:value-type="float">
            <text:p>405963</text:p>
          </table:table-cell>
          <table:table-cell table:style-name="ce1" office:value-type="float" office:value="148176495" calcext:value-type="float">
            <text:p>148,176,495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style-name="ce3" table:formula="of:=([.E65]-[.O65])/[.E65]" office:value-type="percentage" office:value="0.0639599758495203" calcext:value-type="percentage">
            <text:p>6%</text:p>
          </table:table-cell>
          <table:table-cell table:style-name="ce3" table:formula="of:=([.D65]-([.O65]/[.P65]))/[.D65]" office:value-type="percentage" office:value="0.0639599758495204" calcext:value-type="percentage">
            <text:p>6%</text:p>
          </table:table-cell>
          <table:table-cell table:style-name="ce3"/>
          <table:table-cell office:value-type="string" calcext:value-type="string">
            <text:p>MARIPO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38699129.958333" calcext:value-type="float">
            <text:p>138,699,130</text:p>
          </table:table-cell>
          <table:table-cell office:value-type="float" office:value="365" calcext:value-type="float">
            <text:p>365</text:p>
          </table:table-cell>
          <table:table-cell office:value-type="float" office:value="250328.48983542" calcext:value-type="float">
            <text:p>250328.48983542</text:p>
          </table:table-cell>
          <table:table-cell office:value-type="float" office:value="498475.589526156" calcext:value-type="float">
            <text:p>498475.589526156</text:p>
          </table:table-cell>
          <table:table-cell office:value-type="float" office:value="53149971828053.5" calcext:value-type="float">
            <text:p>53149971828053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MPA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693612" calcext:value-type="float">
            <text:p>693612</text:p>
          </table:table-cell>
          <table:table-cell table:style-name="ce1" office:value-type="float" office:value="253168380" calcext:value-type="float">
            <text:p>253,168,380</text:p>
          </table:table-cell>
          <table:table-cell office:value-type="float" office:value="7441" calcext:value-type="float">
            <text:p>7441</text:p>
          </table:table-cell>
          <table:table-cell office:value-type="float" office:value="3794" calcext:value-type="float">
            <text:p>3794</text:p>
          </table:table-cell>
          <table:table-cell/>
          <table:table-cell table:style-name="ce3" table:formula="of:=([.E66]-[.O66])/[.E66]" office:value-type="percentage" office:value="0.422819433947478" calcext:value-type="percentage">
            <text:p>42%</text:p>
          </table:table-cell>
          <table:table-cell table:style-name="ce3" table:formula="of:=([.D66]-([.O66]/[.P66]))/[.D66]" office:value-type="percentage" office:value="0.424396430029589" calcext:value-type="percentage">
            <text:p>42%</text:p>
          </table:table-cell>
          <table:table-cell table:style-name="ce3"/>
          <table:table-cell office:value-type="string" calcext:value-type="string">
            <text:p>MARIPOS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46123868.875" calcext:value-type="float">
            <text:p>146,123,869</text:p>
          </table:table-cell>
          <table:table-cell office:value-type="float" office:value="366" calcext:value-type="float">
            <text:p>366</text:p>
          </table:table-cell>
          <table:table-cell office:value-type="float" office:value="308714.698633488" calcext:value-type="float">
            <text:p>308714.698633488</text:p>
          </table:table-cell>
          <table:table-cell office:value-type="float" office:value="541777.056564392" calcext:value-type="float">
            <text:p>541777.056564392</text:p>
          </table:table-cell>
          <table:table-cell office:value-type="float" office:value="58865963663347.5" calcext:value-type="float">
            <text:p>58865963663347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MPA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77060" calcext:value-type="float">
            <text:p>377060</text:p>
          </table:table-cell>
          <table:table-cell table:style-name="ce1" office:value-type="float" office:value="137626900" calcext:value-type="float">
            <text:p>137,626,900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table:style-name="ce3" table:formula="of:=([.E67]-[.O67])/[.E67]" office:value-type="percentage" office:value="0.0669894611809173" calcext:value-type="percentage">
            <text:p>7%</text:p>
          </table:table-cell>
          <table:table-cell table:style-name="ce3" table:formula="of:=([.D67]-([.O67]/[.P67]))/[.D67]" office:value-type="percentage" office:value="0.0669894611809173" calcext:value-type="percentage">
            <text:p>7%</text:p>
          </table:table-cell>
          <table:table-cell table:style-name="ce3"/>
          <table:table-cell office:value-type="string" calcext:value-type="string">
            <text:p>MARIPO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28407348.125" calcext:value-type="float">
            <text:p>128,407,348</text:p>
          </table:table-cell>
          <table:table-cell office:value-type="float" office:value="365" calcext:value-type="float">
            <text:p>365</text:p>
          </table:table-cell>
          <table:table-cell office:value-type="float" office:value="57656.4501096911" calcext:value-type="float">
            <text:p>57656.4501096911</text:p>
          </table:table-cell>
          <table:table-cell office:value-type="float" office:value="526820.686008392" calcext:value-type="float">
            <text:p>526820.686008392</text:p>
          </table:table-cell>
          <table:table-cell office:value-type="float" office:value="46106979065180.5" calcext:value-type="float">
            <text:p>46106979065180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MEN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894006" calcext:value-type="float">
            <text:p>2894006</text:p>
          </table:table-cell>
          <table:table-cell table:style-name="ce1" office:value-type="float" office:value="1056312190" calcext:value-type="float">
            <text:p>1,056,312,190</text:p>
          </table:table-cell>
          <table:table-cell office:value-type="float" office:value="23085" calcext:value-type="float">
            <text:p>23085</text:p>
          </table:table-cell>
          <table:table-cell office:value-type="float" office:value="21990" calcext:value-type="float">
            <text:p>21990</text:p>
          </table:table-cell>
          <table:table-cell/>
          <table:table-cell table:style-name="ce3" table:formula="of:=([.E68]-[.O68])/[.E68]" office:value-type="percentage" office:value="-0.557104072021549" calcext:value-type="percentage">
            <text:p>-56%</text:p>
          </table:table-cell>
          <table:table-cell table:style-name="ce3" table:formula="of:=([.D68]-([.O68]/[.P68]))/[.D68]" office:value-type="percentage" office:value="-0.557104072021549" calcext:value-type="percentage">
            <text:p>-56%</text:p>
          </table:table-cell>
          <table:table-cell table:style-name="ce3"/>
          <table:table-cell office:value-type="string" calcext:value-type="string">
            <text:p>MENDOCI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44788012.375" calcext:value-type="float">
            <text:p>1,644,788,012</text:p>
          </table:table-cell>
          <table:table-cell office:value-type="float" office:value="365" calcext:value-type="float">
            <text:p>365</text:p>
          </table:table-cell>
          <table:table-cell office:value-type="float" office:value="3089196.13212918" calcext:value-type="float">
            <text:p>3089196.13212918</text:p>
          </table:table-cell>
          <table:table-cell office:value-type="float" office:value="9198763.07718441" calcext:value-type="float">
            <text:p>9198763.07718441</text:p>
          </table:table-cell>
          <table:table-cell office:value-type="float" office:value="7.51112175616612E+015" calcext:value-type="float">
            <text:p>7511121756166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MEN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3213614" calcext:value-type="float">
            <text:p>3213614</text:p>
          </table:table-cell>
          <table:table-cell table:style-name="ce1" office:value-type="float" office:value="1172969110" calcext:value-type="float">
            <text:p>1,172,969,110</text:p>
          </table:table-cell>
          <table:table-cell office:value-type="float" office:value="71468" calcext:value-type="float">
            <text:p>71468</text:p>
          </table:table-cell>
          <table:table-cell office:value-type="float" office:value="64611" calcext:value-type="float">
            <text:p>64611</text:p>
          </table:table-cell>
          <table:table-cell/>
          <table:table-cell table:style-name="ce3" table:formula="of:=([.E69]-[.O69])/[.E69]" office:value-type="percentage" office:value="-0.422359633970526" calcext:value-type="percentage">
            <text:p>-42%</text:p>
          </table:table-cell>
          <table:table-cell table:style-name="ce3" table:formula="of:=([.D69]-([.O69]/[.P69]))/[.D69]" office:value-type="percentage" office:value="-0.41847340546241" calcext:value-type="percentage">
            <text:p>-42%</text:p>
          </table:table-cell>
          <table:table-cell table:style-name="ce3"/>
          <table:table-cell office:value-type="string" calcext:value-type="string">
            <text:p>MENDOC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68383913.95833" calcext:value-type="float">
            <text:p>1,668,383,914</text:p>
          </table:table-cell>
          <table:table-cell office:value-type="float" office:value="366" calcext:value-type="float">
            <text:p>366</text:p>
          </table:table-cell>
          <table:table-cell office:value-type="float" office:value="3266678.63811395" calcext:value-type="float">
            <text:p>3266678.63811395</text:p>
          </table:table-cell>
          <table:table-cell office:value-type="float" office:value="9234268.88944248" calcext:value-type="float">
            <text:p>9234268.88944248</text:p>
          </table:table-cell>
          <table:table-cell office:value-type="float" office:value="7.6962027243131E+015" calcext:value-type="float">
            <text:p>7696202724313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MEN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2833000" calcext:value-type="float">
            <text:p>2833000</text:p>
          </table:table-cell>
          <table:table-cell table:style-name="ce1" office:value-type="float" office:value="1034045000" calcext:value-type="float">
            <text:p>1,034,045,000</text:p>
          </table:table-cell>
          <table:table-cell office:value-type="float" office:value="22936" calcext:value-type="float">
            <text:p>22936</text:p>
          </table:table-cell>
          <table:table-cell office:value-type="float" office:value="21838" calcext:value-type="float">
            <text:p>21838</text:p>
          </table:table-cell>
          <table:table-cell/>
          <table:table-cell table:style-name="ce3" table:formula="of:=([.E70]-[.O70])/[.E70]" office:value-type="percentage" office:value="-0.537939018571081" calcext:value-type="percentage">
            <text:p>-54%</text:p>
          </table:table-cell>
          <table:table-cell table:style-name="ce3" table:formula="of:=([.D70]-([.O70]/[.P70]))/[.D70]" office:value-type="percentage" office:value="-0.537939018571081" calcext:value-type="percentage">
            <text:p>-54%</text:p>
          </table:table-cell>
          <table:table-cell table:style-name="ce3"/>
          <table:table-cell office:value-type="string" calcext:value-type="string">
            <text:p>MENDOCI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590298152.45833" calcext:value-type="float">
            <text:p>1,590,298,152</text:p>
          </table:table-cell>
          <table:table-cell office:value-type="float" office:value="365" calcext:value-type="float">
            <text:p>365</text:p>
          </table:table-cell>
          <table:table-cell office:value-type="float" office:value="13467.0861802089" calcext:value-type="float">
            <text:p>13467.0861802089</text:p>
          </table:table-cell>
          <table:table-cell office:value-type="float" office:value="5453606.55176884" calcext:value-type="float">
            <text:p>5453606.55176884</text:p>
          </table:table-cell>
          <table:table-cell office:value-type="float" office:value="7.01007318545113E+015" calcext:value-type="float">
            <text:p>70100731854511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MER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6459729" calcext:value-type="float">
            <text:p>6459729</text:p>
          </table:table-cell>
          <table:table-cell table:style-name="ce1" office:value-type="float" office:value="2357801085" calcext:value-type="float">
            <text:p>2,357,801,085</text:p>
          </table:table-cell>
          <table:table-cell office:value-type="float" office:value="113368" calcext:value-type="float">
            <text:p>113368</text:p>
          </table:table-cell>
          <table:table-cell office:value-type="float" office:value="274183" calcext:value-type="float">
            <text:p>274183</text:p>
          </table:table-cell>
          <table:table-cell/>
          <table:table-cell table:style-name="ce3" table:formula="of:=([.E71]-[.O71])/[.E71]" office:value-type="percentage" office:value="0.277897525298097" calcext:value-type="percentage">
            <text:p>28%</text:p>
          </table:table-cell>
          <table:table-cell table:style-name="ce3" table:formula="of:=([.D71]-([.O71]/[.P71]))/[.D71]" office:value-type="percentage" office:value="0.277897525298097" calcext:value-type="percentage">
            <text:p>28%</text:p>
          </table:table-cell>
          <table:table-cell table:style-name="ce3"/>
          <table:table-cell office:value-type="string" calcext:value-type="string">
            <text:p>MERCE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702573998.33333" calcext:value-type="float">
            <text:p>1,702,573,998</text:p>
          </table:table-cell>
          <table:table-cell office:value-type="float" office:value="365" calcext:value-type="float">
            <text:p>365</text:p>
          </table:table-cell>
          <table:table-cell office:value-type="float" office:value="3327056.3804301" calcext:value-type="float">
            <text:p>3327056.3804301</text:p>
          </table:table-cell>
          <table:table-cell office:value-type="float" office:value="7131755.13306718" calcext:value-type="float">
            <text:p>7131755.13306718</text:p>
          </table:table-cell>
          <table:table-cell office:value-type="float" office:value="8.05974330249526E+015" calcext:value-type="float">
            <text:p>80597433024952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MER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6975365" calcext:value-type="float">
            <text:p>6975365</text:p>
          </table:table-cell>
          <table:table-cell table:style-name="ce1" office:value-type="float" office:value="2546008225" calcext:value-type="float">
            <text:p>2,546,008,225</text:p>
          </table:table-cell>
          <table:table-cell office:value-type="float" office:value="181764" calcext:value-type="float">
            <text:p>181764</text:p>
          </table:table-cell>
          <table:table-cell office:value-type="float" office:value="479296" calcext:value-type="float">
            <text:p>479296</text:p>
          </table:table-cell>
          <table:table-cell/>
          <table:table-cell table:style-name="ce3" table:formula="of:=([.E72]-[.O72])/[.E72]" office:value-type="percentage" office:value="0.308545772323653" calcext:value-type="percentage">
            <text:p>31%</text:p>
          </table:table-cell>
          <table:table-cell table:style-name="ce3" table:formula="of:=([.D72]-([.O72]/[.P72]))/[.D72]" office:value-type="percentage" office:value="0.310434991524955" calcext:value-type="percentage">
            <text:p>31%</text:p>
          </table:table-cell>
          <table:table-cell table:style-name="ce3"/>
          <table:table-cell office:value-type="string" calcext:value-type="string">
            <text:p>MERCE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760448150.875" calcext:value-type="float">
            <text:p>1,760,448,151</text:p>
          </table:table-cell>
          <table:table-cell office:value-type="float" office:value="366" calcext:value-type="float">
            <text:p>366</text:p>
          </table:table-cell>
          <table:table-cell office:value-type="float" office:value="3657646.39875214" calcext:value-type="float">
            <text:p>3657646.39875214</text:p>
          </table:table-cell>
          <table:table-cell office:value-type="float" office:value="7198584.45908363" calcext:value-type="float">
            <text:p>7198584.45908363</text:p>
          </table:table-cell>
          <table:table-cell office:value-type="float" office:value="8.55848471598526E+015" calcext:value-type="float">
            <text:p>85584847159852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MER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6251237" calcext:value-type="float">
            <text:p>6251237</text:p>
          </table:table-cell>
          <table:table-cell table:style-name="ce1" office:value-type="float" office:value="2281701505" calcext:value-type="float">
            <text:p>2,281,701,505</text:p>
          </table:table-cell>
          <table:table-cell office:value-type="float" office:value="105642" calcext:value-type="float">
            <text:p>105642</text:p>
          </table:table-cell>
          <table:table-cell office:value-type="float" office:value="261101" calcext:value-type="float">
            <text:p>261101</text:p>
          </table:table-cell>
          <table:table-cell/>
          <table:table-cell table:style-name="ce3" table:formula="of:=([.E73]-[.O73])/[.E73]" office:value-type="percentage" office:value="0.342400073273388" calcext:value-type="percentage">
            <text:p>34%</text:p>
          </table:table-cell>
          <table:table-cell table:style-name="ce3" table:formula="of:=([.D73]-([.O73]/[.P73]))/[.D73]" office:value-type="percentage" office:value="0.342400073273388" calcext:value-type="percentage">
            <text:p>34%</text:p>
          </table:table-cell>
          <table:table-cell table:style-name="ce3"/>
          <table:table-cell office:value-type="string" calcext:value-type="string">
            <text:p>MERCE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500446742.5" calcext:value-type="float">
            <text:p>1,500,446,743</text:p>
          </table:table-cell>
          <table:table-cell office:value-type="float" office:value="365" calcext:value-type="float">
            <text:p>365</text:p>
          </table:table-cell>
          <table:table-cell office:value-type="float" office:value="1082596.55234801" calcext:value-type="float">
            <text:p>1082596.55234801</text:p>
          </table:table-cell>
          <table:table-cell office:value-type="float" office:value="6281623.70946438" calcext:value-type="float">
            <text:p>6281623.70946438</text:p>
          </table:table-cell>
          <table:table-cell office:value-type="float" office:value="6.25881990671965E+015" calcext:value-type="float">
            <text:p>62588199067196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MOD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392551" calcext:value-type="float">
            <text:p>392551</text:p>
          </table:table-cell>
          <table:table-cell table:style-name="ce1" office:value-type="float" office:value="143281115" calcext:value-type="float">
            <text:p>143,281,115</text:p>
          </table:table-cell>
          <table:table-cell office:value-type="float" office:value="10350" calcext:value-type="float">
            <text:p>10350</text:p>
          </table:table-cell>
          <table:table-cell office:value-type="float" office:value="19925" calcext:value-type="float">
            <text:p>19925</text:p>
          </table:table-cell>
          <table:table-cell/>
          <table:table-cell table:style-name="ce3" table:formula="of:=([.E74]-[.O74])/[.E74]" office:value-type="percentage" office:value="0.0740706233337165" calcext:value-type="percentage">
            <text:p>7%</text:p>
          </table:table-cell>
          <table:table-cell table:style-name="ce3" table:formula="of:=([.D74]-([.O74]/[.P74]))/[.D74]" office:value-type="percentage" office:value="0.0740706233337165" calcext:value-type="percentage">
            <text:p>7%</text:p>
          </table:table-cell>
          <table:table-cell table:style-name="ce3"/>
          <table:table-cell office:value-type="string" calcext:value-type="string">
            <text:p>MODOC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32668193.5" calcext:value-type="float">
            <text:p>132,668,194</text:p>
          </table:table-cell>
          <table:table-cell office:value-type="float" office:value="365" calcext:value-type="float">
            <text:p>365</text:p>
          </table:table-cell>
          <table:table-cell office:value-type="float" office:value="230520.150344975" calcext:value-type="float">
            <text:p>230520.150344975</text:p>
          </table:table-cell>
          <table:table-cell office:value-type="float" office:value="492012.883698864" calcext:value-type="float">
            <text:p>492012.883698864</text:p>
          </table:table-cell>
          <table:table-cell office:value-type="float" office:value="49075078921481.7" calcext:value-type="float">
            <text:p>49075078921481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MOD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569616" calcext:value-type="float">
            <text:p>569616</text:p>
          </table:table-cell>
          <table:table-cell table:style-name="ce1" office:value-type="float" office:value="207909840" calcext:value-type="float">
            <text:p>207,909,840</text:p>
          </table:table-cell>
          <table:table-cell office:value-type="float" office:value="12186" calcext:value-type="float">
            <text:p>12186</text:p>
          </table:table-cell>
          <table:table-cell office:value-type="float" office:value="27938" calcext:value-type="float">
            <text:p>27938</text:p>
          </table:table-cell>
          <table:table-cell/>
          <table:table-cell table:style-name="ce3" table:formula="of:=([.E75]-[.O75])/[.E75]" office:value-type="percentage" office:value="0.304247387954317" calcext:value-type="percentage">
            <text:p>30%</text:p>
          </table:table-cell>
          <table:table-cell table:style-name="ce3" table:formula="of:=([.D75]-([.O75]/[.P75]))/[.D75]" office:value-type="percentage" office:value="0.306148351375207" calcext:value-type="percentage">
            <text:p>31%</text:p>
          </table:table-cell>
          <table:table-cell table:style-name="ce3"/>
          <table:table-cell office:value-type="string" calcext:value-type="string">
            <text:p>MODO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44653814.25" calcext:value-type="float">
            <text:p>144,653,814</text:p>
          </table:table-cell>
          <table:table-cell office:value-type="float" office:value="366" calcext:value-type="float">
            <text:p>366</text:p>
          </table:table-cell>
          <table:table-cell office:value-type="float" office:value="219577.776602045" calcext:value-type="float">
            <text:p>219577.776602045</text:p>
          </table:table-cell>
          <table:table-cell office:value-type="float" office:value="546136.281912542" calcext:value-type="float">
            <text:p>546136.281912542</text:p>
          </table:table-cell>
          <table:table-cell office:value-type="float" office:value="58387696204297.5" calcext:value-type="float">
            <text:p>58387696204297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MOD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98783" calcext:value-type="float">
            <text:p>398783</text:p>
          </table:table-cell>
          <table:table-cell table:style-name="ce1" office:value-type="float" office:value="145555795" calcext:value-type="float">
            <text:p>145,555,795</text:p>
          </table:table-cell>
          <table:table-cell office:value-type="float" office:value="9538" calcext:value-type="float">
            <text:p>9538</text:p>
          </table:table-cell>
          <table:table-cell office:value-type="float" office:value="21196" calcext:value-type="float">
            <text:p>21196</text:p>
          </table:table-cell>
          <table:table-cell/>
          <table:table-cell table:style-name="ce3" table:formula="of:=([.E76]-[.O76])/[.E76]" office:value-type="percentage" office:value="0.61643844662225" calcext:value-type="percentage">
            <text:p>62%</text:p>
          </table:table-cell>
          <table:table-cell table:style-name="ce3" table:formula="of:=([.D76]-([.O76]/[.P76]))/[.D76]" office:value-type="percentage" office:value="0.61643844662225" calcext:value-type="percentage">
            <text:p>62%</text:p>
          </table:table-cell>
          <table:table-cell table:style-name="ce3"/>
          <table:table-cell office:value-type="string" calcext:value-type="string">
            <text:p>MODOC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5829606.8333333" calcext:value-type="float">
            <text:p>55,829,607</text:p>
          </table:table-cell>
          <table:table-cell office:value-type="float" office:value="365" calcext:value-type="float">
            <text:p>365</text:p>
          </table:table-cell>
          <table:table-cell office:value-type="float" office:value="278.2671791969" calcext:value-type="float">
            <text:p>278.2671791969</text:p>
          </table:table-cell>
          <table:table-cell office:value-type="float" office:value="581258.358772425" calcext:value-type="float">
            <text:p>581258.358772425</text:p>
          </table:table-cell>
          <table:table-cell office:value-type="float" office:value="20948046559299.1" calcext:value-type="float">
            <text:p>20948046559299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MNO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757338" calcext:value-type="float">
            <text:p>757338</text:p>
          </table:table-cell>
          <table:table-cell table:style-name="ce1" office:value-type="float" office:value="276428370" calcext:value-type="float">
            <text:p>276,428,370</text:p>
          </table:table-cell>
          <table:table-cell office:value-type="float" office:value="8532" calcext:value-type="float">
            <text:p>8532</text:p>
          </table:table-cell>
          <table:table-cell office:value-type="float" office:value="17719" calcext:value-type="float">
            <text:p>17719</text:p>
          </table:table-cell>
          <table:table-cell/>
          <table:table-cell table:style-name="ce3" table:formula="of:=([.E77]-[.O77])/[.E77]" office:value-type="percentage" office:value="-0.0197729763591199" calcext:value-type="percentage">
            <text:p>-2%</text:p>
          </table:table-cell>
          <table:table-cell table:style-name="ce3" table:formula="of:=([.D77]-([.O77]/[.P77]))/[.D77]" office:value-type="percentage" office:value="-0.0197729763591199" calcext:value-type="percentage">
            <text:p>-2%</text:p>
          </table:table-cell>
          <table:table-cell table:style-name="ce3"/>
          <table:table-cell office:value-type="string" calcext:value-type="string">
            <text:p>MO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81894181.625" calcext:value-type="float">
            <text:p>281,894,182</text:p>
          </table:table-cell>
          <table:table-cell office:value-type="float" office:value="365" calcext:value-type="float">
            <text:p>365</text:p>
          </table:table-cell>
          <table:table-cell office:value-type="float" office:value="490272.777944672" calcext:value-type="float">
            <text:p>490272.777944672</text:p>
          </table:table-cell>
          <table:table-cell office:value-type="float" office:value="1026298.8802884" calcext:value-type="float">
            <text:p>1026298.8802884</text:p>
          </table:table-cell>
          <table:table-cell office:value-type="float" office:value="219453281584649" calcext:value-type="float">
            <text:p>2194532815846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MNO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848077" calcext:value-type="float">
            <text:p>848077</text:p>
          </table:table-cell>
          <table:table-cell table:style-name="ce1" office:value-type="float" office:value="309548105" calcext:value-type="float">
            <text:p>309,548,105</text:p>
          </table:table-cell>
          <table:table-cell office:value-type="float" office:value="14660" calcext:value-type="float">
            <text:p>14660</text:p>
          </table:table-cell>
          <table:table-cell office:value-type="float" office:value="27620" calcext:value-type="float">
            <text:p>27620</text:p>
          </table:table-cell>
          <table:table-cell/>
          <table:table-cell table:style-name="ce3" table:formula="of:=([.E78]-[.O78])/[.E78]" office:value-type="percentage" office:value="0.103388909994027" calcext:value-type="percentage">
            <text:p>10%</text:p>
          </table:table-cell>
          <table:table-cell table:style-name="ce3" table:formula="of:=([.D78]-([.O78]/[.P78]))/[.D78]" office:value-type="percentage" office:value="0.105838667070546" calcext:value-type="percentage">
            <text:p>11%</text:p>
          </table:table-cell>
          <table:table-cell table:style-name="ce3"/>
          <table:table-cell office:value-type="string" calcext:value-type="string">
            <text:p>MO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77544263.833333" calcext:value-type="float">
            <text:p>277,544,264</text:p>
          </table:table-cell>
          <table:table-cell office:value-type="float" office:value="366" calcext:value-type="float">
            <text:p>366</text:p>
          </table:table-cell>
          <table:table-cell office:value-type="float" office:value="558245.92700499" calcext:value-type="float">
            <text:p>558245.92700499</text:p>
          </table:table-cell>
          <table:table-cell office:value-type="float" office:value="1098121.84923654" calcext:value-type="float">
            <text:p>1098121.84923654</text:p>
          </table:table-cell>
          <table:table-cell office:value-type="float" office:value="214182055107676" calcext:value-type="float">
            <text:p>2141820551076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MNO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757380" calcext:value-type="float">
            <text:p>757380</text:p>
          </table:table-cell>
          <table:table-cell table:style-name="ce1" office:value-type="float" office:value="276443700" calcext:value-type="float">
            <text:p>276,443,700</text:p>
          </table:table-cell>
          <table:table-cell office:value-type="float" office:value="10211" calcext:value-type="float">
            <text:p>10211</text:p>
          </table:table-cell>
          <table:table-cell office:value-type="float" office:value="19494" calcext:value-type="float">
            <text:p>19494</text:p>
          </table:table-cell>
          <table:table-cell/>
          <table:table-cell table:style-name="ce3" table:formula="of:=([.E79]-[.O79])/[.E79]" office:value-type="percentage" office:value="-0.0050001864454372" calcext:value-type="percentage">
            <text:p>-1%</text:p>
          </table:table-cell>
          <table:table-cell table:style-name="ce3" table:formula="of:=([.D79]-([.O79]/[.P79]))/[.D79]" office:value-type="percentage" office:value="-0.0050001864454372" calcext:value-type="percentage">
            <text:p>-1%</text:p>
          </table:table-cell>
          <table:table-cell table:style-name="ce3"/>
          <table:table-cell office:value-type="string" calcext:value-type="string">
            <text:p>MO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77825970.041666" calcext:value-type="float">
            <text:p>277,825,970</text:p>
          </table:table-cell>
          <table:table-cell office:value-type="float" office:value="365" calcext:value-type="float">
            <text:p>365</text:p>
          </table:table-cell>
          <table:table-cell office:value-type="float" office:value="179730.38386159" calcext:value-type="float">
            <text:p>179730.38386159</text:p>
          </table:table-cell>
          <table:table-cell office:value-type="float" office:value="1236805.6218989" calcext:value-type="float">
            <text:p>1236805.6218989</text:p>
          </table:table-cell>
          <table:table-cell office:value-type="float" office:value="217521057917407" calcext:value-type="float">
            <text:p>2175210579174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MON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9008438" calcext:value-type="float">
            <text:p>9008438</text:p>
          </table:table-cell>
          <table:table-cell table:style-name="ce1" office:value-type="float" office:value="3288079870" calcext:value-type="float">
            <text:p>3,288,079,870</text:p>
          </table:table-cell>
          <table:table-cell office:value-type="float" office:value="176298" calcext:value-type="float">
            <text:p>176298</text:p>
          </table:table-cell>
          <table:table-cell office:value-type="float" office:value="245408" calcext:value-type="float">
            <text:p>245408</text:p>
          </table:table-cell>
          <table:table-cell/>
          <table:table-cell table:style-name="ce3" table:formula="of:=([.E80]-[.O80])/[.E80]" office:value-type="percentage" office:value="-0.285177477696631" calcext:value-type="percentage">
            <text:p>-29%</text:p>
          </table:table-cell>
          <table:table-cell table:style-name="ce3" table:formula="of:=([.D80]-([.O80]/[.P80]))/[.D80]" office:value-type="percentage" office:value="-0.285177477696631" calcext:value-type="percentage">
            <text:p>-29%</text:p>
          </table:table-cell>
          <table:table-cell table:style-name="ce3"/>
          <table:table-cell office:value-type="string" calcext:value-type="string">
            <text:p>MONTER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225766193.79167" calcext:value-type="float">
            <text:p>4,225,766,194</text:p>
          </table:table-cell>
          <table:table-cell office:value-type="float" office:value="365" calcext:value-type="float">
            <text:p>365</text:p>
          </table:table-cell>
          <table:table-cell office:value-type="float" office:value="8449417.75124758" calcext:value-type="float">
            <text:p>8449417.75124758</text:p>
          </table:table-cell>
          <table:table-cell office:value-type="float" office:value="14853135.7744211" calcext:value-type="float">
            <text:p>14853135.7744211</text:p>
          </table:table-cell>
          <table:table-cell office:value-type="float" office:value="4.92543578608371E+016" calcext:value-type="float">
            <text:p>49254357860837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MON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9778064" calcext:value-type="float">
            <text:p>9778064</text:p>
          </table:table-cell>
          <table:table-cell table:style-name="ce1" office:value-type="float" office:value="3568993360" calcext:value-type="float">
            <text:p>3,568,993,360</text:p>
          </table:table-cell>
          <table:table-cell office:value-type="float" office:value="251852" calcext:value-type="float">
            <text:p>251852</text:p>
          </table:table-cell>
          <table:table-cell office:value-type="float" office:value="288430" calcext:value-type="float">
            <text:p>288430</text:p>
          </table:table-cell>
          <table:table-cell/>
          <table:table-cell table:style-name="ce3" table:formula="of:=([.E81]-[.O81])/[.E81]" office:value-type="percentage" office:value="-0.172137705179611" calcext:value-type="percentage">
            <text:p>-17%</text:p>
          </table:table-cell>
          <table:table-cell table:style-name="ce3" table:formula="of:=([.D81]-([.O81]/[.P81]))/[.D81]" office:value-type="percentage" office:value="-0.168935143143601" calcext:value-type="percentage">
            <text:p>-17%</text:p>
          </table:table-cell>
          <table:table-cell table:style-name="ce3"/>
          <table:table-cell office:value-type="string" calcext:value-type="string">
            <text:p>MONTERE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183351686.79167" calcext:value-type="float">
            <text:p>4,183,351,687</text:p>
          </table:table-cell>
          <table:table-cell office:value-type="float" office:value="366" calcext:value-type="float">
            <text:p>366</text:p>
          </table:table-cell>
          <table:table-cell office:value-type="float" office:value="8539198.03288197" calcext:value-type="float">
            <text:p>8539198.03288197</text:p>
          </table:table-cell>
          <table:table-cell office:value-type="float" office:value="19949899.2564569" calcext:value-type="float">
            <text:p>19949899.2564569</text:p>
          </table:table-cell>
          <table:table-cell office:value-type="float" office:value="4.81692906214469E+016" calcext:value-type="float">
            <text:p>481692906214469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MON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8785017" calcext:value-type="float">
            <text:p>8785017</text:p>
          </table:table-cell>
          <table:table-cell table:style-name="ce1" office:value-type="float" office:value="3206531205" calcext:value-type="float">
            <text:p>3,206,531,205</text:p>
          </table:table-cell>
          <table:table-cell office:value-type="float" office:value="193320" calcext:value-type="float">
            <text:p>193320</text:p>
          </table:table-cell>
          <table:table-cell office:value-type="float" office:value="247435" calcext:value-type="float">
            <text:p>247435</text:p>
          </table:table-cell>
          <table:table-cell/>
          <table:table-cell table:style-name="ce3" table:formula="of:=([.E82]-[.O82])/[.E82]" office:value-type="percentage" office:value="-0.226503203092951" calcext:value-type="percentage">
            <text:p>-23%</text:p>
          </table:table-cell>
          <table:table-cell table:style-name="ce3" table:formula="of:=([.D82]-([.O82]/[.P82]))/[.D82]" office:value-type="percentage" office:value="-0.226503203092951" calcext:value-type="percentage">
            <text:p>-23%</text:p>
          </table:table-cell>
          <table:table-cell table:style-name="ce3"/>
          <table:table-cell office:value-type="string" calcext:value-type="string">
            <text:p>MONTER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932820793.75" calcext:value-type="float">
            <text:p>3,932,820,794</text:p>
          </table:table-cell>
          <table:table-cell office:value-type="float" office:value="365" calcext:value-type="float">
            <text:p>365</text:p>
          </table:table-cell>
          <table:table-cell office:value-type="float" office:value="7194993.63705853" calcext:value-type="float">
            <text:p>7194993.63705853</text:p>
          </table:table-cell>
          <table:table-cell office:value-type="float" office:value="13588865.0916473" calcext:value-type="float">
            <text:p>13588865.0916473</text:p>
          </table:table-cell>
          <table:table-cell office:value-type="float" office:value="4.26136038860462E+016" calcext:value-type="float">
            <text:p>426136038860462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NAP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3001818" calcext:value-type="float">
            <text:p>3001818</text:p>
          </table:table-cell>
          <table:table-cell table:style-name="ce1" office:value-type="float" office:value="1095663570" calcext:value-type="float">
            <text:p>1,095,663,570</text:p>
          </table:table-cell>
          <table:table-cell office:value-type="float" office:value="37056" calcext:value-type="float">
            <text:p>37056</text:p>
          </table:table-cell>
          <table:table-cell office:value-type="float" office:value="31490" calcext:value-type="float">
            <text:p>31490</text:p>
          </table:table-cell>
          <table:table-cell/>
          <table:table-cell table:style-name="ce3" table:formula="of:=([.E83]-[.O83])/[.E83]" office:value-type="percentage" office:value="0.123833978793022" calcext:value-type="percentage">
            <text:p>12%</text:p>
          </table:table-cell>
          <table:table-cell table:style-name="ce3" table:formula="of:=([.D83]-([.O83]/[.P83]))/[.D83]" office:value-type="percentage" office:value="0.123833978793022" calcext:value-type="percentage">
            <text:p>12%</text:p>
          </table:table-cell>
          <table:table-cell table:style-name="ce3"/>
          <table:table-cell office:value-type="string" calcext:value-type="string">
            <text:p>NAP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59983190.708333" calcext:value-type="float">
            <text:p>959,983,191</text:p>
          </table:table-cell>
          <table:table-cell office:value-type="float" office:value="365" calcext:value-type="float">
            <text:p>365</text:p>
          </table:table-cell>
          <table:table-cell office:value-type="float" office:value="1255191.76230056" calcext:value-type="float">
            <text:p>1255191.76230056</text:p>
          </table:table-cell>
          <table:table-cell office:value-type="float" office:value="3450930.61974238" calcext:value-type="float">
            <text:p>3450930.61974238</text:p>
          </table:table-cell>
          <table:table-cell office:value-type="float" office:value="2.56346033254166E+015" calcext:value-type="float">
            <text:p>25634603325416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NAP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3197845" calcext:value-type="float">
            <text:p>3197845</text:p>
          </table:table-cell>
          <table:table-cell table:style-name="ce1" office:value-type="float" office:value="1167213425" calcext:value-type="float">
            <text:p>1,167,213,425</text:p>
          </table:table-cell>
          <table:table-cell office:value-type="float" office:value="53710" calcext:value-type="float">
            <text:p>53710</text:p>
          </table:table-cell>
          <table:table-cell office:value-type="float" office:value="39668" calcext:value-type="float">
            <text:p>39668</text:p>
          </table:table-cell>
          <table:table-cell/>
          <table:table-cell table:style-name="ce3" table:formula="of:=([.E84]-[.O84])/[.E84]" office:value-type="percentage" office:value="0.182369864363067" calcext:value-type="percentage">
            <text:p>18%</text:p>
          </table:table-cell>
          <table:table-cell table:style-name="ce3" table:formula="of:=([.D84]-([.O84]/[.P84]))/[.D84]" office:value-type="percentage" office:value="0.184603826482293" calcext:value-type="percentage">
            <text:p>18%</text:p>
          </table:table-cell>
          <table:table-cell table:style-name="ce3"/>
          <table:table-cell office:value-type="string" calcext:value-type="string">
            <text:p>NAP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54348871" calcext:value-type="float">
            <text:p>954,348,871</text:p>
          </table:table-cell>
          <table:table-cell office:value-type="float" office:value="366" calcext:value-type="float">
            <text:p>366</text:p>
          </table:table-cell>
          <table:table-cell office:value-type="float" office:value="2025219.11291192" calcext:value-type="float">
            <text:p>2025219.11291192</text:p>
          </table:table-cell>
          <table:table-cell office:value-type="float" office:value="3453254.67992794" calcext:value-type="float">
            <text:p>3453254.67992794</text:p>
          </table:table-cell>
          <table:table-cell office:value-type="float" office:value="2.50364489745478E+015" calcext:value-type="float">
            <text:p>25036448974547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NAP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2884848" calcext:value-type="float">
            <text:p>2884848</text:p>
          </table:table-cell>
          <table:table-cell table:style-name="ce1" office:value-type="float" office:value="1052969520" calcext:value-type="float">
            <text:p>1,052,969,520</text:p>
          </table:table-cell>
          <table:table-cell office:value-type="float" office:value="37848" calcext:value-type="float">
            <text:p>37848</text:p>
          </table:table-cell>
          <table:table-cell office:value-type="float" office:value="31916" calcext:value-type="float">
            <text:p>31916</text:p>
          </table:table-cell>
          <table:table-cell/>
          <table:table-cell table:style-name="ce3" table:formula="of:=([.E85]-[.O85])/[.E85]" office:value-type="percentage" office:value="0.128767934010728" calcext:value-type="percentage">
            <text:p>13%</text:p>
          </table:table-cell>
          <table:table-cell table:style-name="ce3" table:formula="of:=([.D85]-([.O85]/[.P85]))/[.D85]" office:value-type="percentage" office:value="0.128767934010728" calcext:value-type="percentage">
            <text:p>13%</text:p>
          </table:table-cell>
          <table:table-cell table:style-name="ce3"/>
          <table:table-cell office:value-type="string" calcext:value-type="string">
            <text:p>NAP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17380810.333332" calcext:value-type="float">
            <text:p>917,380,810</text:p>
          </table:table-cell>
          <table:table-cell office:value-type="float" office:value="365" calcext:value-type="float">
            <text:p>365</text:p>
          </table:table-cell>
          <table:table-cell office:value-type="float" office:value="1816427.83667449" calcext:value-type="float">
            <text:p>1816427.83667449</text:p>
          </table:table-cell>
          <table:table-cell office:value-type="float" office:value="4203721.80219892" calcext:value-type="float">
            <text:p>4203721.80219892</text:p>
          </table:table-cell>
          <table:table-cell office:value-type="float" office:value="2.35811921262104E+015" calcext:value-type="float">
            <text:p>23581192126210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NEV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746161" calcext:value-type="float">
            <text:p>2746161</text:p>
          </table:table-cell>
          <table:table-cell table:style-name="ce1" office:value-type="float" office:value="1002348765" calcext:value-type="float">
            <text:p>1,002,348,765</text:p>
          </table:table-cell>
          <table:table-cell office:value-type="float" office:value="42231" calcext:value-type="float">
            <text:p>42231</text:p>
          </table:table-cell>
          <table:table-cell office:value-type="float" office:value="84842" calcext:value-type="float">
            <text:p>84842</text:p>
          </table:table-cell>
          <table:table-cell/>
          <table:table-cell table:style-name="ce3" table:formula="of:=([.E86]-[.O86])/[.E86]" office:value-type="percentage" office:value="0.320490412835497" calcext:value-type="percentage">
            <text:p>32%</text:p>
          </table:table-cell>
          <table:table-cell table:style-name="ce3" table:formula="of:=([.D86]-([.O86]/[.P86]))/[.D86]" office:value-type="percentage" office:value="0.320490412835496" calcext:value-type="percentage">
            <text:p>32%</text:p>
          </table:table-cell>
          <table:table-cell table:style-name="ce3"/>
          <table:table-cell office:value-type="string" calcext:value-type="string">
            <text:p>NEVA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81105595.5" calcext:value-type="float">
            <text:p>681,105,596</text:p>
          </table:table-cell>
          <table:table-cell office:value-type="float" office:value="365" calcext:value-type="float">
            <text:p>365</text:p>
          </table:table-cell>
          <table:table-cell office:value-type="float" office:value="609581.661101236" calcext:value-type="float">
            <text:p>609581.661101236</text:p>
          </table:table-cell>
          <table:table-cell office:value-type="float" office:value="3018350.12069091" calcext:value-type="float">
            <text:p>3018350.12069091</text:p>
          </table:table-cell>
          <table:table-cell office:value-type="float" office:value="1.42346968080995E+015" calcext:value-type="float">
            <text:p>14234696808099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NEV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3071414" calcext:value-type="float">
            <text:p>3071414</text:p>
          </table:table-cell>
          <table:table-cell table:style-name="ce1" office:value-type="float" office:value="1121066110" calcext:value-type="float">
            <text:p>1,121,066,110</text:p>
          </table:table-cell>
          <table:table-cell office:value-type="float" office:value="49055" calcext:value-type="float">
            <text:p>49055</text:p>
          </table:table-cell>
          <table:table-cell office:value-type="float" office:value="92610" calcext:value-type="float">
            <text:p>92610</text:p>
          </table:table-cell>
          <table:table-cell/>
          <table:table-cell table:style-name="ce3" table:formula="of:=([.E87]-[.O87])/[.E87]" office:value-type="percentage" office:value="0.372326842824045" calcext:value-type="percentage">
            <text:p>37%</text:p>
          </table:table-cell>
          <table:table-cell table:style-name="ce3" table:formula="of:=([.D87]-([.O87]/[.P87]))/[.D87]" office:value-type="percentage" office:value="0.3740417968054" calcext:value-type="percentage">
            <text:p>37%</text:p>
          </table:table-cell>
          <table:table-cell table:style-name="ce3"/>
          <table:table-cell office:value-type="string" calcext:value-type="string">
            <text:p>NEVA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703663104.666667" calcext:value-type="float">
            <text:p>703,663,105</text:p>
          </table:table-cell>
          <table:table-cell office:value-type="float" office:value="366" calcext:value-type="float">
            <text:p>366</text:p>
          </table:table-cell>
          <table:table-cell office:value-type="float" office:value="1141478.09967184" calcext:value-type="float">
            <text:p>1141478.09967184</text:p>
          </table:table-cell>
          <table:table-cell office:value-type="float" office:value="2796996.54518974" calcext:value-type="float">
            <text:p>2796996.54518974</text:p>
          </table:table-cell>
          <table:table-cell office:value-type="float" office:value="1.39005812267145E+015" calcext:value-type="float">
            <text:p>13900581226714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NEV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2589993" calcext:value-type="float">
            <text:p>2589993</text:p>
          </table:table-cell>
          <table:table-cell table:style-name="ce1" office:value-type="float" office:value="945347445" calcext:value-type="float">
            <text:p>945,347,445</text:p>
          </table:table-cell>
          <table:table-cell office:value-type="float" office:value="38822" calcext:value-type="float">
            <text:p>38822</text:p>
          </table:table-cell>
          <table:table-cell office:value-type="float" office:value="75664" calcext:value-type="float">
            <text:p>75664</text:p>
          </table:table-cell>
          <table:table-cell/>
          <table:table-cell table:style-name="ce3" table:formula="of:=([.E88]-[.O88])/[.E88]" office:value-type="percentage" office:value="0.242065054672395" calcext:value-type="percentage">
            <text:p>24%</text:p>
          </table:table-cell>
          <table:table-cell table:style-name="ce3" table:formula="of:=([.D88]-([.O88]/[.P88]))/[.D88]" office:value-type="percentage" office:value="0.242065054672395" calcext:value-type="percentage">
            <text:p>24%</text:p>
          </table:table-cell>
          <table:table-cell table:style-name="ce3"/>
          <table:table-cell office:value-type="string" calcext:value-type="string">
            <text:p>NEV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716511864.041666" calcext:value-type="float">
            <text:p>716,511,864</text:p>
          </table:table-cell>
          <table:table-cell office:value-type="float" office:value="365" calcext:value-type="float">
            <text:p>365</text:p>
          </table:table-cell>
          <table:table-cell office:value-type="float" office:value="290664.685894673" calcext:value-type="float">
            <text:p>290664.685894673</text:p>
          </table:table-cell>
          <table:table-cell office:value-type="float" office:value="2482274.53617082" calcext:value-type="float">
            <text:p>2482274.53617082</text:p>
          </table:table-cell>
          <table:table-cell office:value-type="float" office:value="1.41984321900005E+015" calcext:value-type="float">
            <text:p>14198432190000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ORA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70343761" calcext:value-type="float">
            <text:p>70343761</text:p>
          </table:table-cell>
          <table:table-cell table:style-name="ce1" office:value-type="float" office:value="25675472765" calcext:value-type="float">
            <text:p>25,675,472,765</text:p>
          </table:table-cell>
          <table:table-cell office:value-type="float" office:value="717234" calcext:value-type="float">
            <text:p>717234</text:p>
          </table:table-cell>
          <table:table-cell office:value-type="float" office:value="587882" calcext:value-type="float">
            <text:p>587882</text:p>
          </table:table-cell>
          <table:table-cell/>
          <table:table-cell table:style-name="ce3" table:formula="of:=([.E89]-[.O89])/[.E89]" office:value-type="percentage" office:value="0.56381800259859" calcext:value-type="percentage">
            <text:p>56%</text:p>
          </table:table-cell>
          <table:table-cell table:style-name="ce3" table:formula="of:=([.D89]-([.O89]/[.P89]))/[.D89]" office:value-type="percentage" office:value="0.56381800259859" calcext:value-type="percentage">
            <text:p>56%</text:p>
          </table:table-cell>
          <table:table-cell table:style-name="ce3"/>
          <table:table-cell office:value-type="string" calcext:value-type="string">
            <text:p>ORANG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199178994.8632" calcext:value-type="float">
            <text:p>11,199,178,995</text:p>
          </table:table-cell>
          <table:table-cell office:value-type="float" office:value="365" calcext:value-type="float">
            <text:p>365</text:p>
          </table:table-cell>
          <table:table-cell office:value-type="float" office:value="20280366.070067" calcext:value-type="float">
            <text:p>20280366.070067</text:p>
          </table:table-cell>
          <table:table-cell office:value-type="float" office:value="58959601.8724595" calcext:value-type="float">
            <text:p>58959601.8724595</text:p>
          </table:table-cell>
          <table:table-cell office:value-type="float" office:value="3.54481413725402E+017" calcext:value-type="float">
            <text:p>354481413725402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ORA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73590014" calcext:value-type="float">
            <text:p>73590014</text:p>
          </table:table-cell>
          <table:table-cell table:style-name="ce1" office:value-type="float" office:value="26860355110" calcext:value-type="float">
            <text:p>26,860,355,110</text:p>
          </table:table-cell>
          <table:table-cell office:value-type="float" office:value="1252131" calcext:value-type="float">
            <text:p>1252131</text:p>
          </table:table-cell>
          <table:table-cell office:value-type="float" office:value="929632" calcext:value-type="float">
            <text:p>929632</text:p>
          </table:table-cell>
          <table:table-cell/>
          <table:table-cell table:style-name="ce3" table:formula="of:=([.E90]-[.O90])/[.E90]" office:value-type="percentage" office:value="0.577970410251933" calcext:value-type="percentage">
            <text:p>58%</text:p>
          </table:table-cell>
          <table:table-cell table:style-name="ce3" table:formula="of:=([.D90]-([.O90]/[.P90]))/[.D90]" office:value-type="percentage" office:value="0.57912349656272" calcext:value-type="percentage">
            <text:p>58%</text:p>
          </table:table-cell>
          <table:table-cell table:style-name="ce3"/>
          <table:table-cell office:value-type="string" calcext:value-type="string">
            <text:p>ORAN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335864647.5607" calcext:value-type="float">
            <text:p>11,335,864,648</text:p>
          </table:table-cell>
          <table:table-cell office:value-type="float" office:value="366" calcext:value-type="float">
            <text:p>366</text:p>
          </table:table-cell>
          <table:table-cell office:value-type="float" office:value="21072076.354695" calcext:value-type="float">
            <text:p>21072076.354695</text:p>
          </table:table-cell>
          <table:table-cell office:value-type="float" office:value="101515747.342397" calcext:value-type="float">
            <text:p>101515747.342397</text:p>
          </table:table-cell>
          <table:table-cell office:value-type="float" office:value="3.789076374424E+017" calcext:value-type="float">
            <text:p>378907637442400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ORA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68482748" calcext:value-type="float">
            <text:p>68482748</text:p>
          </table:table-cell>
          <table:table-cell table:style-name="ce1" office:value-type="float" office:value="24996203020" calcext:value-type="float">
            <text:p>24,996,203,020</text:p>
          </table:table-cell>
          <table:table-cell office:value-type="float" office:value="766225" calcext:value-type="float">
            <text:p>766225</text:p>
          </table:table-cell>
          <table:table-cell office:value-type="float" office:value="563188" calcext:value-type="float">
            <text:p>563188</text:p>
          </table:table-cell>
          <table:table-cell/>
          <table:table-cell table:style-name="ce3" table:formula="of:=([.E91]-[.O91])/[.E91]" office:value-type="percentage" office:value="0.573494240464258" calcext:value-type="percentage">
            <text:p>57%</text:p>
          </table:table-cell>
          <table:table-cell table:style-name="ce3" table:formula="of:=([.D91]-([.O91]/[.P91]))/[.D91]" office:value-type="percentage" office:value="0.573494240464258" calcext:value-type="percentage">
            <text:p>57%</text:p>
          </table:table-cell>
          <table:table-cell table:style-name="ce3"/>
          <table:table-cell office:value-type="string" calcext:value-type="string">
            <text:p>ORANG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0661024554.5547" calcext:value-type="float">
            <text:p>10,661,024,555</text:p>
          </table:table-cell>
          <table:table-cell office:value-type="float" office:value="365" calcext:value-type="float">
            <text:p>365</text:p>
          </table:table-cell>
          <table:table-cell office:value-type="float" office:value="4467646.71356358" calcext:value-type="float">
            <text:p>4467646.71356358</text:p>
          </table:table-cell>
          <table:table-cell office:value-type="float" office:value="42422100.1637709" calcext:value-type="float">
            <text:p>42422100.1637709</text:p>
          </table:table-cell>
          <table:table-cell office:value-type="float" office:value="3.15239273244188E+017" calcext:value-type="float">
            <text:p>315239273244188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LA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8605027" calcext:value-type="float">
            <text:p>8605027</text:p>
          </table:table-cell>
          <table:table-cell table:style-name="ce1" office:value-type="float" office:value="3140834855" calcext:value-type="float">
            <text:p>3,140,834,855</text:p>
          </table:table-cell>
          <table:table-cell office:value-type="float" office:value="140737" calcext:value-type="float">
            <text:p>140737</text:p>
          </table:table-cell>
          <table:table-cell office:value-type="float" office:value="193491" calcext:value-type="float">
            <text:p>193491</text:p>
          </table:table-cell>
          <table:table-cell/>
          <table:table-cell table:style-name="ce3" table:formula="of:=([.E92]-[.O92])/[.E92]" office:value-type="percentage" office:value="0.370821188141528" calcext:value-type="percentage">
            <text:p>37%</text:p>
          </table:table-cell>
          <table:table-cell table:style-name="ce3" table:formula="of:=([.D92]-([.O92]/[.P92]))/[.D92]" office:value-type="percentage" office:value="0.370821188141528" calcext:value-type="percentage">
            <text:p>37%</text:p>
          </table:table-cell>
          <table:table-cell table:style-name="ce3"/>
          <table:table-cell office:value-type="string" calcext:value-type="string">
            <text:p>PLAC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976146742.31258" calcext:value-type="float">
            <text:p>1,976,146,742</text:p>
          </table:table-cell>
          <table:table-cell office:value-type="float" office:value="365" calcext:value-type="float">
            <text:p>365</text:p>
          </table:table-cell>
          <table:table-cell office:value-type="float" office:value="2302485.12274468" calcext:value-type="float">
            <text:p>2302485.12274468</text:p>
          </table:table-cell>
          <table:table-cell office:value-type="float" office:value="9646599.79696856" calcext:value-type="float">
            <text:p>9646599.79696856</text:p>
          </table:table-cell>
          <table:table-cell office:value-type="float" office:value="1.18289283913498E+016" calcext:value-type="float">
            <text:p>118289283913498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LA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9446570" calcext:value-type="float">
            <text:p>9446570</text:p>
          </table:table-cell>
          <table:table-cell table:style-name="ce1" office:value-type="float" office:value="3447998050" calcext:value-type="float">
            <text:p>3,447,998,050</text:p>
          </table:table-cell>
          <table:table-cell office:value-type="float" office:value="297147" calcext:value-type="float">
            <text:p>297147</text:p>
          </table:table-cell>
          <table:table-cell office:value-type="float" office:value="249957" calcext:value-type="float">
            <text:p>249957</text:p>
          </table:table-cell>
          <table:table-cell/>
          <table:table-cell table:style-name="ce3" table:formula="of:=([.E93]-[.O93])/[.E93]" office:value-type="percentage" office:value="0.402268228199551" calcext:value-type="percentage">
            <text:p>40%</text:p>
          </table:table-cell>
          <table:table-cell table:style-name="ce3" table:formula="of:=([.D93]-([.O93]/[.P93]))/[.D93]" office:value-type="percentage" office:value="0.403901375117038" calcext:value-type="percentage">
            <text:p>40%</text:p>
          </table:table-cell>
          <table:table-cell table:style-name="ce3"/>
          <table:table-cell office:value-type="string" calcext:value-type="string">
            <text:p>PLAC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060977983.59099" calcext:value-type="float">
            <text:p>2,060,977,984</text:p>
          </table:table-cell>
          <table:table-cell office:value-type="float" office:value="366" calcext:value-type="float">
            <text:p>366</text:p>
          </table:table-cell>
          <table:table-cell office:value-type="float" office:value="3214428.57349205" calcext:value-type="float">
            <text:p>3214428.57349205</text:p>
          </table:table-cell>
          <table:table-cell office:value-type="float" office:value="10143429.9582149" calcext:value-type="float">
            <text:p>10143429.9582149</text:p>
          </table:table-cell>
          <table:table-cell office:value-type="float" office:value="1.20652069454004E+016" calcext:value-type="float">
            <text:p>120652069454004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LA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8442973" calcext:value-type="float">
            <text:p>8442973</text:p>
          </table:table-cell>
          <table:table-cell table:style-name="ce1" office:value-type="float" office:value="3081685145" calcext:value-type="float">
            <text:p>3,081,685,145</text:p>
          </table:table-cell>
          <table:table-cell office:value-type="float" office:value="138940" calcext:value-type="float">
            <text:p>138940</text:p>
          </table:table-cell>
          <table:table-cell office:value-type="float" office:value="185529" calcext:value-type="float">
            <text:p>185529</text:p>
          </table:table-cell>
          <table:table-cell/>
          <table:table-cell table:style-name="ce3" table:formula="of:=([.E94]-[.O94])/[.E94]" office:value-type="percentage" office:value="0.36352677409942" calcext:value-type="percentage">
            <text:p>36%</text:p>
          </table:table-cell>
          <table:table-cell table:style-name="ce3" table:formula="of:=([.D94]-([.O94]/[.P94]))/[.D94]" office:value-type="percentage" office:value="0.363526774099421" calcext:value-type="percentage">
            <text:p>36%</text:p>
          </table:table-cell>
          <table:table-cell table:style-name="ce3"/>
          <table:table-cell office:value-type="string" calcext:value-type="string">
            <text:p>PLAC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961410085.44805" calcext:value-type="float">
            <text:p>1,961,410,085</text:p>
          </table:table-cell>
          <table:table-cell office:value-type="float" office:value="365" calcext:value-type="float">
            <text:p>365</text:p>
          </table:table-cell>
          <table:table-cell office:value-type="float" office:value="780399.734234742" calcext:value-type="float">
            <text:p>780399.734234742</text:p>
          </table:table-cell>
          <table:table-cell office:value-type="float" office:value="7247867.94466629" calcext:value-type="float">
            <text:p>7247867.94466629</text:p>
          </table:table-cell>
          <table:table-cell office:value-type="float" office:value="1.06953690167999E+016" calcext:value-type="float">
            <text:p>106953690167999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PLU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768941" calcext:value-type="float">
            <text:p>768941</text:p>
          </table:table-cell>
          <table:table-cell table:style-name="ce1" office:value-type="float" office:value="280663465" calcext:value-type="float">
            <text:p>280,663,465</text:p>
          </table:table-cell>
          <table:table-cell office:value-type="float" office:value="6383" calcext:value-type="float">
            <text:p>6383</text:p>
          </table:table-cell>
          <table:table-cell office:value-type="float" office:value="6284" calcext:value-type="float">
            <text:p>6284</text:p>
          </table:table-cell>
          <table:table-cell/>
          <table:table-cell table:style-name="ce3" table:formula="of:=([.E95]-[.O95])/[.E95]" office:value-type="percentage" office:value="0.105305275780492" calcext:value-type="percentage">
            <text:p>11%</text:p>
          </table:table-cell>
          <table:table-cell table:style-name="ce3" table:formula="of:=([.D95]-([.O95]/[.P95]))/[.D95]" office:value-type="percentage" office:value="0.105305275780492" calcext:value-type="percentage">
            <text:p>11%</text:p>
          </table:table-cell>
          <table:table-cell table:style-name="ce3"/>
          <table:table-cell office:value-type="string" calcext:value-type="string">
            <text:p>PLUM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51108121.416666" calcext:value-type="float">
            <text:p>251,108,121</text:p>
          </table:table-cell>
          <table:table-cell office:value-type="float" office:value="365" calcext:value-type="float">
            <text:p>365</text:p>
          </table:table-cell>
          <table:table-cell office:value-type="float" office:value="447053.488511996" calcext:value-type="float">
            <text:p>447053.488511996</text:p>
          </table:table-cell>
          <table:table-cell office:value-type="float" office:value="922766.840176961" calcext:value-type="float">
            <text:p>922766.840176961</text:p>
          </table:table-cell>
          <table:table-cell office:value-type="float" office:value="174866168044952" calcext:value-type="float">
            <text:p>1748661680449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PLU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928748" calcext:value-type="float">
            <text:p>928748</text:p>
          </table:table-cell>
          <table:table-cell table:style-name="ce1" office:value-type="float" office:value="338993020" calcext:value-type="float">
            <text:p>338,993,020</text:p>
          </table:table-cell>
          <table:table-cell office:value-type="float" office:value="14151" calcext:value-type="float">
            <text:p>14151</text:p>
          </table:table-cell>
          <table:table-cell office:value-type="float" office:value="19914" calcext:value-type="float">
            <text:p>19914</text:p>
          </table:table-cell>
          <table:table-cell/>
          <table:table-cell table:style-name="ce3" table:formula="of:=([.E96]-[.O96])/[.E96]" office:value-type="percentage" office:value="0.210198155653275" calcext:value-type="percentage">
            <text:p>21%</text:p>
          </table:table-cell>
          <table:table-cell table:style-name="ce3" table:formula="of:=([.D96]-([.O96]/[.P96]))/[.D96]" office:value-type="percentage" office:value="0.212356084189741" calcext:value-type="percentage">
            <text:p>21%</text:p>
          </table:table-cell>
          <table:table-cell table:style-name="ce3"/>
          <table:table-cell office:value-type="string" calcext:value-type="string">
            <text:p>PLUM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67737312.416666" calcext:value-type="float">
            <text:p>267,737,312</text:p>
          </table:table-cell>
          <table:table-cell office:value-type="float" office:value="366" calcext:value-type="float">
            <text:p>366</text:p>
          </table:table-cell>
          <table:table-cell office:value-type="float" office:value="450607.504708599" calcext:value-type="float">
            <text:p>450607.504708599</text:p>
          </table:table-cell>
          <table:table-cell office:value-type="float" office:value="1026059.34551943" calcext:value-type="float">
            <text:p>1026059.34551943</text:p>
          </table:table-cell>
          <table:table-cell office:value-type="float" office:value="198934147478441" calcext:value-type="float">
            <text:p>198934147478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PLU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734570" calcext:value-type="float">
            <text:p>734570</text:p>
          </table:table-cell>
          <table:table-cell table:style-name="ce1" office:value-type="float" office:value="268118050" calcext:value-type="float">
            <text:p>268,118,050</text:p>
          </table:table-cell>
          <table:table-cell office:value-type="float" office:value="4386" calcext:value-type="float">
            <text:p>4386</text:p>
          </table:table-cell>
          <table:table-cell office:value-type="float" office:value="4862" calcext:value-type="float">
            <text:p>4862</text:p>
          </table:table-cell>
          <table:table-cell/>
          <table:table-cell table:style-name="ce3" table:formula="of:=([.E97]-[.O97])/[.E97]" office:value-type="percentage" office:value="0.111822158653623" calcext:value-type="percentage">
            <text:p>11%</text:p>
          </table:table-cell>
          <table:table-cell table:style-name="ce3" table:formula="of:=([.D97]-([.O97]/[.P97]))/[.D97]" office:value-type="percentage" office:value="0.111822158653623" calcext:value-type="percentage">
            <text:p>11%</text:p>
          </table:table-cell>
          <table:table-cell table:style-name="ce3"/>
          <table:table-cell office:value-type="string" calcext:value-type="string">
            <text:p>PLUM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38136510.875" calcext:value-type="float">
            <text:p>238,136,511</text:p>
          </table:table-cell>
          <table:table-cell office:value-type="float" office:value="365" calcext:value-type="float">
            <text:p>365</text:p>
          </table:table-cell>
          <table:table-cell office:value-type="float" office:value="418345.244823281" calcext:value-type="float">
            <text:p>418345.244823281</text:p>
          </table:table-cell>
          <table:table-cell office:value-type="float" office:value="1034311.2897125" calcext:value-type="float">
            <text:p>1034311.2897125</text:p>
          </table:table-cell>
          <table:table-cell office:value-type="float" office:value="157251535201929" calcext:value-type="float">
            <text:p>1572515352019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RIV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50330061" calcext:value-type="float">
            <text:p>50330061</text:p>
          </table:table-cell>
          <table:table-cell table:style-name="ce1" office:value-type="float" office:value="18370472265" calcext:value-type="float">
            <text:p>18,370,472,265</text:p>
          </table:table-cell>
          <table:table-cell office:value-type="float" office:value="1575347" calcext:value-type="float">
            <text:p>1575347</text:p>
          </table:table-cell>
          <table:table-cell office:value-type="float" office:value="2439001" calcext:value-type="float">
            <text:p>2439001</text:p>
          </table:table-cell>
          <table:table-cell/>
          <table:table-cell table:style-name="ce3" table:formula="of:=([.E98]-[.O98])/[.E98]" office:value-type="percentage" office:value="0.431292000035512" calcext:value-type="percentage">
            <text:p>43%</text:p>
          </table:table-cell>
          <table:table-cell table:style-name="ce3" table:formula="of:=([.D98]-([.O98]/[.P98]))/[.D98]" office:value-type="percentage" office:value="0.431292000035513" calcext:value-type="percentage">
            <text:p>43%</text:p>
          </table:table-cell>
          <table:table-cell table:style-name="ce3"/>
          <table:table-cell office:value-type="string" calcext:value-type="string">
            <text:p>RIVERSID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0447434540.2312" calcext:value-type="float">
            <text:p>10,447,434,540</text:p>
          </table:table-cell>
          <table:table-cell office:value-type="float" office:value="365" calcext:value-type="float">
            <text:p>365</text:p>
          </table:table-cell>
          <table:table-cell office:value-type="float" office:value="22119928.5507288" calcext:value-type="float">
            <text:p>22119928.5507288</text:p>
          </table:table-cell>
          <table:table-cell office:value-type="float" office:value="50933588.5105464" calcext:value-type="float">
            <text:p>50933588.5105464</text:p>
          </table:table-cell>
          <table:table-cell office:value-type="float" office:value="3.03410411193828E+017" calcext:value-type="float">
            <text:p>303410411193828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RIV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54420218" calcext:value-type="float">
            <text:p>54420218</text:p>
          </table:table-cell>
          <table:table-cell table:style-name="ce1" office:value-type="float" office:value="19863379570" calcext:value-type="float">
            <text:p>19,863,379,570</text:p>
          </table:table-cell>
          <table:table-cell office:value-type="float" office:value="1623834" calcext:value-type="float">
            <text:p>1623834</text:p>
          </table:table-cell>
          <table:table-cell office:value-type="float" office:value="2466933" calcext:value-type="float">
            <text:p>2466933</text:p>
          </table:table-cell>
          <table:table-cell/>
          <table:table-cell table:style-name="ce3" table:formula="of:=([.E99]-[.O99])/[.E99]" office:value-type="percentage" office:value="0.451790794196906" calcext:value-type="percentage">
            <text:p>45%</text:p>
          </table:table-cell>
          <table:table-cell table:style-name="ce3" table:formula="of:=([.D99]-([.O99]/[.P99]))/[.D99]" office:value-type="percentage" office:value="0.453288633557024" calcext:value-type="percentage">
            <text:p>45%</text:p>
          </table:table-cell>
          <table:table-cell table:style-name="ce3"/>
          <table:table-cell office:value-type="string" calcext:value-type="string">
            <text:p>RIVERSID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0889287538.6351" calcext:value-type="float">
            <text:p>10,889,287,539</text:p>
          </table:table-cell>
          <table:table-cell office:value-type="float" office:value="366" calcext:value-type="float">
            <text:p>366</text:p>
          </table:table-cell>
          <table:table-cell office:value-type="float" office:value="23849218.994145" calcext:value-type="float">
            <text:p>23849218.994145</text:p>
          </table:table-cell>
          <table:table-cell office:value-type="float" office:value="40587105.9290389" calcext:value-type="float">
            <text:p>40587105.9290389</text:p>
          </table:table-cell>
          <table:table-cell office:value-type="float" office:value="3.26068475788657E+017" calcext:value-type="float">
            <text:p>326068475788657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RIV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50960561" calcext:value-type="float">
            <text:p>50960561</text:p>
          </table:table-cell>
          <table:table-cell table:style-name="ce1" office:value-type="float" office:value="18600604765" calcext:value-type="float">
            <text:p>18,600,604,765</text:p>
          </table:table-cell>
          <table:table-cell office:value-type="float" office:value="1491218" calcext:value-type="float">
            <text:p>1491218</text:p>
          </table:table-cell>
          <table:table-cell office:value-type="float" office:value="2247437" calcext:value-type="float">
            <text:p>2247437</text:p>
          </table:table-cell>
          <table:table-cell/>
          <table:table-cell table:style-name="ce3" table:formula="of:=([.E100]-[.O100])/[.E100]" office:value-type="percentage" office:value="0.463513896588688" calcext:value-type="percentage">
            <text:p>46%</text:p>
          </table:table-cell>
          <table:table-cell table:style-name="ce3" table:formula="of:=([.D100]-([.O100]/[.P100]))/[.D100]" office:value-type="percentage" office:value="0.463513896588688" calcext:value-type="percentage">
            <text:p>46%</text:p>
          </table:table-cell>
          <table:table-cell table:style-name="ce3"/>
          <table:table-cell office:value-type="string" calcext:value-type="string">
            <text:p>RIVERSID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978965971.46873" calcext:value-type="float">
            <text:p>9,978,965,971</text:p>
          </table:table-cell>
          <table:table-cell office:value-type="float" office:value="365" calcext:value-type="float">
            <text:p>365</text:p>
          </table:table-cell>
          <table:table-cell office:value-type="float" office:value="13806553.3128995" calcext:value-type="float">
            <text:p>13806553.3128995</text:p>
          </table:table-cell>
          <table:table-cell office:value-type="float" office:value="43698536.8139181" calcext:value-type="float">
            <text:p>43698536.8139181</text:p>
          </table:table-cell>
          <table:table-cell office:value-type="float" office:value="2.79701702257816E+017" calcext:value-type="float">
            <text:p>279701702257816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SAC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9902243" calcext:value-type="float">
            <text:p>29902243</text:p>
          </table:table-cell>
          <table:table-cell table:style-name="ce1" office:value-type="float" office:value="10914318695" calcext:value-type="float">
            <text:p>10,914,318,695</text:p>
          </table:table-cell>
          <table:table-cell office:value-type="float" office:value="564177" calcext:value-type="float">
            <text:p>564177</text:p>
          </table:table-cell>
          <table:table-cell office:value-type="float" office:value="703132" calcext:value-type="float">
            <text:p>703132</text:p>
          </table:table-cell>
          <table:table-cell/>
          <table:table-cell table:style-name="ce3" table:formula="of:=([.E101]-[.O101])/[.E101]" office:value-type="percentage" office:value="0.573228235243716" calcext:value-type="percentage">
            <text:p>57%</text:p>
          </table:table-cell>
          <table:table-cell table:style-name="ce3" table:formula="of:=([.D101]-([.O101]/[.P101]))/[.D101]" office:value-type="percentage" office:value="0.573228235243716" calcext:value-type="percentage">
            <text:p>57%</text:p>
          </table:table-cell>
          <table:table-cell table:style-name="ce3"/>
          <table:table-cell office:value-type="string" calcext:value-type="string">
            <text:p>SACRAMEN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657923050.57766" calcext:value-type="float">
            <text:p>4,657,923,051</text:p>
          </table:table-cell>
          <table:table-cell office:value-type="float" office:value="365" calcext:value-type="float">
            <text:p>365</text:p>
          </table:table-cell>
          <table:table-cell office:value-type="float" office:value="8332813.21123766" calcext:value-type="float">
            <text:p>8332813.21123766</text:p>
          </table:table-cell>
          <table:table-cell office:value-type="float" office:value="15882920.0950052" calcext:value-type="float">
            <text:p>15882920.0950052</text:p>
          </table:table-cell>
          <table:table-cell office:value-type="float" office:value="6.01642013011804E+016" calcext:value-type="float">
            <text:p>60164201301180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SAC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31835415" calcext:value-type="float">
            <text:p>31835415</text:p>
          </table:table-cell>
          <table:table-cell table:style-name="ce1" office:value-type="float" office:value="11619926475" calcext:value-type="float">
            <text:p>11,619,926,475</text:p>
          </table:table-cell>
          <table:table-cell office:value-type="float" office:value="728429" calcext:value-type="float">
            <text:p>728429</text:p>
          </table:table-cell>
          <table:table-cell office:value-type="float" office:value="767931" calcext:value-type="float">
            <text:p>767931</text:p>
          </table:table-cell>
          <table:table-cell/>
          <table:table-cell table:style-name="ce3" table:formula="of:=([.E102]-[.O102])/[.E102]" office:value-type="percentage" office:value="0.593643955147061" calcext:value-type="percentage">
            <text:p>59%</text:p>
          </table:table-cell>
          <table:table-cell table:style-name="ce3" table:formula="of:=([.D102]-([.O102]/[.P102]))/[.D102]" office:value-type="percentage" office:value="0.594754217564693" calcext:value-type="percentage">
            <text:p>59%</text:p>
          </table:table-cell>
          <table:table-cell table:style-name="ce3"/>
          <table:table-cell office:value-type="string" calcext:value-type="string">
            <text:p>SACRAMEN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721827363.86295" calcext:value-type="float">
            <text:p>4,721,827,364</text:p>
          </table:table-cell>
          <table:table-cell office:value-type="float" office:value="366" calcext:value-type="float">
            <text:p>366</text:p>
          </table:table-cell>
          <table:table-cell office:value-type="float" office:value="9036822.98540615" calcext:value-type="float">
            <text:p>9036822.98540615</text:p>
          </table:table-cell>
          <table:table-cell office:value-type="float" office:value="15593741.3605413" calcext:value-type="float">
            <text:p>15593741.3605413</text:p>
          </table:table-cell>
          <table:table-cell office:value-type="float" office:value="6.16335078612037E+016" calcext:value-type="float">
            <text:p>61633507861203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SAC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29292697" calcext:value-type="float">
            <text:p>29292697</text:p>
          </table:table-cell>
          <table:table-cell table:style-name="ce1" office:value-type="float" office:value="10691834405" calcext:value-type="float">
            <text:p>10,691,834,405</text:p>
          </table:table-cell>
          <table:table-cell office:value-type="float" office:value="545055" calcext:value-type="float">
            <text:p>545055</text:p>
          </table:table-cell>
          <table:table-cell office:value-type="float" office:value="648800" calcext:value-type="float">
            <text:p>648800</text:p>
          </table:table-cell>
          <table:table-cell/>
          <table:table-cell table:style-name="ce3" table:formula="of:=([.E103]-[.O103])/[.E103]" office:value-type="percentage" office:value="0.569425120450329" calcext:value-type="percentage">
            <text:p>57%</text:p>
          </table:table-cell>
          <table:table-cell table:style-name="ce3" table:formula="of:=([.D103]-([.O103]/[.P103]))/[.D103]" office:value-type="percentage" office:value="0.569425120450329" calcext:value-type="percentage">
            <text:p>57%</text:p>
          </table:table-cell>
          <table:table-cell table:style-name="ce3"/>
          <table:table-cell office:value-type="string" calcext:value-type="string">
            <text:p>SACRAMEN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603635311.09791" calcext:value-type="float">
            <text:p>4,603,635,311</text:p>
          </table:table-cell>
          <table:table-cell office:value-type="float" office:value="365" calcext:value-type="float">
            <text:p>365</text:p>
          </table:table-cell>
          <table:table-cell office:value-type="float" office:value="1566164.23982077" calcext:value-type="float">
            <text:p>1566164.23982077</text:p>
          </table:table-cell>
          <table:table-cell office:value-type="float" office:value="16645169.4255997" calcext:value-type="float">
            <text:p>16645169.4255997</text:p>
          </table:table-cell>
          <table:table-cell office:value-type="float" office:value="5.94270477630776E+016" calcext:value-type="float">
            <text:p>594270477630776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SBT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304829" calcext:value-type="float">
            <text:p>1304829</text:p>
          </table:table-cell>
          <table:table-cell table:style-name="ce1" office:value-type="float" office:value="476262585" calcext:value-type="float">
            <text:p>476,262,585</text:p>
          </table:table-cell>
          <table:table-cell office:value-type="float" office:value="35553" calcext:value-type="float">
            <text:p>35553</text:p>
          </table:table-cell>
          <table:table-cell office:value-type="float" office:value="18884" calcext:value-type="float">
            <text:p>18884</text:p>
          </table:table-cell>
          <table:table-cell/>
          <table:table-cell table:style-name="ce3" table:formula="of:=([.E104]-[.O104])/[.E104]" office:value-type="percentage" office:value="-0.0920831503241727" calcext:value-type="percentage">
            <text:p>-9%</text:p>
          </table:table-cell>
          <table:table-cell table:style-name="ce3" table:formula="of:=([.D104]-([.O104]/[.P104]))/[.D104]" office:value-type="percentage" office:value="-0.0920831503241727" calcext:value-type="percentage">
            <text:p>-9%</text:p>
          </table:table-cell>
          <table:table-cell table:style-name="ce3"/>
          <table:table-cell office:value-type="string" calcext:value-type="string">
            <text:p>SAN BENI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20118344.208334" calcext:value-type="float">
            <text:p>520,118,344</text:p>
          </table:table-cell>
          <table:table-cell office:value-type="float" office:value="365" calcext:value-type="float">
            <text:p>365</text:p>
          </table:table-cell>
          <table:table-cell office:value-type="float" office:value="1050619.24259072" calcext:value-type="float">
            <text:p>1050619.24259072</text:p>
          </table:table-cell>
          <table:table-cell office:value-type="float" office:value="1953534.56328045" calcext:value-type="float">
            <text:p>1953534.56328045</text:p>
          </table:table-cell>
          <table:table-cell office:value-type="float" office:value="749764418647825" calcext:value-type="float">
            <text:p>7497644186478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SBT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387035" calcext:value-type="float">
            <text:p>1387035</text:p>
          </table:table-cell>
          <table:table-cell table:style-name="ce1" office:value-type="float" office:value="506267775" calcext:value-type="float">
            <text:p>506,267,775</text:p>
          </table:table-cell>
          <table:table-cell office:value-type="float" office:value="64931" calcext:value-type="float">
            <text:p>64931</text:p>
          </table:table-cell>
          <table:table-cell office:value-type="float" office:value="46777" calcext:value-type="float">
            <text:p>46777</text:p>
          </table:table-cell>
          <table:table-cell/>
          <table:table-cell table:style-name="ce3" table:formula="of:=([.E105]-[.O105])/[.E105]" office:value-type="percentage" office:value="-0.0450688996384713" calcext:value-type="percentage">
            <text:p>-5%</text:p>
          </table:table-cell>
          <table:table-cell table:style-name="ce3" table:formula="of:=([.D105]-([.O105]/[.P105]))/[.D105]" office:value-type="percentage" office:value="-0.0422135201312623" calcext:value-type="percentage">
            <text:p>-4%</text:p>
          </table:table-cell>
          <table:table-cell table:style-name="ce3"/>
          <table:table-cell office:value-type="string" calcext:value-type="string">
            <text:p>SAN BENI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29084706.541667" calcext:value-type="float">
            <text:p>529,084,707</text:p>
          </table:table-cell>
          <table:table-cell office:value-type="float" office:value="366" calcext:value-type="float">
            <text:p>366</text:p>
          </table:table-cell>
          <table:table-cell office:value-type="float" office:value="951283.27463121" calcext:value-type="float">
            <text:p>951283.27463121</text:p>
          </table:table-cell>
          <table:table-cell office:value-type="float" office:value="2395440.21028501" calcext:value-type="float">
            <text:p>2395440.21028501</text:p>
          </table:table-cell>
          <table:table-cell office:value-type="float" office:value="786771586777264" calcext:value-type="float">
            <text:p>7867715867772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SBT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242957" calcext:value-type="float">
            <text:p>1242957</text:p>
          </table:table-cell>
          <table:table-cell table:style-name="ce1" office:value-type="float" office:value="453679305" calcext:value-type="float">
            <text:p>453,679,305</text:p>
          </table:table-cell>
          <table:table-cell office:value-type="float" office:value="20201" calcext:value-type="float">
            <text:p>20201</text:p>
          </table:table-cell>
          <table:table-cell office:value-type="float" office:value="13118" calcext:value-type="float">
            <text:p>13118</text:p>
          </table:table-cell>
          <table:table-cell/>
          <table:table-cell table:style-name="ce3" table:formula="of:=([.E106]-[.O106])/[.E106]" office:value-type="percentage" office:value="-0.0787487162876005" calcext:value-type="percentage">
            <text:p>-8%</text:p>
          </table:table-cell>
          <table:table-cell table:style-name="ce3" table:formula="of:=([.D106]-([.O106]/[.P106]))/[.D106]" office:value-type="percentage" office:value="-0.0787487162876004" calcext:value-type="percentage">
            <text:p>-8%</text:p>
          </table:table-cell>
          <table:table-cell table:style-name="ce3"/>
          <table:table-cell office:value-type="string" calcext:value-type="string">
            <text:p>SAN BENI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89405967.875001" calcext:value-type="float">
            <text:p>489,405,968</text:p>
          </table:table-cell>
          <table:table-cell office:value-type="float" office:value="365" calcext:value-type="float">
            <text:p>365</text:p>
          </table:table-cell>
          <table:table-cell office:value-type="float" office:value="491028.243028619" calcext:value-type="float">
            <text:p>491028.243028619</text:p>
          </table:table-cell>
          <table:table-cell office:value-type="float" office:value="1740356.88647167" calcext:value-type="float">
            <text:p>1740356.88647167</text:p>
          </table:table-cell>
          <table:table-cell office:value-type="float" office:value="664341067256397" calcext:value-type="float">
            <text:p>6643410672563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BD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55013386" calcext:value-type="float">
            <text:p>55013386</text:p>
          </table:table-cell>
          <table:table-cell table:style-name="ce1" office:value-type="float" office:value="20079885890" calcext:value-type="float">
            <text:p>20,079,885,890</text:p>
          </table:table-cell>
          <table:table-cell office:value-type="float" office:value="1503188" calcext:value-type="float">
            <text:p>1503188</text:p>
          </table:table-cell>
          <table:table-cell office:value-type="float" office:value="2852402" calcext:value-type="float">
            <text:p>2852402</text:p>
          </table:table-cell>
          <table:table-cell/>
          <table:table-cell table:style-name="ce3" table:formula="of:=([.E107]-[.O107])/[.E107]" office:value-type="percentage" office:value="0.347683237301268" calcext:value-type="percentage">
            <text:p>35%</text:p>
          </table:table-cell>
          <table:table-cell table:style-name="ce3" table:formula="of:=([.D107]-([.O107]/[.P107]))/[.D107]" office:value-type="percentage" office:value="0.347683237301268" calcext:value-type="percentage">
            <text:p>35%</text:p>
          </table:table-cell>
          <table:table-cell table:style-name="ce3"/>
          <table:table-cell office:value-type="string" calcext:value-type="string">
            <text:p>SAN BERNARDI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3098446159.1247" calcext:value-type="float">
            <text:p>13,098,446,159</text:p>
          </table:table-cell>
          <table:table-cell office:value-type="float" office:value="365" calcext:value-type="float">
            <text:p>365</text:p>
          </table:table-cell>
          <table:table-cell office:value-type="float" office:value="27344877.49304" calcext:value-type="float">
            <text:p>27344877.49304</text:p>
          </table:table-cell>
          <table:table-cell office:value-type="float" office:value="52565955.8456528" calcext:value-type="float">
            <text:p>52565955.8456528</text:p>
          </table:table-cell>
          <table:table-cell office:value-type="float" office:value="4.72698620043281E+017" calcext:value-type="float">
            <text:p>472698620043281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BD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57767736" calcext:value-type="float">
            <text:p>57767736</text:p>
          </table:table-cell>
          <table:table-cell table:style-name="ce1" office:value-type="float" office:value="21085223640" calcext:value-type="float">
            <text:p>21,085,223,640</text:p>
          </table:table-cell>
          <table:table-cell office:value-type="float" office:value="1840230" calcext:value-type="float">
            <text:p>1840230</text:p>
          </table:table-cell>
          <table:table-cell office:value-type="float" office:value="2951155" calcext:value-type="float">
            <text:p>2951155</text:p>
          </table:table-cell>
          <table:table-cell/>
          <table:table-cell table:style-name="ce3" table:formula="of:=([.E108]-[.O108])/[.E108]" office:value-type="percentage" office:value="0.404523131710353" calcext:value-type="percentage">
            <text:p>40%</text:p>
          </table:table-cell>
          <table:table-cell table:style-name="ce3" table:formula="of:=([.D108]-([.O108]/[.P108]))/[.D108]" office:value-type="percentage" office:value="0.406150117689286" calcext:value-type="percentage">
            <text:p>41%</text:p>
          </table:table-cell>
          <table:table-cell table:style-name="ce3"/>
          <table:table-cell office:value-type="string" calcext:value-type="string">
            <text:p>SAN BERNARD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2555762940.334" calcext:value-type="float">
            <text:p>12,555,762,940</text:p>
          </table:table-cell>
          <table:table-cell office:value-type="float" office:value="366" calcext:value-type="float">
            <text:p>366</text:p>
          </table:table-cell>
          <table:table-cell office:value-type="float" office:value="26809707.4235548" calcext:value-type="float">
            <text:p>26809707.4235548</text:p>
          </table:table-cell>
          <table:table-cell office:value-type="float" office:value="44219602.0169937" calcext:value-type="float">
            <text:p>44219602.0169937</text:p>
          </table:table-cell>
          <table:table-cell office:value-type="float" office:value="4.3415954363786E+017" calcext:value-type="float">
            <text:p>43415954363786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BD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54271072" calcext:value-type="float">
            <text:p>54271072</text:p>
          </table:table-cell>
          <table:table-cell table:style-name="ce1" office:value-type="float" office:value="19808941280" calcext:value-type="float">
            <text:p>19,808,941,280</text:p>
          </table:table-cell>
          <table:table-cell office:value-type="float" office:value="1541363" calcext:value-type="float">
            <text:p>1541363</text:p>
          </table:table-cell>
          <table:table-cell office:value-type="float" office:value="2678351" calcext:value-type="float">
            <text:p>2678351</text:p>
          </table:table-cell>
          <table:table-cell/>
          <table:table-cell table:style-name="ce3" table:formula="of:=([.E109]-[.O109])/[.E109]" office:value-type="percentage" office:value="0.38677859048292" calcext:value-type="percentage">
            <text:p>39%</text:p>
          </table:table-cell>
          <table:table-cell table:style-name="ce3" table:formula="of:=([.D109]-([.O109]/[.P109]))/[.D109]" office:value-type="percentage" office:value="0.38677859048292" calcext:value-type="percentage">
            <text:p>39%</text:p>
          </table:table-cell>
          <table:table-cell table:style-name="ce3"/>
          <table:table-cell office:value-type="string" calcext:value-type="string">
            <text:p>SAN BERNARDI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2147266892.7627" calcext:value-type="float">
            <text:p>12,147,266,893</text:p>
          </table:table-cell>
          <table:table-cell office:value-type="float" office:value="365" calcext:value-type="float">
            <text:p>365</text:p>
          </table:table-cell>
          <table:table-cell office:value-type="float" office:value="10532072.3803306" calcext:value-type="float">
            <text:p>10532072.3803306</text:p>
          </table:table-cell>
          <table:table-cell office:value-type="float" office:value="47061880.9612627" calcext:value-type="float">
            <text:p>47061880.9612627</text:p>
          </table:table-cell>
          <table:table-cell office:value-type="float" office:value="4.11219218217299E+017" calcext:value-type="float">
            <text:p>411219218217299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SD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72887668" calcext:value-type="float">
            <text:p>72887668</text:p>
          </table:table-cell>
          <table:table-cell table:style-name="ce1" office:value-type="float" office:value="26603998820" calcext:value-type="float">
            <text:p>26,603,998,820</text:p>
          </table:table-cell>
          <table:table-cell office:value-type="float" office:value="1134383" calcext:value-type="float">
            <text:p>1134383</text:p>
          </table:table-cell>
          <table:table-cell office:value-type="float" office:value="694855" calcext:value-type="float">
            <text:p>694855</text:p>
          </table:table-cell>
          <table:table-cell/>
          <table:table-cell table:style-name="ce3" table:formula="of:=([.E110]-[.O110])/[.E110]" office:value-type="percentage" office:value="0.578418251762924" calcext:value-type="percentage">
            <text:p>58%</text:p>
          </table:table-cell>
          <table:table-cell table:style-name="ce3" table:formula="of:=([.D110]-([.O110]/[.P110]))/[.D110]" office:value-type="percentage" office:value="0.578418251762924" calcext:value-type="percentage">
            <text:p>58%</text:p>
          </table:table-cell>
          <table:table-cell table:style-name="ce3"/>
          <table:table-cell office:value-type="string" calcext:value-type="string">
            <text:p>SAN DIEG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215760332.6327" calcext:value-type="float">
            <text:p>11,215,760,333</text:p>
          </table:table-cell>
          <table:table-cell office:value-type="float" office:value="365" calcext:value-type="float">
            <text:p>365</text:p>
          </table:table-cell>
          <table:table-cell office:value-type="float" office:value="20400811.2790846" calcext:value-type="float">
            <text:p>20400811.2790846</text:p>
          </table:table-cell>
          <table:table-cell office:value-type="float" office:value="35596491.5154039" calcext:value-type="float">
            <text:p>35596491.5154039</text:p>
          </table:table-cell>
          <table:table-cell office:value-type="float" office:value="3.47409049712726E+017" calcext:value-type="float">
            <text:p>347409049712726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SD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76492425" calcext:value-type="float">
            <text:p>76492425</text:p>
          </table:table-cell>
          <table:table-cell table:style-name="ce1" office:value-type="float" office:value="27919735125" calcext:value-type="float">
            <text:p>27,919,735,125</text:p>
          </table:table-cell>
          <table:table-cell office:value-type="float" office:value="1448819" calcext:value-type="float">
            <text:p>1448819</text:p>
          </table:table-cell>
          <table:table-cell office:value-type="float" office:value="910888" calcext:value-type="float">
            <text:p>910888</text:p>
          </table:table-cell>
          <table:table-cell/>
          <table:table-cell table:style-name="ce3" table:formula="of:=([.E111]-[.O111])/[.E111]" office:value-type="percentage" office:value="0.588092694703241" calcext:value-type="percentage">
            <text:p>59%</text:p>
          </table:table-cell>
          <table:table-cell table:style-name="ce3" table:formula="of:=([.D111]-([.O111]/[.P111]))/[.D111]" office:value-type="percentage" office:value="0.589218124499134" calcext:value-type="percentage">
            <text:p>59%</text:p>
          </table:table-cell>
          <table:table-cell table:style-name="ce3"/>
          <table:table-cell office:value-type="string" calcext:value-type="string">
            <text:p>SAN DIEG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1500342859.938" calcext:value-type="float">
            <text:p>11,500,342,860</text:p>
          </table:table-cell>
          <table:table-cell office:value-type="float" office:value="366" calcext:value-type="float">
            <text:p>366</text:p>
          </table:table-cell>
          <table:table-cell office:value-type="float" office:value="22182087.6454936" calcext:value-type="float">
            <text:p>22182087.6454936</text:p>
          </table:table-cell>
          <table:table-cell office:value-type="float" office:value="36905644.2194562" calcext:value-type="float">
            <text:p>36905644.2194562</text:p>
          </table:table-cell>
          <table:table-cell office:value-type="float" office:value="3.64327663407612E+017" calcext:value-type="float">
            <text:p>36432766340761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SD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71591171" calcext:value-type="float">
            <text:p>71591171</text:p>
          </table:table-cell>
          <table:table-cell table:style-name="ce1" office:value-type="float" office:value="26130777415" calcext:value-type="float">
            <text:p>26,130,777,415</text:p>
          </table:table-cell>
          <table:table-cell office:value-type="float" office:value="1021374" calcext:value-type="float">
            <text:p>1021374</text:p>
          </table:table-cell>
          <table:table-cell office:value-type="float" office:value="635827" calcext:value-type="float">
            <text:p>635827</text:p>
          </table:table-cell>
          <table:table-cell/>
          <table:table-cell table:style-name="ce3" table:formula="of:=([.E112]-[.O112])/[.E112]" office:value-type="percentage" office:value="0.589680363795268" calcext:value-type="percentage">
            <text:p>59%</text:p>
          </table:table-cell>
          <table:table-cell table:style-name="ce3" table:formula="of:=([.D112]-([.O112]/[.P112]))/[.D112]" office:value-type="percentage" office:value="0.589680363795268" calcext:value-type="percentage">
            <text:p>59%</text:p>
          </table:table-cell>
          <table:table-cell table:style-name="ce3"/>
          <table:table-cell office:value-type="string" calcext:value-type="string">
            <text:p>SAN DIEG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0721971082.6696" calcext:value-type="float">
            <text:p>10,721,971,083</text:p>
          </table:table-cell>
          <table:table-cell office:value-type="float" office:value="365" calcext:value-type="float">
            <text:p>365</text:p>
          </table:table-cell>
          <table:table-cell office:value-type="float" office:value="6587992.71082816" calcext:value-type="float">
            <text:p>6587992.71082816</text:p>
          </table:table-cell>
          <table:table-cell office:value-type="float" office:value="37148495.9878567" calcext:value-type="float">
            <text:p>37148495.9878567</text:p>
          </table:table-cell>
          <table:table-cell office:value-type="float" office:value="3.19554014142857E+017" calcext:value-type="float">
            <text:p>319554014142857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SF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9012732" calcext:value-type="float">
            <text:p>9012732</text:p>
          </table:table-cell>
          <table:table-cell table:style-name="ce1" office:value-type="float" office:value="3289647180" calcext:value-type="float">
            <text:p>3,289,647,180</text:p>
          </table:table-cell>
          <table:table-cell office:value-type="float" office:value="63056" calcext:value-type="float">
            <text:p>63056</text:p>
          </table:table-cell>
          <table:table-cell office:value-type="float" office:value="30286" calcext:value-type="float">
            <text:p>30286</text:p>
          </table:table-cell>
          <table:table-cell/>
          <table:table-cell table:style-name="ce3" table:formula="of:=([.E113]-[.O113])/[.E113]" office:value-type="percentage" office:value="0.494116585858644" calcext:value-type="percentage">
            <text:p>49%</text:p>
          </table:table-cell>
          <table:table-cell table:style-name="ce3" table:formula="of:=([.D113]-([.O113]/[.P113]))/[.D113]" office:value-type="percentage" office:value="0.494116585858644" calcext:value-type="percentage">
            <text:p>49%</text:p>
          </table:table-cell>
          <table:table-cell table:style-name="ce3"/>
          <table:table-cell office:value-type="string" calcext:value-type="string">
            <text:p>SAN FRANCIS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64177946.73888" calcext:value-type="float">
            <text:p>1,664,177,947</text:p>
          </table:table-cell>
          <table:table-cell office:value-type="float" office:value="365" calcext:value-type="float">
            <text:p>365</text:p>
          </table:table-cell>
          <table:table-cell office:value-type="float" office:value="1322384.60266465" calcext:value-type="float">
            <text:p>1322384.60266465</text:p>
          </table:table-cell>
          <table:table-cell office:value-type="float" office:value="13229739.5891757" calcext:value-type="float">
            <text:p>13229739.5891757</text:p>
          </table:table-cell>
          <table:table-cell office:value-type="float" office:value="8.60990323485059E+015" calcext:value-type="float">
            <text:p>86099032348505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SF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9293802" calcext:value-type="float">
            <text:p>9293802</text:p>
          </table:table-cell>
          <table:table-cell table:style-name="ce1" office:value-type="float" office:value="3392237730" calcext:value-type="float">
            <text:p>3,392,237,730</text:p>
          </table:table-cell>
          <table:table-cell office:value-type="float" office:value="65935" calcext:value-type="float">
            <text:p>65935</text:p>
          </table:table-cell>
          <table:table-cell office:value-type="float" office:value="23089" calcext:value-type="float">
            <text:p>23089</text:p>
          </table:table-cell>
          <table:table-cell/>
          <table:table-cell table:style-name="ce3" table:formula="of:=([.E114]-[.O114])/[.E114]" office:value-type="percentage" office:value="0.507888758141183" calcext:value-type="percentage">
            <text:p>51%</text:p>
          </table:table-cell>
          <table:table-cell table:style-name="ce3" table:formula="of:=([.D114]-([.O114]/[.P114]))/[.D114]" office:value-type="percentage" office:value="0.50923332437577" calcext:value-type="percentage">
            <text:p>51%</text:p>
          </table:table-cell>
          <table:table-cell table:style-name="ce3"/>
          <table:table-cell office:value-type="string" calcext:value-type="string">
            <text:p>SAN FRANCIS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69358321.99063" calcext:value-type="float">
            <text:p>1,669,358,322</text:p>
          </table:table-cell>
          <table:table-cell office:value-type="float" office:value="366" calcext:value-type="float">
            <text:p>366</text:p>
          </table:table-cell>
          <table:table-cell office:value-type="float" office:value="3253244.49546939" calcext:value-type="float">
            <text:p>3253244.49546939</text:p>
          </table:table-cell>
          <table:table-cell office:value-type="float" office:value="5265049.80310365" calcext:value-type="float">
            <text:p>5265049.80310365</text:p>
          </table:table-cell>
          <table:table-cell office:value-type="float" office:value="7.67520068515759E+015" calcext:value-type="float">
            <text:p>76752006851575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SF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8311047" calcext:value-type="float">
            <text:p>8311047</text:p>
          </table:table-cell>
          <table:table-cell table:style-name="ce1" office:value-type="float" office:value="3033532155" calcext:value-type="float">
            <text:p>3,033,532,155</text:p>
          </table:table-cell>
          <table:table-cell office:value-type="float" office:value="60138" calcext:value-type="float">
            <text:p>60138</text:p>
          </table:table-cell>
          <table:table-cell office:value-type="float" office:value="21670" calcext:value-type="float">
            <text:p>21670</text:p>
          </table:table-cell>
          <table:table-cell/>
          <table:table-cell table:style-name="ce3" table:formula="of:=([.E115]-[.O115])/[.E115]" office:value-type="percentage" office:value="0.485136630388648" calcext:value-type="percentage">
            <text:p>49%</text:p>
          </table:table-cell>
          <table:table-cell table:style-name="ce3" table:formula="of:=([.D115]-([.O115]/[.P115]))/[.D115]" office:value-type="percentage" office:value="0.485136630388648" calcext:value-type="percentage">
            <text:p>49%</text:p>
          </table:table-cell>
          <table:table-cell table:style-name="ce3"/>
          <table:table-cell office:value-type="string" calcext:value-type="string">
            <text:p>SAN FRANCISC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561854587.14769" calcext:value-type="float">
            <text:p>1,561,854,587</text:p>
          </table:table-cell>
          <table:table-cell office:value-type="float" office:value="365" calcext:value-type="float">
            <text:p>365</text:p>
          </table:table-cell>
          <table:table-cell office:value-type="float" office:value="495082.183407537" calcext:value-type="float">
            <text:p>495082.183407537</text:p>
          </table:table-cell>
          <table:table-cell office:value-type="float" office:value="6120254.67459909" calcext:value-type="float">
            <text:p>6120254.67459909</text:p>
          </table:table-cell>
          <table:table-cell office:value-type="float" office:value="6.82666253185315E+015" calcext:value-type="float">
            <text:p>68266625318531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SJ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16595892" calcext:value-type="float">
            <text:p>16595892</text:p>
          </table:table-cell>
          <table:table-cell table:style-name="ce1" office:value-type="float" office:value="6057500580" calcext:value-type="float">
            <text:p>6,057,500,580</text:p>
          </table:table-cell>
          <table:table-cell office:value-type="float" office:value="472421" calcext:value-type="float">
            <text:p>472421</text:p>
          </table:table-cell>
          <table:table-cell office:value-type="float" office:value="1212602" calcext:value-type="float">
            <text:p>1212602</text:p>
          </table:table-cell>
          <table:table-cell/>
          <table:table-cell table:style-name="ce3" table:formula="of:=([.E116]-[.O116])/[.E116]" office:value-type="percentage" office:value="0.468423859735355" calcext:value-type="percentage">
            <text:p>47%</text:p>
          </table:table-cell>
          <table:table-cell table:style-name="ce3" table:formula="of:=([.D116]-([.O116]/[.P116]))/[.D116]" office:value-type="percentage" office:value="0.468423859735355" calcext:value-type="percentage">
            <text:p>47%</text:p>
          </table:table-cell>
          <table:table-cell table:style-name="ce3"/>
          <table:table-cell office:value-type="string" calcext:value-type="string">
            <text:p>SAN JOAQU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220022777.96725" calcext:value-type="float">
            <text:p>3,220,022,778</text:p>
          </table:table-cell>
          <table:table-cell office:value-type="float" office:value="365" calcext:value-type="float">
            <text:p>365</text:p>
          </table:table-cell>
          <table:table-cell office:value-type="float" office:value="5197867.67966073" calcext:value-type="float">
            <text:p>5197867.67966073</text:p>
          </table:table-cell>
          <table:table-cell office:value-type="float" office:value="11264191.0684257" calcext:value-type="float">
            <text:p>11264191.0684257</text:p>
          </table:table-cell>
          <table:table-cell office:value-type="float" office:value="2.88622721372449E+016" calcext:value-type="float">
            <text:p>28862272137244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SJ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17257144" calcext:value-type="float">
            <text:p>17257144</text:p>
          </table:table-cell>
          <table:table-cell table:style-name="ce1" office:value-type="float" office:value="6298857560" calcext:value-type="float">
            <text:p>6,298,857,560</text:p>
          </table:table-cell>
          <table:table-cell office:value-type="float" office:value="535023" calcext:value-type="float">
            <text:p>535023</text:p>
          </table:table-cell>
          <table:table-cell office:value-type="float" office:value="1298103" calcext:value-type="float">
            <text:p>1298103</text:p>
          </table:table-cell>
          <table:table-cell/>
          <table:table-cell table:style-name="ce3" table:formula="of:=([.E117]-[.O117])/[.E117]" office:value-type="percentage" office:value="0.525331951209029" calcext:value-type="percentage">
            <text:p>53%</text:p>
          </table:table-cell>
          <table:table-cell table:style-name="ce3" table:formula="of:=([.D117]-([.O117]/[.P117]))/[.D117]" office:value-type="percentage" office:value="0.526628858446163" calcext:value-type="percentage">
            <text:p>53%</text:p>
          </table:table-cell>
          <table:table-cell table:style-name="ce3"/>
          <table:table-cell office:value-type="string" calcext:value-type="string">
            <text:p>SAN JOAQU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989866427.61746" calcext:value-type="float">
            <text:p>2,989,866,428</text:p>
          </table:table-cell>
          <table:table-cell office:value-type="float" office:value="366" calcext:value-type="float">
            <text:p>366</text:p>
          </table:table-cell>
          <table:table-cell office:value-type="float" office:value="5742810.32382116" calcext:value-type="float">
            <text:p>5742810.32382116</text:p>
          </table:table-cell>
          <table:table-cell office:value-type="float" office:value="10177995.8823127" calcext:value-type="float">
            <text:p>10177995.8823127</text:p>
          </table:table-cell>
          <table:table-cell office:value-type="float" office:value="2.46646112568654E+016" calcext:value-type="float">
            <text:p>24664611256865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SJ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15755878" calcext:value-type="float">
            <text:p>15755878</text:p>
          </table:table-cell>
          <table:table-cell table:style-name="ce1" office:value-type="float" office:value="5750895470" calcext:value-type="float">
            <text:p>5,750,895,470</text:p>
          </table:table-cell>
          <table:table-cell office:value-type="float" office:value="444454" calcext:value-type="float">
            <text:p>444454</text:p>
          </table:table-cell>
          <table:table-cell office:value-type="float" office:value="1138200" calcext:value-type="float">
            <text:p>1138200</text:p>
          </table:table-cell>
          <table:table-cell/>
          <table:table-cell table:style-name="ce3" table:formula="of:=([.E118]-[.O118])/[.E118]" office:value-type="percentage" office:value="0.504034919414965" calcext:value-type="percentage">
            <text:p>50%</text:p>
          </table:table-cell>
          <table:table-cell table:style-name="ce3" table:formula="of:=([.D118]-([.O118]/[.P118]))/[.D118]" office:value-type="percentage" office:value="0.504034919414965" calcext:value-type="percentage">
            <text:p>50%</text:p>
          </table:table-cell>
          <table:table-cell table:style-name="ce3"/>
          <table:table-cell office:value-type="string" calcext:value-type="string">
            <text:p>SAN JOAQU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852243335.21466" calcext:value-type="float">
            <text:p>2,852,243,335</text:p>
          </table:table-cell>
          <table:table-cell office:value-type="float" office:value="365" calcext:value-type="float">
            <text:p>365</text:p>
          </table:table-cell>
          <table:table-cell office:value-type="float" office:value="1130819.20102755" calcext:value-type="float">
            <text:p>1130819.20102755</text:p>
          </table:table-cell>
          <table:table-cell office:value-type="float" office:value="11823210.3182297" calcext:value-type="float">
            <text:p>11823210.3182297</text:p>
          </table:table-cell>
          <table:table-cell office:value-type="float" office:value="2.29308519614999E+016" calcext:value-type="float">
            <text:p>229308519614999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SLO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7418553" calcext:value-type="float">
            <text:p>7418553</text:p>
          </table:table-cell>
          <table:table-cell table:style-name="ce1" office:value-type="float" office:value="2707771845" calcext:value-type="float">
            <text:p>2,707,771,845</text:p>
          </table:table-cell>
          <table:table-cell office:value-type="float" office:value="106770" calcext:value-type="float">
            <text:p>106770</text:p>
          </table:table-cell>
          <table:table-cell office:value-type="float" office:value="136637" calcext:value-type="float">
            <text:p>136637</text:p>
          </table:table-cell>
          <table:table-cell/>
          <table:table-cell table:style-name="ce3" table:formula="of:=([.E119]-[.O119])/[.E119]" office:value-type="percentage" office:value="-0.0971203550263188" calcext:value-type="percentage">
            <text:p>-10%</text:p>
          </table:table-cell>
          <table:table-cell table:style-name="ce3" table:formula="of:=([.D119]-([.O119]/[.P119]))/[.D119]" office:value-type="percentage" office:value="-0.0971203550263188" calcext:value-type="percentage">
            <text:p>-10%</text:p>
          </table:table-cell>
          <table:table-cell table:style-name="ce3"/>
          <table:table-cell office:value-type="string" calcext:value-type="string">
            <text:p>SAN LUIS OBISP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970751607.91667" calcext:value-type="float">
            <text:p>2,970,751,608</text:p>
          </table:table-cell>
          <table:table-cell office:value-type="float" office:value="365" calcext:value-type="float">
            <text:p>365</text:p>
          </table:table-cell>
          <table:table-cell office:value-type="float" office:value="4827650.5132518" calcext:value-type="float">
            <text:p>4827650.5132518</text:p>
          </table:table-cell>
          <table:table-cell office:value-type="float" office:value="10862352.8233398" calcext:value-type="float">
            <text:p>10862352.8233398</text:p>
          </table:table-cell>
          <table:table-cell office:value-type="float" office:value="2.44846997042645E+016" calcext:value-type="float">
            <text:p>244846997042645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SLO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7810532" calcext:value-type="float">
            <text:p>7810532</text:p>
          </table:table-cell>
          <table:table-cell table:style-name="ce1" office:value-type="float" office:value="2850844180" calcext:value-type="float">
            <text:p>2,850,844,180</text:p>
          </table:table-cell>
          <table:table-cell office:value-type="float" office:value="167566" calcext:value-type="float">
            <text:p>167566</text:p>
          </table:table-cell>
          <table:table-cell office:value-type="float" office:value="195113" calcext:value-type="float">
            <text:p>195113</text:p>
          </table:table-cell>
          <table:table-cell/>
          <table:table-cell table:style-name="ce3" table:formula="of:=([.E120]-[.O120])/[.E120]" office:value-type="percentage" office:value="-0.00806630336421881" calcext:value-type="percentage">
            <text:p>-1%</text:p>
          </table:table-cell>
          <table:table-cell table:style-name="ce3" table:formula="of:=([.D120]-([.O120]/[.P120]))/[.D120]" office:value-type="percentage" office:value="-0.00531202384683028" calcext:value-type="percentage">
            <text:p>-1%</text:p>
          </table:table-cell>
          <table:table-cell table:style-name="ce3"/>
          <table:table-cell office:value-type="string" calcext:value-type="string">
            <text:p>SAN LUIS OBISP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873839954" calcext:value-type="float">
            <text:p>2,873,839,954</text:p>
          </table:table-cell>
          <table:table-cell office:value-type="float" office:value="366" calcext:value-type="float">
            <text:p>366</text:p>
          </table:table-cell>
          <table:table-cell office:value-type="float" office:value="4574292.64342683" calcext:value-type="float">
            <text:p>4574292.64342683</text:p>
          </table:table-cell>
          <table:table-cell office:value-type="float" office:value="10206954.6571557" calcext:value-type="float">
            <text:p>10206954.6571557</text:p>
          </table:table-cell>
          <table:table-cell office:value-type="float" office:value="2.28619774936631E+016" calcext:value-type="float">
            <text:p>22861977493663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SLO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7049445" calcext:value-type="float">
            <text:p>7049445</text:p>
          </table:table-cell>
          <table:table-cell table:style-name="ce1" office:value-type="float" office:value="2573047425" calcext:value-type="float">
            <text:p>2,573,047,425</text:p>
          </table:table-cell>
          <table:table-cell office:value-type="float" office:value="126033" calcext:value-type="float">
            <text:p>126033</text:p>
          </table:table-cell>
          <table:table-cell office:value-type="float" office:value="155873" calcext:value-type="float">
            <text:p>155873</text:p>
          </table:table-cell>
          <table:table-cell/>
          <table:table-cell table:style-name="ce3" table:formula="of:=([.E121]-[.O121])/[.E121]" office:value-type="percentage" office:value="0.0396126570131117" calcext:value-type="percentage">
            <text:p>4%</text:p>
          </table:table-cell>
          <table:table-cell table:style-name="ce3" table:formula="of:=([.D121]-([.O121]/[.P121]))/[.D121]" office:value-type="percentage" office:value="0.0396126570131117" calcext:value-type="percentage">
            <text:p>4%</text:p>
          </table:table-cell>
          <table:table-cell table:style-name="ce3"/>
          <table:table-cell office:value-type="string" calcext:value-type="string">
            <text:p>SAN LUIS OBIS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471122179.875" calcext:value-type="float">
            <text:p>2,471,122,180</text:p>
          </table:table-cell>
          <table:table-cell office:value-type="float" office:value="365" calcext:value-type="float">
            <text:p>365</text:p>
          </table:table-cell>
          <table:table-cell office:value-type="float" office:value="2585805.44568062" calcext:value-type="float">
            <text:p>2585805.44568062</text:p>
          </table:table-cell>
          <table:table-cell office:value-type="float" office:value="16256592.7315087" calcext:value-type="float">
            <text:p>16256592.7315087</text:p>
          </table:table-cell>
          <table:table-cell office:value-type="float" office:value="2.36706951867084E+016" calcext:value-type="float">
            <text:p>23670695186708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SM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17365213" calcext:value-type="float">
            <text:p>17365213</text:p>
          </table:table-cell>
          <table:table-cell table:style-name="ce1" office:value-type="float" office:value="6338302745" calcext:value-type="float">
            <text:p>6,338,302,745</text:p>
          </table:table-cell>
          <table:table-cell office:value-type="float" office:value="199495" calcext:value-type="float">
            <text:p>199495</text:p>
          </table:table-cell>
          <table:table-cell office:value-type="float" office:value="104769" calcext:value-type="float">
            <text:p>104769</text:p>
          </table:table-cell>
          <table:table-cell/>
          <table:table-cell table:style-name="ce3" table:formula="of:=([.E122]-[.O122])/[.E122]" office:value-type="percentage" office:value="0.486631166804342" calcext:value-type="percentage">
            <text:p>49%</text:p>
          </table:table-cell>
          <table:table-cell table:style-name="ce3" table:formula="of:=([.D122]-([.O122]/[.P122]))/[.D122]" office:value-type="percentage" office:value="0.486631166804342" calcext:value-type="percentage">
            <text:p>49%</text:p>
          </table:table-cell>
          <table:table-cell table:style-name="ce3"/>
          <table:table-cell office:value-type="string" calcext:value-type="string">
            <text:p>SAN MATE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253887084.64149" calcext:value-type="float">
            <text:p>3,253,887,085</text:p>
          </table:table-cell>
          <table:table-cell office:value-type="float" office:value="365" calcext:value-type="float">
            <text:p>365</text:p>
          </table:table-cell>
          <table:table-cell office:value-type="float" office:value="3163180.49445435" calcext:value-type="float">
            <text:p>3163180.49445435</text:p>
          </table:table-cell>
          <table:table-cell office:value-type="float" office:value="12042781.3159289" calcext:value-type="float">
            <text:p>12042781.3159289</text:p>
          </table:table-cell>
          <table:table-cell office:value-type="float" office:value="2.9575006992161E+016" calcext:value-type="float">
            <text:p>29575006992161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SM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17820524" calcext:value-type="float">
            <text:p>17820524</text:p>
          </table:table-cell>
          <table:table-cell table:style-name="ce1" office:value-type="float" office:value="6504491260" calcext:value-type="float">
            <text:p>6,504,491,260</text:p>
          </table:table-cell>
          <table:table-cell office:value-type="float" office:value="259416" calcext:value-type="float">
            <text:p>259416</text:p>
          </table:table-cell>
          <table:table-cell office:value-type="float" office:value="123893" calcext:value-type="float">
            <text:p>123893</text:p>
          </table:table-cell>
          <table:table-cell/>
          <table:table-cell table:style-name="ce3" table:formula="of:=([.E123]-[.O123])/[.E123]" office:value-type="percentage" office:value="0.517355923070779" calcext:value-type="percentage">
            <text:p>52%</text:p>
          </table:table-cell>
          <table:table-cell table:style-name="ce3" table:formula="of:=([.D123]-([.O123]/[.P123]))/[.D123]" office:value-type="percentage" office:value="0.51867462273452" calcext:value-type="percentage">
            <text:p>52%</text:p>
          </table:table-cell>
          <table:table-cell table:style-name="ce3"/>
          <table:table-cell office:value-type="string" calcext:value-type="string">
            <text:p>SAN MATE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139354180.07689" calcext:value-type="float">
            <text:p>3,139,354,180</text:p>
          </table:table-cell>
          <table:table-cell office:value-type="float" office:value="366" calcext:value-type="float">
            <text:p>366</text:p>
          </table:table-cell>
          <table:table-cell office:value-type="float" office:value="5776220.0873613" calcext:value-type="float">
            <text:p>5776220.0873613</text:p>
          </table:table-cell>
          <table:table-cell office:value-type="float" office:value="17563415.9720378" calcext:value-type="float">
            <text:p>17563415.9720378</text:p>
          </table:table-cell>
          <table:table-cell office:value-type="float" office:value="2.77008772628242E+016" calcext:value-type="float">
            <text:p>277008772628242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SM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16652822" calcext:value-type="float">
            <text:p>16652822</text:p>
          </table:table-cell>
          <table:table-cell table:style-name="ce1" office:value-type="float" office:value="6078280030" calcext:value-type="float">
            <text:p>6,078,280,030</text:p>
          </table:table-cell>
          <table:table-cell office:value-type="float" office:value="193248" calcext:value-type="float">
            <text:p>193248</text:p>
          </table:table-cell>
          <table:table-cell office:value-type="float" office:value="88106" calcext:value-type="float">
            <text:p>88106</text:p>
          </table:table-cell>
          <table:table-cell/>
          <table:table-cell table:style-name="ce3" table:formula="of:=([.E124]-[.O124])/[.E124]" office:value-type="percentage" office:value="0.471194105871591" calcext:value-type="percentage">
            <text:p>47%</text:p>
          </table:table-cell>
          <table:table-cell table:style-name="ce3" table:formula="of:=([.D124]-([.O124]/[.P124]))/[.D124]" office:value-type="percentage" office:value="0.471194105871591" calcext:value-type="percentage">
            <text:p>47%</text:p>
          </table:table-cell>
          <table:table-cell table:style-name="ce3"/>
          <table:table-cell office:value-type="string" calcext:value-type="string">
            <text:p>SAN MATE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214230306.027" calcext:value-type="float">
            <text:p>3,214,230,306</text:p>
          </table:table-cell>
          <table:table-cell office:value-type="float" office:value="365" calcext:value-type="float">
            <text:p>365</text:p>
          </table:table-cell>
          <table:table-cell office:value-type="float" office:value="964131.670865837" calcext:value-type="float">
            <text:p>964131.670865837</text:p>
          </table:table-cell>
          <table:table-cell office:value-type="float" office:value="10319331.1928231" calcext:value-type="float">
            <text:p>10319331.1928231</text:p>
          </table:table-cell>
          <table:table-cell office:value-type="float" office:value="2.87355367443606E+016" calcext:value-type="float">
            <text:p>287355367443606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SB <text:s text:c="4"/></text:p>
          </table:table-cell>
          <table:table-cell office:value-type="float" office:value="2007" calcext:value-type="float">
            <text:p>2007</text:p>
          </table:table-cell>
          <table:table-cell office:value-type="float" office:value="9718835" calcext:value-type="float">
            <text:p>9718835</text:p>
          </table:table-cell>
          <table:table-cell table:style-name="ce1" office:value-type="float" office:value="3547374775" calcext:value-type="float">
            <text:p>3,547,374,775</text:p>
          </table:table-cell>
          <table:table-cell office:value-type="float" office:value="166738" calcext:value-type="float">
            <text:p>166738</text:p>
          </table:table-cell>
          <table:table-cell office:value-type="float" office:value="190574" calcext:value-type="float">
            <text:p>190574</text:p>
          </table:table-cell>
          <table:table-cell/>
          <table:table-cell table:style-name="ce3" table:formula="of:=([.E125]-[.O125])/[.E125]" office:value-type="percentage" office:value="-0.0272658271519501" calcext:value-type="percentage">
            <text:p>-3%</text:p>
          </table:table-cell>
          <table:table-cell table:style-name="ce3" table:formula="of:=([.D125]-([.O125]/[.P125]))/[.D125]" office:value-type="percentage" office:value="-0.02726582715195" calcext:value-type="percentage">
            <text:p>-3%</text:p>
          </table:table-cell>
          <table:table-cell table:style-name="ce3"/>
          <table:table-cell office:value-type="string" calcext:value-type="string">
            <text:p>SANTA BARBA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644096882.45834" calcext:value-type="float">
            <text:p>3,644,096,882</text:p>
          </table:table-cell>
          <table:table-cell office:value-type="float" office:value="365" calcext:value-type="float">
            <text:p>365</text:p>
          </table:table-cell>
          <table:table-cell office:value-type="float" office:value="5868582.45810007" calcext:value-type="float">
            <text:p>5868582.45810007</text:p>
          </table:table-cell>
          <table:table-cell office:value-type="float" office:value="18459437.1090271" calcext:value-type="float">
            <text:p>18459437.1090271</text:p>
          </table:table-cell>
          <table:table-cell office:value-type="float" office:value="3.68056644750445E+016" calcext:value-type="float">
            <text:p>368056644750445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SB <text:s text:c="4"/></text:p>
          </table:table-cell>
          <table:table-cell office:value-type="float" office:value="2008" calcext:value-type="float">
            <text:p>2008</text:p>
          </table:table-cell>
          <table:table-cell office:value-type="float" office:value="10026986" calcext:value-type="float">
            <text:p>10026986</text:p>
          </table:table-cell>
          <table:table-cell table:style-name="ce1" office:value-type="float" office:value="3659849890" calcext:value-type="float">
            <text:p>3,659,849,890</text:p>
          </table:table-cell>
          <table:table-cell office:value-type="float" office:value="214131" calcext:value-type="float">
            <text:p>214131</text:p>
          </table:table-cell>
          <table:table-cell office:value-type="float" office:value="222305" calcext:value-type="float">
            <text:p>222305</text:p>
          </table:table-cell>
          <table:table-cell/>
          <table:table-cell table:style-name="ce3" table:formula="of:=([.E126]-[.O126])/[.E126]" office:value-type="percentage" office:value="0.0359800458919915" calcext:value-type="percentage">
            <text:p>4%</text:p>
          </table:table-cell>
          <table:table-cell table:style-name="ce3" table:formula="of:=([.D126]-([.O126]/[.P126]))/[.D126]" office:value-type="percentage" office:value="0.0386139801928329" calcext:value-type="percentage">
            <text:p>4%</text:p>
          </table:table-cell>
          <table:table-cell table:style-name="ce3"/>
          <table:table-cell office:value-type="string" calcext:value-type="string">
            <text:p>SANTA BARBA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528168323" calcext:value-type="float">
            <text:p>3,528,168,323</text:p>
          </table:table-cell>
          <table:table-cell office:value-type="float" office:value="366" calcext:value-type="float">
            <text:p>366</text:p>
          </table:table-cell>
          <table:table-cell office:value-type="float" office:value="5791633.82500059" calcext:value-type="float">
            <text:p>5791633.82500059</text:p>
          </table:table-cell>
          <table:table-cell office:value-type="float" office:value="11859437.1198373" calcext:value-type="float">
            <text:p>11859437.1198373</text:p>
          </table:table-cell>
          <table:table-cell office:value-type="float" office:value="3.43455496482811E+016" calcext:value-type="float">
            <text:p>34345549648281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SB <text:s text:c="4"/></text:p>
          </table:table-cell>
          <table:table-cell office:value-type="float" office:value="2009" calcext:value-type="float">
            <text:p>2009</text:p>
          </table:table-cell>
          <table:table-cell office:value-type="float" office:value="9258283" calcext:value-type="float">
            <text:p>9258283</text:p>
          </table:table-cell>
          <table:table-cell table:style-name="ce1" office:value-type="float" office:value="3379273295" calcext:value-type="float">
            <text:p>3,379,273,295</text:p>
          </table:table-cell>
          <table:table-cell office:value-type="float" office:value="170202" calcext:value-type="float">
            <text:p>170202</text:p>
          </table:table-cell>
          <table:table-cell office:value-type="float" office:value="178654" calcext:value-type="float">
            <text:p>178654</text:p>
          </table:table-cell>
          <table:table-cell/>
          <table:table-cell table:style-name="ce3" table:formula="of:=([.E127]-[.O127])/[.E127]" office:value-type="percentage" office:value="-0.0403979670082701" calcext:value-type="percentage">
            <text:p>-4%</text:p>
          </table:table-cell>
          <table:table-cell table:style-name="ce3" table:formula="of:=([.D127]-([.O127]/[.P127]))/[.D127]" office:value-type="percentage" office:value="-0.0403979670082701" calcext:value-type="percentage">
            <text:p>-4%</text:p>
          </table:table-cell>
          <table:table-cell table:style-name="ce3"/>
          <table:table-cell office:value-type="string" calcext:value-type="string">
            <text:p>SANTA BARBA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515789066.08334" calcext:value-type="float">
            <text:p>3,515,789,066</text:p>
          </table:table-cell>
          <table:table-cell office:value-type="float" office:value="365" calcext:value-type="float">
            <text:p>365</text:p>
          </table:table-cell>
          <table:table-cell office:value-type="float" office:value="4288679.99298728" calcext:value-type="float">
            <text:p>4288679.99298728</text:p>
          </table:table-cell>
          <table:table-cell office:value-type="float" office:value="13736369.511252" calcext:value-type="float">
            <text:p>13736369.511252</text:p>
          </table:table-cell>
          <table:table-cell office:value-type="float" office:value="3.45177408312459E+016" calcext:value-type="float">
            <text:p>345177408312459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SCL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39263604" calcext:value-type="float">
            <text:p>39263604</text:p>
          </table:table-cell>
          <table:table-cell table:style-name="ce1" office:value-type="float" office:value="14331215460" calcext:value-type="float">
            <text:p>14,331,215,460</text:p>
          </table:table-cell>
          <table:table-cell office:value-type="float" office:value="509517" calcext:value-type="float">
            <text:p>509517</text:p>
          </table:table-cell>
          <table:table-cell office:value-type="float" office:value="527041" calcext:value-type="float">
            <text:p>527041</text:p>
          </table:table-cell>
          <table:table-cell/>
          <table:table-cell table:style-name="ce3" table:formula="of:=([.E128]-[.O128])/[.E128]" office:value-type="percentage" office:value="0.979232962920664" calcext:value-type="percentage">
            <text:p>98%</text:p>
          </table:table-cell>
          <table:table-cell table:style-name="ce3" table:formula="of:=([.D128]-([.O128]/[.P128]))/[.D128]" office:value-type="percentage" office:value="0.979232962920663" calcext:value-type="percentage">
            <text:p>98%</text:p>
          </table:table-cell>
          <table:table-cell table:style-name="ce3"/>
          <table:table-cell office:value-type="string" calcext:value-type="string">
            <text:p>SANTA CLA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97616882.849779" calcext:value-type="float">
            <text:p>297,616,883</text:p>
          </table:table-cell>
          <table:table-cell office:value-type="float" office:value="365" calcext:value-type="float">
            <text:p>365</text:p>
          </table:table-cell>
          <table:table-cell office:value-type="float" office:value="431126.250023837" calcext:value-type="float">
            <text:p>431126.250023837</text:p>
          </table:table-cell>
          <table:table-cell office:value-type="float" office:value="5731607.78374169" calcext:value-type="float">
            <text:p>5731607.78374169</text:p>
          </table:table-cell>
          <table:table-cell office:value-type="float" office:value="432184877521845" calcext:value-type="float">
            <text:p>4321848775218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SCL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41160704" calcext:value-type="float">
            <text:p>41160704</text:p>
          </table:table-cell>
          <table:table-cell table:style-name="ce1" office:value-type="float" office:value="15023656960" calcext:value-type="float">
            <text:p>15,023,656,960</text:p>
          </table:table-cell>
          <table:table-cell office:value-type="float" office:value="893522" calcext:value-type="float">
            <text:p>893522</text:p>
          </table:table-cell>
          <table:table-cell office:value-type="float" office:value="719629" calcext:value-type="float">
            <text:p>719629</text:p>
          </table:table-cell>
          <table:table-cell/>
          <table:table-cell table:style-name="ce3" table:formula="of:=([.E129]-[.O129])/[.E129]" office:value-type="percentage" office:value="0.615596414791308" calcext:value-type="percentage">
            <text:p>62%</text:p>
          </table:table-cell>
          <table:table-cell table:style-name="ce3" table:formula="of:=([.D129]-([.O129]/[.P129]))/[.D129]" office:value-type="percentage" office:value="0.616646697811003" calcext:value-type="percentage">
            <text:p>62%</text:p>
          </table:table-cell>
          <table:table-cell table:style-name="ce3"/>
          <table:table-cell office:value-type="string" calcext:value-type="string">
            <text:p>SANTA CLA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775147598.36953" calcext:value-type="float">
            <text:p>5,775,147,598</text:p>
          </table:table-cell>
          <table:table-cell office:value-type="float" office:value="366" calcext:value-type="float">
            <text:p>366</text:p>
          </table:table-cell>
          <table:table-cell office:value-type="float" office:value="11121897.7626714" calcext:value-type="float">
            <text:p>11121897.7626714</text:p>
          </table:table-cell>
          <table:table-cell office:value-type="float" office:value="18812481.4117777" calcext:value-type="float">
            <text:p>18812481.4117777</text:p>
          </table:table-cell>
          <table:table-cell office:value-type="float" office:value="9.23332395883026E+016" calcext:value-type="float">
            <text:p>923332395883026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SCL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38297898" calcext:value-type="float">
            <text:p>38297898</text:p>
          </table:table-cell>
          <table:table-cell table:style-name="ce1" office:value-type="float" office:value="13978732770" calcext:value-type="float">
            <text:p>13,978,732,770</text:p>
          </table:table-cell>
          <table:table-cell office:value-type="float" office:value="740320" calcext:value-type="float">
            <text:p>740320</text:p>
          </table:table-cell>
          <table:table-cell office:value-type="float" office:value="600500" calcext:value-type="float">
            <text:p>600500</text:p>
          </table:table-cell>
          <table:table-cell/>
          <table:table-cell table:style-name="ce3" table:formula="of:=([.E130]-[.O130])/[.E130]" office:value-type="percentage" office:value="0.611247778442439" calcext:value-type="percentage">
            <text:p>61%</text:p>
          </table:table-cell>
          <table:table-cell table:style-name="ce3" table:formula="of:=([.D130]-([.O130]/[.P130]))/[.D130]" office:value-type="percentage" office:value="0.611247778442439" calcext:value-type="percentage">
            <text:p>61%</text:p>
          </table:table-cell>
          <table:table-cell table:style-name="ce3"/>
          <table:table-cell office:value-type="string" calcext:value-type="string">
            <text:p>SANTA CLA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434263418.89697" calcext:value-type="float">
            <text:p>5,434,263,419</text:p>
          </table:table-cell>
          <table:table-cell office:value-type="float" office:value="365" calcext:value-type="float">
            <text:p>365</text:p>
          </table:table-cell>
          <table:table-cell office:value-type="float" office:value="1703124.80288286" calcext:value-type="float">
            <text:p>1703124.80288286</text:p>
          </table:table-cell>
          <table:table-cell office:value-type="float" office:value="18033408.4572695" calcext:value-type="float">
            <text:p>18033408.4572695</text:p>
          </table:table-cell>
          <table:table-cell office:value-type="float" office:value="8.25318861710877E+016" calcext:value-type="float">
            <text:p>825318861710877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SCR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5072148" calcext:value-type="float">
            <text:p>5072148</text:p>
          </table:table-cell>
          <table:table-cell table:style-name="ce1" office:value-type="float" office:value="1851334020" calcext:value-type="float">
            <text:p>1,851,334,020</text:p>
          </table:table-cell>
          <table:table-cell office:value-type="float" office:value="59599" calcext:value-type="float">
            <text:p>59599</text:p>
          </table:table-cell>
          <table:table-cell office:value-type="float" office:value="60939" calcext:value-type="float">
            <text:p>60939</text:p>
          </table:table-cell>
          <table:table-cell/>
          <table:table-cell table:style-name="ce3" table:formula="of:=([.E131]-[.O131])/[.E131]" office:value-type="percentage" office:value="-0.473929298965726" calcext:value-type="percentage">
            <text:p>-47%</text:p>
          </table:table-cell>
          <table:table-cell table:style-name="ce3" table:formula="of:=([.D131]-([.O131]/[.P131]))/[.D131]" office:value-type="percentage" office:value="-0.473929298965726" calcext:value-type="percentage">
            <text:p>-47%</text:p>
          </table:table-cell>
          <table:table-cell table:style-name="ce3"/>
          <table:table-cell office:value-type="string" calcext:value-type="string">
            <text:p>SANTA CRU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728735454.25" calcext:value-type="float">
            <text:p>2,728,735,454</text:p>
          </table:table-cell>
          <table:table-cell office:value-type="float" office:value="365" calcext:value-type="float">
            <text:p>365</text:p>
          </table:table-cell>
          <table:table-cell office:value-type="float" office:value="4722126.34750204" calcext:value-type="float">
            <text:p>4722126.34750204</text:p>
          </table:table-cell>
          <table:table-cell office:value-type="float" office:value="9278242.67909865" calcext:value-type="float">
            <text:p>9278242.67909865</text:p>
          </table:table-cell>
          <table:table-cell office:value-type="float" office:value="2.05840488095748E+016" calcext:value-type="float">
            <text:p>205840488095748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SCR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5354068" calcext:value-type="float">
            <text:p>5354068</text:p>
          </table:table-cell>
          <table:table-cell table:style-name="ce1" office:value-type="float" office:value="1954234820" calcext:value-type="float">
            <text:p>1,954,234,820</text:p>
          </table:table-cell>
          <table:table-cell office:value-type="float" office:value="68978" calcext:value-type="float">
            <text:p>68978</text:p>
          </table:table-cell>
          <table:table-cell office:value-type="float" office:value="65980" calcext:value-type="float">
            <text:p>65980</text:p>
          </table:table-cell>
          <table:table-cell/>
          <table:table-cell table:style-name="ce3" table:formula="of:=([.E132]-[.O132])/[.E132]" office:value-type="percentage" office:value="-0.355165045109575" calcext:value-type="percentage">
            <text:p>-36%</text:p>
          </table:table-cell>
          <table:table-cell table:style-name="ce3" table:formula="of:=([.D132]-([.O132]/[.P132]))/[.D132]" office:value-type="percentage" office:value="-0.351462408374303" calcext:value-type="percentage">
            <text:p>-35%</text:p>
          </table:table-cell>
          <table:table-cell table:style-name="ce3"/>
          <table:table-cell office:value-type="string" calcext:value-type="string">
            <text:p>SANTA CRU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648310718" calcext:value-type="float">
            <text:p>2,648,310,718</text:p>
          </table:table-cell>
          <table:table-cell office:value-type="float" office:value="366" calcext:value-type="float">
            <text:p>366</text:p>
          </table:table-cell>
          <table:table-cell office:value-type="float" office:value="5117887.63160958" calcext:value-type="float">
            <text:p>5117887.63160958</text:p>
          </table:table-cell>
          <table:table-cell office:value-type="float" office:value="8769097.91721264" calcext:value-type="float">
            <text:p>8769097.91721264</text:p>
          </table:table-cell>
          <table:table-cell office:value-type="float" office:value="1.92503165611002E+016" calcext:value-type="float">
            <text:p>192503165611002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SCR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4946539" calcext:value-type="float">
            <text:p>4946539</text:p>
          </table:table-cell>
          <table:table-cell table:style-name="ce1" office:value-type="float" office:value="1805486735" calcext:value-type="float">
            <text:p>1,805,486,735</text:p>
          </table:table-cell>
          <table:table-cell office:value-type="float" office:value="58862" calcext:value-type="float">
            <text:p>58862</text:p>
          </table:table-cell>
          <table:table-cell office:value-type="float" office:value="59205" calcext:value-type="float">
            <text:p>59205</text:p>
          </table:table-cell>
          <table:table-cell/>
          <table:table-cell table:style-name="ce3" table:formula="of:=([.E133]-[.O133])/[.E133]" office:value-type="percentage" office:value="-0.42760490081917" calcext:value-type="percentage">
            <text:p>-43%</text:p>
          </table:table-cell>
          <table:table-cell table:style-name="ce3" table:formula="of:=([.D133]-([.O133]/[.P133]))/[.D133]" office:value-type="percentage" office:value="-0.42760490081917" calcext:value-type="percentage">
            <text:p>-43%</text:p>
          </table:table-cell>
          <table:table-cell table:style-name="ce3"/>
          <table:table-cell office:value-type="string" calcext:value-type="string">
            <text:p>SANTA CRU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577521711.25" calcext:value-type="float">
            <text:p>2,577,521,711</text:p>
          </table:table-cell>
          <table:table-cell office:value-type="float" office:value="365" calcext:value-type="float">
            <text:p>365</text:p>
          </table:table-cell>
          <table:table-cell office:value-type="float" office:value="3425727.18899626" calcext:value-type="float">
            <text:p>3425727.18899626</text:p>
          </table:table-cell>
          <table:table-cell office:value-type="float" office:value="9656284.38947328" calcext:value-type="float">
            <text:p>9656284.38947328</text:p>
          </table:table-cell>
          <table:table-cell office:value-type="float" office:value="1.83547530532823E+016" calcext:value-type="float">
            <text:p>183547530532823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SHA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4927646" calcext:value-type="float">
            <text:p>4927646</text:p>
          </table:table-cell>
          <table:table-cell table:style-name="ce1" office:value-type="float" office:value="1798590790" calcext:value-type="float">
            <text:p>1,798,590,790</text:p>
          </table:table-cell>
          <table:table-cell office:value-type="float" office:value="100374" calcext:value-type="float">
            <text:p>100374</text:p>
          </table:table-cell>
          <table:table-cell office:value-type="float" office:value="298479" calcext:value-type="float">
            <text:p>298479</text:p>
          </table:table-cell>
          <table:table-cell/>
          <table:table-cell table:style-name="ce3" table:formula="of:=([.E134]-[.O134])/[.E134]" office:value-type="percentage" office:value="0.0640122779354767" calcext:value-type="percentage">
            <text:p>6%</text:p>
          </table:table-cell>
          <table:table-cell table:style-name="ce3" table:formula="of:=([.D134]-([.O134]/[.P134]))/[.D134]" office:value-type="percentage" office:value="0.0640122779354767" calcext:value-type="percentage">
            <text:p>6%</text:p>
          </table:table-cell>
          <table:table-cell table:style-name="ce3"/>
          <table:table-cell office:value-type="string" calcext:value-type="string">
            <text:p>SHAS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83458896.45833" calcext:value-type="float">
            <text:p>1,683,458,896</text:p>
          </table:table-cell>
          <table:table-cell office:value-type="float" office:value="365" calcext:value-type="float">
            <text:p>365</text:p>
          </table:table-cell>
          <table:table-cell office:value-type="float" office:value="2792220.48061881" calcext:value-type="float">
            <text:p>2792220.48061881</text:p>
          </table:table-cell>
          <table:table-cell office:value-type="float" office:value="7033133.31527743" calcext:value-type="float">
            <text:p>7033133.31527743</text:p>
          </table:table-cell>
          <table:table-cell office:value-type="float" office:value="8.00921605663213E+015" calcext:value-type="float">
            <text:p>80092160566321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SHA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5299094" calcext:value-type="float">
            <text:p>5299094</text:p>
          </table:table-cell>
          <table:table-cell table:style-name="ce1" office:value-type="float" office:value="1934169310" calcext:value-type="float">
            <text:p>1,934,169,310</text:p>
          </table:table-cell>
          <table:table-cell office:value-type="float" office:value="116694" calcext:value-type="float">
            <text:p>116694</text:p>
          </table:table-cell>
          <table:table-cell office:value-type="float" office:value="376652" calcext:value-type="float">
            <text:p>376652</text:p>
          </table:table-cell>
          <table:table-cell/>
          <table:table-cell table:style-name="ce3" table:formula="of:=([.E135]-[.O135])/[.E135]" office:value-type="percentage" office:value="0.146281582785366" calcext:value-type="percentage">
            <text:p>15%</text:p>
          </table:table-cell>
          <table:table-cell table:style-name="ce3" table:formula="of:=([.D135]-([.O135]/[.P135]))/[.D135]" office:value-type="percentage" office:value="0.148614146766827" calcext:value-type="percentage">
            <text:p>15%</text:p>
          </table:table-cell>
          <table:table-cell table:style-name="ce3"/>
          <table:table-cell office:value-type="string" calcext:value-type="string">
            <text:p>SHAS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651235961.95832" calcext:value-type="float">
            <text:p>1,651,235,962</text:p>
          </table:table-cell>
          <table:table-cell office:value-type="float" office:value="366" calcext:value-type="float">
            <text:p>366</text:p>
          </table:table-cell>
          <table:table-cell office:value-type="float" office:value="1889669.51673488" calcext:value-type="float">
            <text:p>1889669.51673488</text:p>
          </table:table-cell>
          <table:table-cell office:value-type="float" office:value="7318437.19992681" calcext:value-type="float">
            <text:p>7318437.19992681</text:p>
          </table:table-cell>
          <table:table-cell office:value-type="float" office:value="7.67984716853644E+015" calcext:value-type="float">
            <text:p>76798471685364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SHA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4662409" calcext:value-type="float">
            <text:p>4662409</text:p>
          </table:table-cell>
          <table:table-cell table:style-name="ce1" office:value-type="float" office:value="1701779285" calcext:value-type="float">
            <text:p>1,701,779,285</text:p>
          </table:table-cell>
          <table:table-cell office:value-type="float" office:value="87478" calcext:value-type="float">
            <text:p>87478</text:p>
          </table:table-cell>
          <table:table-cell office:value-type="float" office:value="272370" calcext:value-type="float">
            <text:p>272370</text:p>
          </table:table-cell>
          <table:table-cell/>
          <table:table-cell table:style-name="ce3" table:formula="of:=([.E136]-[.O136])/[.E136]" office:value-type="percentage" office:value="0.187359401236923" calcext:value-type="percentage">
            <text:p>19%</text:p>
          </table:table-cell>
          <table:table-cell table:style-name="ce3" table:formula="of:=([.D136]-([.O136]/[.P136]))/[.D136]" office:value-type="percentage" office:value="0.187359401236923" calcext:value-type="percentage">
            <text:p>19%</text:p>
          </table:table-cell>
          <table:table-cell table:style-name="ce3"/>
          <table:table-cell office:value-type="string" calcext:value-type="string">
            <text:p>SHAS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382934937.125" calcext:value-type="float">
            <text:p>1,382,934,937</text:p>
          </table:table-cell>
          <table:table-cell office:value-type="float" office:value="365" calcext:value-type="float">
            <text:p>365</text:p>
          </table:table-cell>
          <table:table-cell office:value-type="float" office:value="314234.999210701" calcext:value-type="float">
            <text:p>314234.999210701</text:p>
          </table:table-cell>
          <table:table-cell office:value-type="float" office:value="7380924.1727308" calcext:value-type="float">
            <text:p>7380924.1727308</text:p>
          </table:table-cell>
          <table:table-cell office:value-type="float" office:value="5.45597865830841E+015" calcext:value-type="float">
            <text:p>54559786583084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SIE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18906" calcext:value-type="float">
            <text:p>218906</text:p>
          </table:table-cell>
          <table:table-cell table:style-name="ce1" office:value-type="float" office:value="79900690" calcext:value-type="float">
            <text:p>79,900,690</text:p>
          </table:table-cell>
          <table:table-cell office:value-type="float" office:value="4508" calcext:value-type="float">
            <text:p>4508</text:p>
          </table:table-cell>
          <table:table-cell office:value-type="float" office:value="8985" calcext:value-type="float">
            <text:p>8985</text:p>
          </table:table-cell>
          <table:table-cell/>
          <table:table-cell table:style-name="ce3" table:formula="of:=([.E137]-[.O137])/[.E137]" office:value-type="percentage" office:value="0.0295232353437734" calcext:value-type="percentage">
            <text:p>3%</text:p>
          </table:table-cell>
          <table:table-cell table:style-name="ce3" table:formula="of:=([.D137]-([.O137]/[.P137]))/[.D137]" office:value-type="percentage" office:value="0.0295232353437734" calcext:value-type="percentage">
            <text:p>3%</text:p>
          </table:table-cell>
          <table:table-cell table:style-name="ce3"/>
          <table:table-cell office:value-type="string" calcext:value-type="string">
            <text:p>SIER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77541763.1250001" calcext:value-type="float">
            <text:p>77,541,763</text:p>
          </table:table-cell>
          <table:table-cell office:value-type="float" office:value="365" calcext:value-type="float">
            <text:p>365</text:p>
          </table:table-cell>
          <table:table-cell office:value-type="float" office:value="79041.6401804611" calcext:value-type="float">
            <text:p>79041.6401804611</text:p>
          </table:table-cell>
          <table:table-cell office:value-type="float" office:value="358628.257490286" calcext:value-type="float">
            <text:p>358628.257490286</text:p>
          </table:table-cell>
          <table:table-cell office:value-type="float" office:value="18228525730856.9" calcext:value-type="float">
            <text:p>18228525730856.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SIE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295773" calcext:value-type="float">
            <text:p>295773</text:p>
          </table:table-cell>
          <table:table-cell table:style-name="ce1" office:value-type="float" office:value="107957145" calcext:value-type="float">
            <text:p>107,957,145</text:p>
          </table:table-cell>
          <table:table-cell office:value-type="float" office:value="7222" calcext:value-type="float">
            <text:p>7222</text:p>
          </table:table-cell>
          <table:table-cell office:value-type="float" office:value="11627" calcext:value-type="float">
            <text:p>11627</text:p>
          </table:table-cell>
          <table:table-cell/>
          <table:table-cell table:style-name="ce3" table:formula="of:=([.E138]-[.O138])/[.E138]" office:value-type="percentage" office:value="0.0898121997081947" calcext:value-type="percentage">
            <text:p>9%</text:p>
          </table:table-cell>
          <table:table-cell table:style-name="ce3" table:formula="of:=([.D138]-([.O138]/[.P138]))/[.D138]" office:value-type="percentage" office:value="0.0922990516215603" calcext:value-type="percentage">
            <text:p>9%</text:p>
          </table:table-cell>
          <table:table-cell table:style-name="ce3"/>
          <table:table-cell office:value-type="string" calcext:value-type="string">
            <text:p>SIER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8261276.3333335" calcext:value-type="float">
            <text:p>98,261,276</text:p>
          </table:table-cell>
          <table:table-cell office:value-type="float" office:value="366" calcext:value-type="float">
            <text:p>366</text:p>
          </table:table-cell>
          <table:table-cell office:value-type="float" office:value="92774.8740302767" calcext:value-type="float">
            <text:p>92774.8740302767</text:p>
          </table:table-cell>
          <table:table-cell office:value-type="float" office:value="476682.928286471" calcext:value-type="float">
            <text:p>476682.928286471</text:p>
          </table:table-cell>
          <table:table-cell office:value-type="float" office:value="27689558557932" calcext:value-type="float">
            <text:p>276895585579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SIE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201633" calcext:value-type="float">
            <text:p>201633</text:p>
          </table:table-cell>
          <table:table-cell table:style-name="ce1" office:value-type="float" office:value="73596045" calcext:value-type="float">
            <text:p>73,596,045</text:p>
          </table:table-cell>
          <table:table-cell office:value-type="float" office:value="4094" calcext:value-type="float">
            <text:p>4094</text:p>
          </table:table-cell>
          <table:table-cell office:value-type="float" office:value="9193" calcext:value-type="float">
            <text:p>9193</text:p>
          </table:table-cell>
          <table:table-cell/>
          <table:table-cell table:style-name="ce3" table:formula="of:=([.E139]-[.O139])/[.E139]" office:value-type="percentage" office:value="-0.144224397520274" calcext:value-type="percentage">
            <text:p>-14%</text:p>
          </table:table-cell>
          <table:table-cell table:style-name="ce3" table:formula="of:=([.D139]-([.O139]/[.P139]))/[.D139]" office:value-type="percentage" office:value="-0.144224397520274" calcext:value-type="percentage">
            <text:p>-14%</text:p>
          </table:table-cell>
          <table:table-cell table:style-name="ce3"/>
          <table:table-cell office:value-type="string" calcext:value-type="string">
            <text:p>SIER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84210390.25" calcext:value-type="float">
            <text:p>84,210,390</text:p>
          </table:table-cell>
          <table:table-cell office:value-type="float" office:value="365" calcext:value-type="float">
            <text:p>365</text:p>
          </table:table-cell>
          <table:table-cell office:value-type="float" office:value="125063.197938519" calcext:value-type="float">
            <text:p>125063.197938519</text:p>
          </table:table-cell>
          <table:table-cell office:value-type="float" office:value="345563.693704827" calcext:value-type="float">
            <text:p>345563.693704827</text:p>
          </table:table-cell>
          <table:table-cell office:value-type="float" office:value="19866523443450.6" calcext:value-type="float">
            <text:p>19866523443450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SIS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105337" calcext:value-type="float">
            <text:p>2105337</text:p>
          </table:table-cell>
          <table:table-cell table:style-name="ce1" office:value-type="float" office:value="768448005" calcext:value-type="float">
            <text:p>768,448,005</text:p>
          </table:table-cell>
          <table:table-cell office:value-type="float" office:value="49935" calcext:value-type="float">
            <text:p>49935</text:p>
          </table:table-cell>
          <table:table-cell office:value-type="float" office:value="220615" calcext:value-type="float">
            <text:p>220615</text:p>
          </table:table-cell>
          <table:table-cell/>
          <table:table-cell table:style-name="ce3" table:formula="of:=([.E140]-[.O140])/[.E140]" office:value-type="percentage" office:value="-0.138091067018039" calcext:value-type="percentage">
            <text:p>-14%</text:p>
          </table:table-cell>
          <table:table-cell table:style-name="ce3" table:formula="of:=([.D140]-([.O140]/[.P140]))/[.D140]" office:value-type="percentage" office:value="-0.138091067018039" calcext:value-type="percentage">
            <text:p>-14%</text:p>
          </table:table-cell>
          <table:table-cell table:style-name="ce3"/>
          <table:table-cell office:value-type="string" calcext:value-type="string">
            <text:p>SISKIYO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874563809.958334" calcext:value-type="float">
            <text:p>874,563,810</text:p>
          </table:table-cell>
          <table:table-cell office:value-type="float" office:value="365" calcext:value-type="float">
            <text:p>365</text:p>
          </table:table-cell>
          <table:table-cell office:value-type="float" office:value="1604628.57728358" calcext:value-type="float">
            <text:p>1604628.57728358</text:p>
          </table:table-cell>
          <table:table-cell office:value-type="float" office:value="3822871.23631341" calcext:value-type="float">
            <text:p>3822871.23631341</text:p>
          </table:table-cell>
          <table:table-cell office:value-type="float" office:value="2.12271879514256E+015" calcext:value-type="float">
            <text:p>21227187951425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SIS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2448657" calcext:value-type="float">
            <text:p>2448657</text:p>
          </table:table-cell>
          <table:table-cell table:style-name="ce1" office:value-type="float" office:value="893759805" calcext:value-type="float">
            <text:p>893,759,805</text:p>
          </table:table-cell>
          <table:table-cell office:value-type="float" office:value="62179" calcext:value-type="float">
            <text:p>62179</text:p>
          </table:table-cell>
          <table:table-cell office:value-type="float" office:value="298719" calcext:value-type="float">
            <text:p>298719</text:p>
          </table:table-cell>
          <table:table-cell/>
          <table:table-cell table:style-name="ce3" table:formula="of:=([.E141]-[.O141])/[.E141]" office:value-type="percentage" office:value="0.00726233077055097" calcext:value-type="percentage">
            <text:p>1%</text:p>
          </table:table-cell>
          <table:table-cell table:style-name="ce3" table:formula="of:=([.D141]-([.O141]/[.P141]))/[.D141]" office:value-type="percentage" office:value="0.00997472877391006" calcext:value-type="percentage">
            <text:p>1%</text:p>
          </table:table-cell>
          <table:table-cell table:style-name="ce3"/>
          <table:table-cell office:value-type="string" calcext:value-type="string">
            <text:p>SISKIYO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887269025.666667" calcext:value-type="float">
            <text:p>887,269,026</text:p>
          </table:table-cell>
          <table:table-cell office:value-type="float" office:value="366" calcext:value-type="float">
            <text:p>366</text:p>
          </table:table-cell>
          <table:table-cell office:value-type="float" office:value="1575118.33853409" calcext:value-type="float">
            <text:p>1575118.33853409</text:p>
          </table:table-cell>
          <table:table-cell office:value-type="float" office:value="3812404.19377304" calcext:value-type="float">
            <text:p>3812404.19377304</text:p>
          </table:table-cell>
          <table:table-cell office:value-type="float" office:value="2.17472591900557E+015" calcext:value-type="float">
            <text:p>21747259190055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SIS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944401" calcext:value-type="float">
            <text:p>1944401</text:p>
          </table:table-cell>
          <table:table-cell table:style-name="ce1" office:value-type="float" office:value="709706365" calcext:value-type="float">
            <text:p>709,706,365</text:p>
          </table:table-cell>
          <table:table-cell office:value-type="float" office:value="43027" calcext:value-type="float">
            <text:p>43027</text:p>
          </table:table-cell>
          <table:table-cell office:value-type="float" office:value="200134" calcext:value-type="float">
            <text:p>200134</text:p>
          </table:table-cell>
          <table:table-cell/>
          <table:table-cell table:style-name="ce3" table:formula="of:=([.E142]-[.O142])/[.E142]" office:value-type="percentage" office:value="0.0832501006126199" calcext:value-type="percentage">
            <text:p>8%</text:p>
          </table:table-cell>
          <table:table-cell table:style-name="ce3" table:formula="of:=([.D142]-([.O142]/[.P142]))/[.D142]" office:value-type="percentage" office:value="0.08325010061262" calcext:value-type="percentage">
            <text:p>8%</text:p>
          </table:table-cell>
          <table:table-cell table:style-name="ce3"/>
          <table:table-cell office:value-type="string" calcext:value-type="string">
            <text:p>SISKIYO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650623238.708333" calcext:value-type="float">
            <text:p>650,623,239</text:p>
          </table:table-cell>
          <table:table-cell office:value-type="float" office:value="365" calcext:value-type="float">
            <text:p>365</text:p>
          </table:table-cell>
          <table:table-cell office:value-type="float" office:value="1491.01090126067" calcext:value-type="float">
            <text:p>1491.0109012607</text:p>
          </table:table-cell>
          <table:table-cell office:value-type="float" office:value="2840777.80654088" calcext:value-type="float">
            <text:p>2840777.80654088</text:p>
          </table:table-cell>
          <table:table-cell office:value-type="float" office:value="1.23136704674391E+015" calcext:value-type="float">
            <text:p>12313670467439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SOL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2078006" calcext:value-type="float">
            <text:p>12078006</text:p>
          </table:table-cell>
          <table:table-cell table:style-name="ce1" office:value-type="float" office:value="4408472190" calcext:value-type="float">
            <text:p>4,408,472,190</text:p>
          </table:table-cell>
          <table:table-cell office:value-type="float" office:value="255077" calcext:value-type="float">
            <text:p>255077</text:p>
          </table:table-cell>
          <table:table-cell office:value-type="float" office:value="360356" calcext:value-type="float">
            <text:p>360356</text:p>
          </table:table-cell>
          <table:table-cell/>
          <table:table-cell table:style-name="ce3" table:formula="of:=([.E143]-[.O143])/[.E143]" office:value-type="percentage" office:value="0.552031329828886" calcext:value-type="percentage">
            <text:p>55%</text:p>
          </table:table-cell>
          <table:table-cell table:style-name="ce3" table:formula="of:=([.D143]-([.O143]/[.P143]))/[.D143]" office:value-type="percentage" office:value="0.552031329828886" calcext:value-type="percentage">
            <text:p>55%</text:p>
          </table:table-cell>
          <table:table-cell table:style-name="ce3"/>
          <table:table-cell office:value-type="string" calcext:value-type="string">
            <text:p>SOLA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974857424.44064" calcext:value-type="float">
            <text:p>1,974,857,424</text:p>
          </table:table-cell>
          <table:table-cell office:value-type="float" office:value="365" calcext:value-type="float">
            <text:p>365</text:p>
          </table:table-cell>
          <table:table-cell office:value-type="float" office:value="3371135.23642977" calcext:value-type="float">
            <text:p>3371135.23642977</text:p>
          </table:table-cell>
          <table:table-cell office:value-type="float" office:value="13268993.0884277" calcext:value-type="float">
            <text:p>13268993.0884277</text:p>
          </table:table-cell>
          <table:table-cell office:value-type="float" office:value="1.17033815739205E+016" calcext:value-type="float">
            <text:p>11703381573920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SOL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2158428" calcext:value-type="float">
            <text:p>12158428</text:p>
          </table:table-cell>
          <table:table-cell table:style-name="ce1" office:value-type="float" office:value="4437826220" calcext:value-type="float">
            <text:p>4,437,826,220</text:p>
          </table:table-cell>
          <table:table-cell office:value-type="float" office:value="253093" calcext:value-type="float">
            <text:p>253093</text:p>
          </table:table-cell>
          <table:table-cell office:value-type="float" office:value="367792" calcext:value-type="float">
            <text:p>367792</text:p>
          </table:table-cell>
          <table:table-cell/>
          <table:table-cell table:style-name="ce3" table:formula="of:=([.E144]-[.O144])/[.E144]" office:value-type="percentage" office:value="0.572217203548082" calcext:value-type="percentage">
            <text:p>57%</text:p>
          </table:table-cell>
          <table:table-cell table:style-name="ce3" table:formula="of:=([.D144]-([.O144]/[.P144]))/[.D144]" office:value-type="percentage" office:value="0.573386009002868" calcext:value-type="percentage">
            <text:p>57%</text:p>
          </table:table-cell>
          <table:table-cell table:style-name="ce3"/>
          <table:table-cell office:value-type="string" calcext:value-type="string">
            <text:p>SOLA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898425710.55925" calcext:value-type="float">
            <text:p>1,898,425,711</text:p>
          </table:table-cell>
          <table:table-cell office:value-type="float" office:value="366" calcext:value-type="float">
            <text:p>366</text:p>
          </table:table-cell>
          <table:table-cell office:value-type="float" office:value="4061724.86127152" calcext:value-type="float">
            <text:p>4061724.86127152</text:p>
          </table:table-cell>
          <table:table-cell office:value-type="float" office:value="6095926.04220688" calcext:value-type="float">
            <text:p>6095926.04220688</text:p>
          </table:table-cell>
          <table:table-cell office:value-type="float" office:value="9.89538884358665E+015" calcext:value-type="float">
            <text:p>98953888435866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SOL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2005580" calcext:value-type="float">
            <text:p>12005580</text:p>
          </table:table-cell>
          <table:table-cell table:style-name="ce1" office:value-type="float" office:value="4382036700" calcext:value-type="float">
            <text:p>4,382,036,700</text:p>
          </table:table-cell>
          <table:table-cell office:value-type="float" office:value="244694" calcext:value-type="float">
            <text:p>244694</text:p>
          </table:table-cell>
          <table:table-cell office:value-type="float" office:value="357684" calcext:value-type="float">
            <text:p>357684</text:p>
          </table:table-cell>
          <table:table-cell/>
          <table:table-cell table:style-name="ce3" table:formula="of:=([.E145]-[.O145])/[.E145]" office:value-type="percentage" office:value="0.560004896720797" calcext:value-type="percentage">
            <text:p>56%</text:p>
          </table:table-cell>
          <table:table-cell table:style-name="ce3" table:formula="of:=([.D145]-([.O145]/[.P145]))/[.D145]" office:value-type="percentage" office:value="0.560004896720797" calcext:value-type="percentage">
            <text:p>56%</text:p>
          </table:table-cell>
          <table:table-cell table:style-name="ce3"/>
          <table:table-cell office:value-type="string" calcext:value-type="string">
            <text:p>SOLA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928074690.38976" calcext:value-type="float">
            <text:p>1,928,074,690</text:p>
          </table:table-cell>
          <table:table-cell office:value-type="float" office:value="365" calcext:value-type="float">
            <text:p>365</text:p>
          </table:table-cell>
          <table:table-cell office:value-type="float" office:value="1479189.8847559" calcext:value-type="float">
            <text:p>1479189.8847559</text:p>
          </table:table-cell>
          <table:table-cell office:value-type="float" office:value="11072911.1968135" calcext:value-type="float">
            <text:p>11072911.1968135</text:p>
          </table:table-cell>
          <table:table-cell office:value-type="float" office:value="1.17867421297516E+016" calcext:value-type="float">
            <text:p>117867421297516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SON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0379698" calcext:value-type="float">
            <text:p>10379698</text:p>
          </table:table-cell>
          <table:table-cell table:style-name="ce1" office:value-type="float" office:value="3788589770" calcext:value-type="float">
            <text:p>3,788,589,770</text:p>
          </table:table-cell>
          <table:table-cell office:value-type="float" office:value="181022" calcext:value-type="float">
            <text:p>181022</text:p>
          </table:table-cell>
          <table:table-cell office:value-type="float" office:value="192142" calcext:value-type="float">
            <text:p>192142</text:p>
          </table:table-cell>
          <table:table-cell/>
          <table:table-cell table:style-name="ce3" table:formula="of:=([.E146]-[.O146])/[.E146]" office:value-type="percentage" office:value="0.0393760863359449" calcext:value-type="percentage">
            <text:p>4%</text:p>
          </table:table-cell>
          <table:table-cell table:style-name="ce3" table:formula="of:=([.D146]-([.O146]/[.P146]))/[.D146]" office:value-type="percentage" office:value="0.0393760863359449" calcext:value-type="percentage">
            <text:p>4%</text:p>
          </table:table-cell>
          <table:table-cell table:style-name="ce3"/>
          <table:table-cell office:value-type="string" calcext:value-type="string">
            <text:p>SONO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639409932.125" calcext:value-type="float">
            <text:p>3,639,409,932</text:p>
          </table:table-cell>
          <table:table-cell office:value-type="float" office:value="365" calcext:value-type="float">
            <text:p>365</text:p>
          </table:table-cell>
          <table:table-cell office:value-type="float" office:value="4110218.83003255" calcext:value-type="float">
            <text:p>4110218.83003255</text:p>
          </table:table-cell>
          <table:table-cell office:value-type="float" office:value="12341527.05565" calcext:value-type="float">
            <text:p>12341527.05565</text:p>
          </table:table-cell>
          <table:table-cell office:value-type="float" office:value="3.69698331650837E+016" calcext:value-type="float">
            <text:p>369698331650837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SON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0983960" calcext:value-type="float">
            <text:p>10983960</text:p>
          </table:table-cell>
          <table:table-cell table:style-name="ce1" office:value-type="float" office:value="4009145400" calcext:value-type="float">
            <text:p>4,009,145,400</text:p>
          </table:table-cell>
          <table:table-cell office:value-type="float" office:value="212981" calcext:value-type="float">
            <text:p>212981</text:p>
          </table:table-cell>
          <table:table-cell office:value-type="float" office:value="194956" calcext:value-type="float">
            <text:p>194956</text:p>
          </table:table-cell>
          <table:table-cell/>
          <table:table-cell table:style-name="ce3" table:formula="of:=([.E147]-[.O147])/[.E147]" office:value-type="percentage" office:value="0.0990980687762865" calcext:value-type="percentage">
            <text:p>10%</text:p>
          </table:table-cell>
          <table:table-cell table:style-name="ce3" table:formula="of:=([.D147]-([.O147]/[.P147]))/[.D147]" office:value-type="percentage" office:value="0.10155954946269" calcext:value-type="percentage">
            <text:p>10%</text:p>
          </table:table-cell>
          <table:table-cell table:style-name="ce3"/>
          <table:table-cell office:value-type="string" calcext:value-type="string">
            <text:p>SONO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611846833.41667" calcext:value-type="float">
            <text:p>3,611,846,833</text:p>
          </table:table-cell>
          <table:table-cell office:value-type="float" office:value="366" calcext:value-type="float">
            <text:p>366</text:p>
          </table:table-cell>
          <table:table-cell office:value-type="float" office:value="6792569.9905508" calcext:value-type="float">
            <text:p>6792569.9905508</text:p>
          </table:table-cell>
          <table:table-cell office:value-type="float" office:value="11283390.0070912" calcext:value-type="float">
            <text:p>11283390.0070912</text:p>
          </table:table-cell>
          <table:table-cell office:value-type="float" office:value="3.58924892243227E+016" calcext:value-type="float">
            <text:p>358924892243227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SON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9960537" calcext:value-type="float">
            <text:p>9960537</text:p>
          </table:table-cell>
          <table:table-cell table:style-name="ce1" office:value-type="float" office:value="3635596005" calcext:value-type="float">
            <text:p>3,635,596,005</text:p>
          </table:table-cell>
          <table:table-cell office:value-type="float" office:value="174876" calcext:value-type="float">
            <text:p>174876</text:p>
          </table:table-cell>
          <table:table-cell office:value-type="float" office:value="173590" calcext:value-type="float">
            <text:p>173590</text:p>
          </table:table-cell>
          <table:table-cell/>
          <table:table-cell table:style-name="ce3" table:formula="of:=([.E148]-[.O148])/[.E148]" office:value-type="percentage" office:value="0.0388580597048504" calcext:value-type="percentage">
            <text:p>4%</text:p>
          </table:table-cell>
          <table:table-cell table:style-name="ce3" table:formula="of:=([.D148]-([.O148]/[.P148]))/[.D148]" office:value-type="percentage" office:value="0.0388580597048505" calcext:value-type="percentage">
            <text:p>4%</text:p>
          </table:table-cell>
          <table:table-cell table:style-name="ce3"/>
          <table:table-cell office:value-type="string" calcext:value-type="string">
            <text:p>SONO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494323798.37499" calcext:value-type="float">
            <text:p>3,494,323,798</text:p>
          </table:table-cell>
          <table:table-cell office:value-type="float" office:value="365" calcext:value-type="float">
            <text:p>365</text:p>
          </table:table-cell>
          <table:table-cell office:value-type="float" office:value="5795098.62236456" calcext:value-type="float">
            <text:p>5795098.62236456</text:p>
          </table:table-cell>
          <table:table-cell office:value-type="float" office:value="11810107.3945579" calcext:value-type="float">
            <text:p>11810107.3945579</text:p>
          </table:table-cell>
          <table:table-cell office:value-type="float" office:value="3.38107027119973E+016" calcext:value-type="float">
            <text:p>338107027119973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STA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0208662" calcext:value-type="float">
            <text:p>10208662</text:p>
          </table:table-cell>
          <table:table-cell table:style-name="ce1" office:value-type="float" office:value="3726161630" calcext:value-type="float">
            <text:p>3,726,161,630</text:p>
          </table:table-cell>
          <table:table-cell office:value-type="float" office:value="315484" calcext:value-type="float">
            <text:p>315484</text:p>
          </table:table-cell>
          <table:table-cell office:value-type="float" office:value="394410" calcext:value-type="float">
            <text:p>394410</text:p>
          </table:table-cell>
          <table:table-cell/>
          <table:table-cell table:style-name="ce3" table:formula="of:=([.E149]-[.O149])/[.E149]" office:value-type="percentage" office:value="0.16180655359816" calcext:value-type="percentage">
            <text:p>16%</text:p>
          </table:table-cell>
          <table:table-cell table:style-name="ce3" table:formula="of:=([.D149]-([.O149]/[.P149]))/[.D149]" office:value-type="percentage" office:value="0.16180655359816" calcext:value-type="percentage">
            <text:p>16%</text:p>
          </table:table-cell>
          <table:table-cell table:style-name="ce3"/>
          <table:table-cell office:value-type="string" calcext:value-type="string">
            <text:p>STANISLA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123244258.5" calcext:value-type="float">
            <text:p>3,123,244,259</text:p>
          </table:table-cell>
          <table:table-cell office:value-type="float" office:value="365" calcext:value-type="float">
            <text:p>365</text:p>
          </table:table-cell>
          <table:table-cell office:value-type="float" office:value="5371014.63666103" calcext:value-type="float">
            <text:p>5371014.63666103</text:p>
          </table:table-cell>
          <table:table-cell office:value-type="float" office:value="11738152.1423397" calcext:value-type="float">
            <text:p>11738152.1423397</text:p>
          </table:table-cell>
          <table:table-cell office:value-type="float" office:value="2.69943177478496E+016" calcext:value-type="float">
            <text:p>269943177478496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STA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0874257" calcext:value-type="float">
            <text:p>10874257</text:p>
          </table:table-cell>
          <table:table-cell table:style-name="ce1" office:value-type="float" office:value="3969103805" calcext:value-type="float">
            <text:p>3,969,103,805</text:p>
          </table:table-cell>
          <table:table-cell office:value-type="float" office:value="324622" calcext:value-type="float">
            <text:p>324622</text:p>
          </table:table-cell>
          <table:table-cell office:value-type="float" office:value="385773" calcext:value-type="float">
            <text:p>385773</text:p>
          </table:table-cell>
          <table:table-cell/>
          <table:table-cell table:style-name="ce3" table:formula="of:=([.E150]-[.O150])/[.E150]" office:value-type="percentage" office:value="0.230159950910296" calcext:value-type="percentage">
            <text:p>23%</text:p>
          </table:table-cell>
          <table:table-cell table:style-name="ce3" table:formula="of:=([.D150]-([.O150]/[.P150]))/[.D150]" office:value-type="percentage" office:value="0.232263339022563" calcext:value-type="percentage">
            <text:p>23%</text:p>
          </table:table-cell>
          <table:table-cell table:style-name="ce3"/>
          <table:table-cell office:value-type="string" calcext:value-type="string">
            <text:p>STANISLAU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055575068.08333" calcext:value-type="float">
            <text:p>3,055,575,068</text:p>
          </table:table-cell>
          <table:table-cell office:value-type="float" office:value="366" calcext:value-type="float">
            <text:p>366</text:p>
          </table:table-cell>
          <table:table-cell office:value-type="float" office:value="6260434.00187456" calcext:value-type="float">
            <text:p>6260434.00187456</text:p>
          </table:table-cell>
          <table:table-cell office:value-type="float" office:value="10591220.0653382" calcext:value-type="float">
            <text:p>10591220.0653382</text:p>
          </table:table-cell>
          <table:table-cell office:value-type="float" office:value="2.57045887395105E+016" calcext:value-type="float">
            <text:p>257045887395105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STA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9945985" calcext:value-type="float">
            <text:p>9945985</text:p>
          </table:table-cell>
          <table:table-cell table:style-name="ce1" office:value-type="float" office:value="3630284525" calcext:value-type="float">
            <text:p>3,630,284,525</text:p>
          </table:table-cell>
          <table:table-cell office:value-type="float" office:value="287310" calcext:value-type="float">
            <text:p>287310</text:p>
          </table:table-cell>
          <table:table-cell office:value-type="float" office:value="352906" calcext:value-type="float">
            <text:p>352906</text:p>
          </table:table-cell>
          <table:table-cell/>
          <table:table-cell table:style-name="ce3" table:formula="of:=([.E151]-[.O151])/[.E151]" office:value-type="percentage" office:value="0.154154958212263" calcext:value-type="percentage">
            <text:p>15%</text:p>
          </table:table-cell>
          <table:table-cell table:style-name="ce3" table:formula="of:=([.D151]-([.O151]/[.P151]))/[.D151]" office:value-type="percentage" office:value="0.154154958212263" calcext:value-type="percentage">
            <text:p>15%</text:p>
          </table:table-cell>
          <table:table-cell table:style-name="ce3"/>
          <table:table-cell office:value-type="string" calcext:value-type="string">
            <text:p>STANISLAU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3070658165.75" calcext:value-type="float">
            <text:p>3,070,658,166</text:p>
          </table:table-cell>
          <table:table-cell office:value-type="float" office:value="365" calcext:value-type="float">
            <text:p>365</text:p>
          </table:table-cell>
          <table:table-cell office:value-type="float" office:value="1268260.61317823" calcext:value-type="float">
            <text:p>1268260.61317823</text:p>
          </table:table-cell>
          <table:table-cell office:value-type="float" office:value="10943692.4854189" calcext:value-type="float">
            <text:p>10943692.4854189</text:p>
          </table:table-cell>
          <table:table-cell office:value-type="float" office:value="2.60936911955546E+016" calcext:value-type="float">
            <text:p>260936911955546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UT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141311" calcext:value-type="float">
            <text:p>2141311</text:p>
          </table:table-cell>
          <table:table-cell table:style-name="ce1" office:value-type="float" office:value="781578515" calcext:value-type="float">
            <text:p>781,578,515</text:p>
          </table:table-cell>
          <table:table-cell office:value-type="float" office:value="40076" calcext:value-type="float">
            <text:p>40076</text:p>
          </table:table-cell>
          <table:table-cell office:value-type="float" office:value="57592" calcext:value-type="float">
            <text:p>57592</text:p>
          </table:table-cell>
          <table:table-cell/>
          <table:table-cell table:style-name="ce3" table:formula="of:=([.E152]-[.O152])/[.E152]" office:value-type="percentage" office:value="-0.0968136368231671" calcext:value-type="percentage">
            <text:p>-10%</text:p>
          </table:table-cell>
          <table:table-cell table:style-name="ce3" table:formula="of:=([.D152]-([.O152]/[.P152]))/[.D152]" office:value-type="percentage" office:value="-0.0968136368231671" calcext:value-type="percentage">
            <text:p>-10%</text:p>
          </table:table-cell>
          <table:table-cell table:style-name="ce3"/>
          <table:table-cell office:value-type="string" calcext:value-type="string">
            <text:p>SUTT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857245973.5" calcext:value-type="float">
            <text:p>857,245,974</text:p>
          </table:table-cell>
          <table:table-cell office:value-type="float" office:value="365" calcext:value-type="float">
            <text:p>365</text:p>
          </table:table-cell>
          <table:table-cell office:value-type="float" office:value="1630538.41664077" calcext:value-type="float">
            <text:p>1630538.41664077</text:p>
          </table:table-cell>
          <table:table-cell office:value-type="float" office:value="3647096.11989287" calcext:value-type="float">
            <text:p>3647096.11989287</text:p>
          </table:table-cell>
          <table:table-cell office:value-type="float" office:value="2.04925181550854E+015" calcext:value-type="float">
            <text:p>20492518155085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UT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2444465" calcext:value-type="float">
            <text:p>2444465</text:p>
          </table:table-cell>
          <table:table-cell table:style-name="ce1" office:value-type="float" office:value="892229725" calcext:value-type="float">
            <text:p>892,229,725</text:p>
          </table:table-cell>
          <table:table-cell office:value-type="float" office:value="50444" calcext:value-type="float">
            <text:p>50444</text:p>
          </table:table-cell>
          <table:table-cell office:value-type="float" office:value="60421" calcext:value-type="float">
            <text:p>60421</text:p>
          </table:table-cell>
          <table:table-cell/>
          <table:table-cell table:style-name="ce3" table:formula="of:=([.E153]-[.O153])/[.E153]" office:value-type="percentage" office:value="0.158889066237958" calcext:value-type="percentage">
            <text:p>16%</text:p>
          </table:table-cell>
          <table:table-cell table:style-name="ce3" table:formula="of:=([.D153]-([.O153]/[.P153]))/[.D153]" office:value-type="percentage" office:value="0.161187183543319" calcext:value-type="percentage">
            <text:p>16%</text:p>
          </table:table-cell>
          <table:table-cell table:style-name="ce3"/>
          <table:table-cell office:value-type="string" calcext:value-type="string">
            <text:p>SUTT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750464177.125" calcext:value-type="float">
            <text:p>750,464,177</text:p>
          </table:table-cell>
          <table:table-cell office:value-type="float" office:value="366" calcext:value-type="float">
            <text:p>366</text:p>
          </table:table-cell>
          <table:table-cell office:value-type="float" office:value="1496317.95654479" calcext:value-type="float">
            <text:p>1496317.95654479</text:p>
          </table:table-cell>
          <table:table-cell office:value-type="float" office:value="2665392.69073491" calcext:value-type="float">
            <text:p>2665392.69073491</text:p>
          </table:table-cell>
          <table:table-cell office:value-type="float" office:value="1.55202112320114E+015" calcext:value-type="float">
            <text:p>15520211232011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UT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2132358" calcext:value-type="float">
            <text:p>2132358</text:p>
          </table:table-cell>
          <table:table-cell table:style-name="ce1" office:value-type="float" office:value="778310670" calcext:value-type="float">
            <text:p>778,310,670</text:p>
          </table:table-cell>
          <table:table-cell office:value-type="float" office:value="40827" calcext:value-type="float">
            <text:p>40827</text:p>
          </table:table-cell>
          <table:table-cell office:value-type="float" office:value="50679" calcext:value-type="float">
            <text:p>50679</text:p>
          </table:table-cell>
          <table:table-cell/>
          <table:table-cell table:style-name="ce3" table:formula="of:=([.E154]-[.O154])/[.E154]" office:value-type="percentage" office:value="-0.094076911579968" calcext:value-type="percentage">
            <text:p>-9%</text:p>
          </table:table-cell>
          <table:table-cell table:style-name="ce3" table:formula="of:=([.D154]-([.O154]/[.P154]))/[.D154]" office:value-type="percentage" office:value="-0.0940769115799679" calcext:value-type="percentage">
            <text:p>-9%</text:p>
          </table:table-cell>
          <table:table-cell table:style-name="ce3"/>
          <table:table-cell office:value-type="string" calcext:value-type="string">
            <text:p>SUTT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851531734.083336" calcext:value-type="float">
            <text:p>851,531,734</text:p>
          </table:table-cell>
          <table:table-cell office:value-type="float" office:value="365" calcext:value-type="float">
            <text:p>365</text:p>
          </table:table-cell>
          <table:table-cell office:value-type="float" office:value="1643356.5059086" calcext:value-type="float">
            <text:p>1643356.5059086</text:p>
          </table:table-cell>
          <table:table-cell office:value-type="float" office:value="3416439.84483332" calcext:value-type="float">
            <text:p>3416439.84483332</text:p>
          </table:table-cell>
          <table:table-cell office:value-type="float" office:value="2.01903552037624E+015" calcext:value-type="float">
            <text:p>20190355203762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TEH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2430260" calcext:value-type="float">
            <text:p>2430260</text:p>
          </table:table-cell>
          <table:table-cell table:style-name="ce1" office:value-type="float" office:value="887044900" calcext:value-type="float">
            <text:p>887,044,900</text:p>
          </table:table-cell>
          <table:table-cell office:value-type="float" office:value="20339" calcext:value-type="float">
            <text:p>20339</text:p>
          </table:table-cell>
          <table:table-cell office:value-type="float" office:value="124617" calcext:value-type="float">
            <text:p>124617</text:p>
          </table:table-cell>
          <table:table-cell/>
          <table:table-cell table:style-name="ce3" table:formula="of:=([.E155]-[.O155])/[.E155]" office:value-type="percentage" office:value="-0.119776611693124" calcext:value-type="percentage">
            <text:p>-12%</text:p>
          </table:table-cell>
          <table:table-cell table:style-name="ce3" table:formula="of:=([.D155]-([.O155]/[.P155]))/[.D155]" office:value-type="percentage" office:value="-0.119776611693124" calcext:value-type="percentage">
            <text:p>-12%</text:p>
          </table:table-cell>
          <table:table-cell table:style-name="ce3"/>
          <table:table-cell office:value-type="string" calcext:value-type="string">
            <text:p>TEHA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93292132.541666" calcext:value-type="float">
            <text:p>993,292,133</text:p>
          </table:table-cell>
          <table:table-cell office:value-type="float" office:value="365" calcext:value-type="float">
            <text:p>365</text:p>
          </table:table-cell>
          <table:table-cell office:value-type="float" office:value="1664191.00194583" calcext:value-type="float">
            <text:p>1664191.00194583</text:p>
          </table:table-cell>
          <table:table-cell office:value-type="float" office:value="3661042.92019588" calcext:value-type="float">
            <text:p>3661042.92019588</text:p>
          </table:table-cell>
          <table:table-cell office:value-type="float" office:value="2.73448131466138E+015" calcext:value-type="float">
            <text:p>27344813146613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TEH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2527633" calcext:value-type="float">
            <text:p>2527633</text:p>
          </table:table-cell>
          <table:table-cell table:style-name="ce1" office:value-type="float" office:value="922586045" calcext:value-type="float">
            <text:p>922,586,045</text:p>
          </table:table-cell>
          <table:table-cell office:value-type="float" office:value="42569" calcext:value-type="float">
            <text:p>42569</text:p>
          </table:table-cell>
          <table:table-cell office:value-type="float" office:value="253157" calcext:value-type="float">
            <text:p>253157</text:p>
          </table:table-cell>
          <table:table-cell/>
          <table:table-cell table:style-name="ce3" table:formula="of:=([.E156]-[.O156])/[.E156]" office:value-type="percentage" office:value="-0.0305091933186532" calcext:value-type="percentage">
            <text:p>-3%</text:p>
          </table:table-cell>
          <table:table-cell table:style-name="ce3" table:formula="of:=([.D156]-([.O156]/[.P156]))/[.D156]" office:value-type="percentage" office:value="-0.0276935944298044" calcext:value-type="percentage">
            <text:p>-3%</text:p>
          </table:table-cell>
          <table:table-cell table:style-name="ce3"/>
          <table:table-cell office:value-type="string" calcext:value-type="string">
            <text:p>TEHA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50733400.999997" calcext:value-type="float">
            <text:p>950,733,401</text:p>
          </table:table-cell>
          <table:table-cell office:value-type="float" office:value="366" calcext:value-type="float">
            <text:p>366</text:p>
          </table:table-cell>
          <table:table-cell office:value-type="float" office:value="1556047.04347804" calcext:value-type="float">
            <text:p>1556047.04347804</text:p>
          </table:table-cell>
          <table:table-cell office:value-type="float" office:value="3658429.01248661" calcext:value-type="float">
            <text:p>3658429.01248661</text:p>
          </table:table-cell>
          <table:table-cell office:value-type="float" office:value="2.49843488550568E+015" calcext:value-type="float">
            <text:p>24984348855056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TEH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2347551" calcext:value-type="float">
            <text:p>2347551</text:p>
          </table:table-cell>
          <table:table-cell table:style-name="ce1" office:value-type="float" office:value="856856115" calcext:value-type="float">
            <text:p>856,856,115</text:p>
          </table:table-cell>
          <table:table-cell office:value-type="float" office:value="19831" calcext:value-type="float">
            <text:p>19831</text:p>
          </table:table-cell>
          <table:table-cell office:value-type="float" office:value="120939" calcext:value-type="float">
            <text:p>120939</text:p>
          </table:table-cell>
          <table:table-cell/>
          <table:table-cell table:style-name="ce3" table:formula="of:=([.E157]-[.O157])/[.E157]" office:value-type="percentage" office:value="-0.116050223661725" calcext:value-type="percentage">
            <text:p>-12%</text:p>
          </table:table-cell>
          <table:table-cell table:style-name="ce3" table:formula="of:=([.D157]-([.O157]/[.P157]))/[.D157]" office:value-type="percentage" office:value="-0.116050223661725" calcext:value-type="percentage">
            <text:p>-12%</text:p>
          </table:table-cell>
          <table:table-cell table:style-name="ce3"/>
          <table:table-cell office:value-type="string" calcext:value-type="string">
            <text:p>TEHA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56294458.791666" calcext:value-type="float">
            <text:p>956,294,459</text:p>
          </table:table-cell>
          <table:table-cell office:value-type="float" office:value="365" calcext:value-type="float">
            <text:p>365</text:p>
          </table:table-cell>
          <table:table-cell office:value-type="float" office:value="453704.138444167" calcext:value-type="float">
            <text:p>453704.138444167</text:p>
          </table:table-cell>
          <table:table-cell office:value-type="float" office:value="4325388.70234052" calcext:value-type="float">
            <text:p>4325388.70234052</text:p>
          </table:table-cell>
          <table:table-cell office:value-type="float" office:value="2.59632553122877E+015" calcext:value-type="float">
            <text:p>25963255312287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TRI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408033" calcext:value-type="float">
            <text:p>408033</text:p>
          </table:table-cell>
          <table:table-cell table:style-name="ce1" office:value-type="float" office:value="148932045" calcext:value-type="float">
            <text:p>148,932,045</text:p>
          </table:table-cell>
          <table:table-cell office:value-type="float" office:value="7698" calcext:value-type="float">
            <text:p>7698</text:p>
          </table:table-cell>
          <table:table-cell office:value-type="float" office:value="10314" calcext:value-type="float">
            <text:p>10314</text:p>
          </table:table-cell>
          <table:table-cell/>
          <table:table-cell table:style-name="ce3" table:formula="of:=([.E158]-[.O158])/[.E158]" office:value-type="percentage" office:value="-0.442897470173952" calcext:value-type="percentage">
            <text:p>-44%</text:p>
          </table:table-cell>
          <table:table-cell table:style-name="ce3" table:formula="of:=([.D158]-([.O158]/[.P158]))/[.D158]" office:value-type="percentage" office:value="-0.442897470173952" calcext:value-type="percentage">
            <text:p>-44%</text:p>
          </table:table-cell>
          <table:table-cell table:style-name="ce3"/>
          <table:table-cell office:value-type="string" calcext:value-type="string">
            <text:p>TRINIT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14893670.958333" calcext:value-type="float">
            <text:p>214,893,671</text:p>
          </table:table-cell>
          <table:table-cell office:value-type="float" office:value="365" calcext:value-type="float">
            <text:p>365</text:p>
          </table:table-cell>
          <table:table-cell office:value-type="float" office:value="409417.20868615" calcext:value-type="float">
            <text:p>409417.20868615</text:p>
          </table:table-cell>
          <table:table-cell office:value-type="float" office:value="1201916.8596069" calcext:value-type="float">
            <text:p>1201916.8596069</text:p>
          </table:table-cell>
          <table:table-cell office:value-type="float" office:value="128184996937809" calcext:value-type="float">
            <text:p>1281849969378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TRI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496681" calcext:value-type="float">
            <text:p>496681</text:p>
          </table:table-cell>
          <table:table-cell table:style-name="ce1" office:value-type="float" office:value="181288565" calcext:value-type="float">
            <text:p>181,288,565</text:p>
          </table:table-cell>
          <table:table-cell office:value-type="float" office:value="11701" calcext:value-type="float">
            <text:p>11701</text:p>
          </table:table-cell>
          <table:table-cell office:value-type="float" office:value="14748" calcext:value-type="float">
            <text:p>14748</text:p>
          </table:table-cell>
          <table:table-cell/>
          <table:table-cell table:style-name="ce3" table:formula="of:=([.E159]-[.O159])/[.E159]" office:value-type="percentage" office:value="-0.190234952445383" calcext:value-type="percentage">
            <text:p>-19%</text:p>
          </table:table-cell>
          <table:table-cell table:style-name="ce3" table:formula="of:=([.D159]-([.O159]/[.P159]))/[.D159]" office:value-type="percentage" office:value="-0.186982944378592" calcext:value-type="percentage">
            <text:p>-19%</text:p>
          </table:table-cell>
          <table:table-cell table:style-name="ce3"/>
          <table:table-cell office:value-type="string" calcext:value-type="string">
            <text:p>TRINIT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15775986.541667" calcext:value-type="float">
            <text:p>215,775,987</text:p>
          </table:table-cell>
          <table:table-cell office:value-type="float" office:value="366" calcext:value-type="float">
            <text:p>366</text:p>
          </table:table-cell>
          <table:table-cell office:value-type="float" office:value="425714.627545309" calcext:value-type="float">
            <text:p>425714.627545309</text:p>
          </table:table-cell>
          <table:table-cell office:value-type="float" office:value="1194380.00975263" calcext:value-type="float">
            <text:p>1194380.00975263</text:p>
          </table:table-cell>
          <table:table-cell office:value-type="float" office:value="128744118867099" calcext:value-type="float">
            <text:p>1287441188670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TRI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437641" calcext:value-type="float">
            <text:p>437641</text:p>
          </table:table-cell>
          <table:table-cell table:style-name="ce1" office:value-type="float" office:value="159738965" calcext:value-type="float">
            <text:p>159,738,965</text:p>
          </table:table-cell>
          <table:table-cell office:value-type="float" office:value="8625" calcext:value-type="float">
            <text:p>8625</text:p>
          </table:table-cell>
          <table:table-cell office:value-type="float" office:value="11637" calcext:value-type="float">
            <text:p>11637</text:p>
          </table:table-cell>
          <table:table-cell/>
          <table:table-cell table:style-name="ce3" table:formula="of:=([.E160]-[.O160])/[.E160]" office:value-type="percentage" office:value="-0.360878898061388" calcext:value-type="percentage">
            <text:p>-36%</text:p>
          </table:table-cell>
          <table:table-cell table:style-name="ce3" table:formula="of:=([.D160]-([.O160]/[.P160]))/[.D160]" office:value-type="percentage" office:value="-0.364617576352765" calcext:value-type="percentage">
            <text:p>-36%</text:p>
          </table:table-cell>
          <table:table-cell table:style-name="ce3"/>
          <table:table-cell office:value-type="string" calcext:value-type="string">
            <text:p>TRINIT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17385386.666667" calcext:value-type="float">
            <text:p>217,385,387</text:p>
          </table:table-cell>
          <table:table-cell office:value-type="float" office:value="364" calcext:value-type="float">
            <text:p>364</text:p>
          </table:table-cell>
          <table:table-cell office:value-type="float" office:value="403469.086000713" calcext:value-type="float">
            <text:p>403469.086000713</text:p>
          </table:table-cell>
          <table:table-cell office:value-type="float" office:value="746202.460817107" calcext:value-type="float">
            <text:p>746202.460817107</text:p>
          </table:table-cell>
          <table:table-cell office:value-type="float" office:value="130976958442315" calcext:value-type="float">
            <text:p>1309769584423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TUL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8894634" calcext:value-type="float">
            <text:p>8894634</text:p>
          </table:table-cell>
          <table:table-cell table:style-name="ce1" office:value-type="float" office:value="3246541410" calcext:value-type="float">
            <text:p>3,246,541,410</text:p>
          </table:table-cell>
          <table:table-cell office:value-type="float" office:value="182256" calcext:value-type="float">
            <text:p>182256</text:p>
          </table:table-cell>
          <table:table-cell office:value-type="float" office:value="342257" calcext:value-type="float">
            <text:p>342257</text:p>
          </table:table-cell>
          <table:table-cell/>
          <table:table-cell table:style-name="ce3" table:formula="of:=([.E161]-[.O161])/[.E161]" office:value-type="percentage" office:value="0.0821080800182989" calcext:value-type="percentage">
            <text:p>8%</text:p>
          </table:table-cell>
          <table:table-cell table:style-name="ce3" table:formula="of:=([.D161]-([.O161]/[.P161]))/[.D161]" office:value-type="percentage" office:value="0.0821080800182989" calcext:value-type="percentage">
            <text:p>8%</text:p>
          </table:table-cell>
          <table:table-cell table:style-name="ce3"/>
          <table:table-cell office:value-type="string" calcext:value-type="string">
            <text:p>TULAR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979974128.125" calcext:value-type="float">
            <text:p>2,979,974,128</text:p>
          </table:table-cell>
          <table:table-cell office:value-type="float" office:value="365" calcext:value-type="float">
            <text:p>365</text:p>
          </table:table-cell>
          <table:table-cell office:value-type="float" office:value="5423334.49285525" calcext:value-type="float">
            <text:p>5423334.49285525</text:p>
          </table:table-cell>
          <table:table-cell office:value-type="float" office:value="11830533.2672971" calcext:value-type="float">
            <text:p>11830533.2672971</text:p>
          </table:table-cell>
          <table:table-cell office:value-type="float" office:value="2.46118473419403E+016" calcext:value-type="float">
            <text:p>24611847341940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TUL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9964731" calcext:value-type="float">
            <text:p>9964731</text:p>
          </table:table-cell>
          <table:table-cell table:style-name="ce1" office:value-type="float" office:value="3637126815" calcext:value-type="float">
            <text:p>3,637,126,815</text:p>
          </table:table-cell>
          <table:table-cell office:value-type="float" office:value="286577" calcext:value-type="float">
            <text:p>286577</text:p>
          </table:table-cell>
          <table:table-cell office:value-type="float" office:value="397335" calcext:value-type="float">
            <text:p>397335</text:p>
          </table:table-cell>
          <table:table-cell/>
          <table:table-cell table:style-name="ce3" table:formula="of:=([.E162]-[.O162])/[.E162]" office:value-type="percentage" office:value="0.178894537401954" calcext:value-type="percentage">
            <text:p>18%</text:p>
          </table:table-cell>
          <table:table-cell table:style-name="ce3" table:formula="of:=([.D162]-([.O162]/[.P162]))/[.D162]" office:value-type="percentage" office:value="0.181137994950036" calcext:value-type="percentage">
            <text:p>18%</text:p>
          </table:table-cell>
          <table:table-cell table:style-name="ce3"/>
          <table:table-cell office:value-type="string" calcext:value-type="string">
            <text:p>TULAR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986464695.95833" calcext:value-type="float">
            <text:p>2,986,464,696</text:p>
          </table:table-cell>
          <table:table-cell office:value-type="float" office:value="366" calcext:value-type="float">
            <text:p>366</text:p>
          </table:table-cell>
          <table:table-cell office:value-type="float" office:value="5450098.23397338" calcext:value-type="float">
            <text:p>5450098.23397338</text:p>
          </table:table-cell>
          <table:table-cell office:value-type="float" office:value="10037500.9727894" calcext:value-type="float">
            <text:p>10037500.9727894</text:p>
          </table:table-cell>
          <table:table-cell office:value-type="float" office:value="2.46673088191185E+016" calcext:value-type="float">
            <text:p>246673088191185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TUL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8600636" calcext:value-type="float">
            <text:p>8600636</text:p>
          </table:table-cell>
          <table:table-cell table:style-name="ce1" office:value-type="float" office:value="3139232140" calcext:value-type="float">
            <text:p>3,139,232,140</text:p>
          </table:table-cell>
          <table:table-cell office:value-type="float" office:value="184677" calcext:value-type="float">
            <text:p>184677</text:p>
          </table:table-cell>
          <table:table-cell office:value-type="float" office:value="279389" calcext:value-type="float">
            <text:p>279389</text:p>
          </table:table-cell>
          <table:table-cell/>
          <table:table-cell table:style-name="ce3" table:formula="of:=([.E163]-[.O163])/[.E163]" office:value-type="percentage" office:value="0.152819917386443" calcext:value-type="percentage">
            <text:p>15%</text:p>
          </table:table-cell>
          <table:table-cell table:style-name="ce3" table:formula="of:=([.D163]-([.O163]/[.P163]))/[.D163]" office:value-type="percentage" office:value="0.152819917386443" calcext:value-type="percentage">
            <text:p>15%</text:p>
          </table:table-cell>
          <table:table-cell table:style-name="ce3"/>
          <table:table-cell office:value-type="string" calcext:value-type="string">
            <text:p>TULAR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659494943.70833" calcext:value-type="float">
            <text:p>2,659,494,944</text:p>
          </table:table-cell>
          <table:table-cell office:value-type="float" office:value="365" calcext:value-type="float">
            <text:p>365</text:p>
          </table:table-cell>
          <table:table-cell office:value-type="float" office:value="1179021.59047247" calcext:value-type="float">
            <text:p>1179021.59047247</text:p>
          </table:table-cell>
          <table:table-cell office:value-type="float" office:value="17363163.2251491" calcext:value-type="float">
            <text:p>17363163.2251491</text:p>
          </table:table-cell>
          <table:table-cell office:value-type="float" office:value="2.35244062738515E+016" calcext:value-type="float">
            <text:p>235244062738515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TUO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488838" calcext:value-type="float">
            <text:p>1488838</text:p>
          </table:table-cell>
          <table:table-cell table:style-name="ce1" office:value-type="float" office:value="543425870" calcext:value-type="float">
            <text:p>543,425,870</text:p>
          </table:table-cell>
          <table:table-cell office:value-type="float" office:value="5046" calcext:value-type="float">
            <text:p>5046</text:p>
          </table:table-cell>
          <table:table-cell office:value-type="float" office:value="4108" calcext:value-type="float">
            <text:p>4108</text:p>
          </table:table-cell>
          <table:table-cell/>
          <table:table-cell table:style-name="ce3" table:formula="of:=([.E164]-[.O164])/[.E164]" office:value-type="percentage" office:value="0.0965997413777892" calcext:value-type="percentage">
            <text:p>10%</text:p>
          </table:table-cell>
          <table:table-cell table:style-name="ce3" table:formula="of:=([.D164]-([.O164]/[.P164]))/[.D164]" office:value-type="percentage" office:value="0.0965997413777893" calcext:value-type="percentage">
            <text:p>10%</text:p>
          </table:table-cell>
          <table:table-cell table:style-name="ce3"/>
          <table:table-cell office:value-type="string" calcext:value-type="string">
            <text:p>TUOLUM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90931071.5" calcext:value-type="float">
            <text:p>490,931,072</text:p>
          </table:table-cell>
          <table:table-cell office:value-type="float" office:value="365" calcext:value-type="float">
            <text:p>365</text:p>
          </table:table-cell>
          <table:table-cell office:value-type="float" office:value="957595.923076319" calcext:value-type="float">
            <text:p>957595.923076319</text:p>
          </table:table-cell>
          <table:table-cell office:value-type="float" office:value="1827878.00067727" calcext:value-type="float">
            <text:p>1827878.00067727</text:p>
          </table:table-cell>
          <table:table-cell office:value-type="float" office:value="673775759514389" calcext:value-type="float">
            <text:p>6737757595143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TUO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666942" calcext:value-type="float">
            <text:p>1666942</text:p>
          </table:table-cell>
          <table:table-cell table:style-name="ce1" office:value-type="float" office:value="608433830" calcext:value-type="float">
            <text:p>608,433,830</text:p>
          </table:table-cell>
          <table:table-cell office:value-type="float" office:value="27918" calcext:value-type="float">
            <text:p>27918</text:p>
          </table:table-cell>
          <table:table-cell office:value-type="float" office:value="18440" calcext:value-type="float">
            <text:p>18440</text:p>
          </table:table-cell>
          <table:table-cell/>
          <table:table-cell table:style-name="ce3" table:formula="of:=([.E165]-[.O165])/[.E165]" office:value-type="percentage" office:value="0.155170747504841" calcext:value-type="percentage">
            <text:p>16%</text:p>
          </table:table-cell>
          <table:table-cell table:style-name="ce3" table:formula="of:=([.D165]-([.O165]/[.P165]))/[.D165]" office:value-type="percentage" office:value="0.157479024151003" calcext:value-type="percentage">
            <text:p>16%</text:p>
          </table:table-cell>
          <table:table-cell table:style-name="ce3"/>
          <table:table-cell office:value-type="string" calcext:value-type="string">
            <text:p>TUOLUM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14022697.791667" calcext:value-type="float">
            <text:p>514,022,698</text:p>
          </table:table-cell>
          <table:table-cell office:value-type="float" office:value="366" calcext:value-type="float">
            <text:p>366</text:p>
          </table:table-cell>
          <table:table-cell office:value-type="float" office:value="944051.031822863" calcext:value-type="float">
            <text:p>944051.031822863</text:p>
          </table:table-cell>
          <table:table-cell office:value-type="float" office:value="2617040.34461179" calcext:value-type="float">
            <text:p>2617040.34461179</text:p>
          </table:table-cell>
          <table:table-cell office:value-type="float" office:value="764058178437812" calcext:value-type="float">
            <text:p>7640581784378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TUO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409498" calcext:value-type="float">
            <text:p>1409498</text:p>
          </table:table-cell>
          <table:table-cell table:style-name="ce1" office:value-type="float" office:value="514466770" calcext:value-type="float">
            <text:p>514,466,770</text:p>
          </table:table-cell>
          <table:table-cell office:value-type="float" office:value="7017" calcext:value-type="float">
            <text:p>7017</text:p>
          </table:table-cell>
          <table:table-cell office:value-type="float" office:value="4180" calcext:value-type="float">
            <text:p>4180</text:p>
          </table:table-cell>
          <table:table-cell/>
          <table:table-cell table:style-name="ce3" table:formula="of:=([.E166]-[.O166])/[.E166]" office:value-type="percentage" office:value="0.20115665682353" calcext:value-type="percentage">
            <text:p>20%</text:p>
          </table:table-cell>
          <table:table-cell table:style-name="ce3" table:formula="of:=([.D166]-([.O166]/[.P166]))/[.D166]" office:value-type="percentage" office:value="0.20115665682353" calcext:value-type="percentage">
            <text:p>20%</text:p>
          </table:table-cell>
          <table:table-cell table:style-name="ce3"/>
          <table:table-cell office:value-type="string" calcext:value-type="string">
            <text:p>TUOLUM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10978354.5" calcext:value-type="float">
            <text:p>410,978,355</text:p>
          </table:table-cell>
          <table:table-cell office:value-type="float" office:value="365" calcext:value-type="float">
            <text:p>365</text:p>
          </table:table-cell>
          <table:table-cell office:value-type="float" office:value="176415.893792594" calcext:value-type="float">
            <text:p>176415.893792594</text:p>
          </table:table-cell>
          <table:table-cell office:value-type="float" office:value="2069056.87370687" calcext:value-type="float">
            <text:p>2069056.87370687</text:p>
          </table:table-cell>
          <table:table-cell office:value-type="float" office:value="490932059261480" calcext:value-type="float">
            <text:p>4909320592614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VEN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7310374" calcext:value-type="float">
            <text:p>17310374</text:p>
          </table:table-cell>
          <table:table-cell table:style-name="ce1" office:value-type="float" office:value="6318286510" calcext:value-type="float">
            <text:p>6,318,286,510</text:p>
          </table:table-cell>
          <table:table-cell office:value-type="float" office:value="498966" calcext:value-type="float">
            <text:p>498966</text:p>
          </table:table-cell>
          <table:table-cell office:value-type="float" office:value="394647" calcext:value-type="float">
            <text:p>394647</text:p>
          </table:table-cell>
          <table:table-cell/>
          <table:table-cell table:style-name="ce3" table:formula="of:=([.E167]-[.O167])/[.E167]" office:value-type="percentage" office:value="0.550630388711451" calcext:value-type="percentage">
            <text:p>55%</text:p>
          </table:table-cell>
          <table:table-cell table:style-name="ce3" table:formula="of:=([.D167]-([.O167]/[.P167]))/[.D167]" office:value-type="percentage" office:value="0.550630388711451" calcext:value-type="percentage">
            <text:p>55%</text:p>
          </table:table-cell>
          <table:table-cell table:style-name="ce3"/>
          <table:table-cell office:value-type="string" calcext:value-type="string">
            <text:p>VENTU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839245953.00839" calcext:value-type="float">
            <text:p>2,839,245,953</text:p>
          </table:table-cell>
          <table:table-cell office:value-type="float" office:value="365" calcext:value-type="float">
            <text:p>365</text:p>
          </table:table-cell>
          <table:table-cell office:value-type="float" office:value="5190250.9507188" calcext:value-type="float">
            <text:p>5190250.9507188</text:p>
          </table:table-cell>
          <table:table-cell office:value-type="float" office:value="86074219.1152525" calcext:value-type="float">
            <text:p>86074219.1152525</text:p>
          </table:table-cell>
          <table:table-cell office:value-type="float" office:value="2.84043524596397E+016" calcext:value-type="float">
            <text:p>284043524596397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VEN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8693021" calcext:value-type="float">
            <text:p>18693021</text:p>
          </table:table-cell>
          <table:table-cell table:style-name="ce1" office:value-type="float" office:value="6822952665" calcext:value-type="float">
            <text:p>6,822,952,665</text:p>
          </table:table-cell>
          <table:table-cell office:value-type="float" office:value="483532" calcext:value-type="float">
            <text:p>483532</text:p>
          </table:table-cell>
          <table:table-cell office:value-type="float" office:value="381091" calcext:value-type="float">
            <text:p>381091</text:p>
          </table:table-cell>
          <table:table-cell/>
          <table:table-cell table:style-name="ce3" table:formula="of:=([.E168]-[.O168])/[.E168]" office:value-type="percentage" office:value="0.5890323584159" calcext:value-type="percentage">
            <text:p>59%</text:p>
          </table:table-cell>
          <table:table-cell table:style-name="ce3" table:formula="of:=([.D168]-([.O168]/[.P168]))/[.D168]" office:value-type="percentage" office:value="0.5901552208246" calcext:value-type="percentage">
            <text:p>59%</text:p>
          </table:table-cell>
          <table:table-cell table:style-name="ce3"/>
          <table:table-cell office:value-type="string" calcext:value-type="string">
            <text:p>VENTU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804012765.375" calcext:value-type="float">
            <text:p>2,804,012,765</text:p>
          </table:table-cell>
          <table:table-cell office:value-type="float" office:value="366" calcext:value-type="float">
            <text:p>366</text:p>
          </table:table-cell>
          <table:table-cell office:value-type="float" office:value="5457876.11555783" calcext:value-type="float">
            <text:p>5457876.11555783</text:p>
          </table:table-cell>
          <table:table-cell office:value-type="float" office:value="9431546.22338467" calcext:value-type="float">
            <text:p>9431546.22338467</text:p>
          </table:table-cell>
          <table:table-cell office:value-type="float" office:value="2.16654951156573E+016" calcext:value-type="float">
            <text:p>216654951156573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VEN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7181016" calcext:value-type="float">
            <text:p>17181016</text:p>
          </table:table-cell>
          <table:table-cell table:style-name="ce1" office:value-type="float" office:value="6271070840" calcext:value-type="float">
            <text:p>6,271,070,840</text:p>
          </table:table-cell>
          <table:table-cell office:value-type="float" office:value="488612" calcext:value-type="float">
            <text:p>488612</text:p>
          </table:table-cell>
          <table:table-cell office:value-type="float" office:value="367597" calcext:value-type="float">
            <text:p>367597</text:p>
          </table:table-cell>
          <table:table-cell/>
          <table:table-cell table:style-name="ce3" table:formula="of:=([.E169]-[.O169])/[.E169]" office:value-type="percentage" office:value="0.561474974058551" calcext:value-type="percentage">
            <text:p>56%</text:p>
          </table:table-cell>
          <table:table-cell table:style-name="ce3" table:formula="of:=([.D169]-([.O169]/[.P169]))/[.D169]" office:value-type="percentage" office:value="0.561474974058551" calcext:value-type="percentage">
            <text:p>56%</text:p>
          </table:table-cell>
          <table:table-cell table:style-name="ce3"/>
          <table:table-cell office:value-type="string" calcext:value-type="string">
            <text:p>VENTU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2750021502.79167" calcext:value-type="float">
            <text:p>2,750,021,503</text:p>
          </table:table-cell>
          <table:table-cell office:value-type="float" office:value="365" calcext:value-type="float">
            <text:p>365</text:p>
          </table:table-cell>
          <table:table-cell office:value-type="float" office:value="2151686.65145005" calcext:value-type="float">
            <text:p>2151686.65145005</text:p>
          </table:table-cell>
          <table:table-cell office:value-type="float" office:value="11653309.6049799" calcext:value-type="float">
            <text:p>11653309.6049799</text:p>
          </table:table-cell>
          <table:table-cell office:value-type="float" office:value="2.11593957595109E+016" calcext:value-type="float">
            <text:p>211593957595109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YOL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5113764" calcext:value-type="float">
            <text:p>5113764</text:p>
          </table:table-cell>
          <table:table-cell table:style-name="ce1" office:value-type="float" office:value="1866523860" calcext:value-type="float">
            <text:p>1,866,523,860</text:p>
          </table:table-cell>
          <table:table-cell office:value-type="float" office:value="136335" calcext:value-type="float">
            <text:p>136335</text:p>
          </table:table-cell>
          <table:table-cell office:value-type="float" office:value="284924" calcext:value-type="float">
            <text:p>284924</text:p>
          </table:table-cell>
          <table:table-cell/>
          <table:table-cell table:style-name="ce3" table:formula="of:=([.E170]-[.O170])/[.E170]" office:value-type="percentage" office:value="0.461317461563739" calcext:value-type="percentage">
            <text:p>46%</text:p>
          </table:table-cell>
          <table:table-cell table:style-name="ce3" table:formula="of:=([.D170]-([.O170]/[.P170]))/[.D170]" office:value-type="percentage" office:value="0.461317461563739" calcext:value-type="percentage">
            <text:p>46%</text:p>
          </table:table-cell>
          <table:table-cell table:style-name="ce3"/>
          <table:table-cell office:value-type="string" calcext:value-type="string">
            <text:p>YOL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005463810.95665" calcext:value-type="float">
            <text:p>1,005,463,811</text:p>
          </table:table-cell>
          <table:table-cell office:value-type="float" office:value="365" calcext:value-type="float">
            <text:p>365</text:p>
          </table:table-cell>
          <table:table-cell office:value-type="float" office:value="1440474.88351427" calcext:value-type="float">
            <text:p>1440474.88351427</text:p>
          </table:table-cell>
          <table:table-cell office:value-type="float" office:value="7631955.12629693" calcext:value-type="float">
            <text:p>7631955.12629693</text:p>
          </table:table-cell>
          <table:table-cell office:value-type="float" office:value="3.22079108496836E+015" calcext:value-type="float">
            <text:p>3220791084968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YOL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5489075" calcext:value-type="float">
            <text:p>5489075</text:p>
          </table:table-cell>
          <table:table-cell table:style-name="ce1" office:value-type="float" office:value="2003512375" calcext:value-type="float">
            <text:p>2,003,512,375</text:p>
          </table:table-cell>
          <table:table-cell office:value-type="float" office:value="144247" calcext:value-type="float">
            <text:p>144247</text:p>
          </table:table-cell>
          <table:table-cell office:value-type="float" office:value="270618" calcext:value-type="float">
            <text:p>270618</text:p>
          </table:table-cell>
          <table:table-cell/>
          <table:table-cell table:style-name="ce3" table:formula="of:=([.E171]-[.O171])/[.E171]" office:value-type="percentage" office:value="0.48254081835831" calcext:value-type="percentage">
            <text:p>48%</text:p>
          </table:table-cell>
          <table:table-cell table:style-name="ce3" table:formula="of:=([.D171]-([.O171]/[.P171]))/[.D171]" office:value-type="percentage" office:value="0.483954641258971" calcext:value-type="percentage">
            <text:p>48%</text:p>
          </table:table-cell>
          <table:table-cell table:style-name="ce3"/>
          <table:table-cell office:value-type="string" calcext:value-type="string">
            <text:p>YO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1036735873.9765" calcext:value-type="float">
            <text:p>1,036,735,874</text:p>
          </table:table-cell>
          <table:table-cell office:value-type="float" office:value="366" calcext:value-type="float">
            <text:p>366</text:p>
          </table:table-cell>
          <table:table-cell office:value-type="float" office:value="1884027.42787876" calcext:value-type="float">
            <text:p>1884027.42787876</text:p>
          </table:table-cell>
          <table:table-cell office:value-type="float" office:value="3553528.95424912" calcext:value-type="float">
            <text:p>3553528.95424912</text:p>
          </table:table-cell>
          <table:table-cell office:value-type="float" office:value="2.98608590250537E+015" calcext:value-type="float">
            <text:p>29860859025053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YOL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5129301" calcext:value-type="float">
            <text:p>5129301</text:p>
          </table:table-cell>
          <table:table-cell table:style-name="ce1" office:value-type="float" office:value="1872194865" calcext:value-type="float">
            <text:p>1,872,194,865</text:p>
          </table:table-cell>
          <table:table-cell office:value-type="float" office:value="140066" calcext:value-type="float">
            <text:p>140066</text:p>
          </table:table-cell>
          <table:table-cell office:value-type="float" office:value="274842" calcext:value-type="float">
            <text:p>274842</text:p>
          </table:table-cell>
          <table:table-cell/>
          <table:table-cell table:style-name="ce3" table:formula="of:=([.E172]-[.O172])/[.E172]" office:value-type="percentage" office:value="0.494962607775321" calcext:value-type="percentage">
            <text:p>49%</text:p>
          </table:table-cell>
          <table:table-cell table:style-name="ce3" table:formula="of:=([.D172]-([.O172]/[.P172]))/[.D172]" office:value-type="percentage" office:value="0.494962607775321" calcext:value-type="percentage">
            <text:p>49%</text:p>
          </table:table-cell>
          <table:table-cell table:style-name="ce3"/>
          <table:table-cell office:value-type="string" calcext:value-type="string">
            <text:p>YO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945528412.356035" calcext:value-type="float">
            <text:p>945,528,412</text:p>
          </table:table-cell>
          <table:table-cell office:value-type="float" office:value="365" calcext:value-type="float">
            <text:p>365</text:p>
          </table:table-cell>
          <table:table-cell office:value-type="float" office:value="373401.356079703" calcext:value-type="float">
            <text:p>373401.356079703</text:p>
          </table:table-cell>
          <table:table-cell office:value-type="float" office:value="3595102.92075927" calcext:value-type="float">
            <text:p>3595102.92075927</text:p>
          </table:table-cell>
          <table:table-cell office:value-type="float" office:value="2.53902909960165E+015" calcext:value-type="float">
            <text:p>25390290996016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YUB <text:s text:c="3"/></text:p>
          </table:table-cell>
          <table:table-cell office:value-type="float" office:value="2007" calcext:value-type="float">
            <text:p>2007</text:p>
          </table:table-cell>
          <table:table-cell office:value-type="float" office:value="1621591" calcext:value-type="float">
            <text:p>1621591</text:p>
          </table:table-cell>
          <table:table-cell table:style-name="ce1" office:value-type="float" office:value="591880715" calcext:value-type="float">
            <text:p>591,880,715</text:p>
          </table:table-cell>
          <table:table-cell office:value-type="float" office:value="34045" calcext:value-type="float">
            <text:p>34045</text:p>
          </table:table-cell>
          <table:table-cell office:value-type="float" office:value="37481" calcext:value-type="float">
            <text:p>37481</text:p>
          </table:table-cell>
          <table:table-cell/>
          <table:table-cell table:style-name="ce3" table:formula="of:=([.E173]-[.O173])/[.E173]" office:value-type="percentage" office:value="0.125787480745452" calcext:value-type="percentage">
            <text:p>13%</text:p>
          </table:table-cell>
          <table:table-cell table:style-name="ce3" table:formula="of:=([.D173]-([.O173]/[.P173]))/[.D173]" office:value-type="percentage" office:value="0.125787480745452" calcext:value-type="percentage">
            <text:p>13%</text:p>
          </table:table-cell>
          <table:table-cell table:style-name="ce3"/>
          <table:table-cell office:value-type="string" calcext:value-type="string">
            <text:p>YUB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517429530.958333" calcext:value-type="float">
            <text:p>517,429,531</text:p>
          </table:table-cell>
          <table:table-cell office:value-type="float" office:value="365" calcext:value-type="float">
            <text:p>365</text:p>
          </table:table-cell>
          <table:table-cell office:value-type="float" office:value="982838.627514681" calcext:value-type="float">
            <text:p>982838.627514681</text:p>
          </table:table-cell>
          <table:table-cell office:value-type="float" office:value="1813838.8517168" calcext:value-type="float">
            <text:p>1813838.8517168</text:p>
          </table:table-cell>
          <table:table-cell office:value-type="float" office:value="743736461084399" calcext:value-type="float">
            <text:p>7437364610843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YUB <text:s text:c="3"/></text:p>
          </table:table-cell>
          <table:table-cell office:value-type="float" office:value="2008" calcext:value-type="float">
            <text:p>2008</text:p>
          </table:table-cell>
          <table:table-cell office:value-type="float" office:value="1787055" calcext:value-type="float">
            <text:p>1787055</text:p>
          </table:table-cell>
          <table:table-cell table:style-name="ce1" office:value-type="float" office:value="652275075" calcext:value-type="float">
            <text:p>652,275,075</text:p>
          </table:table-cell>
          <table:table-cell office:value-type="float" office:value="48033" calcext:value-type="float">
            <text:p>48033</text:p>
          </table:table-cell>
          <table:table-cell office:value-type="float" office:value="44903" calcext:value-type="float">
            <text:p>44903</text:p>
          </table:table-cell>
          <table:table-cell/>
          <table:table-cell table:style-name="ce3" table:formula="of:=([.E174]-[.O174])/[.E174]" office:value-type="percentage" office:value="0.377196550920893" calcext:value-type="percentage">
            <text:p>38%</text:p>
          </table:table-cell>
          <table:table-cell table:style-name="ce3" table:formula="of:=([.D174]-([.O174]/[.P174]))/[.D174]" office:value-type="percentage" office:value="0.378898199688868" calcext:value-type="percentage">
            <text:p>38%</text:p>
          </table:table-cell>
          <table:table-cell table:style-name="ce3"/>
          <table:table-cell office:value-type="string" calcext:value-type="string">
            <text:p>YU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06239166.458333" calcext:value-type="float">
            <text:p>406,239,166</text:p>
          </table:table-cell>
          <table:table-cell office:value-type="float" office:value="366" calcext:value-type="float">
            <text:p>366</text:p>
          </table:table-cell>
          <table:table-cell office:value-type="float" office:value="706688.786076229" calcext:value-type="float">
            <text:p>706688.786076229</text:p>
          </table:table-cell>
          <table:table-cell office:value-type="float" office:value="1554128.30455647" calcext:value-type="float">
            <text:p>1554128.30455647</text:p>
          </table:table-cell>
          <table:table-cell office:value-type="float" office:value="461461286036015" calcext:value-type="float">
            <text:p>4614612860360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YUB <text:s text:c="3"/></text:p>
          </table:table-cell>
          <table:table-cell office:value-type="float" office:value="2009" calcext:value-type="float">
            <text:p>2009</text:p>
          </table:table-cell>
          <table:table-cell office:value-type="float" office:value="1527193" calcext:value-type="float">
            <text:p>1527193</text:p>
          </table:table-cell>
          <table:table-cell table:style-name="ce1" office:value-type="float" office:value="557425445" calcext:value-type="float">
            <text:p>557,425,445</text:p>
          </table:table-cell>
          <table:table-cell office:value-type="float" office:value="43342" calcext:value-type="float">
            <text:p>43342</text:p>
          </table:table-cell>
          <table:table-cell office:value-type="float" office:value="37827" calcext:value-type="float">
            <text:p>37827</text:p>
          </table:table-cell>
          <table:table-cell/>
          <table:table-cell table:style-name="ce3" table:formula="of:=([.E175]-[.O175])/[.E175]" office:value-type="percentage" office:value="0.118717510658908" calcext:value-type="percentage">
            <text:p>12%</text:p>
          </table:table-cell>
          <table:table-cell table:style-name="ce3" table:formula="of:=([.D175]-([.O175]/[.P175]))/[.D175]" office:value-type="percentage" office:value="0.118717510658908" calcext:value-type="percentage">
            <text:p>12%</text:p>
          </table:table-cell>
          <table:table-cell table:style-name="ce3"/>
          <table:table-cell office:value-type="string" calcext:value-type="string">
            <text:p>YUB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table:style-name="ce1" office:value-type="float" office:value="491249283.791666" calcext:value-type="float">
            <text:p>491,249,284</text:p>
          </table:table-cell>
          <table:table-cell office:value-type="float" office:value="365" calcext:value-type="float">
            <text:p>365</text:p>
          </table:table-cell>
          <table:table-cell office:value-type="float" office:value="776765.559651515" calcext:value-type="float">
            <text:p>776765.559651515</text:p>
          </table:table-cell>
          <table:table-cell office:value-type="float" office:value="2033565.37689753" calcext:value-type="float">
            <text:p>2033565.37689753</text:p>
          </table:table-cell>
          <table:table-cell office:value-type="float" office:value="668590677315110" calcext:value-type="float">
            <text:p>668590677315110</text:p>
          </table:table-cell>
        </table:table-row>
        <table:table-row table:style-name="ro1">
          <table:table-cell office:value-type="string" calcext:value-type="string">
            <text:p>(174 rows)</text:p>
          </table:table-cell>
          <table:table-cell table:number-columns-repeated="18"/>
        </table:table-row>
        <table:table-row table:style-name="ro1" table:number-rows-repeated="104839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ouchDB reduce sums, HPMS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942259078.87773" calcext:value-type="float">
            <text:p>4942259078.87773</text:p>
          </table:table-cell>
          <table:table-cell office:value-type="float" office:value="365" calcext:value-type="float">
            <text:p>365</text:p>
          </table:table-cell>
          <table:table-cell office:value-type="float" office:value="6935373.72352981" calcext:value-type="float">
            <text:p>6935373.72352981</text:p>
          </table:table-cell>
          <table:table-cell office:value-type="float" office:value="17003588.8537689" calcext:value-type="float">
            <text:p>17003588.8537689</text:p>
          </table:table-cell>
          <table:table-cell office:value-type="float" office:value="6.83368821739272E+016" calcext:value-type="float">
            <text:p>68336882173927200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5340971888.85936" calcext:value-type="float">
            <text:p>5340971888.85936</text:p>
          </table:table-cell>
          <table:table-cell office:value-type="float" office:value="366" calcext:value-type="float">
            <text:p>366</text:p>
          </table:table-cell>
          <table:table-cell office:value-type="float" office:value="8619322.10129786" calcext:value-type="float">
            <text:p>8619322.10129786</text:p>
          </table:table-cell>
          <table:table-cell office:value-type="float" office:value="143976926.915094" calcext:value-type="float">
            <text:p>143976926.915094</text:p>
          </table:table-cell>
          <table:table-cell office:value-type="float" office:value="1.11893078515636E+017" calcext:value-type="float">
            <text:p>111893078515636000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4677148414.0136" calcext:value-type="float">
            <text:p>4677148414.0136</text:p>
          </table:table-cell>
          <table:table-cell office:value-type="float" office:value="365" calcext:value-type="float">
            <text:p>365</text:p>
          </table:table-cell>
          <table:table-cell office:value-type="float" office:value="3600094.54347049" calcext:value-type="float">
            <text:p>3600094.54347049</text:p>
          </table:table-cell>
          <table:table-cell office:value-type="float" office:value="18718510.7981483" calcext:value-type="float">
            <text:p>18718510.7981483</text:p>
          </table:table-cell>
          <table:table-cell office:value-type="float" office:value="6.06593399232684E+016" calcext:value-type="float">
            <text:p>6065933992326840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64081104.5416667" calcext:value-type="float">
            <text:p>64081104.5416667</text:p>
          </table:table-cell>
          <table:table-cell office:value-type="float" office:value="365" calcext:value-type="float">
            <text:p>365</text:p>
          </table:table-cell>
          <table:table-cell office:value-type="float" office:value="108489.711789045" calcext:value-type="float">
            <text:p>108489.711789045</text:p>
          </table:table-cell>
          <table:table-cell office:value-type="float" office:value="243564.510092045" calcext:value-type="float">
            <text:p>243564.510092045</text:p>
          </table:table-cell>
          <table:table-cell office:value-type="float" office:value="11447324203549.1" calcext:value-type="float">
            <text:p>11447324203549.1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71945212.5833334" calcext:value-type="float">
            <text:p>71945212.5833334</text:p>
          </table:table-cell>
          <table:table-cell office:value-type="float" office:value="366" calcext:value-type="float">
            <text:p>366</text:p>
          </table:table-cell>
          <table:table-cell office:value-type="float" office:value="130985.992705793" calcext:value-type="float">
            <text:p>130985.992705793</text:p>
          </table:table-cell>
          <table:table-cell office:value-type="float" office:value="288334.764075829" calcext:value-type="float">
            <text:p>288334.764075829</text:p>
          </table:table-cell>
          <table:table-cell office:value-type="float" office:value="14405490680902.6" calcext:value-type="float">
            <text:p>14405490680902.6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70596361.375" calcext:value-type="float">
            <text:p>70596361.375</text:p>
          </table:table-cell>
          <table:table-cell office:value-type="float" office:value="364" calcext:value-type="float">
            <text:p>364</text:p>
          </table:table-cell>
          <table:table-cell office:value-type="float" office:value="126360.983301303" calcext:value-type="float">
            <text:p>126360.983301303</text:p>
          </table:table-cell>
          <table:table-cell office:value-type="float" office:value="284933.539054053" calcext:value-type="float">
            <text:p>284933.539054053</text:p>
          </table:table-cell>
          <table:table-cell office:value-type="float" office:value="13970443198081" calcext:value-type="float">
            <text:p>13970443198081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18652784.958333" calcext:value-type="float">
            <text:p>318652784.958333</text:p>
          </table:table-cell>
          <table:table-cell office:value-type="float" office:value="365" calcext:value-type="float">
            <text:p>365</text:p>
          </table:table-cell>
          <table:table-cell office:value-type="float" office:value="547544.906583156" calcext:value-type="float">
            <text:p>547544.906583156</text:p>
          </table:table-cell>
          <table:table-cell office:value-type="float" office:value="1222793.86489359" calcext:value-type="float">
            <text:p>1222793.86489359</text:p>
          </table:table-cell>
          <table:table-cell office:value-type="float" office:value="285560870861389" calcext:value-type="float">
            <text:p>285560870861389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30067335.75" calcext:value-type="float">
            <text:p>330067335.75</text:p>
          </table:table-cell>
          <table:table-cell office:value-type="float" office:value="366" calcext:value-type="float">
            <text:p>366</text:p>
          </table:table-cell>
          <table:table-cell office:value-type="float" office:value="580127.614007938" calcext:value-type="float">
            <text:p>580127.614007938</text:p>
          </table:table-cell>
          <table:table-cell office:value-type="float" office:value="1172545.44148517" calcext:value-type="float">
            <text:p>1172545.44148517</text:p>
          </table:table-cell>
          <table:table-cell office:value-type="float" office:value="301341821410546" calcext:value-type="float">
            <text:p>301341821410546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00370551.291667" calcext:value-type="float">
            <text:p>300370551.291667</text:p>
          </table:table-cell>
          <table:table-cell office:value-type="float" office:value="365" calcext:value-type="float">
            <text:p>365</text:p>
          </table:table-cell>
          <table:table-cell office:value-type="float" office:value="155986.163634188" calcext:value-type="float">
            <text:p>155986.163634188</text:p>
          </table:table-cell>
          <table:table-cell office:value-type="float" office:value="1302245.29737531" calcext:value-type="float">
            <text:p>1302245.29737531</text:p>
          </table:table-cell>
          <table:table-cell office:value-type="float" office:value="257160579788267" calcext:value-type="float">
            <text:p>257160579788267</text:p>
          </table:table-cell>
        </table:table-row>
        <table:table-row table:style-name="ro1">
          <table:table-cell office:value-type="string" calcext:value-type="string">
            <text:p>BUT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691652180.08333" calcext:value-type="float">
            <text:p>1691652180.08333</text:p>
          </table:table-cell>
          <table:table-cell office:value-type="float" office:value="365" calcext:value-type="float">
            <text:p>365</text:p>
          </table:table-cell>
          <table:table-cell office:value-type="float" office:value="3115441.8717561" calcext:value-type="float">
            <text:p>3115441.8717561</text:p>
          </table:table-cell>
          <table:table-cell office:value-type="float" office:value="5670798.81783758" calcext:value-type="float">
            <text:p>5670798.81783758</text:p>
          </table:table-cell>
          <table:table-cell office:value-type="float" office:value="7.91018749040511E+015" calcext:value-type="float">
            <text:p>7910187490405110</text:p>
          </table:table-cell>
        </table:table-row>
        <table:table-row table:style-name="ro1">
          <table:table-cell office:value-type="string" calcext:value-type="string">
            <text:p>BUTT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690262296.45833" calcext:value-type="float">
            <text:p>1690262296.45833</text:p>
          </table:table-cell>
          <table:table-cell office:value-type="float" office:value="366" calcext:value-type="float">
            <text:p>366</text:p>
          </table:table-cell>
          <table:table-cell office:value-type="float" office:value="3057897.30116631" calcext:value-type="float">
            <text:p>3057897.30116631</text:p>
          </table:table-cell>
          <table:table-cell office:value-type="float" office:value="5720228.66462115" calcext:value-type="float">
            <text:p>5720228.66462115</text:p>
          </table:table-cell>
          <table:table-cell office:value-type="float" office:value="7.88079532495421E+015" calcext:value-type="float">
            <text:p>7880795324954210</text:p>
          </table:table-cell>
        </table:table-row>
        <table:table-row table:style-name="ro1">
          <table:table-cell office:value-type="string" calcext:value-type="string">
            <text:p>BUT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232268293.83333" calcext:value-type="float">
            <text:p>1232268293.83333</text:p>
          </table:table-cell>
          <table:table-cell office:value-type="float" office:value="365" calcext:value-type="float">
            <text:p>365</text:p>
          </table:table-cell>
          <table:table-cell office:value-type="float" office:value="1544530.18734892" calcext:value-type="float">
            <text:p>1544530.18734892</text:p>
          </table:table-cell>
          <table:table-cell office:value-type="float" office:value="5950173.38600667" calcext:value-type="float">
            <text:p>5950173.38600667</text:p>
          </table:table-cell>
          <table:table-cell office:value-type="float" office:value="4.63551357569739E+015" calcext:value-type="float">
            <text:p>4635513575697390</text:p>
          </table:table-cell>
        </table:table-row>
        <table:table-row table:style-name="ro1">
          <table:table-cell office:value-type="string" calcext:value-type="string">
            <text:p>CALAVER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568793036.875" calcext:value-type="float">
            <text:p>568793036.875</text:p>
          </table:table-cell>
          <table:table-cell office:value-type="float" office:value="365" calcext:value-type="float">
            <text:p>365</text:p>
          </table:table-cell>
          <table:table-cell office:value-type="float" office:value="1000626.58665174" calcext:value-type="float">
            <text:p>1000626.58665174</text:p>
          </table:table-cell>
          <table:table-cell office:value-type="float" office:value="2052923.26391972" calcext:value-type="float">
            <text:p>2052923.26391972</text:p>
          </table:table-cell>
          <table:table-cell office:value-type="float" office:value="897247132057024" calcext:value-type="float">
            <text:p>897247132057024</text:p>
          </table:table-cell>
        </table:table-row>
        <table:table-row table:style-name="ro1">
          <table:table-cell office:value-type="string" calcext:value-type="string">
            <text:p>CALAVER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612131550.958333" calcext:value-type="float">
            <text:p>612131550.958333</text:p>
          </table:table-cell>
          <table:table-cell office:value-type="float" office:value="366" calcext:value-type="float">
            <text:p>366</text:p>
          </table:table-cell>
          <table:table-cell office:value-type="float" office:value="1298966.62348575" calcext:value-type="float">
            <text:p>1298966.62348575</text:p>
          </table:table-cell>
          <table:table-cell office:value-type="float" office:value="2768111.91855385" calcext:value-type="float">
            <text:p>2768111.91855385</text:p>
          </table:table-cell>
          <table:table-cell office:value-type="float" office:value="1.05366204323944E+015" calcext:value-type="float">
            <text:p>1053662043239440</text:p>
          </table:table-cell>
        </table:table-row>
        <table:table-row table:style-name="ro1">
          <table:table-cell office:value-type="string" calcext:value-type="string">
            <text:p>CALAVE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584680016.083334" calcext:value-type="float">
            <text:p>584680016.083334</text:p>
          </table:table-cell>
          <table:table-cell office:value-type="float" office:value="365" calcext:value-type="float">
            <text:p>365</text:p>
          </table:table-cell>
          <table:table-cell office:value-type="float" office:value="299413.828454741" calcext:value-type="float">
            <text:p>299413.828454741</text:p>
          </table:table-cell>
          <table:table-cell office:value-type="float" office:value="2568614.41716425" calcext:value-type="float">
            <text:p>2568614.41716425</text:p>
          </table:table-cell>
          <table:table-cell office:value-type="float" office:value="967228664251968" calcext:value-type="float">
            <text:p>967228664251968</text:p>
          </table:table-cell>
        </table:table-row>
        <table:table-row table:style-name="ro1">
          <table:table-cell office:value-type="string" calcext:value-type="string">
            <text:p>COLU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533009219.916667" calcext:value-type="float">
            <text:p>533009219.916667</text:p>
          </table:table-cell>
          <table:table-cell office:value-type="float" office:value="365" calcext:value-type="float">
            <text:p>365</text:p>
          </table:table-cell>
          <table:table-cell office:value-type="float" office:value="958726.568403575" calcext:value-type="float">
            <text:p>958726.568403575</text:p>
          </table:table-cell>
          <table:table-cell office:value-type="float" office:value="1913579.46637042" calcext:value-type="float">
            <text:p>1913579.46637042</text:p>
          </table:table-cell>
          <table:table-cell office:value-type="float" office:value="788262841443728" calcext:value-type="float">
            <text:p>788262841443728</text:p>
          </table:table-cell>
        </table:table-row>
        <table:table-row table:style-name="ro1">
          <table:table-cell office:value-type="string" calcext:value-type="string">
            <text:p>COLUS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568360372.583333" calcext:value-type="float">
            <text:p>568360372.583333</text:p>
          </table:table-cell>
          <table:table-cell office:value-type="float" office:value="366" calcext:value-type="float">
            <text:p>366</text:p>
          </table:table-cell>
          <table:table-cell office:value-type="float" office:value="1035678.24122617" calcext:value-type="float">
            <text:p>1035678.24122617</text:p>
          </table:table-cell>
          <table:table-cell office:value-type="float" office:value="1963495.02035615" calcext:value-type="float">
            <text:p>1963495.02035615</text:p>
          </table:table-cell>
          <table:table-cell office:value-type="float" office:value="889110535441793" calcext:value-type="float">
            <text:p>889110535441793</text:p>
          </table:table-cell>
        </table:table-row>
        <table:table-row table:style-name="ro1">
          <table:table-cell office:value-type="string" calcext:value-type="string">
            <text:p>COLU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514557524.625" calcext:value-type="float">
            <text:p>514557524.625</text:p>
          </table:table-cell>
          <table:table-cell office:value-type="float" office:value="365" calcext:value-type="float">
            <text:p>365</text:p>
          </table:table-cell>
          <table:table-cell office:value-type="float" office:value="231038.78335517" calcext:value-type="float">
            <text:p>231038.78335517</text:p>
          </table:table-cell>
          <table:table-cell office:value-type="float" office:value="2165053.58979938" calcext:value-type="float">
            <text:p>2165053.58979938</text:p>
          </table:table-cell>
          <table:table-cell office:value-type="float" office:value="757349996328228" calcext:value-type="float">
            <text:p>757349996328228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780995019.36009" calcext:value-type="float">
            <text:p>3780995019.36009</text:p>
          </table:table-cell>
          <table:table-cell office:value-type="float" office:value="365" calcext:value-type="float">
            <text:p>365</text:p>
          </table:table-cell>
          <table:table-cell office:value-type="float" office:value="3087112.04002337" calcext:value-type="float">
            <text:p>3087112.04002337</text:p>
          </table:table-cell>
          <table:table-cell office:value-type="float" office:value="14232610.2530196" calcext:value-type="float">
            <text:p>14232610.2530196</text:p>
          </table:table-cell>
          <table:table-cell office:value-type="float" office:value="4.05365685054221E+016" calcext:value-type="float">
            <text:p>40536568505422100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908666033.64718" calcext:value-type="float">
            <text:p>3908666033.64718</text:p>
          </table:table-cell>
          <table:table-cell office:value-type="float" office:value="366" calcext:value-type="float">
            <text:p>366</text:p>
          </table:table-cell>
          <table:table-cell office:value-type="float" office:value="6009460.86391181" calcext:value-type="float">
            <text:p>6009460.86391181</text:p>
          </table:table-cell>
          <table:table-cell office:value-type="float" office:value="18823399.6370236" calcext:value-type="float">
            <text:p>18823399.6370236</text:p>
          </table:table-cell>
          <table:table-cell office:value-type="float" office:value="4.31183183516083E+016" calcext:value-type="float">
            <text:p>43118318351608300</text:p>
          </table:table-cell>
        </table:table-row>
        <table:table-row table:style-name="ro1">
          <table:table-cell office:value-type="string" calcext:value-type="string">
            <text:p>CONTRA COS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450600993.211" calcext:value-type="float">
            <text:p>3450600993.211</text:p>
          </table:table-cell>
          <table:table-cell office:value-type="float" office:value="365" calcext:value-type="float">
            <text:p>365</text:p>
          </table:table-cell>
          <table:table-cell office:value-type="float" office:value="1682037.31071906" calcext:value-type="float">
            <text:p>1682037.31071906</text:p>
          </table:table-cell>
          <table:table-cell office:value-type="float" office:value="13247198.7951256" calcext:value-type="float">
            <text:p>13247198.7951256</text:p>
          </table:table-cell>
          <table:table-cell office:value-type="float" office:value="3.31291635103448E+016" calcext:value-type="float">
            <text:p>33129163510344800</text:p>
          </table:table-cell>
        </table:table-row>
        <table:table-row table:style-name="ro1">
          <table:table-cell office:value-type="string" calcext:value-type="string">
            <text:p>DEL NOR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36760192.666667" calcext:value-type="float">
            <text:p>336760192.666667</text:p>
          </table:table-cell>
          <table:table-cell office:value-type="float" office:value="365" calcext:value-type="float">
            <text:p>365</text:p>
          </table:table-cell>
          <table:table-cell office:value-type="float" office:value="644403.490202645" calcext:value-type="float">
            <text:p>644403.490202645</text:p>
          </table:table-cell>
          <table:table-cell office:value-type="float" office:value="1883560.79887827" calcext:value-type="float">
            <text:p>1883560.79887827</text:p>
          </table:table-cell>
          <table:table-cell office:value-type="float" office:value="314739982459613" calcext:value-type="float">
            <text:p>314739982459613</text:p>
          </table:table-cell>
        </table:table-row>
        <table:table-row table:style-name="ro1">
          <table:table-cell office:value-type="string" calcext:value-type="string">
            <text:p>DEL NORT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37110569.833333" calcext:value-type="float">
            <text:p>337110569.833333</text:p>
          </table:table-cell>
          <table:table-cell office:value-type="float" office:value="366" calcext:value-type="float">
            <text:p>366</text:p>
          </table:table-cell>
          <table:table-cell office:value-type="float" office:value="658901.490174296" calcext:value-type="float">
            <text:p>658901.490174296</text:p>
          </table:table-cell>
          <table:table-cell office:value-type="float" office:value="1856456.17102799" calcext:value-type="float">
            <text:p>1856456.17102799</text:p>
          </table:table-cell>
          <table:table-cell office:value-type="float" office:value="314237614632574" calcext:value-type="float">
            <text:p>314237614632574</text:p>
          </table:table-cell>
        </table:table-row>
        <table:table-row table:style-name="ro1">
          <table:table-cell office:value-type="string" calcext:value-type="string">
            <text:p>DEL NORT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80536072.333333" calcext:value-type="float">
            <text:p>380536072.333333</text:p>
          </table:table-cell>
          <table:table-cell office:value-type="float" office:value="364" calcext:value-type="float">
            <text:p>364</text:p>
          </table:table-cell>
          <table:table-cell office:value-type="float" office:value="707449.529606945" calcext:value-type="float">
            <text:p>707449.529606945</text:p>
          </table:table-cell>
          <table:table-cell office:value-type="float" office:value="1306619.66132928" calcext:value-type="float">
            <text:p>1306619.66132928</text:p>
          </table:table-cell>
          <table:table-cell office:value-type="float" office:value="401338236600309" calcext:value-type="float">
            <text:p>401338236600309</text:p>
          </table:table-cell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080029104.125" calcext:value-type="float">
            <text:p>1080029104.125</text:p>
          </table:table-cell>
          <table:table-cell office:value-type="float" office:value="365" calcext:value-type="float">
            <text:p>365</text:p>
          </table:table-cell>
          <table:table-cell office:value-type="float" office:value="1463266.16678921" calcext:value-type="float">
            <text:p>1463266.16678921</text:p>
          </table:table-cell>
          <table:table-cell office:value-type="float" office:value="4545736.11563173" calcext:value-type="float">
            <text:p>4545736.11563173</text:p>
          </table:table-cell>
          <table:table-cell office:value-type="float" office:value="3.4630054479636E+015" calcext:value-type="float">
            <text:p>3463005447963600</text:p>
          </table:table-cell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950072438.125" calcext:value-type="float">
            <text:p>950072438.125</text:p>
          </table:table-cell>
          <table:table-cell office:value-type="float" office:value="366" calcext:value-type="float">
            <text:p>366</text:p>
          </table:table-cell>
          <table:table-cell office:value-type="float" office:value="1587483.13657664" calcext:value-type="float">
            <text:p>1587483.13657664</text:p>
          </table:table-cell>
          <table:table-cell office:value-type="float" office:value="4080999.14404103" calcext:value-type="float">
            <text:p>4080999.14404103</text:p>
          </table:table-cell>
          <table:table-cell office:value-type="float" office:value="2.54182984094202E+015" calcext:value-type="float">
            <text:p>2541829840942020</text:p>
          </table:table-cell>
        </table:table-row>
        <table:table-row table:style-name="ro1">
          <table:table-cell office:value-type="string" calcext:value-type="string">
            <text:p>EL DORAD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950525361.291667" calcext:value-type="float">
            <text:p>950525361.291667</text:p>
          </table:table-cell>
          <table:table-cell office:value-type="float" office:value="365" calcext:value-type="float">
            <text:p>365</text:p>
          </table:table-cell>
          <table:table-cell office:value-type="float" office:value="221980.561143175" calcext:value-type="float">
            <text:p>221980.561143175</text:p>
          </table:table-cell>
          <table:table-cell office:value-type="float" office:value="3564378.95451038" calcext:value-type="float">
            <text:p>3564378.95451038</text:p>
          </table:table-cell>
          <table:table-cell office:value-type="float" office:value="2.51351186925474E+015" calcext:value-type="float">
            <text:p>2513511869254740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715346329.65993" calcext:value-type="float">
            <text:p>4715346329.65993</text:p>
          </table:table-cell>
          <table:table-cell office:value-type="float" office:value="365" calcext:value-type="float">
            <text:p>365</text:p>
          </table:table-cell>
          <table:table-cell office:value-type="float" office:value="8873438.75846325" calcext:value-type="float">
            <text:p>8873438.75846325</text:p>
          </table:table-cell>
          <table:table-cell office:value-type="float" office:value="17997534.9818534" calcext:value-type="float">
            <text:p>17997534.9818534</text:p>
          </table:table-cell>
          <table:table-cell office:value-type="float" office:value="6.1785724827985E+016" calcext:value-type="float">
            <text:p>61785724827985000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4884965710.79324" calcext:value-type="float">
            <text:p>4884965710.79324</text:p>
          </table:table-cell>
          <table:table-cell office:value-type="float" office:value="366" calcext:value-type="float">
            <text:p>366</text:p>
          </table:table-cell>
          <table:table-cell office:value-type="float" office:value="9158363.57239095" calcext:value-type="float">
            <text:p>9158363.57239095</text:p>
          </table:table-cell>
          <table:table-cell office:value-type="float" office:value="16949595.323656" calcext:value-type="float">
            <text:p>16949595.323656</text:p>
          </table:table-cell>
          <table:table-cell office:value-type="float" office:value="6.60705083730223E+016" calcext:value-type="float">
            <text:p>66070508373022300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4455790658.58891" calcext:value-type="float">
            <text:p>4455790658.58891</text:p>
          </table:table-cell>
          <table:table-cell office:value-type="float" office:value="365" calcext:value-type="float">
            <text:p>365</text:p>
          </table:table-cell>
          <table:table-cell office:value-type="float" office:value="3188743.46283861" calcext:value-type="float">
            <text:p>3188743.46283861</text:p>
          </table:table-cell>
          <table:table-cell office:value-type="float" office:value="25083362.9076162" calcext:value-type="float">
            <text:p>25083362.9076162</text:p>
          </table:table-cell>
          <table:table-cell office:value-type="float" office:value="5.87519184531651E+016" calcext:value-type="float">
            <text:p>58751918453165100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25159535.208333" calcext:value-type="float">
            <text:p>425159535.208333</text:p>
          </table:table-cell>
          <table:table-cell office:value-type="float" office:value="365" calcext:value-type="float">
            <text:p>365</text:p>
          </table:table-cell>
          <table:table-cell office:value-type="float" office:value="841527.463446235" calcext:value-type="float">
            <text:p>841527.463446235</text:p>
          </table:table-cell>
          <table:table-cell office:value-type="float" office:value="1772148.66408845" calcext:value-type="float">
            <text:p>1772148.66408845</text:p>
          </table:table-cell>
          <table:table-cell office:value-type="float" office:value="502901124579828" calcext:value-type="float">
            <text:p>502901124579828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420411230.333333" calcext:value-type="float">
            <text:p>420411230.333333</text:p>
          </table:table-cell>
          <table:table-cell office:value-type="float" office:value="366" calcext:value-type="float">
            <text:p>366</text:p>
          </table:table-cell>
          <table:table-cell office:value-type="float" office:value="842826.722491054" calcext:value-type="float">
            <text:p>842826.722491054</text:p>
          </table:table-cell>
          <table:table-cell office:value-type="float" office:value="1806671.57040617" calcext:value-type="float">
            <text:p>1806671.57040617</text:p>
          </table:table-cell>
          <table:table-cell office:value-type="float" office:value="489130600237241" calcext:value-type="float">
            <text:p>489130600237241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75828911.416666" calcext:value-type="float">
            <text:p>275828911.416666</text:p>
          </table:table-cell>
          <table:table-cell office:value-type="float" office:value="365" calcext:value-type="float">
            <text:p>365</text:p>
          </table:table-cell>
          <table:table-cell office:value-type="float" office:value="81026.7447281525" calcext:value-type="float">
            <text:p>81026.7447281525</text:p>
          </table:table-cell>
          <table:table-cell office:value-type="float" office:value="1876383.67266162" calcext:value-type="float">
            <text:p>1876383.67266162</text:p>
          </table:table-cell>
          <table:table-cell office:value-type="float" office:value="269239365246643" calcext:value-type="float">
            <text:p>269239365246643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647992480.70833" calcext:value-type="float">
            <text:p>1647992480.70833</text:p>
          </table:table-cell>
          <table:table-cell office:value-type="float" office:value="365" calcext:value-type="float">
            <text:p>365</text:p>
          </table:table-cell>
          <table:table-cell office:value-type="float" office:value="3143963.99022117" calcext:value-type="float">
            <text:p>3143963.99022117</text:p>
          </table:table-cell>
          <table:table-cell office:value-type="float" office:value="8217614.1355489" calcext:value-type="float">
            <text:p>8217614.1355489</text:p>
          </table:table-cell>
          <table:table-cell office:value-type="float" office:value="7.53549498581146E+015" calcext:value-type="float">
            <text:p>7535494985811460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622065190.66667" calcext:value-type="float">
            <text:p>1622065190.66667</text:p>
          </table:table-cell>
          <table:table-cell office:value-type="float" office:value="366" calcext:value-type="float">
            <text:p>366</text:p>
          </table:table-cell>
          <table:table-cell office:value-type="float" office:value="3130321.40563169" calcext:value-type="float">
            <text:p>3130321.40563169</text:p>
          </table:table-cell>
          <table:table-cell office:value-type="float" office:value="8096784.99017648" calcext:value-type="float">
            <text:p>8096784.99017648</text:p>
          </table:table-cell>
          <table:table-cell office:value-type="float" office:value="7.27257290608748E+015" calcext:value-type="float">
            <text:p>7272572906087480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450125860.66667" calcext:value-type="float">
            <text:p>1450125860.66667</text:p>
          </table:table-cell>
          <table:table-cell office:value-type="float" office:value="364" calcext:value-type="float">
            <text:p>364</text:p>
          </table:table-cell>
          <table:table-cell office:value-type="float" office:value="2470697.07461432" calcext:value-type="float">
            <text:p>2470697.07461432</text:p>
          </table:table-cell>
          <table:table-cell office:value-type="float" office:value="5542010.68258166" calcext:value-type="float">
            <text:p>5542010.68258166</text:p>
          </table:table-cell>
          <table:table-cell office:value-type="float" office:value="5.91690889285757E+015" calcext:value-type="float">
            <text:p>5916908892857570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643825343.70947" calcext:value-type="float">
            <text:p>1643825343.70947</text:p>
          </table:table-cell>
          <table:table-cell office:value-type="float" office:value="365" calcext:value-type="float">
            <text:p>365</text:p>
          </table:table-cell>
          <table:table-cell office:value-type="float" office:value="3156001.03692256" calcext:value-type="float">
            <text:p>3156001.03692256</text:p>
          </table:table-cell>
          <table:table-cell office:value-type="float" office:value="13306576.4533926" calcext:value-type="float">
            <text:p>13306576.4533926</text:p>
          </table:table-cell>
          <table:table-cell office:value-type="float" office:value="8.13374110555572E+015" calcext:value-type="float">
            <text:p>8133741105555720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627903377.08333" calcext:value-type="float">
            <text:p>1627903377.08333</text:p>
          </table:table-cell>
          <table:table-cell office:value-type="float" office:value="366" calcext:value-type="float">
            <text:p>366</text:p>
          </table:table-cell>
          <table:table-cell office:value-type="float" office:value="3526232.39682919" calcext:value-type="float">
            <text:p>3526232.39682919</text:p>
          </table:table-cell>
          <table:table-cell office:value-type="float" office:value="8273231.92641983" calcext:value-type="float">
            <text:p>8273231.92641983</text:p>
          </table:table-cell>
          <table:table-cell office:value-type="float" office:value="7.38424543256315E+015" calcext:value-type="float">
            <text:p>7384245432563150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686330884.119214" calcext:value-type="float">
            <text:p>686330884.119214</text:p>
          </table:table-cell>
          <table:table-cell office:value-type="float" office:value="365" calcext:value-type="float">
            <text:p>365</text:p>
          </table:table-cell>
          <table:table-cell office:value-type="float" office:value="81925.9752604984" calcext:value-type="float">
            <text:p>81925.9752604984</text:p>
          </table:table-cell>
          <table:table-cell office:value-type="float" office:value="7613907.15364162" calcext:value-type="float">
            <text:p>7613907.15364162</text:p>
          </table:table-cell>
          <table:table-cell office:value-type="float" office:value="2.97897878827704E+015" calcext:value-type="float">
            <text:p>2978978788277040</text:p>
          </table:table-cell>
        </table:table-row>
        <table:table-row table:style-name="ro1">
          <table:table-cell office:value-type="string" calcext:value-type="string">
            <text:p>INY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42344463.291667" calcext:value-type="float">
            <text:p>442344463.291667</text:p>
          </table:table-cell>
          <table:table-cell office:value-type="float" office:value="365" calcext:value-type="float">
            <text:p>365</text:p>
          </table:table-cell>
          <table:table-cell office:value-type="float" office:value="774646.036987574" calcext:value-type="float">
            <text:p>774646.036987574</text:p>
          </table:table-cell>
          <table:table-cell office:value-type="float" office:value="1736981.50676075" calcext:value-type="float">
            <text:p>1736981.50676075</text:p>
          </table:table-cell>
          <table:table-cell office:value-type="float" office:value="544557573748064" calcext:value-type="float">
            <text:p>544557573748064</text:p>
          </table:table-cell>
        </table:table-row>
        <table:table-row table:style-name="ro1">
          <table:table-cell office:value-type="string" calcext:value-type="string">
            <text:p>INY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451324335.875" calcext:value-type="float">
            <text:p>451324335.875</text:p>
          </table:table-cell>
          <table:table-cell office:value-type="float" office:value="366" calcext:value-type="float">
            <text:p>366</text:p>
          </table:table-cell>
          <table:table-cell office:value-type="float" office:value="833357.003334967" calcext:value-type="float">
            <text:p>833357.003334967</text:p>
          </table:table-cell>
          <table:table-cell office:value-type="float" office:value="1650720.33252861" calcext:value-type="float">
            <text:p>1650720.33252861</text:p>
          </table:table-cell>
          <table:table-cell office:value-type="float" office:value="565157307553083" calcext:value-type="float">
            <text:p>565157307553083</text:p>
          </table:table-cell>
        </table:table-row>
        <table:table-row table:style-name="ro1">
          <table:table-cell office:value-type="string" calcext:value-type="string">
            <text:p>INY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431203302.833333" calcext:value-type="float">
            <text:p>431203302.833333</text:p>
          </table:table-cell>
          <table:table-cell office:value-type="float" office:value="365" calcext:value-type="float">
            <text:p>365</text:p>
          </table:table-cell>
          <table:table-cell office:value-type="float" office:value="199591.565579261" calcext:value-type="float">
            <text:p>199591.565579261</text:p>
          </table:table-cell>
          <table:table-cell office:value-type="float" office:value="2608870.96929326" calcext:value-type="float">
            <text:p>2608870.96929326</text:p>
          </table:table-cell>
          <table:table-cell office:value-type="float" office:value="569405085731888" calcext:value-type="float">
            <text:p>569405085731888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6628814459.91666" calcext:value-type="float">
            <text:p>6628814459.91666</text:p>
          </table:table-cell>
          <table:table-cell office:value-type="float" office:value="365" calcext:value-type="float">
            <text:p>365</text:p>
          </table:table-cell>
          <table:table-cell office:value-type="float" office:value="9275242.48257878" calcext:value-type="float">
            <text:p>9275242.48257878</text:p>
          </table:table-cell>
          <table:table-cell office:value-type="float" office:value="41584731.8952557" calcext:value-type="float">
            <text:p>41584731.8952557</text:p>
          </table:table-cell>
          <table:table-cell office:value-type="float" office:value="1.27005491962319E+017" calcext:value-type="float">
            <text:p>127005491962319000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6617881675.95833" calcext:value-type="float">
            <text:p>6617881675.95833</text:p>
          </table:table-cell>
          <table:table-cell office:value-type="float" office:value="366" calcext:value-type="float">
            <text:p>366</text:p>
          </table:table-cell>
          <table:table-cell office:value-type="float" office:value="12216926.4341849" calcext:value-type="float">
            <text:p>12216926.4341849</text:p>
          </table:table-cell>
          <table:table-cell office:value-type="float" office:value="26316520.7629033" calcext:value-type="float">
            <text:p>26316520.7629033</text:p>
          </table:table-cell>
          <table:table-cell office:value-type="float" office:value="1.20909988941987E+017" calcext:value-type="float">
            <text:p>120909988941987000</text:p>
          </table:table-cell>
        </table:table-row>
        <table:table-row table:style-name="ro1">
          <table:table-cell office:value-type="string" calcext:value-type="string">
            <text:p>KER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6055462601.25001" calcext:value-type="float">
            <text:p>6055462601.25001</text:p>
          </table:table-cell>
          <table:table-cell office:value-type="float" office:value="365" calcext:value-type="float">
            <text:p>365</text:p>
          </table:table-cell>
          <table:table-cell office:value-type="float" office:value="4161212.56783835" calcext:value-type="float">
            <text:p>4161212.56783835</text:p>
          </table:table-cell>
          <table:table-cell office:value-type="float" office:value="58958630.206412" calcext:value-type="float">
            <text:p>58958630.206412</text:p>
          </table:table-cell>
          <table:table-cell office:value-type="float" office:value="2.26347525143652E+017" calcext:value-type="float">
            <text:p>226347525143652000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285789414.66667" calcext:value-type="float">
            <text:p>1285789414.66667</text:p>
          </table:table-cell>
          <table:table-cell office:value-type="float" office:value="365" calcext:value-type="float">
            <text:p>365</text:p>
          </table:table-cell>
          <table:table-cell office:value-type="float" office:value="2302925.84823901" calcext:value-type="float">
            <text:p>2302925.84823901</text:p>
          </table:table-cell>
          <table:table-cell office:value-type="float" office:value="4920315.80081645" calcext:value-type="float">
            <text:p>4920315.80081645</text:p>
          </table:table-cell>
          <table:table-cell office:value-type="float" office:value="4.61448159076583E+015" calcext:value-type="float">
            <text:p>4614481590765830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182545681.70833" calcext:value-type="float">
            <text:p>1182545681.70833</text:p>
          </table:table-cell>
          <table:table-cell office:value-type="float" office:value="366" calcext:value-type="float">
            <text:p>366</text:p>
          </table:table-cell>
          <table:table-cell office:value-type="float" office:value="2132998.52708738" calcext:value-type="float">
            <text:p>2132998.52708738</text:p>
          </table:table-cell>
          <table:table-cell office:value-type="float" office:value="4249904.08007462" calcext:value-type="float">
            <text:p>4249904.08007462</text:p>
          </table:table-cell>
          <table:table-cell office:value-type="float" office:value="3.88874474219865E+015" calcext:value-type="float">
            <text:p>3888744742198650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196207690.95833" calcext:value-type="float">
            <text:p>1196207690.95833</text:p>
          </table:table-cell>
          <table:table-cell office:value-type="float" office:value="365" calcext:value-type="float">
            <text:p>365</text:p>
          </table:table-cell>
          <table:table-cell office:value-type="float" office:value="633307.171211787" calcext:value-type="float">
            <text:p>633307.171211787</text:p>
          </table:table-cell>
          <table:table-cell office:value-type="float" office:value="7161677.69700397" calcext:value-type="float">
            <text:p>7161677.69700397</text:p>
          </table:table-cell>
          <table:table-cell office:value-type="float" office:value="4.3047744242823E+015" calcext:value-type="float">
            <text:p>4304774424282300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62342720.125" calcext:value-type="float">
            <text:p>462342720.125</text:p>
          </table:table-cell>
          <table:table-cell office:value-type="float" office:value="365" calcext:value-type="float">
            <text:p>365</text:p>
          </table:table-cell>
          <table:table-cell office:value-type="float" office:value="820002.472006272" calcext:value-type="float">
            <text:p>820002.472006272</text:p>
          </table:table-cell>
          <table:table-cell office:value-type="float" office:value="2629915.2340537" calcext:value-type="float">
            <text:p>2629915.2340537</text:p>
          </table:table-cell>
          <table:table-cell office:value-type="float" office:value="593671857981544" calcext:value-type="float">
            <text:p>593671857981544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525850652.583333" calcext:value-type="float">
            <text:p>525850652.583333</text:p>
          </table:table-cell>
          <table:table-cell office:value-type="float" office:value="366" calcext:value-type="float">
            <text:p>366</text:p>
          </table:table-cell>
          <table:table-cell office:value-type="float" office:value="1037944.39073929" calcext:value-type="float">
            <text:p>1037944.39073929</text:p>
          </table:table-cell>
          <table:table-cell office:value-type="float" office:value="2917582.77544999" calcext:value-type="float">
            <text:p>2917582.77544999</text:p>
          </table:table-cell>
          <table:table-cell office:value-type="float" office:value="764545244897563" calcext:value-type="float">
            <text:p>764545244897563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512821217.208333" calcext:value-type="float">
            <text:p>512821217.208333</text:p>
          </table:table-cell>
          <table:table-cell office:value-type="float" office:value="365" calcext:value-type="float">
            <text:p>365</text:p>
          </table:table-cell>
          <table:table-cell office:value-type="float" office:value="270328.395833645" calcext:value-type="float">
            <text:p>270328.395833645</text:p>
          </table:table-cell>
          <table:table-cell office:value-type="float" office:value="1766535.6560427" calcext:value-type="float">
            <text:p>1766535.6560427</text:p>
          </table:table-cell>
          <table:table-cell office:value-type="float" office:value="728254656844395" calcext:value-type="float">
            <text:p>728254656844395</text:p>
          </table:table-cell>
        </table:table-row>
        <table:table-row table:style-name="ro1">
          <table:table-cell office:value-type="string" calcext:value-type="string">
            <text:p>LASS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10984034.166667" calcext:value-type="float">
            <text:p>410984034.166667</text:p>
          </table:table-cell>
          <table:table-cell office:value-type="float" office:value="365" calcext:value-type="float">
            <text:p>365</text:p>
          </table:table-cell>
          <table:table-cell office:value-type="float" office:value="705516.8116317" calcext:value-type="float">
            <text:p>705516.8116317</text:p>
          </table:table-cell>
          <table:table-cell office:value-type="float" office:value="1537469.8759897" calcext:value-type="float">
            <text:p>1537469.8759897</text:p>
          </table:table-cell>
          <table:table-cell office:value-type="float" office:value="471388670685419" calcext:value-type="float">
            <text:p>471388670685419</text:p>
          </table:table-cell>
        </table:table-row>
        <table:table-row table:style-name="ro1">
          <table:table-cell office:value-type="string" calcext:value-type="string">
            <text:p>LASS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413056416.666666" calcext:value-type="float">
            <text:p>413056416.666666</text:p>
          </table:table-cell>
          <table:table-cell office:value-type="float" office:value="366" calcext:value-type="float">
            <text:p>366</text:p>
          </table:table-cell>
          <table:table-cell office:value-type="float" office:value="618927.239402902" calcext:value-type="float">
            <text:p>618927.239402902</text:p>
          </table:table-cell>
          <table:table-cell office:value-type="float" office:value="1577967.2514871" calcext:value-type="float">
            <text:p>1577967.2514871</text:p>
          </table:table-cell>
          <table:table-cell office:value-type="float" office:value="476470173513996" calcext:value-type="float">
            <text:p>476470173513996</text:p>
          </table:table-cell>
        </table:table-row>
        <table:table-row table:style-name="ro1">
          <table:table-cell office:value-type="string" calcext:value-type="string">
            <text:p>LASS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44450776.25" calcext:value-type="float">
            <text:p>344450776.25</text:p>
          </table:table-cell>
          <table:table-cell office:value-type="float" office:value="365" calcext:value-type="float">
            <text:p>365</text:p>
          </table:table-cell>
          <table:table-cell office:value-type="float" office:value="534698.591528395" calcext:value-type="float">
            <text:p>534698.591528395</text:p>
          </table:table-cell>
          <table:table-cell office:value-type="float" office:value="1870444.11286849" calcext:value-type="float">
            <text:p>1870444.11286849</text:p>
          </table:table-cell>
          <table:table-cell office:value-type="float" office:value="340232037321935" calcext:value-type="float">
            <text:p>340232037321935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5648981048.7984" calcext:value-type="float">
            <text:p>35648981048.7984</text:p>
          </table:table-cell>
          <table:table-cell office:value-type="float" office:value="365" calcext:value-type="float">
            <text:p>365</text:p>
          </table:table-cell>
          <table:table-cell office:value-type="float" office:value="75649044.089369" calcext:value-type="float">
            <text:p>75649044.089369</text:p>
          </table:table-cell>
          <table:table-cell office:value-type="float" office:value="774600562.001311" calcext:value-type="float">
            <text:p>774600562.001311</text:p>
          </table:table-cell>
          <table:table-cell office:value-type="float" office:value="3.99346243801883E+018" calcext:value-type="float">
            <text:p>3993462438018830000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5231645954.7424" calcext:value-type="float">
            <text:p>35231645954.7424</text:p>
          </table:table-cell>
          <table:table-cell office:value-type="float" office:value="366" calcext:value-type="float">
            <text:p>366</text:p>
          </table:table-cell>
          <table:table-cell office:value-type="float" office:value="78059929.0196804" calcext:value-type="float">
            <text:p>78059929.0196804</text:p>
          </table:table-cell>
          <table:table-cell office:value-type="float" office:value="112727621.112461" calcext:value-type="float">
            <text:p>112727621.112461</text:p>
          </table:table-cell>
          <table:table-cell office:value-type="float" office:value="3.41116990204945E+018" calcext:value-type="float">
            <text:p>3411169902049450000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4197661476.0247" calcext:value-type="float">
            <text:p>34197661476.0247</text:p>
          </table:table-cell>
          <table:table-cell office:value-type="float" office:value="365" calcext:value-type="float">
            <text:p>365</text:p>
          </table:table-cell>
          <table:table-cell office:value-type="float" office:value="20363114.2132559" calcext:value-type="float">
            <text:p>20363114.2132559</text:p>
          </table:table-cell>
          <table:table-cell office:value-type="float" office:value="132530634.279918" calcext:value-type="float">
            <text:p>132530634.279918</text:p>
          </table:table-cell>
          <table:table-cell office:value-type="float" office:value="3.22764811045912E+018" calcext:value-type="float">
            <text:p>3227648110459120000</text:p>
          </table:table-cell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197278728.41667" calcext:value-type="float">
            <text:p>1197278728.41667</text:p>
          </table:table-cell>
          <table:table-cell office:value-type="float" office:value="365" calcext:value-type="float">
            <text:p>365</text:p>
          </table:table-cell>
          <table:table-cell office:value-type="float" office:value="2299516.18677328" calcext:value-type="float">
            <text:p>2299516.18677328</text:p>
          </table:table-cell>
          <table:table-cell office:value-type="float" office:value="4570351.08340842" calcext:value-type="float">
            <text:p>4570351.08340842</text:p>
          </table:table-cell>
          <table:table-cell office:value-type="float" office:value="3.97874493998404E+015" calcext:value-type="float">
            <text:p>3978744939984040</text:p>
          </table:table-cell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215967344.70833" calcext:value-type="float">
            <text:p>1215967344.70833</text:p>
          </table:table-cell>
          <table:table-cell office:value-type="float" office:value="366" calcext:value-type="float">
            <text:p>366</text:p>
          </table:table-cell>
          <table:table-cell office:value-type="float" office:value="2326526.65789976" calcext:value-type="float">
            <text:p>2326526.65789976</text:p>
          </table:table-cell>
          <table:table-cell office:value-type="float" office:value="4393389.63312601" calcext:value-type="float">
            <text:p>4393389.63312601</text:p>
          </table:table-cell>
          <table:table-cell office:value-type="float" office:value="4.08685130820956E+015" calcext:value-type="float">
            <text:p>4086851308209560</text:p>
          </table:table-cell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135497595.99766" calcext:value-type="float">
            <text:p>1135497595.99766</text:p>
          </table:table-cell>
          <table:table-cell office:value-type="float" office:value="365" calcext:value-type="float">
            <text:p>365</text:p>
          </table:table-cell>
          <table:table-cell office:value-type="float" office:value="1095682.17115118" calcext:value-type="float">
            <text:p>1095682.17115118</text:p>
          </table:table-cell>
          <table:table-cell office:value-type="float" office:value="4327267.92388537" calcext:value-type="float">
            <text:p>4327267.92388537</text:p>
          </table:table-cell>
          <table:table-cell office:value-type="float" office:value="3.58164868554841E+015" calcext:value-type="float">
            <text:p>3581648685548410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671406368.50461" calcext:value-type="float">
            <text:p>1671406368.50461</text:p>
          </table:table-cell>
          <table:table-cell office:value-type="float" office:value="365" calcext:value-type="float">
            <text:p>365</text:p>
          </table:table-cell>
          <table:table-cell office:value-type="float" office:value="1784004.12905574" calcext:value-type="float">
            <text:p>1784004.12905574</text:p>
          </table:table-cell>
          <table:table-cell office:value-type="float" office:value="7019584.70698304" calcext:value-type="float">
            <text:p>7019584.70698304</text:p>
          </table:table-cell>
          <table:table-cell office:value-type="float" office:value="7.89464774395392E+015" calcext:value-type="float">
            <text:p>7894647743953920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888242750.44935" calcext:value-type="float">
            <text:p>1888242750.44935</text:p>
          </table:table-cell>
          <table:table-cell office:value-type="float" office:value="366" calcext:value-type="float">
            <text:p>366</text:p>
          </table:table-cell>
          <table:table-cell office:value-type="float" office:value="1195179.531417" calcext:value-type="float">
            <text:p>1195179.531417</text:p>
          </table:table-cell>
          <table:table-cell office:value-type="float" office:value="7191539.38817405" calcext:value-type="float">
            <text:p>7191539.38817405</text:p>
          </table:table-cell>
          <table:table-cell office:value-type="float" office:value="1.03017687090992E+016" calcext:value-type="float">
            <text:p>10301768709099200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814979027.35819" calcext:value-type="float">
            <text:p>1814979027.35819</text:p>
          </table:table-cell>
          <table:table-cell office:value-type="float" office:value="365" calcext:value-type="float">
            <text:p>365</text:p>
          </table:table-cell>
          <table:table-cell office:value-type="float" office:value="2174585.48170151" calcext:value-type="float">
            <text:p>2174585.48170151</text:p>
          </table:table-cell>
          <table:table-cell office:value-type="float" office:value="5798155.04406636" calcext:value-type="float">
            <text:p>5798155.04406636</text:p>
          </table:table-cell>
          <table:table-cell office:value-type="float" office:value="9.10308001970688E+015" calcext:value-type="float">
            <text:p>9103080019706880</text:p>
          </table:table-cell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38699129.958333" calcext:value-type="float">
            <text:p>138699129.958333</text:p>
          </table:table-cell>
          <table:table-cell office:value-type="float" office:value="365" calcext:value-type="float">
            <text:p>365</text:p>
          </table:table-cell>
          <table:table-cell office:value-type="float" office:value="250328.48983542" calcext:value-type="float">
            <text:p>250328.48983542</text:p>
          </table:table-cell>
          <table:table-cell office:value-type="float" office:value="498475.589526156" calcext:value-type="float">
            <text:p>498475.589526156</text:p>
          </table:table-cell>
          <table:table-cell office:value-type="float" office:value="53149971828053.5" calcext:value-type="float">
            <text:p>53149971828053.5</text:p>
          </table:table-cell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46123868.875" calcext:value-type="float">
            <text:p>146123868.875</text:p>
          </table:table-cell>
          <table:table-cell office:value-type="float" office:value="366" calcext:value-type="float">
            <text:p>366</text:p>
          </table:table-cell>
          <table:table-cell office:value-type="float" office:value="308714.698633488" calcext:value-type="float">
            <text:p>308714.698633488</text:p>
          </table:table-cell>
          <table:table-cell office:value-type="float" office:value="541777.056564392" calcext:value-type="float">
            <text:p>541777.056564392</text:p>
          </table:table-cell>
          <table:table-cell office:value-type="float" office:value="58865963663347.5" calcext:value-type="float">
            <text:p>58865963663347.5</text:p>
          </table:table-cell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28407348.125" calcext:value-type="float">
            <text:p>128407348.125</text:p>
          </table:table-cell>
          <table:table-cell office:value-type="float" office:value="365" calcext:value-type="float">
            <text:p>365</text:p>
          </table:table-cell>
          <table:table-cell office:value-type="float" office:value="57656.4501096911" calcext:value-type="float">
            <text:p>57656.4501096911</text:p>
          </table:table-cell>
          <table:table-cell office:value-type="float" office:value="526820.686008392" calcext:value-type="float">
            <text:p>526820.686008392</text:p>
          </table:table-cell>
          <table:table-cell office:value-type="float" office:value="46106979065180.5" calcext:value-type="float">
            <text:p>46106979065180.5</text:p>
          </table:table-cell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644788012.375" calcext:value-type="float">
            <text:p>1644788012.375</text:p>
          </table:table-cell>
          <table:table-cell office:value-type="float" office:value="365" calcext:value-type="float">
            <text:p>365</text:p>
          </table:table-cell>
          <table:table-cell office:value-type="float" office:value="3089196.13212918" calcext:value-type="float">
            <text:p>3089196.13212918</text:p>
          </table:table-cell>
          <table:table-cell office:value-type="float" office:value="9198763.07718441" calcext:value-type="float">
            <text:p>9198763.07718441</text:p>
          </table:table-cell>
          <table:table-cell office:value-type="float" office:value="7.51112175616612E+015" calcext:value-type="float">
            <text:p>7511121756166120</text:p>
          </table:table-cell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668383913.95833" calcext:value-type="float">
            <text:p>1668383913.95833</text:p>
          </table:table-cell>
          <table:table-cell office:value-type="float" office:value="366" calcext:value-type="float">
            <text:p>366</text:p>
          </table:table-cell>
          <table:table-cell office:value-type="float" office:value="3266678.63811395" calcext:value-type="float">
            <text:p>3266678.63811395</text:p>
          </table:table-cell>
          <table:table-cell office:value-type="float" office:value="9234268.88944248" calcext:value-type="float">
            <text:p>9234268.88944248</text:p>
          </table:table-cell>
          <table:table-cell office:value-type="float" office:value="7.6962027243131E+015" calcext:value-type="float">
            <text:p>7696202724313100</text:p>
          </table:table-cell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590298152.45833" calcext:value-type="float">
            <text:p>1590298152.45833</text:p>
          </table:table-cell>
          <table:table-cell office:value-type="float" office:value="365" calcext:value-type="float">
            <text:p>365</text:p>
          </table:table-cell>
          <table:table-cell office:value-type="float" office:value="13467.0861802089" calcext:value-type="float">
            <text:p>13467.0861802089</text:p>
          </table:table-cell>
          <table:table-cell office:value-type="float" office:value="5453606.55176884" calcext:value-type="float">
            <text:p>5453606.55176884</text:p>
          </table:table-cell>
          <table:table-cell office:value-type="float" office:value="7.01007318545113E+015" calcext:value-type="float">
            <text:p>7010073185451130</text:p>
          </table:table-cell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702573998.33333" calcext:value-type="float">
            <text:p>1702573998.33333</text:p>
          </table:table-cell>
          <table:table-cell office:value-type="float" office:value="365" calcext:value-type="float">
            <text:p>365</text:p>
          </table:table-cell>
          <table:table-cell office:value-type="float" office:value="3327056.3804301" calcext:value-type="float">
            <text:p>3327056.3804301</text:p>
          </table:table-cell>
          <table:table-cell office:value-type="float" office:value="7131755.13306718" calcext:value-type="float">
            <text:p>7131755.13306718</text:p>
          </table:table-cell>
          <table:table-cell office:value-type="float" office:value="8.05974330249526E+015" calcext:value-type="float">
            <text:p>8059743302495260</text:p>
          </table:table-cell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760448150.875" calcext:value-type="float">
            <text:p>1760448150.875</text:p>
          </table:table-cell>
          <table:table-cell office:value-type="float" office:value="366" calcext:value-type="float">
            <text:p>366</text:p>
          </table:table-cell>
          <table:table-cell office:value-type="float" office:value="3657646.39875214" calcext:value-type="float">
            <text:p>3657646.39875214</text:p>
          </table:table-cell>
          <table:table-cell office:value-type="float" office:value="7198584.45908363" calcext:value-type="float">
            <text:p>7198584.45908363</text:p>
          </table:table-cell>
          <table:table-cell office:value-type="float" office:value="8.55848471598526E+015" calcext:value-type="float">
            <text:p>8558484715985260</text:p>
          </table:table-cell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500446742.5" calcext:value-type="float">
            <text:p>1500446742.5</text:p>
          </table:table-cell>
          <table:table-cell office:value-type="float" office:value="365" calcext:value-type="float">
            <text:p>365</text:p>
          </table:table-cell>
          <table:table-cell office:value-type="float" office:value="1082596.55234801" calcext:value-type="float">
            <text:p>1082596.55234801</text:p>
          </table:table-cell>
          <table:table-cell office:value-type="float" office:value="6281623.70946438" calcext:value-type="float">
            <text:p>6281623.70946438</text:p>
          </table:table-cell>
          <table:table-cell office:value-type="float" office:value="6.25881990671965E+015" calcext:value-type="float">
            <text:p>6258819906719650</text:p>
          </table:table-cell>
        </table:table-row>
        <table:table-row table:style-name="ro1">
          <table:table-cell office:value-type="string" calcext:value-type="string">
            <text:p>MODOC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32668193.5" calcext:value-type="float">
            <text:p>132668193.5</text:p>
          </table:table-cell>
          <table:table-cell office:value-type="float" office:value="365" calcext:value-type="float">
            <text:p>365</text:p>
          </table:table-cell>
          <table:table-cell office:value-type="float" office:value="230520.150344975" calcext:value-type="float">
            <text:p>230520.150344975</text:p>
          </table:table-cell>
          <table:table-cell office:value-type="float" office:value="492012.883698864" calcext:value-type="float">
            <text:p>492012.883698864</text:p>
          </table:table-cell>
          <table:table-cell office:value-type="float" office:value="49075078921481.7" calcext:value-type="float">
            <text:p>49075078921481.7</text:p>
          </table:table-cell>
        </table:table-row>
        <table:table-row table:style-name="ro1">
          <table:table-cell office:value-type="string" calcext:value-type="string">
            <text:p>MODOC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44653814.25" calcext:value-type="float">
            <text:p>144653814.25</text:p>
          </table:table-cell>
          <table:table-cell office:value-type="float" office:value="366" calcext:value-type="float">
            <text:p>366</text:p>
          </table:table-cell>
          <table:table-cell office:value-type="float" office:value="219577.776602045" calcext:value-type="float">
            <text:p>219577.776602045</text:p>
          </table:table-cell>
          <table:table-cell office:value-type="float" office:value="546136.281912542" calcext:value-type="float">
            <text:p>546136.281912542</text:p>
          </table:table-cell>
          <table:table-cell office:value-type="float" office:value="58387696204297.5" calcext:value-type="float">
            <text:p>58387696204297.5</text:p>
          </table:table-cell>
        </table:table-row>
        <table:table-row table:style-name="ro1">
          <table:table-cell office:value-type="string" calcext:value-type="string">
            <text:p>MODOC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55829606.8333333" calcext:value-type="float">
            <text:p>55829606.8333333</text:p>
          </table:table-cell>
          <table:table-cell office:value-type="float" office:value="365" calcext:value-type="float">
            <text:p>365</text:p>
          </table:table-cell>
          <table:table-cell office:value-type="float" office:value="278.2671791969" calcext:value-type="float">
            <text:p>278.2671791969</text:p>
          </table:table-cell>
          <table:table-cell office:value-type="float" office:value="581258.358772425" calcext:value-type="float">
            <text:p>581258.358772425</text:p>
          </table:table-cell>
          <table:table-cell office:value-type="float" office:value="20948046559299.1" calcext:value-type="float">
            <text:p>20948046559299.1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81894181.625" calcext:value-type="float">
            <text:p>281894181.625</text:p>
          </table:table-cell>
          <table:table-cell office:value-type="float" office:value="365" calcext:value-type="float">
            <text:p>365</text:p>
          </table:table-cell>
          <table:table-cell office:value-type="float" office:value="490272.777944672" calcext:value-type="float">
            <text:p>490272.777944672</text:p>
          </table:table-cell>
          <table:table-cell office:value-type="float" office:value="1026298.8802884" calcext:value-type="float">
            <text:p>1026298.8802884</text:p>
          </table:table-cell>
          <table:table-cell office:value-type="float" office:value="219453281584649" calcext:value-type="float">
            <text:p>219453281584649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77544263.833333" calcext:value-type="float">
            <text:p>277544263.833333</text:p>
          </table:table-cell>
          <table:table-cell office:value-type="float" office:value="366" calcext:value-type="float">
            <text:p>366</text:p>
          </table:table-cell>
          <table:table-cell office:value-type="float" office:value="558245.92700499" calcext:value-type="float">
            <text:p>558245.92700499</text:p>
          </table:table-cell>
          <table:table-cell office:value-type="float" office:value="1098121.84923654" calcext:value-type="float">
            <text:p>1098121.84923654</text:p>
          </table:table-cell>
          <table:table-cell office:value-type="float" office:value="214182055107676" calcext:value-type="float">
            <text:p>214182055107676</text:p>
          </table:table-cell>
        </table:table-row>
        <table:table-row table:style-name="ro1">
          <table:table-cell office:value-type="string" calcext:value-type="string">
            <text:p>MO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77825970.041666" calcext:value-type="float">
            <text:p>277825970.041666</text:p>
          </table:table-cell>
          <table:table-cell office:value-type="float" office:value="365" calcext:value-type="float">
            <text:p>365</text:p>
          </table:table-cell>
          <table:table-cell office:value-type="float" office:value="179730.38386159" calcext:value-type="float">
            <text:p>179730.38386159</text:p>
          </table:table-cell>
          <table:table-cell office:value-type="float" office:value="1236805.6218989" calcext:value-type="float">
            <text:p>1236805.6218989</text:p>
          </table:table-cell>
          <table:table-cell office:value-type="float" office:value="217521057917407" calcext:value-type="float">
            <text:p>217521057917407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225766193.79167" calcext:value-type="float">
            <text:p>4225766193.79167</text:p>
          </table:table-cell>
          <table:table-cell office:value-type="float" office:value="365" calcext:value-type="float">
            <text:p>365</text:p>
          </table:table-cell>
          <table:table-cell office:value-type="float" office:value="8449417.75124758" calcext:value-type="float">
            <text:p>8449417.75124758</text:p>
          </table:table-cell>
          <table:table-cell office:value-type="float" office:value="14853135.7744211" calcext:value-type="float">
            <text:p>14853135.7744211</text:p>
          </table:table-cell>
          <table:table-cell office:value-type="float" office:value="4.92543578608371E+016" calcext:value-type="float">
            <text:p>49254357860837100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4183351686.79167" calcext:value-type="float">
            <text:p>4183351686.79167</text:p>
          </table:table-cell>
          <table:table-cell office:value-type="float" office:value="366" calcext:value-type="float">
            <text:p>366</text:p>
          </table:table-cell>
          <table:table-cell office:value-type="float" office:value="8539198.03288197" calcext:value-type="float">
            <text:p>8539198.03288197</text:p>
          </table:table-cell>
          <table:table-cell office:value-type="float" office:value="19949899.2564569" calcext:value-type="float">
            <text:p>19949899.2564569</text:p>
          </table:table-cell>
          <table:table-cell office:value-type="float" office:value="4.81692906214469E+016" calcext:value-type="float">
            <text:p>48169290621446900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932820793.75" calcext:value-type="float">
            <text:p>3932820793.75</text:p>
          </table:table-cell>
          <table:table-cell office:value-type="float" office:value="365" calcext:value-type="float">
            <text:p>365</text:p>
          </table:table-cell>
          <table:table-cell office:value-type="float" office:value="7194993.63705853" calcext:value-type="float">
            <text:p>7194993.63705853</text:p>
          </table:table-cell>
          <table:table-cell office:value-type="float" office:value="13588865.0916473" calcext:value-type="float">
            <text:p>13588865.0916473</text:p>
          </table:table-cell>
          <table:table-cell office:value-type="float" office:value="4.26136038860462E+016" calcext:value-type="float">
            <text:p>42613603886046200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959983190.708333" calcext:value-type="float">
            <text:p>959983190.708333</text:p>
          </table:table-cell>
          <table:table-cell office:value-type="float" office:value="365" calcext:value-type="float">
            <text:p>365</text:p>
          </table:table-cell>
          <table:table-cell office:value-type="float" office:value="1255191.76230056" calcext:value-type="float">
            <text:p>1255191.76230056</text:p>
          </table:table-cell>
          <table:table-cell office:value-type="float" office:value="3450930.61974238" calcext:value-type="float">
            <text:p>3450930.61974238</text:p>
          </table:table-cell>
          <table:table-cell office:value-type="float" office:value="2.56346033254166E+015" calcext:value-type="float">
            <text:p>2563460332541660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954348871" calcext:value-type="float">
            <text:p>954348871</text:p>
          </table:table-cell>
          <table:table-cell office:value-type="float" office:value="366" calcext:value-type="float">
            <text:p>366</text:p>
          </table:table-cell>
          <table:table-cell office:value-type="float" office:value="2025219.11291192" calcext:value-type="float">
            <text:p>2025219.11291192</text:p>
          </table:table-cell>
          <table:table-cell office:value-type="float" office:value="3453254.67992794" calcext:value-type="float">
            <text:p>3453254.67992794</text:p>
          </table:table-cell>
          <table:table-cell office:value-type="float" office:value="2.50364489745478E+015" calcext:value-type="float">
            <text:p>2503644897454780</text:p>
          </table:table-cell>
        </table:table-row>
        <table:table-row table:style-name="ro1">
          <table:table-cell office:value-type="string" calcext:value-type="string">
            <text:p>NAP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917380810.333332" calcext:value-type="float">
            <text:p>917380810.333332</text:p>
          </table:table-cell>
          <table:table-cell office:value-type="float" office:value="365" calcext:value-type="float">
            <text:p>365</text:p>
          </table:table-cell>
          <table:table-cell office:value-type="float" office:value="1816427.83667449" calcext:value-type="float">
            <text:p>1816427.83667449</text:p>
          </table:table-cell>
          <table:table-cell office:value-type="float" office:value="4203721.80219892" calcext:value-type="float">
            <text:p>4203721.80219892</text:p>
          </table:table-cell>
          <table:table-cell office:value-type="float" office:value="2.35811921262104E+015" calcext:value-type="float">
            <text:p>235811921262104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681105595.5" calcext:value-type="float">
            <text:p>681105595.5</text:p>
          </table:table-cell>
          <table:table-cell office:value-type="float" office:value="365" calcext:value-type="float">
            <text:p>365</text:p>
          </table:table-cell>
          <table:table-cell office:value-type="float" office:value="609581.661101236" calcext:value-type="float">
            <text:p>609581.661101236</text:p>
          </table:table-cell>
          <table:table-cell office:value-type="float" office:value="3018350.12069091" calcext:value-type="float">
            <text:p>3018350.12069091</text:p>
          </table:table-cell>
          <table:table-cell office:value-type="float" office:value="1.42346968080995E+015" calcext:value-type="float">
            <text:p>142346968080995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703663104.666667" calcext:value-type="float">
            <text:p>703663104.666667</text:p>
          </table:table-cell>
          <table:table-cell office:value-type="float" office:value="366" calcext:value-type="float">
            <text:p>366</text:p>
          </table:table-cell>
          <table:table-cell office:value-type="float" office:value="1141478.09967184" calcext:value-type="float">
            <text:p>1141478.09967184</text:p>
          </table:table-cell>
          <table:table-cell office:value-type="float" office:value="2796996.54518974" calcext:value-type="float">
            <text:p>2796996.54518974</text:p>
          </table:table-cell>
          <table:table-cell office:value-type="float" office:value="1.39005812267145E+015" calcext:value-type="float">
            <text:p>139005812267145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716511864.041666" calcext:value-type="float">
            <text:p>716511864.041666</text:p>
          </table:table-cell>
          <table:table-cell office:value-type="float" office:value="365" calcext:value-type="float">
            <text:p>365</text:p>
          </table:table-cell>
          <table:table-cell office:value-type="float" office:value="290664.685894673" calcext:value-type="float">
            <text:p>290664.685894673</text:p>
          </table:table-cell>
          <table:table-cell office:value-type="float" office:value="2482274.53617082" calcext:value-type="float">
            <text:p>2482274.53617082</text:p>
          </table:table-cell>
          <table:table-cell office:value-type="float" office:value="1.41984321900005E+015" calcext:value-type="float">
            <text:p>141984321900005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1199178994.8632" calcext:value-type="float">
            <text:p>11199178994.8632</text:p>
          </table:table-cell>
          <table:table-cell office:value-type="float" office:value="365" calcext:value-type="float">
            <text:p>365</text:p>
          </table:table-cell>
          <table:table-cell office:value-type="float" office:value="20280366.070067" calcext:value-type="float">
            <text:p>20280366.070067</text:p>
          </table:table-cell>
          <table:table-cell office:value-type="float" office:value="58959601.8724595" calcext:value-type="float">
            <text:p>58959601.8724595</text:p>
          </table:table-cell>
          <table:table-cell office:value-type="float" office:value="3.54481413725402E+017" calcext:value-type="float">
            <text:p>3544814137254020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1335864647.5607" calcext:value-type="float">
            <text:p>11335864647.5607</text:p>
          </table:table-cell>
          <table:table-cell office:value-type="float" office:value="366" calcext:value-type="float">
            <text:p>366</text:p>
          </table:table-cell>
          <table:table-cell office:value-type="float" office:value="21072076.354695" calcext:value-type="float">
            <text:p>21072076.354695</text:p>
          </table:table-cell>
          <table:table-cell office:value-type="float" office:value="101515747.342397" calcext:value-type="float">
            <text:p>101515747.342397</text:p>
          </table:table-cell>
          <table:table-cell office:value-type="float" office:value="3.789076374424E+017" calcext:value-type="float">
            <text:p>3789076374424000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0661024554.5547" calcext:value-type="float">
            <text:p>10661024554.5547</text:p>
          </table:table-cell>
          <table:table-cell office:value-type="float" office:value="365" calcext:value-type="float">
            <text:p>365</text:p>
          </table:table-cell>
          <table:table-cell office:value-type="float" office:value="4467646.71356358" calcext:value-type="float">
            <text:p>4467646.71356358</text:p>
          </table:table-cell>
          <table:table-cell office:value-type="float" office:value="42422100.1637709" calcext:value-type="float">
            <text:p>42422100.1637709</text:p>
          </table:table-cell>
          <table:table-cell office:value-type="float" office:value="3.15239273244188E+017" calcext:value-type="float">
            <text:p>3152392732441880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976146742.31258" calcext:value-type="float">
            <text:p>1976146742.31258</text:p>
          </table:table-cell>
          <table:table-cell office:value-type="float" office:value="365" calcext:value-type="float">
            <text:p>365</text:p>
          </table:table-cell>
          <table:table-cell office:value-type="float" office:value="2302485.12274468" calcext:value-type="float">
            <text:p>2302485.12274468</text:p>
          </table:table-cell>
          <table:table-cell office:value-type="float" office:value="9646599.79696856" calcext:value-type="float">
            <text:p>9646599.79696856</text:p>
          </table:table-cell>
          <table:table-cell office:value-type="float" office:value="1.18289283913498E+016" calcext:value-type="float">
            <text:p>118289283913498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060977983.59099" calcext:value-type="float">
            <text:p>2060977983.59099</text:p>
          </table:table-cell>
          <table:table-cell office:value-type="float" office:value="366" calcext:value-type="float">
            <text:p>366</text:p>
          </table:table-cell>
          <table:table-cell office:value-type="float" office:value="3214428.57349205" calcext:value-type="float">
            <text:p>3214428.57349205</text:p>
          </table:table-cell>
          <table:table-cell office:value-type="float" office:value="10143429.9582149" calcext:value-type="float">
            <text:p>10143429.9582149</text:p>
          </table:table-cell>
          <table:table-cell office:value-type="float" office:value="1.20652069454004E+016" calcext:value-type="float">
            <text:p>12065206945400400</text:p>
          </table:table-cell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961410085.44805" calcext:value-type="float">
            <text:p>1961410085.44805</text:p>
          </table:table-cell>
          <table:table-cell office:value-type="float" office:value="365" calcext:value-type="float">
            <text:p>365</text:p>
          </table:table-cell>
          <table:table-cell office:value-type="float" office:value="780399.734234742" calcext:value-type="float">
            <text:p>780399.734234742</text:p>
          </table:table-cell>
          <table:table-cell office:value-type="float" office:value="7247867.94466629" calcext:value-type="float">
            <text:p>7247867.94466629</text:p>
          </table:table-cell>
          <table:table-cell office:value-type="float" office:value="1.06953690167999E+016" calcext:value-type="float">
            <text:p>10695369016799900</text:p>
          </table:table-cell>
        </table:table-row>
        <table:table-row table:style-name="ro1">
          <table:table-cell office:value-type="string" calcext:value-type="string">
            <text:p>PLUM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51108121.416666" calcext:value-type="float">
            <text:p>251108121.416666</text:p>
          </table:table-cell>
          <table:table-cell office:value-type="float" office:value="365" calcext:value-type="float">
            <text:p>365</text:p>
          </table:table-cell>
          <table:table-cell office:value-type="float" office:value="447053.488511996" calcext:value-type="float">
            <text:p>447053.488511996</text:p>
          </table:table-cell>
          <table:table-cell office:value-type="float" office:value="922766.840176961" calcext:value-type="float">
            <text:p>922766.840176961</text:p>
          </table:table-cell>
          <table:table-cell office:value-type="float" office:value="174866168044952" calcext:value-type="float">
            <text:p>174866168044952</text:p>
          </table:table-cell>
        </table:table-row>
        <table:table-row table:style-name="ro1">
          <table:table-cell office:value-type="string" calcext:value-type="string">
            <text:p>PLUM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67737312.416666" calcext:value-type="float">
            <text:p>267737312.416666</text:p>
          </table:table-cell>
          <table:table-cell office:value-type="float" office:value="366" calcext:value-type="float">
            <text:p>366</text:p>
          </table:table-cell>
          <table:table-cell office:value-type="float" office:value="450607.504708599" calcext:value-type="float">
            <text:p>450607.504708599</text:p>
          </table:table-cell>
          <table:table-cell office:value-type="float" office:value="1026059.34551943" calcext:value-type="float">
            <text:p>1026059.34551943</text:p>
          </table:table-cell>
          <table:table-cell office:value-type="float" office:value="198934147478441" calcext:value-type="float">
            <text:p>198934147478441</text:p>
          </table:table-cell>
        </table:table-row>
        <table:table-row table:style-name="ro1">
          <table:table-cell office:value-type="string" calcext:value-type="string">
            <text:p>PLUM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38136510.875" calcext:value-type="float">
            <text:p>238136510.875</text:p>
          </table:table-cell>
          <table:table-cell office:value-type="float" office:value="365" calcext:value-type="float">
            <text:p>365</text:p>
          </table:table-cell>
          <table:table-cell office:value-type="float" office:value="418345.244823281" calcext:value-type="float">
            <text:p>418345.244823281</text:p>
          </table:table-cell>
          <table:table-cell office:value-type="float" office:value="1034311.2897125" calcext:value-type="float">
            <text:p>1034311.2897125</text:p>
          </table:table-cell>
          <table:table-cell office:value-type="float" office:value="157251535201929" calcext:value-type="float">
            <text:p>157251535201929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0447434540.2312" calcext:value-type="float">
            <text:p>10447434540.2312</text:p>
          </table:table-cell>
          <table:table-cell office:value-type="float" office:value="365" calcext:value-type="float">
            <text:p>365</text:p>
          </table:table-cell>
          <table:table-cell office:value-type="float" office:value="22119928.5507288" calcext:value-type="float">
            <text:p>22119928.5507288</text:p>
          </table:table-cell>
          <table:table-cell office:value-type="float" office:value="50933588.5105464" calcext:value-type="float">
            <text:p>50933588.5105464</text:p>
          </table:table-cell>
          <table:table-cell office:value-type="float" office:value="3.03410411193828E+017" calcext:value-type="float">
            <text:p>303410411193828000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0889287538.6351" calcext:value-type="float">
            <text:p>10889287538.6351</text:p>
          </table:table-cell>
          <table:table-cell office:value-type="float" office:value="366" calcext:value-type="float">
            <text:p>366</text:p>
          </table:table-cell>
          <table:table-cell office:value-type="float" office:value="23849218.994145" calcext:value-type="float">
            <text:p>23849218.994145</text:p>
          </table:table-cell>
          <table:table-cell office:value-type="float" office:value="40587105.9290389" calcext:value-type="float">
            <text:p>40587105.9290389</text:p>
          </table:table-cell>
          <table:table-cell office:value-type="float" office:value="3.26068475788657E+017" calcext:value-type="float">
            <text:p>326068475788657000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9978965971.46873" calcext:value-type="float">
            <text:p>9978965971.46873</text:p>
          </table:table-cell>
          <table:table-cell office:value-type="float" office:value="365" calcext:value-type="float">
            <text:p>365</text:p>
          </table:table-cell>
          <table:table-cell office:value-type="float" office:value="13806553.3128995" calcext:value-type="float">
            <text:p>13806553.3128995</text:p>
          </table:table-cell>
          <table:table-cell office:value-type="float" office:value="43698536.8139181" calcext:value-type="float">
            <text:p>43698536.8139181</text:p>
          </table:table-cell>
          <table:table-cell office:value-type="float" office:value="2.79701702257816E+017" calcext:value-type="float">
            <text:p>27970170225781600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657923050.57766" calcext:value-type="float">
            <text:p>4657923050.57766</text:p>
          </table:table-cell>
          <table:table-cell office:value-type="float" office:value="365" calcext:value-type="float">
            <text:p>365</text:p>
          </table:table-cell>
          <table:table-cell office:value-type="float" office:value="8332813.21123766" calcext:value-type="float">
            <text:p>8332813.21123766</text:p>
          </table:table-cell>
          <table:table-cell office:value-type="float" office:value="15882920.0950052" calcext:value-type="float">
            <text:p>15882920.0950052</text:p>
          </table:table-cell>
          <table:table-cell office:value-type="float" office:value="6.01642013011804E+016" calcext:value-type="float">
            <text:p>6016420130118040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4721827363.86295" calcext:value-type="float">
            <text:p>4721827363.86295</text:p>
          </table:table-cell>
          <table:table-cell office:value-type="float" office:value="366" calcext:value-type="float">
            <text:p>366</text:p>
          </table:table-cell>
          <table:table-cell office:value-type="float" office:value="9036822.98540615" calcext:value-type="float">
            <text:p>9036822.98540615</text:p>
          </table:table-cell>
          <table:table-cell office:value-type="float" office:value="15593741.3605413" calcext:value-type="float">
            <text:p>15593741.3605413</text:p>
          </table:table-cell>
          <table:table-cell office:value-type="float" office:value="6.16335078612037E+016" calcext:value-type="float">
            <text:p>6163350786120370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4603635311.09791" calcext:value-type="float">
            <text:p>4603635311.09791</text:p>
          </table:table-cell>
          <table:table-cell office:value-type="float" office:value="365" calcext:value-type="float">
            <text:p>365</text:p>
          </table:table-cell>
          <table:table-cell office:value-type="float" office:value="1566164.23982077" calcext:value-type="float">
            <text:p>1566164.23982077</text:p>
          </table:table-cell>
          <table:table-cell office:value-type="float" office:value="16645169.4255997" calcext:value-type="float">
            <text:p>16645169.4255997</text:p>
          </table:table-cell>
          <table:table-cell office:value-type="float" office:value="5.94270477630776E+016" calcext:value-type="float">
            <text:p>59427047763077600</text:p>
          </table:table-cell>
        </table:table-row>
        <table:table-row table:style-name="ro1">
          <table:table-cell office:value-type="string" calcext:value-type="string">
            <text:p>SAN BENI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520118344.208334" calcext:value-type="float">
            <text:p>520118344.208334</text:p>
          </table:table-cell>
          <table:table-cell office:value-type="float" office:value="365" calcext:value-type="float">
            <text:p>365</text:p>
          </table:table-cell>
          <table:table-cell office:value-type="float" office:value="1050619.24259072" calcext:value-type="float">
            <text:p>1050619.24259072</text:p>
          </table:table-cell>
          <table:table-cell office:value-type="float" office:value="1953534.56328045" calcext:value-type="float">
            <text:p>1953534.56328045</text:p>
          </table:table-cell>
          <table:table-cell office:value-type="float" office:value="749764418647825" calcext:value-type="float">
            <text:p>749764418647825</text:p>
          </table:table-cell>
        </table:table-row>
        <table:table-row table:style-name="ro1">
          <table:table-cell office:value-type="string" calcext:value-type="string">
            <text:p>SAN BENI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529084706.541667" calcext:value-type="float">
            <text:p>529084706.541667</text:p>
          </table:table-cell>
          <table:table-cell office:value-type="float" office:value="366" calcext:value-type="float">
            <text:p>366</text:p>
          </table:table-cell>
          <table:table-cell office:value-type="float" office:value="951283.27463121" calcext:value-type="float">
            <text:p>951283.27463121</text:p>
          </table:table-cell>
          <table:table-cell office:value-type="float" office:value="2395440.21028501" calcext:value-type="float">
            <text:p>2395440.21028501</text:p>
          </table:table-cell>
          <table:table-cell office:value-type="float" office:value="786771586777264" calcext:value-type="float">
            <text:p>786771586777264</text:p>
          </table:table-cell>
        </table:table-row>
        <table:table-row table:style-name="ro1">
          <table:table-cell office:value-type="string" calcext:value-type="string">
            <text:p>SAN BENI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489405967.875001" calcext:value-type="float">
            <text:p>489405967.875001</text:p>
          </table:table-cell>
          <table:table-cell office:value-type="float" office:value="365" calcext:value-type="float">
            <text:p>365</text:p>
          </table:table-cell>
          <table:table-cell office:value-type="float" office:value="491028.243028619" calcext:value-type="float">
            <text:p>491028.243028619</text:p>
          </table:table-cell>
          <table:table-cell office:value-type="float" office:value="1740356.88647167" calcext:value-type="float">
            <text:p>1740356.88647167</text:p>
          </table:table-cell>
          <table:table-cell office:value-type="float" office:value="664341067256397" calcext:value-type="float">
            <text:p>664341067256397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3098446159.1247" calcext:value-type="float">
            <text:p>13098446159.1247</text:p>
          </table:table-cell>
          <table:table-cell office:value-type="float" office:value="365" calcext:value-type="float">
            <text:p>365</text:p>
          </table:table-cell>
          <table:table-cell office:value-type="float" office:value="27344877.49304" calcext:value-type="float">
            <text:p>27344877.49304</text:p>
          </table:table-cell>
          <table:table-cell office:value-type="float" office:value="52565955.8456528" calcext:value-type="float">
            <text:p>52565955.8456528</text:p>
          </table:table-cell>
          <table:table-cell office:value-type="float" office:value="4.72698620043281E+017" calcext:value-type="float">
            <text:p>472698620043281000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2555762940.334" calcext:value-type="float">
            <text:p>12555762940.334</text:p>
          </table:table-cell>
          <table:table-cell office:value-type="float" office:value="366" calcext:value-type="float">
            <text:p>366</text:p>
          </table:table-cell>
          <table:table-cell office:value-type="float" office:value="26809707.4235548" calcext:value-type="float">
            <text:p>26809707.4235548</text:p>
          </table:table-cell>
          <table:table-cell office:value-type="float" office:value="44219602.0169937" calcext:value-type="float">
            <text:p>44219602.0169937</text:p>
          </table:table-cell>
          <table:table-cell office:value-type="float" office:value="4.3415954363786E+017" calcext:value-type="float">
            <text:p>434159543637860000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2147266892.7627" calcext:value-type="float">
            <text:p>12147266892.7627</text:p>
          </table:table-cell>
          <table:table-cell office:value-type="float" office:value="365" calcext:value-type="float">
            <text:p>365</text:p>
          </table:table-cell>
          <table:table-cell office:value-type="float" office:value="10532072.3803306" calcext:value-type="float">
            <text:p>10532072.3803306</text:p>
          </table:table-cell>
          <table:table-cell office:value-type="float" office:value="47061880.9612627" calcext:value-type="float">
            <text:p>47061880.9612627</text:p>
          </table:table-cell>
          <table:table-cell office:value-type="float" office:value="4.11219218217299E+017" calcext:value-type="float">
            <text:p>4112192182172990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1215760332.6327" calcext:value-type="float">
            <text:p>11215760332.6327</text:p>
          </table:table-cell>
          <table:table-cell office:value-type="float" office:value="365" calcext:value-type="float">
            <text:p>365</text:p>
          </table:table-cell>
          <table:table-cell office:value-type="float" office:value="20400811.2790846" calcext:value-type="float">
            <text:p>20400811.2790846</text:p>
          </table:table-cell>
          <table:table-cell office:value-type="float" office:value="35596491.5154039" calcext:value-type="float">
            <text:p>35596491.5154039</text:p>
          </table:table-cell>
          <table:table-cell office:value-type="float" office:value="3.47409049712726E+017" calcext:value-type="float">
            <text:p>3474090497127260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1500342859.938" calcext:value-type="float">
            <text:p>11500342859.938</text:p>
          </table:table-cell>
          <table:table-cell office:value-type="float" office:value="366" calcext:value-type="float">
            <text:p>366</text:p>
          </table:table-cell>
          <table:table-cell office:value-type="float" office:value="22182087.6454936" calcext:value-type="float">
            <text:p>22182087.6454936</text:p>
          </table:table-cell>
          <table:table-cell office:value-type="float" office:value="36905644.2194562" calcext:value-type="float">
            <text:p>36905644.2194562</text:p>
          </table:table-cell>
          <table:table-cell office:value-type="float" office:value="3.64327663407612E+017" calcext:value-type="float">
            <text:p>3643276634076120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0721971082.6696" calcext:value-type="float">
            <text:p>10721971082.6696</text:p>
          </table:table-cell>
          <table:table-cell office:value-type="float" office:value="365" calcext:value-type="float">
            <text:p>365</text:p>
          </table:table-cell>
          <table:table-cell office:value-type="float" office:value="6587992.71082816" calcext:value-type="float">
            <text:p>6587992.71082816</text:p>
          </table:table-cell>
          <table:table-cell office:value-type="float" office:value="37148495.9878567" calcext:value-type="float">
            <text:p>37148495.9878567</text:p>
          </table:table-cell>
          <table:table-cell office:value-type="float" office:value="3.19554014142857E+017" calcext:value-type="float">
            <text:p>31955401414285700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664177946.73888" calcext:value-type="float">
            <text:p>1664177946.73888</text:p>
          </table:table-cell>
          <table:table-cell office:value-type="float" office:value="365" calcext:value-type="float">
            <text:p>365</text:p>
          </table:table-cell>
          <table:table-cell office:value-type="float" office:value="1322384.60266465" calcext:value-type="float">
            <text:p>1322384.60266465</text:p>
          </table:table-cell>
          <table:table-cell office:value-type="float" office:value="13229739.5891757" calcext:value-type="float">
            <text:p>13229739.5891757</text:p>
          </table:table-cell>
          <table:table-cell office:value-type="float" office:value="8.60990323485059E+015" calcext:value-type="float">
            <text:p>860990323485059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669358321.99063" calcext:value-type="float">
            <text:p>1669358321.99063</text:p>
          </table:table-cell>
          <table:table-cell office:value-type="float" office:value="366" calcext:value-type="float">
            <text:p>366</text:p>
          </table:table-cell>
          <table:table-cell office:value-type="float" office:value="3253244.49546939" calcext:value-type="float">
            <text:p>3253244.49546939</text:p>
          </table:table-cell>
          <table:table-cell office:value-type="float" office:value="5265049.80310365" calcext:value-type="float">
            <text:p>5265049.80310365</text:p>
          </table:table-cell>
          <table:table-cell office:value-type="float" office:value="7.67520068515759E+015" calcext:value-type="float">
            <text:p>767520068515759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561854587.14769" calcext:value-type="float">
            <text:p>1561854587.14769</text:p>
          </table:table-cell>
          <table:table-cell office:value-type="float" office:value="365" calcext:value-type="float">
            <text:p>365</text:p>
          </table:table-cell>
          <table:table-cell office:value-type="float" office:value="495082.183407537" calcext:value-type="float">
            <text:p>495082.183407537</text:p>
          </table:table-cell>
          <table:table-cell office:value-type="float" office:value="6120254.67459909" calcext:value-type="float">
            <text:p>6120254.67459909</text:p>
          </table:table-cell>
          <table:table-cell office:value-type="float" office:value="6.82666253185315E+015" calcext:value-type="float">
            <text:p>6826662531853150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220022777.96725" calcext:value-type="float">
            <text:p>3220022777.96725</text:p>
          </table:table-cell>
          <table:table-cell office:value-type="float" office:value="365" calcext:value-type="float">
            <text:p>365</text:p>
          </table:table-cell>
          <table:table-cell office:value-type="float" office:value="5197867.67966073" calcext:value-type="float">
            <text:p>5197867.67966073</text:p>
          </table:table-cell>
          <table:table-cell office:value-type="float" office:value="11264191.0684257" calcext:value-type="float">
            <text:p>11264191.0684257</text:p>
          </table:table-cell>
          <table:table-cell office:value-type="float" office:value="2.88622721372449E+016" calcext:value-type="float">
            <text:p>28862272137244900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989866427.61746" calcext:value-type="float">
            <text:p>2989866427.61746</text:p>
          </table:table-cell>
          <table:table-cell office:value-type="float" office:value="366" calcext:value-type="float">
            <text:p>366</text:p>
          </table:table-cell>
          <table:table-cell office:value-type="float" office:value="5742810.32382116" calcext:value-type="float">
            <text:p>5742810.32382116</text:p>
          </table:table-cell>
          <table:table-cell office:value-type="float" office:value="10177995.8823127" calcext:value-type="float">
            <text:p>10177995.8823127</text:p>
          </table:table-cell>
          <table:table-cell office:value-type="float" office:value="2.46646112568654E+016" calcext:value-type="float">
            <text:p>24664611256865400</text:p>
          </table:table-cell>
        </table:table-row>
        <table:table-row table:style-name="ro1">
          <table:table-cell office:value-type="string" calcext:value-type="string">
            <text:p>SAN JOAQU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852243335.21466" calcext:value-type="float">
            <text:p>2852243335.21466</text:p>
          </table:table-cell>
          <table:table-cell office:value-type="float" office:value="365" calcext:value-type="float">
            <text:p>365</text:p>
          </table:table-cell>
          <table:table-cell office:value-type="float" office:value="1130819.20102755" calcext:value-type="float">
            <text:p>1130819.20102755</text:p>
          </table:table-cell>
          <table:table-cell office:value-type="float" office:value="11823210.3182297" calcext:value-type="float">
            <text:p>11823210.3182297</text:p>
          </table:table-cell>
          <table:table-cell office:value-type="float" office:value="2.29308519614999E+016" calcext:value-type="float">
            <text:p>22930851961499900</text:p>
          </table:table-cell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970751607.91667" calcext:value-type="float">
            <text:p>2970751607.91667</text:p>
          </table:table-cell>
          <table:table-cell office:value-type="float" office:value="365" calcext:value-type="float">
            <text:p>365</text:p>
          </table:table-cell>
          <table:table-cell office:value-type="float" office:value="4827650.5132518" calcext:value-type="float">
            <text:p>4827650.5132518</text:p>
          </table:table-cell>
          <table:table-cell office:value-type="float" office:value="10862352.8233398" calcext:value-type="float">
            <text:p>10862352.8233398</text:p>
          </table:table-cell>
          <table:table-cell office:value-type="float" office:value="2.44846997042645E+016" calcext:value-type="float">
            <text:p>24484699704264500</text:p>
          </table:table-cell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873839954" calcext:value-type="float">
            <text:p>2873839954</text:p>
          </table:table-cell>
          <table:table-cell office:value-type="float" office:value="366" calcext:value-type="float">
            <text:p>366</text:p>
          </table:table-cell>
          <table:table-cell office:value-type="float" office:value="4574292.64342683" calcext:value-type="float">
            <text:p>4574292.64342683</text:p>
          </table:table-cell>
          <table:table-cell office:value-type="float" office:value="10206954.6571557" calcext:value-type="float">
            <text:p>10206954.6571557</text:p>
          </table:table-cell>
          <table:table-cell office:value-type="float" office:value="2.28619774936631E+016" calcext:value-type="float">
            <text:p>22861977493663100</text:p>
          </table:table-cell>
        </table:table-row>
        <table:table-row table:style-name="ro1">
          <table:table-cell office:value-type="string" calcext:value-type="string">
            <text:p>SAN LUIS OBIS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471122179.875" calcext:value-type="float">
            <text:p>2471122179.875</text:p>
          </table:table-cell>
          <table:table-cell office:value-type="float" office:value="365" calcext:value-type="float">
            <text:p>365</text:p>
          </table:table-cell>
          <table:table-cell office:value-type="float" office:value="2585805.44568062" calcext:value-type="float">
            <text:p>2585805.44568062</text:p>
          </table:table-cell>
          <table:table-cell office:value-type="float" office:value="16256592.7315087" calcext:value-type="float">
            <text:p>16256592.7315087</text:p>
          </table:table-cell>
          <table:table-cell office:value-type="float" office:value="2.36706951867084E+016" calcext:value-type="float">
            <text:p>23670695186708400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253887084.64149" calcext:value-type="float">
            <text:p>3253887084.64149</text:p>
          </table:table-cell>
          <table:table-cell office:value-type="float" office:value="365" calcext:value-type="float">
            <text:p>365</text:p>
          </table:table-cell>
          <table:table-cell office:value-type="float" office:value="3163180.49445435" calcext:value-type="float">
            <text:p>3163180.49445435</text:p>
          </table:table-cell>
          <table:table-cell office:value-type="float" office:value="12042781.3159289" calcext:value-type="float">
            <text:p>12042781.3159289</text:p>
          </table:table-cell>
          <table:table-cell office:value-type="float" office:value="2.9575006992161E+016" calcext:value-type="float">
            <text:p>29575006992161000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139354180.07689" calcext:value-type="float">
            <text:p>3139354180.07689</text:p>
          </table:table-cell>
          <table:table-cell office:value-type="float" office:value="366" calcext:value-type="float">
            <text:p>366</text:p>
          </table:table-cell>
          <table:table-cell office:value-type="float" office:value="5776220.0873613" calcext:value-type="float">
            <text:p>5776220.0873613</text:p>
          </table:table-cell>
          <table:table-cell office:value-type="float" office:value="17563415.9720378" calcext:value-type="float">
            <text:p>17563415.9720378</text:p>
          </table:table-cell>
          <table:table-cell office:value-type="float" office:value="2.77008772628242E+016" calcext:value-type="float">
            <text:p>27700877262824200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214230306.027" calcext:value-type="float">
            <text:p>3214230306.027</text:p>
          </table:table-cell>
          <table:table-cell office:value-type="float" office:value="365" calcext:value-type="float">
            <text:p>365</text:p>
          </table:table-cell>
          <table:table-cell office:value-type="float" office:value="964131.670865837" calcext:value-type="float">
            <text:p>964131.670865837</text:p>
          </table:table-cell>
          <table:table-cell office:value-type="float" office:value="10319331.1928231" calcext:value-type="float">
            <text:p>10319331.1928231</text:p>
          </table:table-cell>
          <table:table-cell office:value-type="float" office:value="2.87355367443606E+016" calcext:value-type="float">
            <text:p>28735536744360600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644096882.45834" calcext:value-type="float">
            <text:p>3644096882.45834</text:p>
          </table:table-cell>
          <table:table-cell office:value-type="float" office:value="365" calcext:value-type="float">
            <text:p>365</text:p>
          </table:table-cell>
          <table:table-cell office:value-type="float" office:value="5868582.45810007" calcext:value-type="float">
            <text:p>5868582.45810007</text:p>
          </table:table-cell>
          <table:table-cell office:value-type="float" office:value="18459437.1090271" calcext:value-type="float">
            <text:p>18459437.1090271</text:p>
          </table:table-cell>
          <table:table-cell office:value-type="float" office:value="3.68056644750445E+016" calcext:value-type="float">
            <text:p>36805664475044500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528168323" calcext:value-type="float">
            <text:p>3528168323</text:p>
          </table:table-cell>
          <table:table-cell office:value-type="float" office:value="366" calcext:value-type="float">
            <text:p>366</text:p>
          </table:table-cell>
          <table:table-cell office:value-type="float" office:value="5791633.82500059" calcext:value-type="float">
            <text:p>5791633.82500059</text:p>
          </table:table-cell>
          <table:table-cell office:value-type="float" office:value="11859437.1198373" calcext:value-type="float">
            <text:p>11859437.1198373</text:p>
          </table:table-cell>
          <table:table-cell office:value-type="float" office:value="3.43455496482811E+016" calcext:value-type="float">
            <text:p>34345549648281100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515789066.08334" calcext:value-type="float">
            <text:p>3515789066.08334</text:p>
          </table:table-cell>
          <table:table-cell office:value-type="float" office:value="365" calcext:value-type="float">
            <text:p>365</text:p>
          </table:table-cell>
          <table:table-cell office:value-type="float" office:value="4288679.99298728" calcext:value-type="float">
            <text:p>4288679.99298728</text:p>
          </table:table-cell>
          <table:table-cell office:value-type="float" office:value="13736369.511252" calcext:value-type="float">
            <text:p>13736369.511252</text:p>
          </table:table-cell>
          <table:table-cell office:value-type="float" office:value="3.45177408312459E+016" calcext:value-type="float">
            <text:p>34517740831245900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97616882.849779" calcext:value-type="float">
            <text:p>297616882.849779</text:p>
          </table:table-cell>
          <table:table-cell office:value-type="float" office:value="365" calcext:value-type="float">
            <text:p>365</text:p>
          </table:table-cell>
          <table:table-cell office:value-type="float" office:value="431126.250023837" calcext:value-type="float">
            <text:p>431126.250023837</text:p>
          </table:table-cell>
          <table:table-cell office:value-type="float" office:value="5731607.78374169" calcext:value-type="float">
            <text:p>5731607.78374169</text:p>
          </table:table-cell>
          <table:table-cell office:value-type="float" office:value="432184877521845" calcext:value-type="float">
            <text:p>432184877521845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5775147598.36953" calcext:value-type="float">
            <text:p>5775147598.36953</text:p>
          </table:table-cell>
          <table:table-cell office:value-type="float" office:value="366" calcext:value-type="float">
            <text:p>366</text:p>
          </table:table-cell>
          <table:table-cell office:value-type="float" office:value="11121897.7626714" calcext:value-type="float">
            <text:p>11121897.7626714</text:p>
          </table:table-cell>
          <table:table-cell office:value-type="float" office:value="18812481.4117777" calcext:value-type="float">
            <text:p>18812481.4117777</text:p>
          </table:table-cell>
          <table:table-cell office:value-type="float" office:value="9.23332395883026E+016" calcext:value-type="float">
            <text:p>92333239588302600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5434263418.89697" calcext:value-type="float">
            <text:p>5434263418.89697</text:p>
          </table:table-cell>
          <table:table-cell office:value-type="float" office:value="365" calcext:value-type="float">
            <text:p>365</text:p>
          </table:table-cell>
          <table:table-cell office:value-type="float" office:value="1703124.80288286" calcext:value-type="float">
            <text:p>1703124.80288286</text:p>
          </table:table-cell>
          <table:table-cell office:value-type="float" office:value="18033408.4572695" calcext:value-type="float">
            <text:p>18033408.4572695</text:p>
          </table:table-cell>
          <table:table-cell office:value-type="float" office:value="8.25318861710877E+016" calcext:value-type="float">
            <text:p>8253188617108770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728735454.25" calcext:value-type="float">
            <text:p>2728735454.25</text:p>
          </table:table-cell>
          <table:table-cell office:value-type="float" office:value="365" calcext:value-type="float">
            <text:p>365</text:p>
          </table:table-cell>
          <table:table-cell office:value-type="float" office:value="4722126.34750204" calcext:value-type="float">
            <text:p>4722126.34750204</text:p>
          </table:table-cell>
          <table:table-cell office:value-type="float" office:value="9278242.67909865" calcext:value-type="float">
            <text:p>9278242.67909865</text:p>
          </table:table-cell>
          <table:table-cell office:value-type="float" office:value="2.05840488095748E+016" calcext:value-type="float">
            <text:p>2058404880957480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648310718" calcext:value-type="float">
            <text:p>2648310718</text:p>
          </table:table-cell>
          <table:table-cell office:value-type="float" office:value="366" calcext:value-type="float">
            <text:p>366</text:p>
          </table:table-cell>
          <table:table-cell office:value-type="float" office:value="5117887.63160958" calcext:value-type="float">
            <text:p>5117887.63160958</text:p>
          </table:table-cell>
          <table:table-cell office:value-type="float" office:value="8769097.91721264" calcext:value-type="float">
            <text:p>8769097.91721264</text:p>
          </table:table-cell>
          <table:table-cell office:value-type="float" office:value="1.92503165611002E+016" calcext:value-type="float">
            <text:p>1925031656110020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577521711.25" calcext:value-type="float">
            <text:p>2577521711.25</text:p>
          </table:table-cell>
          <table:table-cell office:value-type="float" office:value="365" calcext:value-type="float">
            <text:p>365</text:p>
          </table:table-cell>
          <table:table-cell office:value-type="float" office:value="3425727.18899626" calcext:value-type="float">
            <text:p>3425727.18899626</text:p>
          </table:table-cell>
          <table:table-cell office:value-type="float" office:value="9656284.38947328" calcext:value-type="float">
            <text:p>9656284.38947328</text:p>
          </table:table-cell>
          <table:table-cell office:value-type="float" office:value="1.83547530532823E+016" calcext:value-type="float">
            <text:p>18354753053282300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683458896.45833" calcext:value-type="float">
            <text:p>1683458896.45833</text:p>
          </table:table-cell>
          <table:table-cell office:value-type="float" office:value="365" calcext:value-type="float">
            <text:p>365</text:p>
          </table:table-cell>
          <table:table-cell office:value-type="float" office:value="2792220.48061881" calcext:value-type="float">
            <text:p>2792220.48061881</text:p>
          </table:table-cell>
          <table:table-cell office:value-type="float" office:value="7033133.31527743" calcext:value-type="float">
            <text:p>7033133.31527743</text:p>
          </table:table-cell>
          <table:table-cell office:value-type="float" office:value="8.00921605663213E+015" calcext:value-type="float">
            <text:p>8009216056632130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651235961.95832" calcext:value-type="float">
            <text:p>1651235961.95832</text:p>
          </table:table-cell>
          <table:table-cell office:value-type="float" office:value="366" calcext:value-type="float">
            <text:p>366</text:p>
          </table:table-cell>
          <table:table-cell office:value-type="float" office:value="1889669.51673488" calcext:value-type="float">
            <text:p>1889669.51673488</text:p>
          </table:table-cell>
          <table:table-cell office:value-type="float" office:value="7318437.19992681" calcext:value-type="float">
            <text:p>7318437.19992681</text:p>
          </table:table-cell>
          <table:table-cell office:value-type="float" office:value="7.67984716853644E+015" calcext:value-type="float">
            <text:p>7679847168536440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382934937.125" calcext:value-type="float">
            <text:p>1382934937.125</text:p>
          </table:table-cell>
          <table:table-cell office:value-type="float" office:value="365" calcext:value-type="float">
            <text:p>365</text:p>
          </table:table-cell>
          <table:table-cell office:value-type="float" office:value="314234.999210701" calcext:value-type="float">
            <text:p>314234.999210701</text:p>
          </table:table-cell>
          <table:table-cell office:value-type="float" office:value="7380924.1727308" calcext:value-type="float">
            <text:p>7380924.1727308</text:p>
          </table:table-cell>
          <table:table-cell office:value-type="float" office:value="5.45597865830841E+015" calcext:value-type="float">
            <text:p>5455978658308410</text:p>
          </table:table-cell>
        </table:table-row>
        <table:table-row table:style-name="ro1">
          <table:table-cell office:value-type="string" calcext:value-type="string">
            <text:p>SIER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77541763.1250001" calcext:value-type="float">
            <text:p>77541763.1250001</text:p>
          </table:table-cell>
          <table:table-cell office:value-type="float" office:value="365" calcext:value-type="float">
            <text:p>365</text:p>
          </table:table-cell>
          <table:table-cell office:value-type="float" office:value="79041.6401804611" calcext:value-type="float">
            <text:p>79041.6401804611</text:p>
          </table:table-cell>
          <table:table-cell office:value-type="float" office:value="358628.257490286" calcext:value-type="float">
            <text:p>358628.257490286</text:p>
          </table:table-cell>
          <table:table-cell office:value-type="float" office:value="18228525730856.9" calcext:value-type="float">
            <text:p>18228525730856.9</text:p>
          </table:table-cell>
        </table:table-row>
        <table:table-row table:style-name="ro1">
          <table:table-cell office:value-type="string" calcext:value-type="string">
            <text:p>SIER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98261276.3333335" calcext:value-type="float">
            <text:p>98261276.3333335</text:p>
          </table:table-cell>
          <table:table-cell office:value-type="float" office:value="366" calcext:value-type="float">
            <text:p>366</text:p>
          </table:table-cell>
          <table:table-cell office:value-type="float" office:value="92774.8740302767" calcext:value-type="float">
            <text:p>92774.8740302767</text:p>
          </table:table-cell>
          <table:table-cell office:value-type="float" office:value="476682.928286471" calcext:value-type="float">
            <text:p>476682.928286471</text:p>
          </table:table-cell>
          <table:table-cell office:value-type="float" office:value="27689558557932" calcext:value-type="float">
            <text:p>27689558557932</text:p>
          </table:table-cell>
        </table:table-row>
        <table:table-row table:style-name="ro1">
          <table:table-cell office:value-type="string" calcext:value-type="string">
            <text:p>SIER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84210390.25" calcext:value-type="float">
            <text:p>84210390.25</text:p>
          </table:table-cell>
          <table:table-cell office:value-type="float" office:value="365" calcext:value-type="float">
            <text:p>365</text:p>
          </table:table-cell>
          <table:table-cell office:value-type="float" office:value="125063.197938519" calcext:value-type="float">
            <text:p>125063.197938519</text:p>
          </table:table-cell>
          <table:table-cell office:value-type="float" office:value="345563.693704827" calcext:value-type="float">
            <text:p>345563.693704827</text:p>
          </table:table-cell>
          <table:table-cell office:value-type="float" office:value="19866523443450.6" calcext:value-type="float">
            <text:p>19866523443450.6</text:p>
          </table:table-cell>
        </table:table-row>
        <table:table-row table:style-name="ro1">
          <table:table-cell office:value-type="string" calcext:value-type="string">
            <text:p>SISKIYO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874563809.958334" calcext:value-type="float">
            <text:p>874563809.958334</text:p>
          </table:table-cell>
          <table:table-cell office:value-type="float" office:value="365" calcext:value-type="float">
            <text:p>365</text:p>
          </table:table-cell>
          <table:table-cell office:value-type="float" office:value="1604628.57728358" calcext:value-type="float">
            <text:p>1604628.57728358</text:p>
          </table:table-cell>
          <table:table-cell office:value-type="float" office:value="3822871.23631341" calcext:value-type="float">
            <text:p>3822871.23631341</text:p>
          </table:table-cell>
          <table:table-cell office:value-type="float" office:value="2.12271879514256E+015" calcext:value-type="float">
            <text:p>2122718795142560</text:p>
          </table:table-cell>
        </table:table-row>
        <table:table-row table:style-name="ro1">
          <table:table-cell office:value-type="string" calcext:value-type="string">
            <text:p>SISKIYO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887269025.666667" calcext:value-type="float">
            <text:p>887269025.666667</text:p>
          </table:table-cell>
          <table:table-cell office:value-type="float" office:value="366" calcext:value-type="float">
            <text:p>366</text:p>
          </table:table-cell>
          <table:table-cell office:value-type="float" office:value="1575118.33853409" calcext:value-type="float">
            <text:p>1575118.33853409</text:p>
          </table:table-cell>
          <table:table-cell office:value-type="float" office:value="3812404.19377304" calcext:value-type="float">
            <text:p>3812404.19377304</text:p>
          </table:table-cell>
          <table:table-cell office:value-type="float" office:value="2.17472591900557E+015" calcext:value-type="float">
            <text:p>2174725919005570</text:p>
          </table:table-cell>
        </table:table-row>
        <table:table-row table:style-name="ro1">
          <table:table-cell office:value-type="string" calcext:value-type="string">
            <text:p>SISKIYO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650623238.708333" calcext:value-type="float">
            <text:p>650623238.708333</text:p>
          </table:table-cell>
          <table:table-cell office:value-type="float" office:value="365" calcext:value-type="float">
            <text:p>365</text:p>
          </table:table-cell>
          <table:table-cell office:value-type="float" office:value="1491.01090126067" calcext:value-type="float">
            <text:p>1491.0109012607</text:p>
          </table:table-cell>
          <table:table-cell office:value-type="float" office:value="2840777.80654088" calcext:value-type="float">
            <text:p>2840777.80654088</text:p>
          </table:table-cell>
          <table:table-cell office:value-type="float" office:value="1.23136704674391E+015" calcext:value-type="float">
            <text:p>123136704674391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974857424.44064" calcext:value-type="float">
            <text:p>1974857424.44064</text:p>
          </table:table-cell>
          <table:table-cell office:value-type="float" office:value="365" calcext:value-type="float">
            <text:p>365</text:p>
          </table:table-cell>
          <table:table-cell office:value-type="float" office:value="3371135.23642977" calcext:value-type="float">
            <text:p>3371135.23642977</text:p>
          </table:table-cell>
          <table:table-cell office:value-type="float" office:value="13268993.0884277" calcext:value-type="float">
            <text:p>13268993.0884277</text:p>
          </table:table-cell>
          <table:table-cell office:value-type="float" office:value="1.17033815739205E+016" calcext:value-type="float">
            <text:p>1170338157392050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898425710.55925" calcext:value-type="float">
            <text:p>1898425710.55925</text:p>
          </table:table-cell>
          <table:table-cell office:value-type="float" office:value="366" calcext:value-type="float">
            <text:p>366</text:p>
          </table:table-cell>
          <table:table-cell office:value-type="float" office:value="4061724.86127152" calcext:value-type="float">
            <text:p>4061724.86127152</text:p>
          </table:table-cell>
          <table:table-cell office:value-type="float" office:value="6095926.04220688" calcext:value-type="float">
            <text:p>6095926.04220688</text:p>
          </table:table-cell>
          <table:table-cell office:value-type="float" office:value="9.89538884358665E+015" calcext:value-type="float">
            <text:p>9895388843586650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1928074690.38976" calcext:value-type="float">
            <text:p>1928074690.38976</text:p>
          </table:table-cell>
          <table:table-cell office:value-type="float" office:value="365" calcext:value-type="float">
            <text:p>365</text:p>
          </table:table-cell>
          <table:table-cell office:value-type="float" office:value="1479189.8847559" calcext:value-type="float">
            <text:p>1479189.8847559</text:p>
          </table:table-cell>
          <table:table-cell office:value-type="float" office:value="11072911.1968135" calcext:value-type="float">
            <text:p>11072911.1968135</text:p>
          </table:table-cell>
          <table:table-cell office:value-type="float" office:value="1.17867421297516E+016" calcext:value-type="float">
            <text:p>11786742129751600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639409932.125" calcext:value-type="float">
            <text:p>3639409932.125</text:p>
          </table:table-cell>
          <table:table-cell office:value-type="float" office:value="365" calcext:value-type="float">
            <text:p>365</text:p>
          </table:table-cell>
          <table:table-cell office:value-type="float" office:value="4110218.83003255" calcext:value-type="float">
            <text:p>4110218.83003255</text:p>
          </table:table-cell>
          <table:table-cell office:value-type="float" office:value="12341527.05565" calcext:value-type="float">
            <text:p>12341527.05565</text:p>
          </table:table-cell>
          <table:table-cell office:value-type="float" office:value="3.69698331650837E+016" calcext:value-type="float">
            <text:p>36969833165083700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611846833.41667" calcext:value-type="float">
            <text:p>3611846833.41667</text:p>
          </table:table-cell>
          <table:table-cell office:value-type="float" office:value="366" calcext:value-type="float">
            <text:p>366</text:p>
          </table:table-cell>
          <table:table-cell office:value-type="float" office:value="6792569.9905508" calcext:value-type="float">
            <text:p>6792569.9905508</text:p>
          </table:table-cell>
          <table:table-cell office:value-type="float" office:value="11283390.0070912" calcext:value-type="float">
            <text:p>11283390.0070912</text:p>
          </table:table-cell>
          <table:table-cell office:value-type="float" office:value="3.58924892243227E+016" calcext:value-type="float">
            <text:p>35892489224322700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494323798.37499" calcext:value-type="float">
            <text:p>3494323798.37499</text:p>
          </table:table-cell>
          <table:table-cell office:value-type="float" office:value="365" calcext:value-type="float">
            <text:p>365</text:p>
          </table:table-cell>
          <table:table-cell office:value-type="float" office:value="5795098.62236456" calcext:value-type="float">
            <text:p>5795098.62236456</text:p>
          </table:table-cell>
          <table:table-cell office:value-type="float" office:value="11810107.3945579" calcext:value-type="float">
            <text:p>11810107.3945579</text:p>
          </table:table-cell>
          <table:table-cell office:value-type="float" office:value="3.38107027119973E+016" calcext:value-type="float">
            <text:p>33810702711997300</text:p>
          </table:table-cell>
        </table:table-row>
        <table:table-row table:style-name="ro1">
          <table:table-cell office:value-type="string" calcext:value-type="string">
            <text:p>STANISLA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3123244258.5" calcext:value-type="float">
            <text:p>3123244258.5</text:p>
          </table:table-cell>
          <table:table-cell office:value-type="float" office:value="365" calcext:value-type="float">
            <text:p>365</text:p>
          </table:table-cell>
          <table:table-cell office:value-type="float" office:value="5371014.63666103" calcext:value-type="float">
            <text:p>5371014.63666103</text:p>
          </table:table-cell>
          <table:table-cell office:value-type="float" office:value="11738152.1423397" calcext:value-type="float">
            <text:p>11738152.1423397</text:p>
          </table:table-cell>
          <table:table-cell office:value-type="float" office:value="2.69943177478496E+016" calcext:value-type="float">
            <text:p>26994317747849600</text:p>
          </table:table-cell>
        </table:table-row>
        <table:table-row table:style-name="ro1">
          <table:table-cell office:value-type="string" calcext:value-type="string">
            <text:p>STANISLAU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3055575068.08333" calcext:value-type="float">
            <text:p>3055575068.08333</text:p>
          </table:table-cell>
          <table:table-cell office:value-type="float" office:value="366" calcext:value-type="float">
            <text:p>366</text:p>
          </table:table-cell>
          <table:table-cell office:value-type="float" office:value="6260434.00187456" calcext:value-type="float">
            <text:p>6260434.00187456</text:p>
          </table:table-cell>
          <table:table-cell office:value-type="float" office:value="10591220.0653382" calcext:value-type="float">
            <text:p>10591220.0653382</text:p>
          </table:table-cell>
          <table:table-cell office:value-type="float" office:value="2.57045887395105E+016" calcext:value-type="float">
            <text:p>25704588739510500</text:p>
          </table:table-cell>
        </table:table-row>
        <table:table-row table:style-name="ro1">
          <table:table-cell office:value-type="string" calcext:value-type="string">
            <text:p>STANISLAU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3070658165.75" calcext:value-type="float">
            <text:p>3070658165.75</text:p>
          </table:table-cell>
          <table:table-cell office:value-type="float" office:value="365" calcext:value-type="float">
            <text:p>365</text:p>
          </table:table-cell>
          <table:table-cell office:value-type="float" office:value="1268260.61317823" calcext:value-type="float">
            <text:p>1268260.61317823</text:p>
          </table:table-cell>
          <table:table-cell office:value-type="float" office:value="10943692.4854189" calcext:value-type="float">
            <text:p>10943692.4854189</text:p>
          </table:table-cell>
          <table:table-cell office:value-type="float" office:value="2.60936911955546E+016" calcext:value-type="float">
            <text:p>26093691195554600</text:p>
          </table:table-cell>
        </table:table-row>
        <table:table-row table:style-name="ro1">
          <table:table-cell office:value-type="string" calcext:value-type="string">
            <text:p>SUTT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857245973.5" calcext:value-type="float">
            <text:p>857245973.5</text:p>
          </table:table-cell>
          <table:table-cell office:value-type="float" office:value="365" calcext:value-type="float">
            <text:p>365</text:p>
          </table:table-cell>
          <table:table-cell office:value-type="float" office:value="1630538.41664077" calcext:value-type="float">
            <text:p>1630538.41664077</text:p>
          </table:table-cell>
          <table:table-cell office:value-type="float" office:value="3647096.11989287" calcext:value-type="float">
            <text:p>3647096.11989287</text:p>
          </table:table-cell>
          <table:table-cell office:value-type="float" office:value="2.04925181550854E+015" calcext:value-type="float">
            <text:p>2049251815508540</text:p>
          </table:table-cell>
        </table:table-row>
        <table:table-row table:style-name="ro1">
          <table:table-cell office:value-type="string" calcext:value-type="string">
            <text:p>SUTT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750464177.125" calcext:value-type="float">
            <text:p>750464177.125</text:p>
          </table:table-cell>
          <table:table-cell office:value-type="float" office:value="366" calcext:value-type="float">
            <text:p>366</text:p>
          </table:table-cell>
          <table:table-cell office:value-type="float" office:value="1496317.95654479" calcext:value-type="float">
            <text:p>1496317.95654479</text:p>
          </table:table-cell>
          <table:table-cell office:value-type="float" office:value="2665392.69073491" calcext:value-type="float">
            <text:p>2665392.69073491</text:p>
          </table:table-cell>
          <table:table-cell office:value-type="float" office:value="1.55202112320114E+015" calcext:value-type="float">
            <text:p>1552021123201140</text:p>
          </table:table-cell>
        </table:table-row>
        <table:table-row table:style-name="ro1">
          <table:table-cell office:value-type="string" calcext:value-type="string">
            <text:p>SUTT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851531734.083336" calcext:value-type="float">
            <text:p>851531734.083336</text:p>
          </table:table-cell>
          <table:table-cell office:value-type="float" office:value="365" calcext:value-type="float">
            <text:p>365</text:p>
          </table:table-cell>
          <table:table-cell office:value-type="float" office:value="1643356.5059086" calcext:value-type="float">
            <text:p>1643356.5059086</text:p>
          </table:table-cell>
          <table:table-cell office:value-type="float" office:value="3416439.84483332" calcext:value-type="float">
            <text:p>3416439.84483332</text:p>
          </table:table-cell>
          <table:table-cell office:value-type="float" office:value="2.01903552037624E+015" calcext:value-type="float">
            <text:p>2019035520376240</text:p>
          </table:table-cell>
        </table:table-row>
        <table:table-row table:style-name="ro1">
          <table:table-cell office:value-type="string" calcext:value-type="string">
            <text:p>TEHAM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993292132.541666" calcext:value-type="float">
            <text:p>993292132.541666</text:p>
          </table:table-cell>
          <table:table-cell office:value-type="float" office:value="365" calcext:value-type="float">
            <text:p>365</text:p>
          </table:table-cell>
          <table:table-cell office:value-type="float" office:value="1664191.00194583" calcext:value-type="float">
            <text:p>1664191.00194583</text:p>
          </table:table-cell>
          <table:table-cell office:value-type="float" office:value="3661042.92019588" calcext:value-type="float">
            <text:p>3661042.92019588</text:p>
          </table:table-cell>
          <table:table-cell office:value-type="float" office:value="2.73448131466138E+015" calcext:value-type="float">
            <text:p>2734481314661380</text:p>
          </table:table-cell>
        </table:table-row>
        <table:table-row table:style-name="ro1">
          <table:table-cell office:value-type="string" calcext:value-type="string">
            <text:p>TEHA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950733400.999997" calcext:value-type="float">
            <text:p>950733400.999997</text:p>
          </table:table-cell>
          <table:table-cell office:value-type="float" office:value="366" calcext:value-type="float">
            <text:p>366</text:p>
          </table:table-cell>
          <table:table-cell office:value-type="float" office:value="1556047.04347804" calcext:value-type="float">
            <text:p>1556047.04347804</text:p>
          </table:table-cell>
          <table:table-cell office:value-type="float" office:value="3658429.01248661" calcext:value-type="float">
            <text:p>3658429.01248661</text:p>
          </table:table-cell>
          <table:table-cell office:value-type="float" office:value="2.49843488550568E+015" calcext:value-type="float">
            <text:p>2498434885505680</text:p>
          </table:table-cell>
        </table:table-row>
        <table:table-row table:style-name="ro1">
          <table:table-cell office:value-type="string" calcext:value-type="string">
            <text:p>TEHA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956294458.791666" calcext:value-type="float">
            <text:p>956294458.791666</text:p>
          </table:table-cell>
          <table:table-cell office:value-type="float" office:value="365" calcext:value-type="float">
            <text:p>365</text:p>
          </table:table-cell>
          <table:table-cell office:value-type="float" office:value="453704.138444167" calcext:value-type="float">
            <text:p>453704.138444167</text:p>
          </table:table-cell>
          <table:table-cell office:value-type="float" office:value="4325388.70234052" calcext:value-type="float">
            <text:p>4325388.70234052</text:p>
          </table:table-cell>
          <table:table-cell office:value-type="float" office:value="2.59632553122877E+015" calcext:value-type="float">
            <text:p>2596325531228770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14893670.958333" calcext:value-type="float">
            <text:p>214893670.958333</text:p>
          </table:table-cell>
          <table:table-cell office:value-type="float" office:value="365" calcext:value-type="float">
            <text:p>365</text:p>
          </table:table-cell>
          <table:table-cell office:value-type="float" office:value="409417.20868615" calcext:value-type="float">
            <text:p>409417.20868615</text:p>
          </table:table-cell>
          <table:table-cell office:value-type="float" office:value="1201916.8596069" calcext:value-type="float">
            <text:p>1201916.8596069</text:p>
          </table:table-cell>
          <table:table-cell office:value-type="float" office:value="128184996937809" calcext:value-type="float">
            <text:p>128184996937809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15775986.541667" calcext:value-type="float">
            <text:p>215775986.541667</text:p>
          </table:table-cell>
          <table:table-cell office:value-type="float" office:value="366" calcext:value-type="float">
            <text:p>366</text:p>
          </table:table-cell>
          <table:table-cell office:value-type="float" office:value="425714.627545309" calcext:value-type="float">
            <text:p>425714.627545309</text:p>
          </table:table-cell>
          <table:table-cell office:value-type="float" office:value="1194380.00975263" calcext:value-type="float">
            <text:p>1194380.00975263</text:p>
          </table:table-cell>
          <table:table-cell office:value-type="float" office:value="128744118867099" calcext:value-type="float">
            <text:p>128744118867099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17385386.666667" calcext:value-type="float">
            <text:p>217385386.666667</text:p>
          </table:table-cell>
          <table:table-cell office:value-type="float" office:value="364" calcext:value-type="float">
            <text:p>364</text:p>
          </table:table-cell>
          <table:table-cell office:value-type="float" office:value="403469.086000713" calcext:value-type="float">
            <text:p>403469.086000713</text:p>
          </table:table-cell>
          <table:table-cell office:value-type="float" office:value="746202.460817107" calcext:value-type="float">
            <text:p>746202.460817107</text:p>
          </table:table-cell>
          <table:table-cell office:value-type="float" office:value="130976958442315" calcext:value-type="float">
            <text:p>130976958442315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979974128.125" calcext:value-type="float">
            <text:p>2979974128.125</text:p>
          </table:table-cell>
          <table:table-cell office:value-type="float" office:value="365" calcext:value-type="float">
            <text:p>365</text:p>
          </table:table-cell>
          <table:table-cell office:value-type="float" office:value="5423334.49285525" calcext:value-type="float">
            <text:p>5423334.49285525</text:p>
          </table:table-cell>
          <table:table-cell office:value-type="float" office:value="11830533.2672971" calcext:value-type="float">
            <text:p>11830533.2672971</text:p>
          </table:table-cell>
          <table:table-cell office:value-type="float" office:value="2.46118473419403E+016" calcext:value-type="float">
            <text:p>24611847341940300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986464695.95833" calcext:value-type="float">
            <text:p>2986464695.95833</text:p>
          </table:table-cell>
          <table:table-cell office:value-type="float" office:value="366" calcext:value-type="float">
            <text:p>366</text:p>
          </table:table-cell>
          <table:table-cell office:value-type="float" office:value="5450098.23397338" calcext:value-type="float">
            <text:p>5450098.23397338</text:p>
          </table:table-cell>
          <table:table-cell office:value-type="float" office:value="10037500.9727894" calcext:value-type="float">
            <text:p>10037500.9727894</text:p>
          </table:table-cell>
          <table:table-cell office:value-type="float" office:value="2.46673088191185E+016" calcext:value-type="float">
            <text:p>24667308819118500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659494943.70833" calcext:value-type="float">
            <text:p>2659494943.70833</text:p>
          </table:table-cell>
          <table:table-cell office:value-type="float" office:value="365" calcext:value-type="float">
            <text:p>365</text:p>
          </table:table-cell>
          <table:table-cell office:value-type="float" office:value="1179021.59047247" calcext:value-type="float">
            <text:p>1179021.59047247</text:p>
          </table:table-cell>
          <table:table-cell office:value-type="float" office:value="17363163.2251491" calcext:value-type="float">
            <text:p>17363163.2251491</text:p>
          </table:table-cell>
          <table:table-cell office:value-type="float" office:value="2.35244062738515E+016" calcext:value-type="float">
            <text:p>23524406273851500</text:p>
          </table:table-cell>
        </table:table-row>
        <table:table-row table:style-name="ro1">
          <table:table-cell office:value-type="string" calcext:value-type="string">
            <text:p>TUOLUM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490931071.5" calcext:value-type="float">
            <text:p>490931071.5</text:p>
          </table:table-cell>
          <table:table-cell office:value-type="float" office:value="365" calcext:value-type="float">
            <text:p>365</text:p>
          </table:table-cell>
          <table:table-cell office:value-type="float" office:value="957595.923076319" calcext:value-type="float">
            <text:p>957595.923076319</text:p>
          </table:table-cell>
          <table:table-cell office:value-type="float" office:value="1827878.00067727" calcext:value-type="float">
            <text:p>1827878.00067727</text:p>
          </table:table-cell>
          <table:table-cell office:value-type="float" office:value="673775759514389" calcext:value-type="float">
            <text:p>673775759514389</text:p>
          </table:table-cell>
        </table:table-row>
        <table:table-row table:style-name="ro1">
          <table:table-cell office:value-type="string" calcext:value-type="string">
            <text:p>TUOLUM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514022697.791667" calcext:value-type="float">
            <text:p>514022697.791667</text:p>
          </table:table-cell>
          <table:table-cell office:value-type="float" office:value="366" calcext:value-type="float">
            <text:p>366</text:p>
          </table:table-cell>
          <table:table-cell office:value-type="float" office:value="944051.031822863" calcext:value-type="float">
            <text:p>944051.031822863</text:p>
          </table:table-cell>
          <table:table-cell office:value-type="float" office:value="2617040.34461179" calcext:value-type="float">
            <text:p>2617040.34461179</text:p>
          </table:table-cell>
          <table:table-cell office:value-type="float" office:value="764058178437812" calcext:value-type="float">
            <text:p>764058178437812</text:p>
          </table:table-cell>
        </table:table-row>
        <table:table-row table:style-name="ro1">
          <table:table-cell office:value-type="string" calcext:value-type="string">
            <text:p>TUOLUMN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410978354.5" calcext:value-type="float">
            <text:p>410978354.5</text:p>
          </table:table-cell>
          <table:table-cell office:value-type="float" office:value="365" calcext:value-type="float">
            <text:p>365</text:p>
          </table:table-cell>
          <table:table-cell office:value-type="float" office:value="176415.893792594" calcext:value-type="float">
            <text:p>176415.893792594</text:p>
          </table:table-cell>
          <table:table-cell office:value-type="float" office:value="2069056.87370687" calcext:value-type="float">
            <text:p>2069056.87370687</text:p>
          </table:table-cell>
          <table:table-cell office:value-type="float" office:value="490932059261480" calcext:value-type="float">
            <text:p>490932059261480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2839245953.00839" calcext:value-type="float">
            <text:p>2839245953.00839</text:p>
          </table:table-cell>
          <table:table-cell office:value-type="float" office:value="365" calcext:value-type="float">
            <text:p>365</text:p>
          </table:table-cell>
          <table:table-cell office:value-type="float" office:value="5190250.9507188" calcext:value-type="float">
            <text:p>5190250.9507188</text:p>
          </table:table-cell>
          <table:table-cell office:value-type="float" office:value="86074219.1152525" calcext:value-type="float">
            <text:p>86074219.1152525</text:p>
          </table:table-cell>
          <table:table-cell office:value-type="float" office:value="2.84043524596397E+016" calcext:value-type="float">
            <text:p>28404352459639700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2804012765.375" calcext:value-type="float">
            <text:p>2804012765.375</text:p>
          </table:table-cell>
          <table:table-cell office:value-type="float" office:value="366" calcext:value-type="float">
            <text:p>366</text:p>
          </table:table-cell>
          <table:table-cell office:value-type="float" office:value="5457876.11555783" calcext:value-type="float">
            <text:p>5457876.11555783</text:p>
          </table:table-cell>
          <table:table-cell office:value-type="float" office:value="9431546.22338467" calcext:value-type="float">
            <text:p>9431546.22338467</text:p>
          </table:table-cell>
          <table:table-cell office:value-type="float" office:value="2.16654951156573E+016" calcext:value-type="float">
            <text:p>21665495115657300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2750021502.79167" calcext:value-type="float">
            <text:p>2750021502.79167</text:p>
          </table:table-cell>
          <table:table-cell office:value-type="float" office:value="365" calcext:value-type="float">
            <text:p>365</text:p>
          </table:table-cell>
          <table:table-cell office:value-type="float" office:value="2151686.65145005" calcext:value-type="float">
            <text:p>2151686.65145005</text:p>
          </table:table-cell>
          <table:table-cell office:value-type="float" office:value="11653309.6049799" calcext:value-type="float">
            <text:p>11653309.6049799</text:p>
          </table:table-cell>
          <table:table-cell office:value-type="float" office:value="2.11593957595109E+016" calcext:value-type="float">
            <text:p>21159395759510900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1005463810.95665" calcext:value-type="float">
            <text:p>1005463810.95665</text:p>
          </table:table-cell>
          <table:table-cell office:value-type="float" office:value="365" calcext:value-type="float">
            <text:p>365</text:p>
          </table:table-cell>
          <table:table-cell office:value-type="float" office:value="1440474.88351427" calcext:value-type="float">
            <text:p>1440474.88351427</text:p>
          </table:table-cell>
          <table:table-cell office:value-type="float" office:value="7631955.12629693" calcext:value-type="float">
            <text:p>7631955.12629693</text:p>
          </table:table-cell>
          <table:table-cell office:value-type="float" office:value="3.22079108496836E+015" calcext:value-type="float">
            <text:p>3220791084968360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1036735873.9765" calcext:value-type="float">
            <text:p>1036735873.9765</text:p>
          </table:table-cell>
          <table:table-cell office:value-type="float" office:value="366" calcext:value-type="float">
            <text:p>366</text:p>
          </table:table-cell>
          <table:table-cell office:value-type="float" office:value="1884027.42787876" calcext:value-type="float">
            <text:p>1884027.42787876</text:p>
          </table:table-cell>
          <table:table-cell office:value-type="float" office:value="3553528.95424912" calcext:value-type="float">
            <text:p>3553528.95424912</text:p>
          </table:table-cell>
          <table:table-cell office:value-type="float" office:value="2.98608590250537E+015" calcext:value-type="float">
            <text:p>2986085902505370</text:p>
          </table:table-cell>
        </table:table-row>
        <table:table-row table:style-name="ro1">
          <table:table-cell office:value-type="string" calcext:value-type="string">
            <text:p>YO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945528412.356035" calcext:value-type="float">
            <text:p>945528412.356035</text:p>
          </table:table-cell>
          <table:table-cell office:value-type="float" office:value="365" calcext:value-type="float">
            <text:p>365</text:p>
          </table:table-cell>
          <table:table-cell office:value-type="float" office:value="373401.356079703" calcext:value-type="float">
            <text:p>373401.356079703</text:p>
          </table:table-cell>
          <table:table-cell office:value-type="float" office:value="3595102.92075927" calcext:value-type="float">
            <text:p>3595102.92075927</text:p>
          </table:table-cell>
          <table:table-cell office:value-type="float" office:value="2.53902909960165E+015" calcext:value-type="float">
            <text:p>2539029099601650</text:p>
          </table:table-cell>
        </table:table-row>
        <table:table-row table:style-name="ro1">
          <table:table-cell office:value-type="string" calcext:value-type="string">
            <text:p>YUB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pms based</text:p>
          </table:table-cell>
          <table:table-cell office:value-type="float" office:value="517429530.958333" calcext:value-type="float">
            <text:p>517429530.958333</text:p>
          </table:table-cell>
          <table:table-cell office:value-type="float" office:value="365" calcext:value-type="float">
            <text:p>365</text:p>
          </table:table-cell>
          <table:table-cell office:value-type="float" office:value="982838.627514681" calcext:value-type="float">
            <text:p>982838.627514681</text:p>
          </table:table-cell>
          <table:table-cell office:value-type="float" office:value="1813838.8517168" calcext:value-type="float">
            <text:p>1813838.8517168</text:p>
          </table:table-cell>
          <table:table-cell office:value-type="float" office:value="743736461084399" calcext:value-type="float">
            <text:p>743736461084399</text:p>
          </table:table-cell>
        </table:table-row>
        <table:table-row table:style-name="ro1">
          <table:table-cell office:value-type="string" calcext:value-type="string">
            <text:p>YUB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pms based</text:p>
          </table:table-cell>
          <table:table-cell office:value-type="float" office:value="406239166.458333" calcext:value-type="float">
            <text:p>406239166.458333</text:p>
          </table:table-cell>
          <table:table-cell office:value-type="float" office:value="366" calcext:value-type="float">
            <text:p>366</text:p>
          </table:table-cell>
          <table:table-cell office:value-type="float" office:value="706688.786076229" calcext:value-type="float">
            <text:p>706688.786076229</text:p>
          </table:table-cell>
          <table:table-cell office:value-type="float" office:value="1554128.30455647" calcext:value-type="float">
            <text:p>1554128.30455647</text:p>
          </table:table-cell>
          <table:table-cell office:value-type="float" office:value="461461286036015" calcext:value-type="float">
            <text:p>461461286036015</text:p>
          </table:table-cell>
        </table:table-row>
        <table:table-row table:style-name="ro1">
          <table:table-cell office:value-type="string" calcext:value-type="string">
            <text:p>YUB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pms based</text:p>
          </table:table-cell>
          <table:table-cell office:value-type="float" office:value="491249283.791666" calcext:value-type="float">
            <text:p>491249283.791666</text:p>
          </table:table-cell>
          <table:table-cell office:value-type="float" office:value="365" calcext:value-type="float">
            <text:p>365</text:p>
          </table:table-cell>
          <table:table-cell office:value-type="float" office:value="776765.559651515" calcext:value-type="float">
            <text:p>776765.559651515</text:p>
          </table:table-cell>
          <table:table-cell office:value-type="float" office:value="2033565.37689753" calcext:value-type="float">
            <text:p>2033565.37689753</text:p>
          </table:table-cell>
          <table:table-cell office:value-type="float" office:value="668590677315110" calcext:value-type="float">
            <text:p>668590677315110</text:p>
          </table:table-cell>
        </table:table-row>
      </table:table>
      <table:named-expressions/>
      <table:database-ranges>
        <table:database-range table:name="__Anonymous_Sheet_DB__0" table:target-range-address="'CouchDB reduce sums, detector based'.A1:'CouchDB reduce sums, detector based'.H349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 number:grouping="true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6T18:22:28.353250934</dc:date>
    <dc:creator>James Marca</dc:creator>
    <meta:generator>LibreOffice/4.1.4.2$Linux_X86_64 LibreOffice_project/410m0$Build-2</meta:generator>
    <meta:editing-duration>P0D</meta:editing-duration>
    <meta:editing-cycles>1</meta:editing-cycles>
    <meta:document-statistic meta:table-count="3" meta:cell-count="5768" meta:object-count="0"/>
  </office:meta>
</office:document-meta>
</file>